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7.42mm"/>
    </style:style>
    <style:style style:name="co3" style:family="table-column">
      <style:table-column-properties fo:break-before="auto" style:column-width="72.51mm"/>
    </style:style>
    <style:style style:name="co4" style:family="table-column">
      <style:table-column-properties fo:break-before="auto" style:column-width="80.33mm"/>
    </style:style>
    <style:style style:name="co5" style:family="table-column">
      <style:table-column-properties fo:break-before="auto" style:column-width="86.87mm"/>
    </style:style>
    <style:style style:name="co6" style:family="table-column">
      <style:table-column-properties fo:break-before="auto" style:column-width="98.58mm"/>
    </style:style>
    <style:style style:name="co7" style:family="table-column">
      <style:table-column-properties fo:break-before="auto" style:column-width="82.78mm"/>
    </style:style>
    <style:style style:name="co8" style:family="table-column">
      <style:table-column-properties fo:break-before="auto" style:column-width="77.33mm"/>
    </style:style>
    <style:style style:name="co9" style:family="table-column">
      <style:table-column-properties fo:break-before="auto" style:column-width="84.97mm"/>
    </style:style>
    <style:style style:name="co10" style:family="table-column">
      <style:table-column-properties fo:break-before="auto" style:column-width="75.71mm"/>
    </style:style>
    <style:style style:name="co11" style:family="table-column">
      <style:table-column-properties fo:break-before="auto" style:column-width="79.52mm"/>
    </style:style>
    <style:style style:name="co12" style:family="table-column">
      <style:table-column-properties fo:break-before="auto" style:column-width="88.78mm"/>
    </style:style>
    <style:style style:name="co13" style:family="table-column">
      <style:table-column-properties fo:break-before="auto" style:column-width="72.97mm"/>
    </style:style>
    <style:style style:name="co14" style:family="table-column">
      <style:table-column-properties fo:break-before="auto" style:column-width="75.42mm"/>
    </style:style>
    <style:style style:name="co15" style:family="table-column">
      <style:table-column-properties fo:break-before="auto" style:column-width="86.59mm"/>
    </style:style>
    <style:style style:name="co16" style:family="table-column">
      <style:table-column-properties fo:break-before="auto" style:column-width="85.51mm"/>
    </style:style>
    <style:style style:name="co17" style:family="table-column">
      <style:table-column-properties fo:break-before="auto" style:column-width="78.16mm"/>
    </style:style>
    <style:style style:name="co18" style:family="table-column">
      <style:table-column-properties fo:break-before="auto" style:column-width="83.06mm"/>
    </style:style>
    <style:style style:name="co19" style:family="table-column">
      <style:table-column-properties fo:break-before="auto" style:column-width="78.97mm"/>
    </style:style>
    <style:style style:name="co20" style:family="table-column">
      <style:table-column-properties fo:break-before="auto" style:column-width="91.78mm"/>
    </style:style>
    <style:style style:name="co21" style:family="table-column">
      <style:table-column-properties fo:break-before="auto" style:column-width="81.14mm"/>
    </style:style>
    <style:style style:name="co22" style:family="table-column">
      <style:table-column-properties fo:break-before="auto" style:column-width="76.25mm"/>
    </style:style>
    <style:style style:name="co23" style:family="table-column">
      <style:table-column-properties fo:break-before="auto" style:column-width="73.25mm"/>
    </style:style>
    <style:style style:name="co24" style:family="table-column">
      <style:table-column-properties fo:break-before="auto" style:column-width="91.49mm"/>
    </style:style>
    <style:style style:name="co25" style:family="table-column">
      <style:table-column-properties fo:break-before="auto" style:column-width="77.06mm"/>
    </style:style>
    <style:style style:name="co26" style:family="table-column">
      <style:table-column-properties fo:break-before="auto" style:column-width="75.16mm"/>
    </style:style>
    <style:style style:name="co27" style:family="table-column">
      <style:table-column-properties fo:break-before="auto" style:column-width="73.52mm"/>
    </style:style>
    <style:style style:name="co28" style:family="table-column">
      <style:table-column-properties fo:break-before="auto" style:column-width="74.7mm"/>
    </style:style>
    <style:style style:name="co29" style:family="table-column">
      <style:table-column-properties fo:break-before="auto" style:column-width="80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00ff" fo:border="0.06pt solid 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35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4" table:default-cell-style-name="Default"/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h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l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ñ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á</text:p>
          </table:table-cell>
          <table:table-cell table:style-name="ce1" office:value-type="string" calcext:value-type="string">
            <text:p>é</text:p>
          </table:table-cell>
          <table:table-cell table:style-name="ce1" office:value-type="string" calcext:value-type="string">
            <text:p>í</text:p>
          </table:table-cell>
          <table:table-cell table:style-name="ce1" office:value-type="string" calcext:value-type="string">
            <text:p>ó</text:p>
          </table:table-cell>
          <table:table-cell table:style-name="ce1" office:value-type="string" calcext:value-type="string">
            <text:p>ú</text:p>
          </table:table-cell>
          <table:table-cell table:style-name="ce1" office:value-type="string" calcext:value-type="string">
            <text:p>ü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0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matriz[sonidos.get(&quot;&quot;&quot;;[.$A$2];&quot;&quot;&quot;)][sonidos.get(&quot;&quot;&quot;;[.B$1];&quot;&quot;&quot;)]=&quot;;[.B2];&quot;;&quot;;)" office:value-type="string" office:string-value="matriz[sonidos.get(&quot;a&quot;)][sonidos.get(&quot;a&quot;)]=1;" calcext:value-type="string">
            <text:p>matriz[sonidos.get("a")][sonidos.get("a")]=1;</text:p>
          </table:table-cell>
          <table:table-cell table:formula="of:=CONCATENATE(&quot;matriz[sonidos.get(&quot;&quot;&quot;;[.$A2];&quot;&quot;&quot;)][sonidos.get(&quot;&quot;&quot;;[.$C$1];&quot;&quot;&quot;)]=&quot;;[.C2];&quot;;&quot;;)" office:value-type="string" office:string-value="matriz[sonidos.get(&quot;a&quot;)][sonidos.get(&quot;b&quot;)]=0;" calcext:value-type="string">
            <text:p>matriz[sonidos.get("a")][sonidos.get("b")]=0;</text:p>
          </table:table-cell>
          <table:table-cell table:formula="of:=CONCATENATE(&quot;matriz[sonidos.get(&quot;&quot;&quot;;[.$A2];&quot;&quot;&quot;)][sonidos.get(&quot;&quot;&quot;;[.$D$1];&quot;&quot;&quot;)]=&quot;;[.D2];&quot;;&quot;;)" office:value-type="string" office:string-value="matriz[sonidos.get(&quot;a&quot;)][sonidos.get(&quot;c&quot;)]=0;" calcext:value-type="string">
            <text:p>matriz[sonidos.get("a")][sonidos.get("c")]=0;</text:p>
          </table:table-cell>
          <table:table-cell table:formula="of:=CONCATENATE(&quot;matriz[sonidos.get(&quot;&quot;&quot;;[.$A2];&quot;&quot;&quot;)][sonidos.get(&quot;&quot;&quot;;[.$E$1];&quot;&quot;&quot;)]=&quot;;[.E2];&quot;;&quot;;)" office:value-type="string" office:string-value="matriz[sonidos.get(&quot;a&quot;)][sonidos.get(&quot;ch&quot;)]=0;" calcext:value-type="string">
            <text:p>matriz[sonidos.get("a")][sonidos.get("ch")]=0;</text:p>
          </table:table-cell>
          <table:table-cell table:formula="of:=CONCATENATE(&quot;matriz[sonidos.get(&quot;&quot;&quot;;[.$A2];&quot;&quot;&quot;)][sonidos.get(&quot;&quot;&quot;;[.$F$1];&quot;&quot;&quot;)]=&quot;;[.F2];&quot;;&quot;;)" office:value-type="string" office:string-value="matriz[sonidos.get(&quot;a&quot;)][sonidos.get(&quot;d&quot;)]=0;" calcext:value-type="string">
            <text:p>matriz[sonidos.get("a")][sonidos.get("d")]=0;</text:p>
          </table:table-cell>
          <table:table-cell table:formula="of:=CONCATENATE(&quot;matriz[sonidos.get(&quot;&quot;&quot;;[.$A2];&quot;&quot;&quot;)][sonidos.get(&quot;&quot;&quot;;[.$G$1];&quot;&quot;&quot;)]=&quot;;[.G2];&quot;;&quot;;)" office:value-type="string" office:string-value="matriz[sonidos.get(&quot;a&quot;)][sonidos.get(&quot;e&quot;)]=0.25;" calcext:value-type="string">
            <text:p>matriz[sonidos.get("a")][sonidos.get("e")]=0.25;</text:p>
          </table:table-cell>
          <table:table-cell table:formula="of:=CONCATENATE(&quot;matriz[sonidos.get(&quot;&quot;&quot;;[.$A2];&quot;&quot;&quot;)][sonidos.get(&quot;&quot;&quot;;[.$H$1];&quot;&quot;&quot;)]=&quot;;[.H2];&quot;;&quot;;)" office:value-type="string" office:string-value="matriz[sonidos.get(&quot;a&quot;)][sonidos.get(&quot;f&quot;)]=0;" calcext:value-type="string">
            <text:p>matriz[sonidos.get("a")][sonidos.get("f")]=0;</text:p>
          </table:table-cell>
          <table:table-cell table:formula="of:=CONCATENATE(&quot;matriz[sonidos.get(&quot;&quot;&quot;;[.$A2];&quot;&quot;&quot;)][sonidos.get(&quot;&quot;&quot;;[.$I$1];&quot;&quot;&quot;)]=&quot;;[.I2];&quot;;&quot;;)" office:value-type="string" office:string-value="matriz[sonidos.get(&quot;a&quot;)][sonidos.get(&quot;g&quot;)]=0.15;" calcext:value-type="string">
            <text:p>matriz[sonidos.get("a")][sonidos.get("g")]=0.15;</text:p>
          </table:table-cell>
          <table:table-cell table:formula="of:=CONCATENATE(&quot;matriz[sonidos.get(&quot;&quot;&quot;;[.$A2];&quot;&quot;&quot;)][sonidos.get(&quot;&quot;&quot;;[.$J$1];&quot;&quot;&quot;)]=&quot;;[.J2];&quot;;&quot;;)" office:value-type="string" office:string-value="matriz[sonidos.get(&quot;a&quot;)][sonidos.get(&quot;h&quot;)]=0;" calcext:value-type="string">
            <text:p>matriz[sonidos.get("a")][sonidos.get("h")]=0;</text:p>
          </table:table-cell>
          <table:table-cell table:formula="of:=CONCATENATE(&quot;matriz[sonidos.get(&quot;&quot;&quot;;[.$A2];&quot;&quot;&quot;)][sonidos.get(&quot;&quot;&quot;;[.$K$1];&quot;&quot;&quot;)]=&quot;;[.K2];&quot;;&quot;;)" office:value-type="string" office:string-value="matriz[sonidos.get(&quot;a&quot;)][sonidos.get(&quot;i&quot;)]=0;" calcext:value-type="string">
            <text:p>matriz[sonidos.get("a")][sonidos.get("i")]=0;</text:p>
          </table:table-cell>
          <table:table-cell table:formula="of:=CONCATENATE(&quot;matriz[sonidos.get(&quot;&quot;&quot;;[.$A2];&quot;&quot;&quot;)][sonidos.get(&quot;&quot;&quot;;[.$L$1];&quot;&quot;&quot;)]=&quot;;[.L2];&quot;;&quot;;)" office:value-type="string" office:string-value="matriz[sonidos.get(&quot;a&quot;)][sonidos.get(&quot;j&quot;)]=0;" calcext:value-type="string">
            <text:p>matriz[sonidos.get("a")][sonidos.get("j")]=0;</text:p>
          </table:table-cell>
          <table:table-cell table:formula="of:=CONCATENATE(&quot;matriz[sonidos.get(&quot;&quot;&quot;;[.$A2];&quot;&quot;&quot;)][sonidos.get(&quot;&quot;&quot;;[.$M$1];&quot;&quot;&quot;)]=&quot;;[.M2];&quot;;&quot;;)" office:value-type="string" office:string-value="matriz[sonidos.get(&quot;a&quot;)][sonidos.get(&quot;k&quot;)]=0;" calcext:value-type="string">
            <text:p>matriz[sonidos.get("a")][sonidos.get("k")]=0;</text:p>
          </table:table-cell>
          <table:table-cell table:formula="of:=CONCATENATE(&quot;matriz[sonidos.get(&quot;&quot;&quot;;[.$A2];&quot;&quot;&quot;)][sonidos.get(&quot;&quot;&quot;;[.$N$1];&quot;&quot;&quot;)]=&quot;;[.N2];&quot;;&quot;;)" office:value-type="string" office:string-value="matriz[sonidos.get(&quot;a&quot;)][sonidos.get(&quot;l&quot;)]=0;" calcext:value-type="string">
            <text:p>matriz[sonidos.get("a")][sonidos.get("l")]=0;</text:p>
          </table:table-cell>
          <table:table-cell table:formula="of:=CONCATENATE(&quot;matriz[sonidos.get(&quot;&quot;&quot;;[.$A2];&quot;&quot;&quot;)][sonidos.get(&quot;&quot;&quot;;[.$O$1];&quot;&quot;&quot;)]=&quot;;[.O2];&quot;;&quot;;)" office:value-type="string" office:string-value="matriz[sonidos.get(&quot;a&quot;)][sonidos.get(&quot;ll&quot;)]=0;" calcext:value-type="string">
            <text:p>matriz[sonidos.get("a")][sonidos.get("ll")]=0;</text:p>
          </table:table-cell>
          <table:table-cell table:formula="of:=CONCATENATE(&quot;matriz[sonidos.get(&quot;&quot;&quot;;[.$A2];&quot;&quot;&quot;)][sonidos.get(&quot;&quot;&quot;;[.$P$1];&quot;&quot;&quot;)]=&quot;;[.P2];&quot;;&quot;;)" office:value-type="string" office:string-value="matriz[sonidos.get(&quot;a&quot;)][sonidos.get(&quot;m&quot;)]=0;" calcext:value-type="string">
            <text:p>matriz[sonidos.get("a")][sonidos.get("m")]=0;</text:p>
          </table:table-cell>
          <table:table-cell table:formula="of:=CONCATENATE(&quot;matriz[sonidos.get(&quot;&quot;&quot;;[.$A2];&quot;&quot;&quot;)][sonidos.get(&quot;&quot;&quot;;[.$Q$1];&quot;&quot;&quot;)]=&quot;;[.Q2];&quot;;&quot;;)" office:value-type="string" office:string-value="matriz[sonidos.get(&quot;a&quot;)][sonidos.get(&quot;n&quot;)]=0;" calcext:value-type="string">
            <text:p>matriz[sonidos.get("a")][sonidos.get("n")]=0;</text:p>
          </table:table-cell>
          <table:table-cell table:formula="of:=CONCATENATE(&quot;matriz[sonidos.get(&quot;&quot;&quot;;[.$A2];&quot;&quot;&quot;)][sonidos.get(&quot;&quot;&quot;;[.$R$1];&quot;&quot;&quot;)]=&quot;;[.R2];&quot;;&quot;;)" office:value-type="string" office:string-value="matriz[sonidos.get(&quot;a&quot;)][sonidos.get(&quot;ñ&quot;)]=0;" calcext:value-type="string">
            <text:p>matriz[sonidos.get("a")][sonidos.get("ñ")]=0;</text:p>
          </table:table-cell>
          <table:table-cell table:formula="of:=CONCATENATE(&quot;matriz[sonidos.get(&quot;&quot;&quot;;[.$A2];&quot;&quot;&quot;)][sonidos.get(&quot;&quot;&quot;;[.$S$1];&quot;&quot;&quot;)]=&quot;;[.S2];&quot;;&quot;;)" office:value-type="string" office:string-value="matriz[sonidos.get(&quot;a&quot;)][sonidos.get(&quot;o&quot;)]=0.25;" calcext:value-type="string">
            <text:p>matriz[sonidos.get("a")][sonidos.get("o")]=0.25;</text:p>
          </table:table-cell>
          <table:table-cell table:formula="of:=CONCATENATE(&quot;matriz[sonidos.get(&quot;&quot;&quot;;[.$A2];&quot;&quot;&quot;)][sonidos.get(&quot;&quot;&quot;;[.$T$1];&quot;&quot;&quot;)]=&quot;;[.T2];&quot;;&quot;;)" office:value-type="string" office:string-value="matriz[sonidos.get(&quot;a&quot;)][sonidos.get(&quot;p&quot;)]=0;" calcext:value-type="string">
            <text:p>matriz[sonidos.get("a")][sonidos.get("p")]=0;</text:p>
          </table:table-cell>
          <table:table-cell table:formula="of:=CONCATENATE(&quot;matriz[sonidos.get(&quot;&quot;&quot;;[.$A2];&quot;&quot;&quot;)][sonidos.get(&quot;&quot;&quot;;[.$U$1];&quot;&quot;&quot;)]=&quot;;[.U2];&quot;;&quot;;)" office:value-type="string" office:string-value="matriz[sonidos.get(&quot;a&quot;)][sonidos.get(&quot;q&quot;)]=0.15;" calcext:value-type="string">
            <text:p>matriz[sonidos.get("a")][sonidos.get("q")]=0.15;</text:p>
          </table:table-cell>
          <table:table-cell table:formula="of:=CONCATENATE(&quot;matriz[sonidos.get(&quot;&quot;&quot;;[.$A2];&quot;&quot;&quot;)][sonidos.get(&quot;&quot;&quot;;[.$V$1];&quot;&quot;&quot;)]=&quot;;[.V2];&quot;;&quot;;)" office:value-type="string" office:string-value="matriz[sonidos.get(&quot;a&quot;)][sonidos.get(&quot;r&quot;)]=0;" calcext:value-type="string">
            <text:p>matriz[sonidos.get("a")][sonidos.get("r")]=0;</text:p>
          </table:table-cell>
          <table:table-cell table:formula="of:=CONCATENATE(&quot;matriz[sonidos.get(&quot;&quot;&quot;;[.$A2];&quot;&quot;&quot;)][sonidos.get(&quot;&quot;&quot;;[.$W$1];&quot;&quot;&quot;)]=&quot;;[.W2];&quot;;&quot;;)" office:value-type="string" office:string-value="matriz[sonidos.get(&quot;a&quot;)][sonidos.get(&quot;s&quot;)]=0;" calcext:value-type="string">
            <text:p>matriz[sonidos.get("a")][sonidos.get("s")]=0;</text:p>
          </table:table-cell>
          <table:table-cell table:formula="of:=CONCATENATE(&quot;matriz[sonidos.get(&quot;&quot;&quot;;[.$A2];&quot;&quot;&quot;)][sonidos.get(&quot;&quot;&quot;;[.$X$1];&quot;&quot;&quot;)]=&quot;;[.X2];&quot;;&quot;;)" office:value-type="string" office:string-value="matriz[sonidos.get(&quot;a&quot;)][sonidos.get(&quot;t&quot;)]=0;" calcext:value-type="string">
            <text:p>matriz[sonidos.get("a")][sonidos.get("t")]=0;</text:p>
          </table:table-cell>
          <table:table-cell table:formula="of:=CONCATENATE(&quot;matriz[sonidos.get(&quot;&quot;&quot;;[.$A2];&quot;&quot;&quot;)][sonidos.get(&quot;&quot;&quot;;[.$Y$1];&quot;&quot;&quot;)]=&quot;;[.Y2];&quot;;&quot;;)" office:value-type="string" office:string-value="matriz[sonidos.get(&quot;a&quot;)][sonidos.get(&quot;u&quot;)]=0;" calcext:value-type="string">
            <text:p>matriz[sonidos.get("a")][sonidos.get("u")]=0;</text:p>
          </table:table-cell>
          <table:table-cell table:formula="of:=CONCATENATE(&quot;matriz[sonidos.get(&quot;&quot;&quot;;[.$A2];&quot;&quot;&quot;)][sonidos.get(&quot;&quot;&quot;;[.$Z$1];&quot;&quot;&quot;)]=&quot;;[.Z2];&quot;;&quot;;)" office:value-type="string" office:string-value="matriz[sonidos.get(&quot;a&quot;)][sonidos.get(&quot;v&quot;)]=0;" calcext:value-type="string">
            <text:p>matriz[sonidos.get("a")][sonidos.get("v")]=0;</text:p>
          </table:table-cell>
          <table:table-cell table:formula="of:=CONCATENATE(&quot;matriz[sonidos.get(&quot;&quot;&quot;;[.$A2];&quot;&quot;&quot;)][sonidos.get(&quot;&quot;&quot;;[.$AA$1];&quot;&quot;&quot;)]=&quot;;[.AA2];&quot;;&quot;;)" office:value-type="string" office:string-value="matriz[sonidos.get(&quot;a&quot;)][sonidos.get(&quot;w&quot;)]=0;" calcext:value-type="string">
            <text:p>matriz[sonidos.get("a")][sonidos.get("w")]=0;</text:p>
          </table:table-cell>
          <table:table-cell table:formula="of:=CONCATENATE(&quot;matriz[sonidos.get(&quot;&quot;&quot;;[.$A2];&quot;&quot;&quot;)][sonidos.get(&quot;&quot;&quot;;[.$AB$1];&quot;&quot;&quot;)]=&quot;;[.AB2];&quot;;&quot;;)" office:value-type="string" office:string-value="matriz[sonidos.get(&quot;a&quot;)][sonidos.get(&quot;x&quot;)]=0;" calcext:value-type="string">
            <text:p>matriz[sonidos.get("a")][sonidos.get("x")]=0;</text:p>
          </table:table-cell>
          <table:table-cell table:formula="of:=CONCATENATE(&quot;matriz[sonidos.get(&quot;&quot;&quot;;[.$A2];&quot;&quot;&quot;)][sonidos.get(&quot;&quot;&quot;;[.$AC$1];&quot;&quot;&quot;)]=&quot;;[.AC2];&quot;;&quot;;)" office:value-type="string" office:string-value="matriz[sonidos.get(&quot;a&quot;)][sonidos.get(&quot;y&quot;)]=0;" calcext:value-type="string">
            <text:p>matriz[sonidos.get("a")][sonidos.get("y")]=0;</text:p>
          </table:table-cell>
          <table:table-cell table:formula="of:=CONCATENATE(&quot;matriz[sonidos.get(&quot;&quot;&quot;;[.$A2];&quot;&quot;&quot;)][sonidos.get(&quot;&quot;&quot;;[.$AD$1];&quot;&quot;&quot;)]=&quot;;[.AD2];&quot;;&quot;;)" office:value-type="string" office:string-value="matriz[sonidos.get(&quot;a&quot;)][sonidos.get(&quot;z&quot;)]=0;" calcext:value-type="string">
            <text:p>matriz[sonidos.get("a")][sonidos.get("z")]=0;</text:p>
          </table:table-cell>
          <table:table-cell table:formula="of:=CONCATENATE(&quot;matriz[sonidos.get(&quot;&quot;&quot;;[.$A2];&quot;&quot;&quot;)][sonidos.get(&quot;&quot;&quot;;[.$AE$1];&quot;&quot;&quot;)]=&quot;;[.AE2];&quot;;&quot;;)" office:value-type="string" office:string-value="matriz[sonidos.get(&quot;a&quot;)][sonidos.get(&quot;á&quot;)]=0.85;" calcext:value-type="string">
            <text:p>matriz[sonidos.get("a")][sonidos.get("á")]=0.85;</text:p>
          </table:table-cell>
          <table:table-cell table:formula="of:=CONCATENATE(&quot;matriz[sonidos.get(&quot;&quot;&quot;;[.$A2];&quot;&quot;&quot;)][sonidos.get(&quot;&quot;&quot;;[.$AF$1];&quot;&quot;&quot;)]=&quot;;[.AF2];&quot;;&quot;;)" office:value-type="string" office:string-value="matriz[sonidos.get(&quot;a&quot;)][sonidos.get(&quot;é&quot;)]=0;" calcext:value-type="string">
            <text:p>matriz[sonidos.get("a")][sonidos.get("é")]=0;</text:p>
          </table:table-cell>
          <table:table-cell table:formula="of:=CONCATENATE(&quot;matriz[sonidos.get(&quot;&quot;&quot;;[.$A2];&quot;&quot;&quot;)][sonidos.get(&quot;&quot;&quot;;[.$AG$1];&quot;&quot;&quot;)]=&quot;;[.AG2];&quot;;&quot;;)" office:value-type="string" office:string-value="matriz[sonidos.get(&quot;a&quot;)][sonidos.get(&quot;í&quot;)]=0;" calcext:value-type="string">
            <text:p>matriz[sonidos.get("a")][sonidos.get("í")]=0;</text:p>
          </table:table-cell>
          <table:table-cell table:formula="of:=CONCATENATE(&quot;matriz[sonidos.get(&quot;&quot;&quot;;[.$A2];&quot;&quot;&quot;)][sonidos.get(&quot;&quot;&quot;;[.$AH$1];&quot;&quot;&quot;)]=&quot;;[.AH2];&quot;;&quot;;)" office:value-type="string" office:string-value="matriz[sonidos.get(&quot;a&quot;)][sonidos.get(&quot;ó&quot;)]=0.25;" calcext:value-type="string">
            <text:p>matriz[sonidos.get("a")][sonidos.get("ó")]=0.25;</text:p>
          </table:table-cell>
          <table:table-cell table:formula="of:=CONCATENATE(&quot;matriz[sonidos.get(&quot;&quot;&quot;;[.$A2];&quot;&quot;&quot;)][sonidos.get(&quot;&quot;&quot;;[.$AI$1];&quot;&quot;&quot;)]=&quot;;[.AI2];&quot;;&quot;;)" office:value-type="string" office:string-value="matriz[sonidos.get(&quot;a&quot;)][sonidos.get(&quot;ú&quot;)]=0;" calcext:value-type="string">
            <text:p>matriz[sonidos.get("a")][sonidos.get("ú")]=0;</text:p>
          </table:table-cell>
          <table:table-cell table:formula="of:=CONCATENATE(&quot;matriz[sonidos.get(&quot;&quot;&quot;;[.$A2];&quot;&quot;&quot;)][sonidos.get(&quot;&quot;&quot;;[.$AJ$1];&quot;&quot;&quot;)]=&quot;;[.AJ2];&quot;;&quot;;)" office:value-type="string" office:string-value="matriz[sonidos.get(&quot;a&quot;)][sonidos.get(&quot;ü&quot;)]=0;" calcext:value-type="string">
            <text:p>matriz[sonidos.get("a")][sonidos.get("ü")]=0;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formula="of:=CONCATENATE(&quot;matriz[sonidos.get(&quot;&quot;&quot;;[.A3];&quot;&quot;&quot;)][sonidos.get(&quot;&quot;&quot;;[.$B$1];&quot;&quot;&quot;)]=&quot;;[.B3];&quot;;&quot;;)" office:value-type="string" office:string-value="matriz[sonidos.get(&quot;b&quot;)][sonidos.get(&quot;a&quot;)]=0;" calcext:value-type="string">
            <text:p>matriz[sonidos.get("b")][sonidos.get("a")]=0;</text:p>
          </table:table-cell>
          <table:table-cell table:formula="of:=CONCATENATE(&quot;matriz[sonidos.get(&quot;&quot;&quot;;[.$A3];&quot;&quot;&quot;)][sonidos.get(&quot;&quot;&quot;;[.$C$1];&quot;&quot;&quot;)]=&quot;;[.C3];&quot;;&quot;;)" office:value-type="string" office:string-value="matriz[sonidos.get(&quot;b&quot;)][sonidos.get(&quot;b&quot;)]=1;" calcext:value-type="string">
            <text:p>matriz[sonidos.get("b")][sonidos.get("b")]=1;</text:p>
          </table:table-cell>
          <table:table-cell table:formula="of:=CONCATENATE(&quot;matriz[sonidos.get(&quot;&quot;&quot;;[.$A3];&quot;&quot;&quot;)][sonidos.get(&quot;&quot;&quot;;[.$D$1];&quot;&quot;&quot;)]=&quot;;[.D3];&quot;;&quot;;)" office:value-type="string" office:string-value="matriz[sonidos.get(&quot;b&quot;)][sonidos.get(&quot;c&quot;)]=0;" calcext:value-type="string">
            <text:p>matriz[sonidos.get("b")][sonidos.get("c")]=0;</text:p>
          </table:table-cell>
          <table:table-cell table:formula="of:=CONCATENATE(&quot;matriz[sonidos.get(&quot;&quot;&quot;;[.$A3];&quot;&quot;&quot;)][sonidos.get(&quot;&quot;&quot;;[.$E$1];&quot;&quot;&quot;)]=&quot;;[.E3];&quot;;&quot;;)" office:value-type="string" office:string-value="matriz[sonidos.get(&quot;b&quot;)][sonidos.get(&quot;ch&quot;)]=0;" calcext:value-type="string">
            <text:p>matriz[sonidos.get("b")][sonidos.get("ch")]=0;</text:p>
          </table:table-cell>
          <table:table-cell table:formula="of:=CONCATENATE(&quot;matriz[sonidos.get(&quot;&quot;&quot;;[.$A3];&quot;&quot;&quot;)][sonidos.get(&quot;&quot;&quot;;[.$F$1];&quot;&quot;&quot;)]=&quot;;[.F3];&quot;;&quot;;)" office:value-type="string" office:string-value="matriz[sonidos.get(&quot;b&quot;)][sonidos.get(&quot;d&quot;)]=0;" calcext:value-type="string">
            <text:p>matriz[sonidos.get("b")][sonidos.get("d")]=0;</text:p>
          </table:table-cell>
          <table:table-cell table:formula="of:=CONCATENATE(&quot;matriz[sonidos.get(&quot;&quot;&quot;;[.$A3];&quot;&quot;&quot;)][sonidos.get(&quot;&quot;&quot;;[.$G$1];&quot;&quot;&quot;)]=&quot;;[.G3];&quot;;&quot;;)" office:value-type="string" office:string-value="matriz[sonidos.get(&quot;b&quot;)][sonidos.get(&quot;e&quot;)]=0;" calcext:value-type="string">
            <text:p>matriz[sonidos.get("b")][sonidos.get("e")]=0;</text:p>
          </table:table-cell>
          <table:table-cell table:formula="of:=CONCATENATE(&quot;matriz[sonidos.get(&quot;&quot;&quot;;[.$A3];&quot;&quot;&quot;)][sonidos.get(&quot;&quot;&quot;;[.$H$1];&quot;&quot;&quot;)]=&quot;;[.H3];&quot;;&quot;;)" office:value-type="string" office:string-value="matriz[sonidos.get(&quot;b&quot;)][sonidos.get(&quot;f&quot;)]=0;" calcext:value-type="string">
            <text:p>matriz[sonidos.get("b")][sonidos.get("f")]=0;</text:p>
          </table:table-cell>
          <table:table-cell table:formula="of:=CONCATENATE(&quot;matriz[sonidos.get(&quot;&quot;&quot;;[.$A3];&quot;&quot;&quot;)][sonidos.get(&quot;&quot;&quot;;[.$I$1];&quot;&quot;&quot;)]=&quot;;[.I3];&quot;;&quot;;)" office:value-type="string" office:string-value="matriz[sonidos.get(&quot;b&quot;)][sonidos.get(&quot;g&quot;)]=0;" calcext:value-type="string">
            <text:p>matriz[sonidos.get("b")][sonidos.get("g")]=0;</text:p>
          </table:table-cell>
          <table:table-cell table:formula="of:=CONCATENATE(&quot;matriz[sonidos.get(&quot;&quot;&quot;;[.$A3];&quot;&quot;&quot;)][sonidos.get(&quot;&quot;&quot;;[.$J$1];&quot;&quot;&quot;)]=&quot;;[.J3];&quot;;&quot;;)" office:value-type="string" office:string-value="matriz[sonidos.get(&quot;b&quot;)][sonidos.get(&quot;h&quot;)]=0;" calcext:value-type="string">
            <text:p>matriz[sonidos.get("b")][sonidos.get("h")]=0;</text:p>
          </table:table-cell>
          <table:table-cell table:formula="of:=CONCATENATE(&quot;matriz[sonidos.get(&quot;&quot;&quot;;[.$A3];&quot;&quot;&quot;)][sonidos.get(&quot;&quot;&quot;;[.$K$1];&quot;&quot;&quot;)]=&quot;;[.K3];&quot;;&quot;;)" office:value-type="string" office:string-value="matriz[sonidos.get(&quot;b&quot;)][sonidos.get(&quot;i&quot;)]=0;" calcext:value-type="string">
            <text:p>matriz[sonidos.get("b")][sonidos.get("i")]=0;</text:p>
          </table:table-cell>
          <table:table-cell table:formula="of:=CONCATENATE(&quot;matriz[sonidos.get(&quot;&quot;&quot;;[.$A3];&quot;&quot;&quot;)][sonidos.get(&quot;&quot;&quot;;[.$L$1];&quot;&quot;&quot;)]=&quot;;[.L3];&quot;;&quot;;)" office:value-type="string" office:string-value="matriz[sonidos.get(&quot;b&quot;)][sonidos.get(&quot;j&quot;)]=0;" calcext:value-type="string">
            <text:p>matriz[sonidos.get("b")][sonidos.get("j")]=0;</text:p>
          </table:table-cell>
          <table:table-cell table:formula="of:=CONCATENATE(&quot;matriz[sonidos.get(&quot;&quot;&quot;;[.$A3];&quot;&quot;&quot;)][sonidos.get(&quot;&quot;&quot;;[.$M$1];&quot;&quot;&quot;)]=&quot;;[.M3];&quot;;&quot;;)" office:value-type="string" office:string-value="matriz[sonidos.get(&quot;b&quot;)][sonidos.get(&quot;k&quot;)]=0;" calcext:value-type="string">
            <text:p>matriz[sonidos.get("b")][sonidos.get("k")]=0;</text:p>
          </table:table-cell>
          <table:table-cell table:formula="of:=CONCATENATE(&quot;matriz[sonidos.get(&quot;&quot;&quot;;[.$A3];&quot;&quot;&quot;)][sonidos.get(&quot;&quot;&quot;;[.$N$1];&quot;&quot;&quot;)]=&quot;;[.N3];&quot;;&quot;;)" office:value-type="string" office:string-value="matriz[sonidos.get(&quot;b&quot;)][sonidos.get(&quot;l&quot;)]=0;" calcext:value-type="string">
            <text:p>matriz[sonidos.get("b")][sonidos.get("l")]=0;</text:p>
          </table:table-cell>
          <table:table-cell table:formula="of:=CONCATENATE(&quot;matriz[sonidos.get(&quot;&quot;&quot;;[.$A3];&quot;&quot;&quot;)][sonidos.get(&quot;&quot;&quot;;[.$O$1];&quot;&quot;&quot;)]=&quot;;[.O3];&quot;;&quot;;)" office:value-type="string" office:string-value="matriz[sonidos.get(&quot;b&quot;)][sonidos.get(&quot;ll&quot;)]=0;" calcext:value-type="string">
            <text:p>matriz[sonidos.get("b")][sonidos.get("ll")]=0;</text:p>
          </table:table-cell>
          <table:table-cell table:formula="of:=CONCATENATE(&quot;matriz[sonidos.get(&quot;&quot;&quot;;[.$A3];&quot;&quot;&quot;)][sonidos.get(&quot;&quot;&quot;;[.$P$1];&quot;&quot;&quot;)]=&quot;;[.P3];&quot;;&quot;;)" office:value-type="string" office:string-value="matriz[sonidos.get(&quot;b&quot;)][sonidos.get(&quot;m&quot;)]=0;" calcext:value-type="string">
            <text:p>matriz[sonidos.get("b")][sonidos.get("m")]=0;</text:p>
          </table:table-cell>
          <table:table-cell table:formula="of:=CONCATENATE(&quot;matriz[sonidos.get(&quot;&quot;&quot;;[.$A3];&quot;&quot;&quot;)][sonidos.get(&quot;&quot;&quot;;[.$Q$1];&quot;&quot;&quot;)]=&quot;;[.Q3];&quot;;&quot;;)" office:value-type="string" office:string-value="matriz[sonidos.get(&quot;b&quot;)][sonidos.get(&quot;n&quot;)]=0;" calcext:value-type="string">
            <text:p>matriz[sonidos.get("b")][sonidos.get("n")]=0;</text:p>
          </table:table-cell>
          <table:table-cell table:formula="of:=CONCATENATE(&quot;matriz[sonidos.get(&quot;&quot;&quot;;[.$A3];&quot;&quot;&quot;)][sonidos.get(&quot;&quot;&quot;;[.$R$1];&quot;&quot;&quot;)]=&quot;;[.R3];&quot;;&quot;;)" office:value-type="string" office:string-value="matriz[sonidos.get(&quot;b&quot;)][sonidos.get(&quot;ñ&quot;)]=0;" calcext:value-type="string">
            <text:p>matriz[sonidos.get("b")][sonidos.get("ñ")]=0;</text:p>
          </table:table-cell>
          <table:table-cell table:formula="of:=CONCATENATE(&quot;matriz[sonidos.get(&quot;&quot;&quot;;[.$A3];&quot;&quot;&quot;)][sonidos.get(&quot;&quot;&quot;;[.$S$1];&quot;&quot;&quot;)]=&quot;;[.S3];&quot;;&quot;;)" office:value-type="string" office:string-value="matriz[sonidos.get(&quot;b&quot;)][sonidos.get(&quot;o&quot;)]=0;" calcext:value-type="string">
            <text:p>matriz[sonidos.get("b")][sonidos.get("o")]=0;</text:p>
          </table:table-cell>
          <table:table-cell table:formula="of:=CONCATENATE(&quot;matriz[sonidos.get(&quot;&quot;&quot;;[.$A3];&quot;&quot;&quot;)][sonidos.get(&quot;&quot;&quot;;[.$T$1];&quot;&quot;&quot;)]=&quot;;[.T3];&quot;;&quot;;)" office:value-type="string" office:string-value="matriz[sonidos.get(&quot;b&quot;)][sonidos.get(&quot;p&quot;)]=0.75;" calcext:value-type="string">
            <text:p>matriz[sonidos.get("b")][sonidos.get("p")]=0.75;</text:p>
          </table:table-cell>
          <table:table-cell table:formula="of:=CONCATENATE(&quot;matriz[sonidos.get(&quot;&quot;&quot;;[.$A3];&quot;&quot;&quot;)][sonidos.get(&quot;&quot;&quot;;[.$U$1];&quot;&quot;&quot;)]=&quot;;[.U3];&quot;;&quot;;)" office:value-type="string" office:string-value="matriz[sonidos.get(&quot;b&quot;)][sonidos.get(&quot;q&quot;)]=0;" calcext:value-type="string">
            <text:p>matriz[sonidos.get("b")][sonidos.get("q")]=0;</text:p>
          </table:table-cell>
          <table:table-cell table:formula="of:=CONCATENATE(&quot;matriz[sonidos.get(&quot;&quot;&quot;;[.$A3];&quot;&quot;&quot;)][sonidos.get(&quot;&quot;&quot;;[.$V$1];&quot;&quot;&quot;)]=&quot;;[.V3];&quot;;&quot;;)" office:value-type="string" office:string-value="matriz[sonidos.get(&quot;b&quot;)][sonidos.get(&quot;r&quot;)]=0.25;" calcext:value-type="string">
            <text:p>matriz[sonidos.get("b")][sonidos.get("r")]=0.25;</text:p>
          </table:table-cell>
          <table:table-cell table:formula="of:=CONCATENATE(&quot;matriz[sonidos.get(&quot;&quot;&quot;;[.$A3];&quot;&quot;&quot;)][sonidos.get(&quot;&quot;&quot;;[.$W$1];&quot;&quot;&quot;)]=&quot;;[.W3];&quot;;&quot;;)" office:value-type="string" office:string-value="matriz[sonidos.get(&quot;b&quot;)][sonidos.get(&quot;s&quot;)]=0;" calcext:value-type="string">
            <text:p>matriz[sonidos.get("b")][sonidos.get("s")]=0;</text:p>
          </table:table-cell>
          <table:table-cell table:formula="of:=CONCATENATE(&quot;matriz[sonidos.get(&quot;&quot;&quot;;[.$A3];&quot;&quot;&quot;)][sonidos.get(&quot;&quot;&quot;;[.$X$1];&quot;&quot;&quot;)]=&quot;;[.X3];&quot;;&quot;;)" office:value-type="string" office:string-value="matriz[sonidos.get(&quot;b&quot;)][sonidos.get(&quot;t&quot;)]=0;" calcext:value-type="string">
            <text:p>matriz[sonidos.get("b")][sonidos.get("t")]=0;</text:p>
          </table:table-cell>
          <table:table-cell table:formula="of:=CONCATENATE(&quot;matriz[sonidos.get(&quot;&quot;&quot;;[.$A3];&quot;&quot;&quot;)][sonidos.get(&quot;&quot;&quot;;[.$Y$1];&quot;&quot;&quot;)]=&quot;;[.Y3];&quot;;&quot;;)" office:value-type="string" office:string-value="matriz[sonidos.get(&quot;b&quot;)][sonidos.get(&quot;u&quot;)]=0;" calcext:value-type="string">
            <text:p>matriz[sonidos.get("b")][sonidos.get("u")]=0;</text:p>
          </table:table-cell>
          <table:table-cell table:formula="of:=CONCATENATE(&quot;matriz[sonidos.get(&quot;&quot;&quot;;[.$A3];&quot;&quot;&quot;)][sonidos.get(&quot;&quot;&quot;;[.$Z$1];&quot;&quot;&quot;)]=&quot;;[.Z3];&quot;;&quot;;)" office:value-type="string" office:string-value="matriz[sonidos.get(&quot;b&quot;)][sonidos.get(&quot;v&quot;)]=1;" calcext:value-type="string">
            <text:p>matriz[sonidos.get("b")][sonidos.get("v")]=1;</text:p>
          </table:table-cell>
          <table:table-cell table:formula="of:=CONCATENATE(&quot;matriz[sonidos.get(&quot;&quot;&quot;;[.$A3];&quot;&quot;&quot;)][sonidos.get(&quot;&quot;&quot;;[.$AA$1];&quot;&quot;&quot;)]=&quot;;[.AA3];&quot;;&quot;;)" office:value-type="string" office:string-value="matriz[sonidos.get(&quot;b&quot;)][sonidos.get(&quot;w&quot;)]=0;" calcext:value-type="string">
            <text:p>matriz[sonidos.get("b")][sonidos.get("w")]=0;</text:p>
          </table:table-cell>
          <table:table-cell table:formula="of:=CONCATENATE(&quot;matriz[sonidos.get(&quot;&quot;&quot;;[.$A3];&quot;&quot;&quot;)][sonidos.get(&quot;&quot;&quot;;[.$AB$1];&quot;&quot;&quot;)]=&quot;;[.AB3];&quot;;&quot;;)" office:value-type="string" office:string-value="matriz[sonidos.get(&quot;b&quot;)][sonidos.get(&quot;x&quot;)]=0;" calcext:value-type="string">
            <text:p>matriz[sonidos.get("b")][sonidos.get("x")]=0;</text:p>
          </table:table-cell>
          <table:table-cell table:formula="of:=CONCATENATE(&quot;matriz[sonidos.get(&quot;&quot;&quot;;[.$A3];&quot;&quot;&quot;)][sonidos.get(&quot;&quot;&quot;;[.$AC$1];&quot;&quot;&quot;)]=&quot;;[.AC3];&quot;;&quot;;)" office:value-type="string" office:string-value="matriz[sonidos.get(&quot;b&quot;)][sonidos.get(&quot;y&quot;)]=0;" calcext:value-type="string">
            <text:p>matriz[sonidos.get("b")][sonidos.get("y")]=0;</text:p>
          </table:table-cell>
          <table:table-cell table:formula="of:=CONCATENATE(&quot;matriz[sonidos.get(&quot;&quot;&quot;;[.$A3];&quot;&quot;&quot;)][sonidos.get(&quot;&quot;&quot;;[.$AD$1];&quot;&quot;&quot;)]=&quot;;[.AD3];&quot;;&quot;;)" office:value-type="string" office:string-value="matriz[sonidos.get(&quot;b&quot;)][sonidos.get(&quot;z&quot;)]=0;" calcext:value-type="string">
            <text:p>matriz[sonidos.get("b")][sonidos.get("z")]=0;</text:p>
          </table:table-cell>
          <table:table-cell table:formula="of:=CONCATENATE(&quot;matriz[sonidos.get(&quot;&quot;&quot;;[.$A3];&quot;&quot;&quot;)][sonidos.get(&quot;&quot;&quot;;[.$AE$1];&quot;&quot;&quot;)]=&quot;;[.AE3];&quot;;&quot;;)" office:value-type="string" office:string-value="matriz[sonidos.get(&quot;b&quot;)][sonidos.get(&quot;á&quot;)]=0;" calcext:value-type="string">
            <text:p>matriz[sonidos.get("b")][sonidos.get("á")]=0;</text:p>
          </table:table-cell>
          <table:table-cell table:formula="of:=CONCATENATE(&quot;matriz[sonidos.get(&quot;&quot;&quot;;[.$A3];&quot;&quot;&quot;)][sonidos.get(&quot;&quot;&quot;;[.$AF$1];&quot;&quot;&quot;)]=&quot;;[.AF3];&quot;;&quot;;)" office:value-type="string" office:string-value="matriz[sonidos.get(&quot;b&quot;)][sonidos.get(&quot;é&quot;)]=0;" calcext:value-type="string">
            <text:p>matriz[sonidos.get("b")][sonidos.get("é")]=0;</text:p>
          </table:table-cell>
          <table:table-cell table:formula="of:=CONCATENATE(&quot;matriz[sonidos.get(&quot;&quot;&quot;;[.$A3];&quot;&quot;&quot;)][sonidos.get(&quot;&quot;&quot;;[.$AG$1];&quot;&quot;&quot;)]=&quot;;[.AG3];&quot;;&quot;;)" office:value-type="string" office:string-value="matriz[sonidos.get(&quot;b&quot;)][sonidos.get(&quot;í&quot;)]=0;" calcext:value-type="string">
            <text:p>matriz[sonidos.get("b")][sonidos.get("í")]=0;</text:p>
          </table:table-cell>
          <table:table-cell table:formula="of:=CONCATENATE(&quot;matriz[sonidos.get(&quot;&quot;&quot;;[.$A3];&quot;&quot;&quot;)][sonidos.get(&quot;&quot;&quot;;[.$AH$1];&quot;&quot;&quot;)]=&quot;;[.AH3];&quot;;&quot;;)" office:value-type="string" office:string-value="matriz[sonidos.get(&quot;b&quot;)][sonidos.get(&quot;ó&quot;)]=0;" calcext:value-type="string">
            <text:p>matriz[sonidos.get("b")][sonidos.get("ó")]=0;</text:p>
          </table:table-cell>
          <table:table-cell table:formula="of:=CONCATENATE(&quot;matriz[sonidos.get(&quot;&quot;&quot;;[.$A3];&quot;&quot;&quot;)][sonidos.get(&quot;&quot;&quot;;[.$AI$1];&quot;&quot;&quot;)]=&quot;;[.AI3];&quot;;&quot;;)" office:value-type="string" office:string-value="matriz[sonidos.get(&quot;b&quot;)][sonidos.get(&quot;ú&quot;)]=0;" calcext:value-type="string">
            <text:p>matriz[sonidos.get("b")][sonidos.get("ú")]=0;</text:p>
          </table:table-cell>
          <table:table-cell table:formula="of:=CONCATENATE(&quot;matriz[sonidos.get(&quot;&quot;&quot;;[.$A3];&quot;&quot;&quot;)][sonidos.get(&quot;&quot;&quot;;[.$AJ$1];&quot;&quot;&quot;)]=&quot;;[.AJ3];&quot;;&quot;;)" office:value-type="string" office:string-value="matriz[sonidos.get(&quot;b&quot;)][sonidos.get(&quot;ü&quot;)]=0;" calcext:value-type="string">
            <text:p>matriz[sonidos.get("b")][sonidos.get("ü")]=0;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.7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CONCATENATE(&quot;matriz[sonidos.get(&quot;&quot;&quot;;[.A4];&quot;&quot;&quot;)][sonidos.get(&quot;&quot;&quot;;[.$B$1];&quot;&quot;&quot;)]=&quot;;[.B4];&quot;;&quot;;)" office:value-type="string" office:string-value="matriz[sonidos.get(&quot;c&quot;)][sonidos.get(&quot;a&quot;)]=0;" calcext:value-type="string">
            <text:p>matriz[sonidos.get("c")][sonidos.get("a")]=0;</text:p>
          </table:table-cell>
          <table:table-cell table:formula="of:=CONCATENATE(&quot;matriz[sonidos.get(&quot;&quot;&quot;;[.$A4];&quot;&quot;&quot;)][sonidos.get(&quot;&quot;&quot;;[.$C$1];&quot;&quot;&quot;)]=&quot;;[.C4];&quot;;&quot;;)" office:value-type="string" office:string-value="matriz[sonidos.get(&quot;c&quot;)][sonidos.get(&quot;b&quot;)]=0;" calcext:value-type="string">
            <text:p>matriz[sonidos.get("c")][sonidos.get("b")]=0;</text:p>
          </table:table-cell>
          <table:table-cell table:formula="of:=CONCATENATE(&quot;matriz[sonidos.get(&quot;&quot;&quot;;[.$A4];&quot;&quot;&quot;)][sonidos.get(&quot;&quot;&quot;;[.$D$1];&quot;&quot;&quot;)]=&quot;;[.D4];&quot;;&quot;;)" office:value-type="string" office:string-value="matriz[sonidos.get(&quot;c&quot;)][sonidos.get(&quot;c&quot;)]=1;" calcext:value-type="string">
            <text:p>matriz[sonidos.get("c")][sonidos.get("c")]=1;</text:p>
          </table:table-cell>
          <table:table-cell table:formula="of:=CONCATENATE(&quot;matriz[sonidos.get(&quot;&quot;&quot;;[.$A4];&quot;&quot;&quot;)][sonidos.get(&quot;&quot;&quot;;[.$E$1];&quot;&quot;&quot;)]=&quot;;[.E4];&quot;;&quot;;)" office:value-type="string" office:string-value="matriz[sonidos.get(&quot;c&quot;)][sonidos.get(&quot;ch&quot;)]=0;" calcext:value-type="string">
            <text:p>matriz[sonidos.get("c")][sonidos.get("ch")]=0;</text:p>
          </table:table-cell>
          <table:table-cell table:formula="of:=CONCATENATE(&quot;matriz[sonidos.get(&quot;&quot;&quot;;[.$A4];&quot;&quot;&quot;)][sonidos.get(&quot;&quot;&quot;;[.$F$1];&quot;&quot;&quot;)]=&quot;;[.F4];&quot;;&quot;;)" office:value-type="string" office:string-value="matriz[sonidos.get(&quot;c&quot;)][sonidos.get(&quot;d&quot;)]=0.15;" calcext:value-type="string">
            <text:p>matriz[sonidos.get("c")][sonidos.get("d")]=0.15;</text:p>
          </table:table-cell>
          <table:table-cell table:formula="of:=CONCATENATE(&quot;matriz[sonidos.get(&quot;&quot;&quot;;[.$A4];&quot;&quot;&quot;)][sonidos.get(&quot;&quot;&quot;;[.$G$1];&quot;&quot;&quot;)]=&quot;;[.G4];&quot;;&quot;;)" office:value-type="string" office:string-value="matriz[sonidos.get(&quot;c&quot;)][sonidos.get(&quot;e&quot;)]=0;" calcext:value-type="string">
            <text:p>matriz[sonidos.get("c")][sonidos.get("e")]=0;</text:p>
          </table:table-cell>
          <table:table-cell table:formula="of:=CONCATENATE(&quot;matriz[sonidos.get(&quot;&quot;&quot;;[.$A4];&quot;&quot;&quot;)][sonidos.get(&quot;&quot;&quot;;[.$H$1];&quot;&quot;&quot;)]=&quot;;[.H4];&quot;;&quot;;)" office:value-type="string" office:string-value="matriz[sonidos.get(&quot;c&quot;)][sonidos.get(&quot;f&quot;)]=0;" calcext:value-type="string">
            <text:p>matriz[sonidos.get("c")][sonidos.get("f")]=0;</text:p>
          </table:table-cell>
          <table:table-cell table:formula="of:=CONCATENATE(&quot;matriz[sonidos.get(&quot;&quot;&quot;;[.$A4];&quot;&quot;&quot;)][sonidos.get(&quot;&quot;&quot;;[.$I$1];&quot;&quot;&quot;)]=&quot;;[.I4];&quot;;&quot;;)" office:value-type="string" office:string-value="matriz[sonidos.get(&quot;c&quot;)][sonidos.get(&quot;g&quot;)]=0;" calcext:value-type="string">
            <text:p>matriz[sonidos.get("c")][sonidos.get("g")]=0;</text:p>
          </table:table-cell>
          <table:table-cell table:formula="of:=CONCATENATE(&quot;matriz[sonidos.get(&quot;&quot;&quot;;[.$A4];&quot;&quot;&quot;)][sonidos.get(&quot;&quot;&quot;;[.$J$1];&quot;&quot;&quot;)]=&quot;;[.J4];&quot;;&quot;;)" office:value-type="string" office:string-value="matriz[sonidos.get(&quot;c&quot;)][sonidos.get(&quot;h&quot;)]=0;" calcext:value-type="string">
            <text:p>matriz[sonidos.get("c")][sonidos.get("h")]=0;</text:p>
          </table:table-cell>
          <table:table-cell table:formula="of:=CONCATENATE(&quot;matriz[sonidos.get(&quot;&quot;&quot;;[.$A4];&quot;&quot;&quot;)][sonidos.get(&quot;&quot;&quot;;[.$K$1];&quot;&quot;&quot;)]=&quot;;[.K4];&quot;;&quot;;)" office:value-type="string" office:string-value="matriz[sonidos.get(&quot;c&quot;)][sonidos.get(&quot;i&quot;)]=0;" calcext:value-type="string">
            <text:p>matriz[sonidos.get("c")][sonidos.get("i")]=0;</text:p>
          </table:table-cell>
          <table:table-cell table:formula="of:=CONCATENATE(&quot;matriz[sonidos.get(&quot;&quot;&quot;;[.$A4];&quot;&quot;&quot;)][sonidos.get(&quot;&quot;&quot;;[.$L$1];&quot;&quot;&quot;)]=&quot;;[.L4];&quot;;&quot;;)" office:value-type="string" office:string-value="matriz[sonidos.get(&quot;c&quot;)][sonidos.get(&quot;j&quot;)]=0;" calcext:value-type="string">
            <text:p>matriz[sonidos.get("c")][sonidos.get("j")]=0;</text:p>
          </table:table-cell>
          <table:table-cell table:formula="of:=CONCATENATE(&quot;matriz[sonidos.get(&quot;&quot;&quot;;[.$A4];&quot;&quot;&quot;)][sonidos.get(&quot;&quot;&quot;;[.$M$1];&quot;&quot;&quot;)]=&quot;;[.M4];&quot;;&quot;;)" office:value-type="string" office:string-value="matriz[sonidos.get(&quot;c&quot;)][sonidos.get(&quot;k&quot;)]=0.75;" calcext:value-type="string">
            <text:p>matriz[sonidos.get("c")][sonidos.get("k")]=0.75;</text:p>
          </table:table-cell>
          <table:table-cell table:formula="of:=CONCATENATE(&quot;matriz[sonidos.get(&quot;&quot;&quot;;[.$A4];&quot;&quot;&quot;)][sonidos.get(&quot;&quot;&quot;;[.$N$1];&quot;&quot;&quot;)]=&quot;;[.N4];&quot;;&quot;;)" office:value-type="string" office:string-value="matriz[sonidos.get(&quot;c&quot;)][sonidos.get(&quot;l&quot;)]=0;" calcext:value-type="string">
            <text:p>matriz[sonidos.get("c")][sonidos.get("l")]=0;</text:p>
          </table:table-cell>
          <table:table-cell table:formula="of:=CONCATENATE(&quot;matriz[sonidos.get(&quot;&quot;&quot;;[.$A4];&quot;&quot;&quot;)][sonidos.get(&quot;&quot;&quot;;[.$O$1];&quot;&quot;&quot;)]=&quot;;[.O4];&quot;;&quot;;)" office:value-type="string" office:string-value="matriz[sonidos.get(&quot;c&quot;)][sonidos.get(&quot;ll&quot;)]=0;" calcext:value-type="string">
            <text:p>matriz[sonidos.get("c")][sonidos.get("ll")]=0;</text:p>
          </table:table-cell>
          <table:table-cell table:formula="of:=CONCATENATE(&quot;matriz[sonidos.get(&quot;&quot;&quot;;[.$A4];&quot;&quot;&quot;)][sonidos.get(&quot;&quot;&quot;;[.$P$1];&quot;&quot;&quot;)]=&quot;;[.P4];&quot;;&quot;;)" office:value-type="string" office:string-value="matriz[sonidos.get(&quot;c&quot;)][sonidos.get(&quot;m&quot;)]=0;" calcext:value-type="string">
            <text:p>matriz[sonidos.get("c")][sonidos.get("m")]=0;</text:p>
          </table:table-cell>
          <table:table-cell table:formula="of:=CONCATENATE(&quot;matriz[sonidos.get(&quot;&quot;&quot;;[.$A4];&quot;&quot;&quot;)][sonidos.get(&quot;&quot;&quot;;[.$Q$1];&quot;&quot;&quot;)]=&quot;;[.Q4];&quot;;&quot;;)" office:value-type="string" office:string-value="matriz[sonidos.get(&quot;c&quot;)][sonidos.get(&quot;n&quot;)]=0;" calcext:value-type="string">
            <text:p>matriz[sonidos.get("c")][sonidos.get("n")]=0;</text:p>
          </table:table-cell>
          <table:table-cell table:formula="of:=CONCATENATE(&quot;matriz[sonidos.get(&quot;&quot;&quot;;[.$A4];&quot;&quot;&quot;)][sonidos.get(&quot;&quot;&quot;;[.$R$1];&quot;&quot;&quot;)]=&quot;;[.R4];&quot;;&quot;;)" office:value-type="string" office:string-value="matriz[sonidos.get(&quot;c&quot;)][sonidos.get(&quot;ñ&quot;)]=0;" calcext:value-type="string">
            <text:p>matriz[sonidos.get("c")][sonidos.get("ñ")]=0;</text:p>
          </table:table-cell>
          <table:table-cell table:formula="of:=CONCATENATE(&quot;matriz[sonidos.get(&quot;&quot;&quot;;[.$A4];&quot;&quot;&quot;)][sonidos.get(&quot;&quot;&quot;;[.$S$1];&quot;&quot;&quot;)]=&quot;;[.S4];&quot;;&quot;;)" office:value-type="string" office:string-value="matriz[sonidos.get(&quot;c&quot;)][sonidos.get(&quot;o&quot;)]=0;" calcext:value-type="string">
            <text:p>matriz[sonidos.get("c")][sonidos.get("o")]=0;</text:p>
          </table:table-cell>
          <table:table-cell table:formula="of:=CONCATENATE(&quot;matriz[sonidos.get(&quot;&quot;&quot;;[.$A4];&quot;&quot;&quot;)][sonidos.get(&quot;&quot;&quot;;[.$T$1];&quot;&quot;&quot;)]=&quot;;[.T4];&quot;;&quot;;)" office:value-type="string" office:string-value="matriz[sonidos.get(&quot;c&quot;)][sonidos.get(&quot;p&quot;)]=0;" calcext:value-type="string">
            <text:p>matriz[sonidos.get("c")][sonidos.get("p")]=0;</text:p>
          </table:table-cell>
          <table:table-cell table:formula="of:=CONCATENATE(&quot;matriz[sonidos.get(&quot;&quot;&quot;;[.$A4];&quot;&quot;&quot;)][sonidos.get(&quot;&quot;&quot;;[.$U$1];&quot;&quot;&quot;)]=&quot;;[.U4];&quot;;&quot;;)" office:value-type="string" office:string-value="matriz[sonidos.get(&quot;c&quot;)][sonidos.get(&quot;q&quot;)]=0;" calcext:value-type="string">
            <text:p>matriz[sonidos.get("c")][sonidos.get("q")]=0;</text:p>
          </table:table-cell>
          <table:table-cell table:formula="of:=CONCATENATE(&quot;matriz[sonidos.get(&quot;&quot;&quot;;[.$A4];&quot;&quot;&quot;)][sonidos.get(&quot;&quot;&quot;;[.$V$1];&quot;&quot;&quot;)]=&quot;;[.V4];&quot;;&quot;;)" office:value-type="string" office:string-value="matriz[sonidos.get(&quot;c&quot;)][sonidos.get(&quot;r&quot;)]=0;" calcext:value-type="string">
            <text:p>matriz[sonidos.get("c")][sonidos.get("r")]=0;</text:p>
          </table:table-cell>
          <table:table-cell table:formula="of:=CONCATENATE(&quot;matriz[sonidos.get(&quot;&quot;&quot;;[.$A4];&quot;&quot;&quot;)][sonidos.get(&quot;&quot;&quot;;[.$W$1];&quot;&quot;&quot;)]=&quot;;[.W4];&quot;;&quot;;)" office:value-type="string" office:string-value="matriz[sonidos.get(&quot;c&quot;)][sonidos.get(&quot;s&quot;)]=0;" calcext:value-type="string">
            <text:p>matriz[sonidos.get("c")][sonidos.get("s")]=0;</text:p>
          </table:table-cell>
          <table:table-cell table:formula="of:=CONCATENATE(&quot;matriz[sonidos.get(&quot;&quot;&quot;;[.$A4];&quot;&quot;&quot;)][sonidos.get(&quot;&quot;&quot;;[.$X$1];&quot;&quot;&quot;)]=&quot;;[.X4];&quot;;&quot;;)" office:value-type="string" office:string-value="matriz[sonidos.get(&quot;c&quot;)][sonidos.get(&quot;t&quot;)]=0;" calcext:value-type="string">
            <text:p>matriz[sonidos.get("c")][sonidos.get("t")]=0;</text:p>
          </table:table-cell>
          <table:table-cell table:formula="of:=CONCATENATE(&quot;matriz[sonidos.get(&quot;&quot;&quot;;[.$A4];&quot;&quot;&quot;)][sonidos.get(&quot;&quot;&quot;;[.$Y$1];&quot;&quot;&quot;)]=&quot;;[.Y4];&quot;;&quot;;)" office:value-type="string" office:string-value="matriz[sonidos.get(&quot;c&quot;)][sonidos.get(&quot;u&quot;)]=0;" calcext:value-type="string">
            <text:p>matriz[sonidos.get("c")][sonidos.get("u")]=0;</text:p>
          </table:table-cell>
          <table:table-cell table:formula="of:=CONCATENATE(&quot;matriz[sonidos.get(&quot;&quot;&quot;;[.$A4];&quot;&quot;&quot;)][sonidos.get(&quot;&quot;&quot;;[.$Z$1];&quot;&quot;&quot;)]=&quot;;[.Z4];&quot;;&quot;;)" office:value-type="string" office:string-value="matriz[sonidos.get(&quot;c&quot;)][sonidos.get(&quot;v&quot;)]=0;" calcext:value-type="string">
            <text:p>matriz[sonidos.get("c")][sonidos.get("v")]=0;</text:p>
          </table:table-cell>
          <table:table-cell table:formula="of:=CONCATENATE(&quot;matriz[sonidos.get(&quot;&quot;&quot;;[.$A4];&quot;&quot;&quot;)][sonidos.get(&quot;&quot;&quot;;[.$AA$1];&quot;&quot;&quot;)]=&quot;;[.AA4];&quot;;&quot;;)" office:value-type="string" office:string-value="matriz[sonidos.get(&quot;c&quot;)][sonidos.get(&quot;w&quot;)]=0;" calcext:value-type="string">
            <text:p>matriz[sonidos.get("c")][sonidos.get("w")]=0;</text:p>
          </table:table-cell>
          <table:table-cell table:formula="of:=CONCATENATE(&quot;matriz[sonidos.get(&quot;&quot;&quot;;[.$A4];&quot;&quot;&quot;)][sonidos.get(&quot;&quot;&quot;;[.$AB$1];&quot;&quot;&quot;)]=&quot;;[.AB4];&quot;;&quot;;)" office:value-type="string" office:string-value="matriz[sonidos.get(&quot;c&quot;)][sonidos.get(&quot;x&quot;)]=0;" calcext:value-type="string">
            <text:p>matriz[sonidos.get("c")][sonidos.get("x")]=0;</text:p>
          </table:table-cell>
          <table:table-cell table:formula="of:=CONCATENATE(&quot;matriz[sonidos.get(&quot;&quot;&quot;;[.$A4];&quot;&quot;&quot;)][sonidos.get(&quot;&quot;&quot;;[.$AC$1];&quot;&quot;&quot;)]=&quot;;[.AC4];&quot;;&quot;;)" office:value-type="string" office:string-value="matriz[sonidos.get(&quot;c&quot;)][sonidos.get(&quot;y&quot;)]=0;" calcext:value-type="string">
            <text:p>matriz[sonidos.get("c")][sonidos.get("y")]=0;</text:p>
          </table:table-cell>
          <table:table-cell table:formula="of:=CONCATENATE(&quot;matriz[sonidos.get(&quot;&quot;&quot;;[.$A4];&quot;&quot;&quot;)][sonidos.get(&quot;&quot;&quot;;[.$AD$1];&quot;&quot;&quot;)]=&quot;;[.AD4];&quot;;&quot;;)" office:value-type="string" office:string-value="matriz[sonidos.get(&quot;c&quot;)][sonidos.get(&quot;z&quot;)]=0.5;" calcext:value-type="string">
            <text:p>matriz[sonidos.get("c")][sonidos.get("z")]=0.5;</text:p>
          </table:table-cell>
          <table:table-cell table:formula="of:=CONCATENATE(&quot;matriz[sonidos.get(&quot;&quot;&quot;;[.$A4];&quot;&quot;&quot;)][sonidos.get(&quot;&quot;&quot;;[.$AE$1];&quot;&quot;&quot;)]=&quot;;[.AE4];&quot;;&quot;;)" office:value-type="string" office:string-value="matriz[sonidos.get(&quot;c&quot;)][sonidos.get(&quot;á&quot;)]=0;" calcext:value-type="string">
            <text:p>matriz[sonidos.get("c")][sonidos.get("á")]=0;</text:p>
          </table:table-cell>
          <table:table-cell table:formula="of:=CONCATENATE(&quot;matriz[sonidos.get(&quot;&quot;&quot;;[.$A4];&quot;&quot;&quot;)][sonidos.get(&quot;&quot;&quot;;[.$AF$1];&quot;&quot;&quot;)]=&quot;;[.AF4];&quot;;&quot;;)" office:value-type="string" office:string-value="matriz[sonidos.get(&quot;c&quot;)][sonidos.get(&quot;é&quot;)]=0;" calcext:value-type="string">
            <text:p>matriz[sonidos.get("c")][sonidos.get("é")]=0;</text:p>
          </table:table-cell>
          <table:table-cell table:formula="of:=CONCATENATE(&quot;matriz[sonidos.get(&quot;&quot;&quot;;[.$A4];&quot;&quot;&quot;)][sonidos.get(&quot;&quot;&quot;;[.$AG$1];&quot;&quot;&quot;)]=&quot;;[.AG4];&quot;;&quot;;)" office:value-type="string" office:string-value="matriz[sonidos.get(&quot;c&quot;)][sonidos.get(&quot;í&quot;)]=0;" calcext:value-type="string">
            <text:p>matriz[sonidos.get("c")][sonidos.get("í")]=0;</text:p>
          </table:table-cell>
          <table:table-cell table:formula="of:=CONCATENATE(&quot;matriz[sonidos.get(&quot;&quot;&quot;;[.$A4];&quot;&quot;&quot;)][sonidos.get(&quot;&quot;&quot;;[.$AH$1];&quot;&quot;&quot;)]=&quot;;[.AH4];&quot;;&quot;;)" office:value-type="string" office:string-value="matriz[sonidos.get(&quot;c&quot;)][sonidos.get(&quot;ó&quot;)]=0;" calcext:value-type="string">
            <text:p>matriz[sonidos.get("c")][sonidos.get("ó")]=0;</text:p>
          </table:table-cell>
          <table:table-cell table:formula="of:=CONCATENATE(&quot;matriz[sonidos.get(&quot;&quot;&quot;;[.$A4];&quot;&quot;&quot;)][sonidos.get(&quot;&quot;&quot;;[.$AI$1];&quot;&quot;&quot;)]=&quot;;[.AI4];&quot;;&quot;;)" office:value-type="string" office:string-value="matriz[sonidos.get(&quot;c&quot;)][sonidos.get(&quot;ú&quot;)]=0;" calcext:value-type="string">
            <text:p>matriz[sonidos.get("c")][sonidos.get("ú")]=0;</text:p>
          </table:table-cell>
          <table:table-cell table:formula="of:=CONCATENATE(&quot;matriz[sonidos.get(&quot;&quot;&quot;;[.$A4];&quot;&quot;&quot;)][sonidos.get(&quot;&quot;&quot;;[.$AJ$1];&quot;&quot;&quot;)]=&quot;;[.AJ4];&quot;;&quot;;)" office:value-type="string" office:string-value="matriz[sonidos.get(&quot;c&quot;)][sonidos.get(&quot;ü&quot;)]=0;" calcext:value-type="string">
            <text:p>matriz[sonidos.get("c")][sonidos.get("ü")]=0;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CONCATENATE(&quot;matriz[sonidos.get(&quot;&quot;&quot;;[.A5];&quot;&quot;&quot;)][sonidos.get(&quot;&quot;&quot;;[.$B$1];&quot;&quot;&quot;)]=&quot;;[.B5];&quot;;&quot;;)" office:value-type="string" office:string-value="matriz[sonidos.get(&quot;ch&quot;)][sonidos.get(&quot;a&quot;)]=0;" calcext:value-type="string">
            <text:p>matriz[sonidos.get("ch")][sonidos.get("a")]=0;</text:p>
          </table:table-cell>
          <table:table-cell table:formula="of:=CONCATENATE(&quot;matriz[sonidos.get(&quot;&quot;&quot;;[.$A5];&quot;&quot;&quot;)][sonidos.get(&quot;&quot;&quot;;[.$C$1];&quot;&quot;&quot;)]=&quot;;[.C5];&quot;;&quot;;)" office:value-type="string" office:string-value="matriz[sonidos.get(&quot;ch&quot;)][sonidos.get(&quot;b&quot;)]=0;" calcext:value-type="string">
            <text:p>matriz[sonidos.get("ch")][sonidos.get("b")]=0;</text:p>
          </table:table-cell>
          <table:table-cell table:formula="of:=CONCATENATE(&quot;matriz[sonidos.get(&quot;&quot;&quot;;[.$A5];&quot;&quot;&quot;)][sonidos.get(&quot;&quot;&quot;;[.$D$1];&quot;&quot;&quot;)]=&quot;;[.D5];&quot;;&quot;;)" office:value-type="string" office:string-value="matriz[sonidos.get(&quot;ch&quot;)][sonidos.get(&quot;c&quot;)]=0;" calcext:value-type="string">
            <text:p>matriz[sonidos.get("ch")][sonidos.get("c")]=0;</text:p>
          </table:table-cell>
          <table:table-cell table:formula="of:=CONCATENATE(&quot;matriz[sonidos.get(&quot;&quot;&quot;;[.$A5];&quot;&quot;&quot;)][sonidos.get(&quot;&quot;&quot;;[.$E$1];&quot;&quot;&quot;)]=&quot;;[.E5];&quot;;&quot;;)" office:value-type="string" office:string-value="matriz[sonidos.get(&quot;ch&quot;)][sonidos.get(&quot;ch&quot;)]=1;" calcext:value-type="string">
            <text:p>matriz[sonidos.get("ch")][sonidos.get("ch")]=1;</text:p>
          </table:table-cell>
          <table:table-cell table:formula="of:=CONCATENATE(&quot;matriz[sonidos.get(&quot;&quot;&quot;;[.$A5];&quot;&quot;&quot;)][sonidos.get(&quot;&quot;&quot;;[.$F$1];&quot;&quot;&quot;)]=&quot;;[.F5];&quot;;&quot;;)" office:value-type="string" office:string-value="matriz[sonidos.get(&quot;ch&quot;)][sonidos.get(&quot;d&quot;)]=0;" calcext:value-type="string">
            <text:p>matriz[sonidos.get("ch")][sonidos.get("d")]=0;</text:p>
          </table:table-cell>
          <table:table-cell table:formula="of:=CONCATENATE(&quot;matriz[sonidos.get(&quot;&quot;&quot;;[.$A5];&quot;&quot;&quot;)][sonidos.get(&quot;&quot;&quot;;[.$G$1];&quot;&quot;&quot;)]=&quot;;[.G5];&quot;;&quot;;)" office:value-type="string" office:string-value="matriz[sonidos.get(&quot;ch&quot;)][sonidos.get(&quot;e&quot;)]=0;" calcext:value-type="string">
            <text:p>matriz[sonidos.get("ch")][sonidos.get("e")]=0;</text:p>
          </table:table-cell>
          <table:table-cell table:formula="of:=CONCATENATE(&quot;matriz[sonidos.get(&quot;&quot;&quot;;[.$A5];&quot;&quot;&quot;)][sonidos.get(&quot;&quot;&quot;;[.$H$1];&quot;&quot;&quot;)]=&quot;;[.H5];&quot;;&quot;;)" office:value-type="string" office:string-value="matriz[sonidos.get(&quot;ch&quot;)][sonidos.get(&quot;f&quot;)]=0;" calcext:value-type="string">
            <text:p>matriz[sonidos.get("ch")][sonidos.get("f")]=0;</text:p>
          </table:table-cell>
          <table:table-cell table:formula="of:=CONCATENATE(&quot;matriz[sonidos.get(&quot;&quot;&quot;;[.$A5];&quot;&quot;&quot;)][sonidos.get(&quot;&quot;&quot;;[.$I$1];&quot;&quot;&quot;)]=&quot;;[.I5];&quot;;&quot;;)" office:value-type="string" office:string-value="matriz[sonidos.get(&quot;ch&quot;)][sonidos.get(&quot;g&quot;)]=0;" calcext:value-type="string">
            <text:p>matriz[sonidos.get("ch")][sonidos.get("g")]=0;</text:p>
          </table:table-cell>
          <table:table-cell table:formula="of:=CONCATENATE(&quot;matriz[sonidos.get(&quot;&quot;&quot;;[.$A5];&quot;&quot;&quot;)][sonidos.get(&quot;&quot;&quot;;[.$J$1];&quot;&quot;&quot;)]=&quot;;[.J5];&quot;;&quot;;)" office:value-type="string" office:string-value="matriz[sonidos.get(&quot;ch&quot;)][sonidos.get(&quot;h&quot;)]=0;" calcext:value-type="string">
            <text:p>matriz[sonidos.get("ch")][sonidos.get("h")]=0;</text:p>
          </table:table-cell>
          <table:table-cell table:formula="of:=CONCATENATE(&quot;matriz[sonidos.get(&quot;&quot;&quot;;[.$A5];&quot;&quot;&quot;)][sonidos.get(&quot;&quot;&quot;;[.$K$1];&quot;&quot;&quot;)]=&quot;;[.K5];&quot;;&quot;;)" office:value-type="string" office:string-value="matriz[sonidos.get(&quot;ch&quot;)][sonidos.get(&quot;i&quot;)]=0;" calcext:value-type="string">
            <text:p>matriz[sonidos.get("ch")][sonidos.get("i")]=0;</text:p>
          </table:table-cell>
          <table:table-cell table:formula="of:=CONCATENATE(&quot;matriz[sonidos.get(&quot;&quot;&quot;;[.$A5];&quot;&quot;&quot;)][sonidos.get(&quot;&quot;&quot;;[.$L$1];&quot;&quot;&quot;)]=&quot;;[.L5];&quot;;&quot;;)" office:value-type="string" office:string-value="matriz[sonidos.get(&quot;ch&quot;)][sonidos.get(&quot;j&quot;)]=0;" calcext:value-type="string">
            <text:p>matriz[sonidos.get("ch")][sonidos.get("j")]=0;</text:p>
          </table:table-cell>
          <table:table-cell table:formula="of:=CONCATENATE(&quot;matriz[sonidos.get(&quot;&quot;&quot;;[.$A5];&quot;&quot;&quot;)][sonidos.get(&quot;&quot;&quot;;[.$M$1];&quot;&quot;&quot;)]=&quot;;[.M5];&quot;;&quot;;)" office:value-type="string" office:string-value="matriz[sonidos.get(&quot;ch&quot;)][sonidos.get(&quot;k&quot;)]=0;" calcext:value-type="string">
            <text:p>matriz[sonidos.get("ch")][sonidos.get("k")]=0;</text:p>
          </table:table-cell>
          <table:table-cell table:formula="of:=CONCATENATE(&quot;matriz[sonidos.get(&quot;&quot;&quot;;[.$A5];&quot;&quot;&quot;)][sonidos.get(&quot;&quot;&quot;;[.$N$1];&quot;&quot;&quot;)]=&quot;;[.N5];&quot;;&quot;;)" office:value-type="string" office:string-value="matriz[sonidos.get(&quot;ch&quot;)][sonidos.get(&quot;l&quot;)]=0;" calcext:value-type="string">
            <text:p>matriz[sonidos.get("ch")][sonidos.get("l")]=0;</text:p>
          </table:table-cell>
          <table:table-cell table:formula="of:=CONCATENATE(&quot;matriz[sonidos.get(&quot;&quot;&quot;;[.$A5];&quot;&quot;&quot;)][sonidos.get(&quot;&quot;&quot;;[.$O$1];&quot;&quot;&quot;)]=&quot;;[.O5];&quot;;&quot;;)" office:value-type="string" office:string-value="matriz[sonidos.get(&quot;ch&quot;)][sonidos.get(&quot;ll&quot;)]=0;" calcext:value-type="string">
            <text:p>matriz[sonidos.get("ch")][sonidos.get("ll")]=0;</text:p>
          </table:table-cell>
          <table:table-cell table:formula="of:=CONCATENATE(&quot;matriz[sonidos.get(&quot;&quot;&quot;;[.$A5];&quot;&quot;&quot;)][sonidos.get(&quot;&quot;&quot;;[.$P$1];&quot;&quot;&quot;)]=&quot;;[.P5];&quot;;&quot;;)" office:value-type="string" office:string-value="matriz[sonidos.get(&quot;ch&quot;)][sonidos.get(&quot;m&quot;)]=0;" calcext:value-type="string">
            <text:p>matriz[sonidos.get("ch")][sonidos.get("m")]=0;</text:p>
          </table:table-cell>
          <table:table-cell table:formula="of:=CONCATENATE(&quot;matriz[sonidos.get(&quot;&quot;&quot;;[.$A5];&quot;&quot;&quot;)][sonidos.get(&quot;&quot;&quot;;[.$Q$1];&quot;&quot;&quot;)]=&quot;;[.Q5];&quot;;&quot;;)" office:value-type="string" office:string-value="matriz[sonidos.get(&quot;ch&quot;)][sonidos.get(&quot;n&quot;)]=0;" calcext:value-type="string">
            <text:p>matriz[sonidos.get("ch")][sonidos.get("n")]=0;</text:p>
          </table:table-cell>
          <table:table-cell table:formula="of:=CONCATENATE(&quot;matriz[sonidos.get(&quot;&quot;&quot;;[.$A5];&quot;&quot;&quot;)][sonidos.get(&quot;&quot;&quot;;[.$R$1];&quot;&quot;&quot;)]=&quot;;[.R5];&quot;;&quot;;)" office:value-type="string" office:string-value="matriz[sonidos.get(&quot;ch&quot;)][sonidos.get(&quot;ñ&quot;)]=0;" calcext:value-type="string">
            <text:p>matriz[sonidos.get("ch")][sonidos.get("ñ")]=0;</text:p>
          </table:table-cell>
          <table:table-cell table:formula="of:=CONCATENATE(&quot;matriz[sonidos.get(&quot;&quot;&quot;;[.$A5];&quot;&quot;&quot;)][sonidos.get(&quot;&quot;&quot;;[.$S$1];&quot;&quot;&quot;)]=&quot;;[.S5];&quot;;&quot;;)" office:value-type="string" office:string-value="matriz[sonidos.get(&quot;ch&quot;)][sonidos.get(&quot;o&quot;)]=0;" calcext:value-type="string">
            <text:p>matriz[sonidos.get("ch")][sonidos.get("o")]=0;</text:p>
          </table:table-cell>
          <table:table-cell table:formula="of:=CONCATENATE(&quot;matriz[sonidos.get(&quot;&quot;&quot;;[.$A5];&quot;&quot;&quot;)][sonidos.get(&quot;&quot;&quot;;[.$T$1];&quot;&quot;&quot;)]=&quot;;[.T5];&quot;;&quot;;)" office:value-type="string" office:string-value="matriz[sonidos.get(&quot;ch&quot;)][sonidos.get(&quot;p&quot;)]=0;" calcext:value-type="string">
            <text:p>matriz[sonidos.get("ch")][sonidos.get("p")]=0;</text:p>
          </table:table-cell>
          <table:table-cell table:formula="of:=CONCATENATE(&quot;matriz[sonidos.get(&quot;&quot;&quot;;[.$A5];&quot;&quot;&quot;)][sonidos.get(&quot;&quot;&quot;;[.$U$1];&quot;&quot;&quot;)]=&quot;;[.U5];&quot;;&quot;;)" office:value-type="string" office:string-value="matriz[sonidos.get(&quot;ch&quot;)][sonidos.get(&quot;q&quot;)]=0;" calcext:value-type="string">
            <text:p>matriz[sonidos.get("ch")][sonidos.get("q")]=0;</text:p>
          </table:table-cell>
          <table:table-cell table:formula="of:=CONCATENATE(&quot;matriz[sonidos.get(&quot;&quot;&quot;;[.$A5];&quot;&quot;&quot;)][sonidos.get(&quot;&quot;&quot;;[.$V$1];&quot;&quot;&quot;)]=&quot;;[.V5];&quot;;&quot;;)" office:value-type="string" office:string-value="matriz[sonidos.get(&quot;ch&quot;)][sonidos.get(&quot;r&quot;)]=0;" calcext:value-type="string">
            <text:p>matriz[sonidos.get("ch")][sonidos.get("r")]=0;</text:p>
          </table:table-cell>
          <table:table-cell table:formula="of:=CONCATENATE(&quot;matriz[sonidos.get(&quot;&quot;&quot;;[.$A5];&quot;&quot;&quot;)][sonidos.get(&quot;&quot;&quot;;[.$W$1];&quot;&quot;&quot;)]=&quot;;[.W5];&quot;;&quot;;)" office:value-type="string" office:string-value="matriz[sonidos.get(&quot;ch&quot;)][sonidos.get(&quot;s&quot;)]=0;" calcext:value-type="string">
            <text:p>matriz[sonidos.get("ch")][sonidos.get("s")]=0;</text:p>
          </table:table-cell>
          <table:table-cell table:formula="of:=CONCATENATE(&quot;matriz[sonidos.get(&quot;&quot;&quot;;[.$A5];&quot;&quot;&quot;)][sonidos.get(&quot;&quot;&quot;;[.$X$1];&quot;&quot;&quot;)]=&quot;;[.X5];&quot;;&quot;;)" office:value-type="string" office:string-value="matriz[sonidos.get(&quot;ch&quot;)][sonidos.get(&quot;t&quot;)]=0;" calcext:value-type="string">
            <text:p>matriz[sonidos.get("ch")][sonidos.get("t")]=0;</text:p>
          </table:table-cell>
          <table:table-cell table:formula="of:=CONCATENATE(&quot;matriz[sonidos.get(&quot;&quot;&quot;;[.$A5];&quot;&quot;&quot;)][sonidos.get(&quot;&quot;&quot;;[.$Y$1];&quot;&quot;&quot;)]=&quot;;[.Y5];&quot;;&quot;;)" office:value-type="string" office:string-value="matriz[sonidos.get(&quot;ch&quot;)][sonidos.get(&quot;u&quot;)]=0;" calcext:value-type="string">
            <text:p>matriz[sonidos.get("ch")][sonidos.get("u")]=0;</text:p>
          </table:table-cell>
          <table:table-cell table:formula="of:=CONCATENATE(&quot;matriz[sonidos.get(&quot;&quot;&quot;;[.$A5];&quot;&quot;&quot;)][sonidos.get(&quot;&quot;&quot;;[.$Z$1];&quot;&quot;&quot;)]=&quot;;[.Z5];&quot;;&quot;;)" office:value-type="string" office:string-value="matriz[sonidos.get(&quot;ch&quot;)][sonidos.get(&quot;v&quot;)]=0;" calcext:value-type="string">
            <text:p>matriz[sonidos.get("ch")][sonidos.get("v")]=0;</text:p>
          </table:table-cell>
          <table:table-cell table:formula="of:=CONCATENATE(&quot;matriz[sonidos.get(&quot;&quot;&quot;;[.$A5];&quot;&quot;&quot;)][sonidos.get(&quot;&quot;&quot;;[.$AA$1];&quot;&quot;&quot;)]=&quot;;[.AA5];&quot;;&quot;;)" office:value-type="string" office:string-value="matriz[sonidos.get(&quot;ch&quot;)][sonidos.get(&quot;w&quot;)]=0;" calcext:value-type="string">
            <text:p>matriz[sonidos.get("ch")][sonidos.get("w")]=0;</text:p>
          </table:table-cell>
          <table:table-cell table:formula="of:=CONCATENATE(&quot;matriz[sonidos.get(&quot;&quot;&quot;;[.$A5];&quot;&quot;&quot;)][sonidos.get(&quot;&quot;&quot;;[.$AB$1];&quot;&quot;&quot;)]=&quot;;[.AB5];&quot;;&quot;;)" office:value-type="string" office:string-value="matriz[sonidos.get(&quot;ch&quot;)][sonidos.get(&quot;x&quot;)]=1;" calcext:value-type="string">
            <text:p>matriz[sonidos.get("ch")][sonidos.get("x")]=1;</text:p>
          </table:table-cell>
          <table:table-cell table:formula="of:=CONCATENATE(&quot;matriz[sonidos.get(&quot;&quot;&quot;;[.$A5];&quot;&quot;&quot;)][sonidos.get(&quot;&quot;&quot;;[.$AC$1];&quot;&quot;&quot;)]=&quot;;[.AC5];&quot;;&quot;;)" office:value-type="string" office:string-value="matriz[sonidos.get(&quot;ch&quot;)][sonidos.get(&quot;y&quot;)]=0;" calcext:value-type="string">
            <text:p>matriz[sonidos.get("ch")][sonidos.get("y")]=0;</text:p>
          </table:table-cell>
          <table:table-cell table:formula="of:=CONCATENATE(&quot;matriz[sonidos.get(&quot;&quot;&quot;;[.$A5];&quot;&quot;&quot;)][sonidos.get(&quot;&quot;&quot;;[.$AD$1];&quot;&quot;&quot;)]=&quot;;[.AD5];&quot;;&quot;;)" office:value-type="string" office:string-value="matriz[sonidos.get(&quot;ch&quot;)][sonidos.get(&quot;z&quot;)]=0;" calcext:value-type="string">
            <text:p>matriz[sonidos.get("ch")][sonidos.get("z")]=0;</text:p>
          </table:table-cell>
          <table:table-cell table:formula="of:=CONCATENATE(&quot;matriz[sonidos.get(&quot;&quot;&quot;;[.$A5];&quot;&quot;&quot;)][sonidos.get(&quot;&quot;&quot;;[.$AE$1];&quot;&quot;&quot;)]=&quot;;[.AE5];&quot;;&quot;;)" office:value-type="string" office:string-value="matriz[sonidos.get(&quot;ch&quot;)][sonidos.get(&quot;á&quot;)]=0;" calcext:value-type="string">
            <text:p>matriz[sonidos.get("ch")][sonidos.get("á")]=0;</text:p>
          </table:table-cell>
          <table:table-cell table:formula="of:=CONCATENATE(&quot;matriz[sonidos.get(&quot;&quot;&quot;;[.$A5];&quot;&quot;&quot;)][sonidos.get(&quot;&quot;&quot;;[.$AF$1];&quot;&quot;&quot;)]=&quot;;[.AF5];&quot;;&quot;;)" office:value-type="string" office:string-value="matriz[sonidos.get(&quot;ch&quot;)][sonidos.get(&quot;é&quot;)]=0;" calcext:value-type="string">
            <text:p>matriz[sonidos.get("ch")][sonidos.get("é")]=0;</text:p>
          </table:table-cell>
          <table:table-cell table:formula="of:=CONCATENATE(&quot;matriz[sonidos.get(&quot;&quot;&quot;;[.$A5];&quot;&quot;&quot;)][sonidos.get(&quot;&quot;&quot;;[.$AG$1];&quot;&quot;&quot;)]=&quot;;[.AG5];&quot;;&quot;;)" office:value-type="string" office:string-value="matriz[sonidos.get(&quot;ch&quot;)][sonidos.get(&quot;í&quot;)]=0;" calcext:value-type="string">
            <text:p>matriz[sonidos.get("ch")][sonidos.get("í")]=0;</text:p>
          </table:table-cell>
          <table:table-cell table:formula="of:=CONCATENATE(&quot;matriz[sonidos.get(&quot;&quot;&quot;;[.$A5];&quot;&quot;&quot;)][sonidos.get(&quot;&quot;&quot;;[.$AH$1];&quot;&quot;&quot;)]=&quot;;[.AH5];&quot;;&quot;;)" office:value-type="string" office:string-value="matriz[sonidos.get(&quot;ch&quot;)][sonidos.get(&quot;ó&quot;)]=0;" calcext:value-type="string">
            <text:p>matriz[sonidos.get("ch")][sonidos.get("ó")]=0;</text:p>
          </table:table-cell>
          <table:table-cell table:formula="of:=CONCATENATE(&quot;matriz[sonidos.get(&quot;&quot;&quot;;[.$A5];&quot;&quot;&quot;)][sonidos.get(&quot;&quot;&quot;;[.$AI$1];&quot;&quot;&quot;)]=&quot;;[.AI5];&quot;;&quot;;)" office:value-type="string" office:string-value="matriz[sonidos.get(&quot;ch&quot;)][sonidos.get(&quot;ú&quot;)]=0;" calcext:value-type="string">
            <text:p>matriz[sonidos.get("ch")][sonidos.get("ú")]=0;</text:p>
          </table:table-cell>
          <table:table-cell table:formula="of:=CONCATENATE(&quot;matriz[sonidos.get(&quot;&quot;&quot;;[.$A5];&quot;&quot;&quot;)][sonidos.get(&quot;&quot;&quot;;[.$AJ$1];&quot;&quot;&quot;)]=&quot;;[.AJ5];&quot;;&quot;;)" office:value-type="string" office:string-value="matriz[sonidos.get(&quot;ch&quot;)][sonidos.get(&quot;ü&quot;)]=0;" calcext:value-type="string">
            <text:p>matriz[sonidos.get("ch")][sonidos.get("ü")]=0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/>
          <table:table-cell table:formula="of:=CONCATENATE(&quot;matriz[sonidos.get(&quot;&quot;&quot;;[.A6];&quot;&quot;&quot;)][sonidos.get(&quot;&quot;&quot;;[.$B$1];&quot;&quot;&quot;)]=&quot;;[.B6];&quot;;&quot;;)" office:value-type="string" office:string-value="matriz[sonidos.get(&quot;d&quot;)][sonidos.get(&quot;a&quot;)]=0;" calcext:value-type="string">
            <text:p>matriz[sonidos.get("d")][sonidos.get("a")]=0;</text:p>
          </table:table-cell>
          <table:table-cell table:formula="of:=CONCATENATE(&quot;matriz[sonidos.get(&quot;&quot;&quot;;[.$A6];&quot;&quot;&quot;)][sonidos.get(&quot;&quot;&quot;;[.$C$1];&quot;&quot;&quot;)]=&quot;;[.C6];&quot;;&quot;;)" office:value-type="string" office:string-value="matriz[sonidos.get(&quot;d&quot;)][sonidos.get(&quot;b&quot;)]=0;" calcext:value-type="string">
            <text:p>matriz[sonidos.get("d")][sonidos.get("b")]=0;</text:p>
          </table:table-cell>
          <table:table-cell table:formula="of:=CONCATENATE(&quot;matriz[sonidos.get(&quot;&quot;&quot;;[.$A6];&quot;&quot;&quot;)][sonidos.get(&quot;&quot;&quot;;[.$D$1];&quot;&quot;&quot;)]=&quot;;[.D6];&quot;;&quot;;)" office:value-type="string" office:string-value="matriz[sonidos.get(&quot;d&quot;)][sonidos.get(&quot;c&quot;)]=0.15;" calcext:value-type="string">
            <text:p>matriz[sonidos.get("d")][sonidos.get("c")]=0.15;</text:p>
          </table:table-cell>
          <table:table-cell table:formula="of:=CONCATENATE(&quot;matriz[sonidos.get(&quot;&quot;&quot;;[.$A6];&quot;&quot;&quot;)][sonidos.get(&quot;&quot;&quot;;[.$E$1];&quot;&quot;&quot;)]=&quot;;[.E6];&quot;;&quot;;)" office:value-type="string" office:string-value="matriz[sonidos.get(&quot;d&quot;)][sonidos.get(&quot;ch&quot;)]=0;" calcext:value-type="string">
            <text:p>matriz[sonidos.get("d")][sonidos.get("ch")]=0;</text:p>
          </table:table-cell>
          <table:table-cell table:formula="of:=CONCATENATE(&quot;matriz[sonidos.get(&quot;&quot;&quot;;[.$A6];&quot;&quot;&quot;)][sonidos.get(&quot;&quot;&quot;;[.$F$1];&quot;&quot;&quot;)]=&quot;;[.F6];&quot;;&quot;;)" office:value-type="string" office:string-value="matriz[sonidos.get(&quot;d&quot;)][sonidos.get(&quot;d&quot;)]=1;" calcext:value-type="string">
            <text:p>matriz[sonidos.get("d")][sonidos.get("d")]=1;</text:p>
          </table:table-cell>
          <table:table-cell table:formula="of:=CONCATENATE(&quot;matriz[sonidos.get(&quot;&quot;&quot;;[.$A6];&quot;&quot;&quot;)][sonidos.get(&quot;&quot;&quot;;[.$G$1];&quot;&quot;&quot;)]=&quot;;[.G6];&quot;;&quot;;)" office:value-type="string" office:string-value="matriz[sonidos.get(&quot;d&quot;)][sonidos.get(&quot;e&quot;)]=0;" calcext:value-type="string">
            <text:p>matriz[sonidos.get("d")][sonidos.get("e")]=0;</text:p>
          </table:table-cell>
          <table:table-cell table:formula="of:=CONCATENATE(&quot;matriz[sonidos.get(&quot;&quot;&quot;;[.$A6];&quot;&quot;&quot;)][sonidos.get(&quot;&quot;&quot;;[.$H$1];&quot;&quot;&quot;)]=&quot;;[.H6];&quot;;&quot;;)" office:value-type="string" office:string-value="matriz[sonidos.get(&quot;d&quot;)][sonidos.get(&quot;f&quot;)]=0;" calcext:value-type="string">
            <text:p>matriz[sonidos.get("d")][sonidos.get("f")]=0;</text:p>
          </table:table-cell>
          <table:table-cell table:formula="of:=CONCATENATE(&quot;matriz[sonidos.get(&quot;&quot;&quot;;[.$A6];&quot;&quot;&quot;)][sonidos.get(&quot;&quot;&quot;;[.$I$1];&quot;&quot;&quot;)]=&quot;;[.I6];&quot;;&quot;;)" office:value-type="string" office:string-value="matriz[sonidos.get(&quot;d&quot;)][sonidos.get(&quot;g&quot;)]=0;" calcext:value-type="string">
            <text:p>matriz[sonidos.get("d")][sonidos.get("g")]=0;</text:p>
          </table:table-cell>
          <table:table-cell table:formula="of:=CONCATENATE(&quot;matriz[sonidos.get(&quot;&quot;&quot;;[.$A6];&quot;&quot;&quot;)][sonidos.get(&quot;&quot;&quot;;[.$J$1];&quot;&quot;&quot;)]=&quot;;[.J6];&quot;;&quot;;)" office:value-type="string" office:string-value="matriz[sonidos.get(&quot;d&quot;)][sonidos.get(&quot;h&quot;)]=0;" calcext:value-type="string">
            <text:p>matriz[sonidos.get("d")][sonidos.get("h")]=0;</text:p>
          </table:table-cell>
          <table:table-cell table:formula="of:=CONCATENATE(&quot;matriz[sonidos.get(&quot;&quot;&quot;;[.$A6];&quot;&quot;&quot;)][sonidos.get(&quot;&quot;&quot;;[.$K$1];&quot;&quot;&quot;)]=&quot;;[.K6];&quot;;&quot;;)" office:value-type="string" office:string-value="matriz[sonidos.get(&quot;d&quot;)][sonidos.get(&quot;i&quot;)]=0;" calcext:value-type="string">
            <text:p>matriz[sonidos.get("d")][sonidos.get("i")]=0;</text:p>
          </table:table-cell>
          <table:table-cell table:formula="of:=CONCATENATE(&quot;matriz[sonidos.get(&quot;&quot;&quot;;[.$A6];&quot;&quot;&quot;)][sonidos.get(&quot;&quot;&quot;;[.$L$1];&quot;&quot;&quot;)]=&quot;;[.L6];&quot;;&quot;;)" office:value-type="string" office:string-value="matriz[sonidos.get(&quot;d&quot;)][sonidos.get(&quot;j&quot;)]=0;" calcext:value-type="string">
            <text:p>matriz[sonidos.get("d")][sonidos.get("j")]=0;</text:p>
          </table:table-cell>
          <table:table-cell table:formula="of:=CONCATENATE(&quot;matriz[sonidos.get(&quot;&quot;&quot;;[.$A6];&quot;&quot;&quot;)][sonidos.get(&quot;&quot;&quot;;[.$M$1];&quot;&quot;&quot;)]=&quot;;[.M6];&quot;;&quot;;)" office:value-type="string" office:string-value="matriz[sonidos.get(&quot;d&quot;)][sonidos.get(&quot;k&quot;)]=0;" calcext:value-type="string">
            <text:p>matriz[sonidos.get("d")][sonidos.get("k")]=0;</text:p>
          </table:table-cell>
          <table:table-cell table:formula="of:=CONCATENATE(&quot;matriz[sonidos.get(&quot;&quot;&quot;;[.$A6];&quot;&quot;&quot;)][sonidos.get(&quot;&quot;&quot;;[.$N$1];&quot;&quot;&quot;)]=&quot;;[.N6];&quot;;&quot;;)" office:value-type="string" office:string-value="matriz[sonidos.get(&quot;d&quot;)][sonidos.get(&quot;l&quot;)]=0;" calcext:value-type="string">
            <text:p>matriz[sonidos.get("d")][sonidos.get("l")]=0;</text:p>
          </table:table-cell>
          <table:table-cell table:formula="of:=CONCATENATE(&quot;matriz[sonidos.get(&quot;&quot;&quot;;[.$A6];&quot;&quot;&quot;)][sonidos.get(&quot;&quot;&quot;;[.$O$1];&quot;&quot;&quot;)]=&quot;;[.O6];&quot;;&quot;;)" office:value-type="string" office:string-value="matriz[sonidos.get(&quot;d&quot;)][sonidos.get(&quot;ll&quot;)]=0;" calcext:value-type="string">
            <text:p>matriz[sonidos.get("d")][sonidos.get("ll")]=0;</text:p>
          </table:table-cell>
          <table:table-cell table:formula="of:=CONCATENATE(&quot;matriz[sonidos.get(&quot;&quot;&quot;;[.$A6];&quot;&quot;&quot;)][sonidos.get(&quot;&quot;&quot;;[.$P$1];&quot;&quot;&quot;)]=&quot;;[.P6];&quot;;&quot;;)" office:value-type="string" office:string-value="matriz[sonidos.get(&quot;d&quot;)][sonidos.get(&quot;m&quot;)]=0;" calcext:value-type="string">
            <text:p>matriz[sonidos.get("d")][sonidos.get("m")]=0;</text:p>
          </table:table-cell>
          <table:table-cell table:formula="of:=CONCATENATE(&quot;matriz[sonidos.get(&quot;&quot;&quot;;[.$A6];&quot;&quot;&quot;)][sonidos.get(&quot;&quot;&quot;;[.$Q$1];&quot;&quot;&quot;)]=&quot;;[.Q6];&quot;;&quot;;)" office:value-type="string" office:string-value="matriz[sonidos.get(&quot;d&quot;)][sonidos.get(&quot;n&quot;)]=0;" calcext:value-type="string">
            <text:p>matriz[sonidos.get("d")][sonidos.get("n")]=0;</text:p>
          </table:table-cell>
          <table:table-cell table:formula="of:=CONCATENATE(&quot;matriz[sonidos.get(&quot;&quot;&quot;;[.$A6];&quot;&quot;&quot;)][sonidos.get(&quot;&quot;&quot;;[.$R$1];&quot;&quot;&quot;)]=&quot;;[.R6];&quot;;&quot;;)" office:value-type="string" office:string-value="matriz[sonidos.get(&quot;d&quot;)][sonidos.get(&quot;ñ&quot;)]=0;" calcext:value-type="string">
            <text:p>matriz[sonidos.get("d")][sonidos.get("ñ")]=0;</text:p>
          </table:table-cell>
          <table:table-cell table:formula="of:=CONCATENATE(&quot;matriz[sonidos.get(&quot;&quot;&quot;;[.$A6];&quot;&quot;&quot;)][sonidos.get(&quot;&quot;&quot;;[.$S$1];&quot;&quot;&quot;)]=&quot;;[.S6];&quot;;&quot;;)" office:value-type="string" office:string-value="matriz[sonidos.get(&quot;d&quot;)][sonidos.get(&quot;o&quot;)]=0;" calcext:value-type="string">
            <text:p>matriz[sonidos.get("d")][sonidos.get("o")]=0;</text:p>
          </table:table-cell>
          <table:table-cell table:formula="of:=CONCATENATE(&quot;matriz[sonidos.get(&quot;&quot;&quot;;[.$A6];&quot;&quot;&quot;)][sonidos.get(&quot;&quot;&quot;;[.$T$1];&quot;&quot;&quot;)]=&quot;;[.T6];&quot;;&quot;;)" office:value-type="string" office:string-value="matriz[sonidos.get(&quot;d&quot;)][sonidos.get(&quot;p&quot;)]=0;" calcext:value-type="string">
            <text:p>matriz[sonidos.get("d")][sonidos.get("p")]=0;</text:p>
          </table:table-cell>
          <table:table-cell table:formula="of:=CONCATENATE(&quot;matriz[sonidos.get(&quot;&quot;&quot;;[.$A6];&quot;&quot;&quot;)][sonidos.get(&quot;&quot;&quot;;[.$U$1];&quot;&quot;&quot;)]=&quot;;[.U6];&quot;;&quot;;)" office:value-type="string" office:string-value="matriz[sonidos.get(&quot;d&quot;)][sonidos.get(&quot;q&quot;)]=0;" calcext:value-type="string">
            <text:p>matriz[sonidos.get("d")][sonidos.get("q")]=0;</text:p>
          </table:table-cell>
          <table:table-cell table:formula="of:=CONCATENATE(&quot;matriz[sonidos.get(&quot;&quot;&quot;;[.$A6];&quot;&quot;&quot;)][sonidos.get(&quot;&quot;&quot;;[.$V$1];&quot;&quot;&quot;)]=&quot;;[.V6];&quot;;&quot;;)" office:value-type="string" office:string-value="matriz[sonidos.get(&quot;d&quot;)][sonidos.get(&quot;r&quot;)]=0;" calcext:value-type="string">
            <text:p>matriz[sonidos.get("d")][sonidos.get("r")]=0;</text:p>
          </table:table-cell>
          <table:table-cell table:formula="of:=CONCATENATE(&quot;matriz[sonidos.get(&quot;&quot;&quot;;[.$A6];&quot;&quot;&quot;)][sonidos.get(&quot;&quot;&quot;;[.$W$1];&quot;&quot;&quot;)]=&quot;;[.W6];&quot;;&quot;;)" office:value-type="string" office:string-value="matriz[sonidos.get(&quot;d&quot;)][sonidos.get(&quot;s&quot;)]=0;" calcext:value-type="string">
            <text:p>matriz[sonidos.get("d")][sonidos.get("s")]=0;</text:p>
          </table:table-cell>
          <table:table-cell table:formula="of:=CONCATENATE(&quot;matriz[sonidos.get(&quot;&quot;&quot;;[.$A6];&quot;&quot;&quot;)][sonidos.get(&quot;&quot;&quot;;[.$X$1];&quot;&quot;&quot;)]=&quot;;[.X6];&quot;;&quot;;)" office:value-type="string" office:string-value="matriz[sonidos.get(&quot;d&quot;)][sonidos.get(&quot;t&quot;)]=0;" calcext:value-type="string">
            <text:p>matriz[sonidos.get("d")][sonidos.get("t")]=0;</text:p>
          </table:table-cell>
          <table:table-cell table:formula="of:=CONCATENATE(&quot;matriz[sonidos.get(&quot;&quot;&quot;;[.$A6];&quot;&quot;&quot;)][sonidos.get(&quot;&quot;&quot;;[.$Y$1];&quot;&quot;&quot;)]=&quot;;[.Y6];&quot;;&quot;;)" office:value-type="string" office:string-value="matriz[sonidos.get(&quot;d&quot;)][sonidos.get(&quot;u&quot;)]=0;" calcext:value-type="string">
            <text:p>matriz[sonidos.get("d")][sonidos.get("u")]=0;</text:p>
          </table:table-cell>
          <table:table-cell table:formula="of:=CONCATENATE(&quot;matriz[sonidos.get(&quot;&quot;&quot;;[.$A6];&quot;&quot;&quot;)][sonidos.get(&quot;&quot;&quot;;[.$Z$1];&quot;&quot;&quot;)]=&quot;;[.Z6];&quot;;&quot;;)" office:value-type="string" office:string-value="matriz[sonidos.get(&quot;d&quot;)][sonidos.get(&quot;v&quot;)]=0;" calcext:value-type="string">
            <text:p>matriz[sonidos.get("d")][sonidos.get("v")]=0;</text:p>
          </table:table-cell>
          <table:table-cell table:formula="of:=CONCATENATE(&quot;matriz[sonidos.get(&quot;&quot;&quot;;[.$A6];&quot;&quot;&quot;)][sonidos.get(&quot;&quot;&quot;;[.$AA$1];&quot;&quot;&quot;)]=&quot;;[.AA6];&quot;;&quot;;)" office:value-type="string" office:string-value="matriz[sonidos.get(&quot;d&quot;)][sonidos.get(&quot;w&quot;)]=0;" calcext:value-type="string">
            <text:p>matriz[sonidos.get("d")][sonidos.get("w")]=0;</text:p>
          </table:table-cell>
          <table:table-cell table:formula="of:=CONCATENATE(&quot;matriz[sonidos.get(&quot;&quot;&quot;;[.$A6];&quot;&quot;&quot;)][sonidos.get(&quot;&quot;&quot;;[.$AB$1];&quot;&quot;&quot;)]=&quot;;[.AB6];&quot;;&quot;;)" office:value-type="string" office:string-value="matriz[sonidos.get(&quot;d&quot;)][sonidos.get(&quot;x&quot;)]=0;" calcext:value-type="string">
            <text:p>matriz[sonidos.get("d")][sonidos.get("x")]=0;</text:p>
          </table:table-cell>
          <table:table-cell table:formula="of:=CONCATENATE(&quot;matriz[sonidos.get(&quot;&quot;&quot;;[.$A6];&quot;&quot;&quot;)][sonidos.get(&quot;&quot;&quot;;[.$AC$1];&quot;&quot;&quot;)]=&quot;;[.AC6];&quot;;&quot;;)" office:value-type="string" office:string-value="matriz[sonidos.get(&quot;d&quot;)][sonidos.get(&quot;y&quot;)]=0;" calcext:value-type="string">
            <text:p>matriz[sonidos.get("d")][sonidos.get("y")]=0;</text:p>
          </table:table-cell>
          <table:table-cell table:formula="of:=CONCATENATE(&quot;matriz[sonidos.get(&quot;&quot;&quot;;[.$A6];&quot;&quot;&quot;)][sonidos.get(&quot;&quot;&quot;;[.$AD$1];&quot;&quot;&quot;)]=&quot;;[.AD6];&quot;;&quot;;)" office:value-type="string" office:string-value="matriz[sonidos.get(&quot;d&quot;)][sonidos.get(&quot;z&quot;)]=0;" calcext:value-type="string">
            <text:p>matriz[sonidos.get("d")][sonidos.get("z")]=0;</text:p>
          </table:table-cell>
          <table:table-cell table:formula="of:=CONCATENATE(&quot;matriz[sonidos.get(&quot;&quot;&quot;;[.$A6];&quot;&quot;&quot;)][sonidos.get(&quot;&quot;&quot;;[.$AE$1];&quot;&quot;&quot;)]=&quot;;[.AE6];&quot;;&quot;;)" office:value-type="string" office:string-value="matriz[sonidos.get(&quot;d&quot;)][sonidos.get(&quot;á&quot;)]=0;" calcext:value-type="string">
            <text:p>matriz[sonidos.get("d")][sonidos.get("á")]=0;</text:p>
          </table:table-cell>
          <table:table-cell table:formula="of:=CONCATENATE(&quot;matriz[sonidos.get(&quot;&quot;&quot;;[.$A6];&quot;&quot;&quot;)][sonidos.get(&quot;&quot;&quot;;[.$AF$1];&quot;&quot;&quot;)]=&quot;;[.AF6];&quot;;&quot;;)" office:value-type="string" office:string-value="matriz[sonidos.get(&quot;d&quot;)][sonidos.get(&quot;é&quot;)]=0;" calcext:value-type="string">
            <text:p>matriz[sonidos.get("d")][sonidos.get("é")]=0;</text:p>
          </table:table-cell>
          <table:table-cell table:formula="of:=CONCATENATE(&quot;matriz[sonidos.get(&quot;&quot;&quot;;[.$A6];&quot;&quot;&quot;)][sonidos.get(&quot;&quot;&quot;;[.$AG$1];&quot;&quot;&quot;)]=&quot;;[.AG6];&quot;;&quot;;)" office:value-type="string" office:string-value="matriz[sonidos.get(&quot;d&quot;)][sonidos.get(&quot;í&quot;)]=0;" calcext:value-type="string">
            <text:p>matriz[sonidos.get("d")][sonidos.get("í")]=0;</text:p>
          </table:table-cell>
          <table:table-cell table:formula="of:=CONCATENATE(&quot;matriz[sonidos.get(&quot;&quot;&quot;;[.$A6];&quot;&quot;&quot;)][sonidos.get(&quot;&quot;&quot;;[.$AH$1];&quot;&quot;&quot;)]=&quot;;[.AH6];&quot;;&quot;;)" office:value-type="string" office:string-value="matriz[sonidos.get(&quot;d&quot;)][sonidos.get(&quot;ó&quot;)]=0;" calcext:value-type="string">
            <text:p>matriz[sonidos.get("d")][sonidos.get("ó")]=0;</text:p>
          </table:table-cell>
          <table:table-cell table:formula="of:=CONCATENATE(&quot;matriz[sonidos.get(&quot;&quot;&quot;;[.$A6];&quot;&quot;&quot;)][sonidos.get(&quot;&quot;&quot;;[.$AI$1];&quot;&quot;&quot;)]=&quot;;[.AI6];&quot;;&quot;;)" office:value-type="string" office:string-value="matriz[sonidos.get(&quot;d&quot;)][sonidos.get(&quot;ú&quot;)]=0;" calcext:value-type="string">
            <text:p>matriz[sonidos.get("d")][sonidos.get("ú")]=0;</text:p>
          </table:table-cell>
          <table:table-cell table:formula="of:=CONCATENATE(&quot;matriz[sonidos.get(&quot;&quot;&quot;;[.$A6];&quot;&quot;&quot;)][sonidos.get(&quot;&quot;&quot;;[.$AJ$1];&quot;&quot;&quot;)]=&quot;;[.AJ6];&quot;;&quot;;)" office:value-type="string" office:string-value="matriz[sonidos.get(&quot;d&quot;)][sonidos.get(&quot;ü&quot;)]=0;" calcext:value-type="string">
            <text:p>matriz[sonidos.get("d")][sonidos.get("ü")]=0;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0.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string" calcext:value-type="string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&quot;matriz[sonidos.get(&quot;&quot;&quot;;[.A7];&quot;&quot;&quot;)][sonidos.get(&quot;&quot;&quot;;[.$B$1];&quot;&quot;&quot;)]=&quot;;[.B7];&quot;;&quot;;)" office:value-type="string" office:string-value="matriz[sonidos.get(&quot;e&quot;)][sonidos.get(&quot;a&quot;)]=0.25;" calcext:value-type="string">
            <text:p>matriz[sonidos.get("e")][sonidos.get("a")]=0.25;</text:p>
          </table:table-cell>
          <table:table-cell table:formula="of:=CONCATENATE(&quot;matriz[sonidos.get(&quot;&quot;&quot;;[.$A7];&quot;&quot;&quot;)][sonidos.get(&quot;&quot;&quot;;[.$C$1];&quot;&quot;&quot;)]=&quot;;[.C7];&quot;;&quot;;)" office:value-type="string" office:string-value="matriz[sonidos.get(&quot;e&quot;)][sonidos.get(&quot;b&quot;)]=0;" calcext:value-type="string">
            <text:p>matriz[sonidos.get("e")][sonidos.get("b")]=0;</text:p>
          </table:table-cell>
          <table:table-cell table:formula="of:=CONCATENATE(&quot;matriz[sonidos.get(&quot;&quot;&quot;;[.$A7];&quot;&quot;&quot;)][sonidos.get(&quot;&quot;&quot;;[.$D$1];&quot;&quot;&quot;)]=&quot;;[.D7];&quot;;&quot;;)" office:value-type="string" office:string-value="matriz[sonidos.get(&quot;e&quot;)][sonidos.get(&quot;c&quot;)]=0;" calcext:value-type="string">
            <text:p>matriz[sonidos.get("e")][sonidos.get("c")]=0;</text:p>
          </table:table-cell>
          <table:table-cell table:formula="of:=CONCATENATE(&quot;matriz[sonidos.get(&quot;&quot;&quot;;[.$A7];&quot;&quot;&quot;)][sonidos.get(&quot;&quot;&quot;;[.$E$1];&quot;&quot;&quot;)]=&quot;;[.E7];&quot;;&quot;;)" office:value-type="string" office:string-value="matriz[sonidos.get(&quot;e&quot;)][sonidos.get(&quot;ch&quot;)]=0;" calcext:value-type="string">
            <text:p>matriz[sonidos.get("e")][sonidos.get("ch")]=0;</text:p>
          </table:table-cell>
          <table:table-cell table:formula="of:=CONCATENATE(&quot;matriz[sonidos.get(&quot;&quot;&quot;;[.$A7];&quot;&quot;&quot;)][sonidos.get(&quot;&quot;&quot;;[.$F$1];&quot;&quot;&quot;)]=&quot;;[.F7];&quot;;&quot;;)" office:value-type="string" office:string-value="matriz[sonidos.get(&quot;e&quot;)][sonidos.get(&quot;d&quot;)]=0;" calcext:value-type="string">
            <text:p>matriz[sonidos.get("e")][sonidos.get("d")]=0;</text:p>
          </table:table-cell>
          <table:table-cell table:formula="of:=CONCATENATE(&quot;matriz[sonidos.get(&quot;&quot;&quot;;[.$A7];&quot;&quot;&quot;)][sonidos.get(&quot;&quot;&quot;;[.$G$1];&quot;&quot;&quot;)]=&quot;;[.G7];&quot;;&quot;;)" office:value-type="string" office:string-value="matriz[sonidos.get(&quot;e&quot;)][sonidos.get(&quot;e&quot;)]=1;" calcext:value-type="string">
            <text:p>matriz[sonidos.get("e")][sonidos.get("e")]=1;</text:p>
          </table:table-cell>
          <table:table-cell table:formula="of:=CONCATENATE(&quot;matriz[sonidos.get(&quot;&quot;&quot;;[.$A7];&quot;&quot;&quot;)][sonidos.get(&quot;&quot;&quot;;[.$H$1];&quot;&quot;&quot;)]=&quot;;[.H7];&quot;;&quot;;)" office:value-type="string" office:string-value="matriz[sonidos.get(&quot;e&quot;)][sonidos.get(&quot;f&quot;)]=0;" calcext:value-type="string">
            <text:p>matriz[sonidos.get("e")][sonidos.get("f")]=0;</text:p>
          </table:table-cell>
          <table:table-cell table:formula="of:=CONCATENATE(&quot;matriz[sonidos.get(&quot;&quot;&quot;;[.$A7];&quot;&quot;&quot;)][sonidos.get(&quot;&quot;&quot;;[.$I$1];&quot;&quot;&quot;)]=&quot;;[.I7];&quot;;&quot;;)" office:value-type="string" office:string-value="matriz[sonidos.get(&quot;e&quot;)][sonidos.get(&quot;g&quot;)]=0.15;" calcext:value-type="string">
            <text:p>matriz[sonidos.get("e")][sonidos.get("g")]=0.15;</text:p>
          </table:table-cell>
          <table:table-cell table:formula="of:=CONCATENATE(&quot;matriz[sonidos.get(&quot;&quot;&quot;;[.$A7];&quot;&quot;&quot;)][sonidos.get(&quot;&quot;&quot;;[.$J$1];&quot;&quot;&quot;)]=&quot;;[.J7];&quot;;&quot;;)" office:value-type="string" office:string-value="matriz[sonidos.get(&quot;e&quot;)][sonidos.get(&quot;h&quot;)]=0;" calcext:value-type="string">
            <text:p>matriz[sonidos.get("e")][sonidos.get("h")]=0;</text:p>
          </table:table-cell>
          <table:table-cell table:formula="of:=CONCATENATE(&quot;matriz[sonidos.get(&quot;&quot;&quot;;[.$A7];&quot;&quot;&quot;)][sonidos.get(&quot;&quot;&quot;;[.$K$1];&quot;&quot;&quot;)]=&quot;;[.K7];&quot;;&quot;;)" office:value-type="string" office:string-value="matriz[sonidos.get(&quot;e&quot;)][sonidos.get(&quot;i&quot;)]=0;" calcext:value-type="string">
            <text:p>matriz[sonidos.get("e")][sonidos.get("i")]=0;</text:p>
          </table:table-cell>
          <table:table-cell table:formula="of:=CONCATENATE(&quot;matriz[sonidos.get(&quot;&quot;&quot;;[.$A7];&quot;&quot;&quot;)][sonidos.get(&quot;&quot;&quot;;[.$L$1];&quot;&quot;&quot;)]=&quot;;[.L7];&quot;;&quot;;)" office:value-type="string" office:string-value="matriz[sonidos.get(&quot;e&quot;)][sonidos.get(&quot;j&quot;)]=0;" calcext:value-type="string">
            <text:p>matriz[sonidos.get("e")][sonidos.get("j")]=0;</text:p>
          </table:table-cell>
          <table:table-cell table:formula="of:=CONCATENATE(&quot;matriz[sonidos.get(&quot;&quot;&quot;;[.$A7];&quot;&quot;&quot;)][sonidos.get(&quot;&quot;&quot;;[.$M$1];&quot;&quot;&quot;)]=&quot;;[.M7];&quot;;&quot;;)" office:value-type="string" office:string-value="matriz[sonidos.get(&quot;e&quot;)][sonidos.get(&quot;k&quot;)]=0;" calcext:value-type="string">
            <text:p>matriz[sonidos.get("e")][sonidos.get("k")]=0;</text:p>
          </table:table-cell>
          <table:table-cell table:formula="of:=CONCATENATE(&quot;matriz[sonidos.get(&quot;&quot;&quot;;[.$A7];&quot;&quot;&quot;)][sonidos.get(&quot;&quot;&quot;;[.$N$1];&quot;&quot;&quot;)]=&quot;;[.N7];&quot;;&quot;;)" office:value-type="string" office:string-value="matriz[sonidos.get(&quot;e&quot;)][sonidos.get(&quot;l&quot;)]=0;" calcext:value-type="string">
            <text:p>matriz[sonidos.get("e")][sonidos.get("l")]=0;</text:p>
          </table:table-cell>
          <table:table-cell table:formula="of:=CONCATENATE(&quot;matriz[sonidos.get(&quot;&quot;&quot;;[.$A7];&quot;&quot;&quot;)][sonidos.get(&quot;&quot;&quot;;[.$O$1];&quot;&quot;&quot;)]=&quot;;[.O7];&quot;;&quot;;)" office:value-type="string" office:string-value="matriz[sonidos.get(&quot;e&quot;)][sonidos.get(&quot;ll&quot;)]=0;" calcext:value-type="string">
            <text:p>matriz[sonidos.get("e")][sonidos.get("ll")]=0;</text:p>
          </table:table-cell>
          <table:table-cell table:formula="of:=CONCATENATE(&quot;matriz[sonidos.get(&quot;&quot;&quot;;[.$A7];&quot;&quot;&quot;)][sonidos.get(&quot;&quot;&quot;;[.$P$1];&quot;&quot;&quot;)]=&quot;;[.P7];&quot;;&quot;;)" office:value-type="string" office:string-value="matriz[sonidos.get(&quot;e&quot;)][sonidos.get(&quot;m&quot;)]=0.15;" calcext:value-type="string">
            <text:p>matriz[sonidos.get("e")][sonidos.get("m")]=0.15;</text:p>
          </table:table-cell>
          <table:table-cell table:formula="of:=CONCATENATE(&quot;matriz[sonidos.get(&quot;&quot;&quot;;[.$A7];&quot;&quot;&quot;)][sonidos.get(&quot;&quot;&quot;;[.$Q$1];&quot;&quot;&quot;)]=&quot;;[.Q7];&quot;;&quot;;)" office:value-type="string" office:string-value="matriz[sonidos.get(&quot;e&quot;)][sonidos.get(&quot;n&quot;)]=0.15;" calcext:value-type="string">
            <text:p>matriz[sonidos.get("e")][sonidos.get("n")]=0.15;</text:p>
          </table:table-cell>
          <table:table-cell table:formula="of:=CONCATENATE(&quot;matriz[sonidos.get(&quot;&quot;&quot;;[.$A7];&quot;&quot;&quot;)][sonidos.get(&quot;&quot;&quot;;[.$R$1];&quot;&quot;&quot;)]=&quot;;[.R7];&quot;;&quot;;)" office:value-type="string" office:string-value="matriz[sonidos.get(&quot;e&quot;)][sonidos.get(&quot;ñ&quot;)]=0.15;" calcext:value-type="string">
            <text:p>matriz[sonidos.get("e")][sonidos.get("ñ")]=0.15;</text:p>
          </table:table-cell>
          <table:table-cell table:formula="of:=CONCATENATE(&quot;matriz[sonidos.get(&quot;&quot;&quot;;[.$A7];&quot;&quot;&quot;)][sonidos.get(&quot;&quot;&quot;;[.$S$1];&quot;&quot;&quot;)]=&quot;;[.S7];&quot;;&quot;;)" office:value-type="string" office:string-value="matriz[sonidos.get(&quot;e&quot;)][sonidos.get(&quot;o&quot;)]=0;" calcext:value-type="string">
            <text:p>matriz[sonidos.get("e")][sonidos.get("o")]=0;</text:p>
          </table:table-cell>
          <table:table-cell table:formula="of:=CONCATENATE(&quot;matriz[sonidos.get(&quot;&quot;&quot;;[.$A7];&quot;&quot;&quot;)][sonidos.get(&quot;&quot;&quot;;[.$T$1];&quot;&quot;&quot;)]=&quot;;[.T7];&quot;;&quot;;)" office:value-type="string" office:string-value="matriz[sonidos.get(&quot;e&quot;)][sonidos.get(&quot;p&quot;)]=0.15;" calcext:value-type="string">
            <text:p>matriz[sonidos.get("e")][sonidos.get("p")]=0.15;</text:p>
          </table:table-cell>
          <table:table-cell table:formula="of:=CONCATENATE(&quot;matriz[sonidos.get(&quot;&quot;&quot;;[.$A7];&quot;&quot;&quot;)][sonidos.get(&quot;&quot;&quot;;[.$U$1];&quot;&quot;&quot;)]=&quot;;[.U7];&quot;;&quot;;)" office:value-type="string" office:string-value="matriz[sonidos.get(&quot;e&quot;)][sonidos.get(&quot;q&quot;)]=0.15;" calcext:value-type="string">
            <text:p>matriz[sonidos.get("e")][sonidos.get("q")]=0.15;</text:p>
          </table:table-cell>
          <table:table-cell table:formula="of:=CONCATENATE(&quot;matriz[sonidos.get(&quot;&quot;&quot;;[.$A7];&quot;&quot;&quot;)][sonidos.get(&quot;&quot;&quot;;[.$V$1];&quot;&quot;&quot;)]=&quot;;[.V7];&quot;;&quot;;)" office:value-type="string" office:string-value="matriz[sonidos.get(&quot;e&quot;)][sonidos.get(&quot;r&quot;)]=0.15;" calcext:value-type="string">
            <text:p>matriz[sonidos.get("e")][sonidos.get("r")]=0.15;</text:p>
          </table:table-cell>
          <table:table-cell table:formula="of:=CONCATENATE(&quot;matriz[sonidos.get(&quot;&quot;&quot;;[.$A7];&quot;&quot;&quot;)][sonidos.get(&quot;&quot;&quot;;[.$W$1];&quot;&quot;&quot;)]=&quot;;[.W7];&quot;;&quot;;)" office:value-type="string" office:string-value="matriz[sonidos.get(&quot;e&quot;)][sonidos.get(&quot;s&quot;)]=0;" calcext:value-type="string">
            <text:p>matriz[sonidos.get("e")][sonidos.get("s")]=0;</text:p>
          </table:table-cell>
          <table:table-cell table:formula="of:=CONCATENATE(&quot;matriz[sonidos.get(&quot;&quot;&quot;;[.$A7];&quot;&quot;&quot;)][sonidos.get(&quot;&quot;&quot;;[.$X$1];&quot;&quot;&quot;)]=&quot;;[.X7];&quot;;&quot;;)" office:value-type="string" office:string-value="matriz[sonidos.get(&quot;e&quot;)][sonidos.get(&quot;t&quot;)]=0.15;" calcext:value-type="string">
            <text:p>matriz[sonidos.get("e")][sonidos.get("t")]=0.15;</text:p>
          </table:table-cell>
          <table:table-cell table:formula="of:=CONCATENATE(&quot;matriz[sonidos.get(&quot;&quot;&quot;;[.$A7];&quot;&quot;&quot;)][sonidos.get(&quot;&quot;&quot;;[.$Y$1];&quot;&quot;&quot;)]=&quot;;[.Y7];&quot;;&quot;;)" office:value-type="string" office:string-value="matriz[sonidos.get(&quot;e&quot;)][sonidos.get(&quot;u&quot;)]=0;" calcext:value-type="string">
            <text:p>matriz[sonidos.get("e")][sonidos.get("u")]=0;</text:p>
          </table:table-cell>
          <table:table-cell table:formula="of:=CONCATENATE(&quot;matriz[sonidos.get(&quot;&quot;&quot;;[.$A7];&quot;&quot;&quot;)][sonidos.get(&quot;&quot;&quot;;[.$Z$1];&quot;&quot;&quot;)]=&quot;;[.Z7];&quot;;&quot;;)" office:value-type="string" office:string-value="matriz[sonidos.get(&quot;e&quot;)][sonidos.get(&quot;v&quot;)]=0;" calcext:value-type="string">
            <text:p>matriz[sonidos.get("e")][sonidos.get("v")]=0;</text:p>
          </table:table-cell>
          <table:table-cell table:formula="of:=CONCATENATE(&quot;matriz[sonidos.get(&quot;&quot;&quot;;[.$A7];&quot;&quot;&quot;)][sonidos.get(&quot;&quot;&quot;;[.$AA$1];&quot;&quot;&quot;)]=&quot;;[.AA7];&quot;;&quot;;)" office:value-type="string" office:string-value="matriz[sonidos.get(&quot;e&quot;)][sonidos.get(&quot;w&quot;)]=0;" calcext:value-type="string">
            <text:p>matriz[sonidos.get("e")][sonidos.get("w")]=0;</text:p>
          </table:table-cell>
          <table:table-cell table:formula="of:=CONCATENATE(&quot;matriz[sonidos.get(&quot;&quot;&quot;;[.$A7];&quot;&quot;&quot;)][sonidos.get(&quot;&quot;&quot;;[.$AB$1];&quot;&quot;&quot;)]=&quot;;[.AB7];&quot;;&quot;;)" office:value-type="string" office:string-value="matriz[sonidos.get(&quot;e&quot;)][sonidos.get(&quot;x&quot;)]=0;" calcext:value-type="string">
            <text:p>matriz[sonidos.get("e")][sonidos.get("x")]=0;</text:p>
          </table:table-cell>
          <table:table-cell table:formula="of:=CONCATENATE(&quot;matriz[sonidos.get(&quot;&quot;&quot;;[.$A7];&quot;&quot;&quot;)][sonidos.get(&quot;&quot;&quot;;[.$AC$1];&quot;&quot;&quot;)]=&quot;;[.AC7];&quot;;&quot;;)" office:value-type="string" office:string-value="matriz[sonidos.get(&quot;e&quot;)][sonidos.get(&quot;y&quot;)]=0.15;" calcext:value-type="string">
            <text:p>matriz[sonidos.get("e")][sonidos.get("y")]=0.15;</text:p>
          </table:table-cell>
          <table:table-cell table:formula="of:=CONCATENATE(&quot;matriz[sonidos.get(&quot;&quot;&quot;;[.$A7];&quot;&quot;&quot;)][sonidos.get(&quot;&quot;&quot;;[.$AD$1];&quot;&quot;&quot;)]=&quot;;[.AD7];&quot;;&quot;;)" office:value-type="string" office:string-value="matriz[sonidos.get(&quot;e&quot;)][sonidos.get(&quot;z&quot;)]=0.15;" calcext:value-type="string">
            <text:p>matriz[sonidos.get("e")][sonidos.get("z")]=0.15;</text:p>
          </table:table-cell>
          <table:table-cell table:formula="of:=CONCATENATE(&quot;matriz[sonidos.get(&quot;&quot;&quot;;[.$A7];&quot;&quot;&quot;)][sonidos.get(&quot;&quot;&quot;;[.$AE$1];&quot;&quot;&quot;)]=&quot;;[.AE7];&quot;;&quot;;)" office:value-type="string" office:string-value="matriz[sonidos.get(&quot;e&quot;)][sonidos.get(&quot;á&quot;)]=0;" calcext:value-type="string">
            <text:p>matriz[sonidos.get("e")][sonidos.get("á")]=0;</text:p>
          </table:table-cell>
          <table:table-cell table:formula="of:=CONCATENATE(&quot;matriz[sonidos.get(&quot;&quot;&quot;;[.$A7];&quot;&quot;&quot;)][sonidos.get(&quot;&quot;&quot;;[.$AF$1];&quot;&quot;&quot;)]=&quot;;[.AF7];&quot;;&quot;;)" office:value-type="string" office:string-value="matriz[sonidos.get(&quot;e&quot;)][sonidos.get(&quot;é&quot;)]=1;" calcext:value-type="string">
            <text:p>matriz[sonidos.get("e")][sonidos.get("é")]=1;</text:p>
          </table:table-cell>
          <table:table-cell table:formula="of:=CONCATENATE(&quot;matriz[sonidos.get(&quot;&quot;&quot;;[.$A7];&quot;&quot;&quot;)][sonidos.get(&quot;&quot;&quot;;[.$AG$1];&quot;&quot;&quot;)]=&quot;;[.AG7];&quot;;&quot;;)" office:value-type="string" office:string-value="matriz[sonidos.get(&quot;e&quot;)][sonidos.get(&quot;í&quot;)]=0;" calcext:value-type="string">
            <text:p>matriz[sonidos.get("e")][sonidos.get("í")]=0;</text:p>
          </table:table-cell>
          <table:table-cell table:formula="of:=CONCATENATE(&quot;matriz[sonidos.get(&quot;&quot;&quot;;[.$A7];&quot;&quot;&quot;)][sonidos.get(&quot;&quot;&quot;;[.$AH$1];&quot;&quot;&quot;)]=&quot;;[.AH7];&quot;;&quot;;)" office:value-type="string" office:string-value="matriz[sonidos.get(&quot;e&quot;)][sonidos.get(&quot;ó&quot;)]=0;" calcext:value-type="string">
            <text:p>matriz[sonidos.get("e")][sonidos.get("ó")]=0;</text:p>
          </table:table-cell>
          <table:table-cell table:formula="of:=CONCATENATE(&quot;matriz[sonidos.get(&quot;&quot;&quot;;[.$A7];&quot;&quot;&quot;)][sonidos.get(&quot;&quot;&quot;;[.$AI$1];&quot;&quot;&quot;)]=&quot;;[.AI7];&quot;;&quot;;)" office:value-type="string" office:string-value="matriz[sonidos.get(&quot;e&quot;)][sonidos.get(&quot;ú&quot;)]=0;" calcext:value-type="string">
            <text:p>matriz[sonidos.get("e")][sonidos.get("ú")]=0;</text:p>
          </table:table-cell>
          <table:table-cell table:formula="of:=CONCATENATE(&quot;matriz[sonidos.get(&quot;&quot;&quot;;[.$A7];&quot;&quot;&quot;)][sonidos.get(&quot;&quot;&quot;;[.$AJ$1];&quot;&quot;&quot;)]=&quot;;[.AJ7];&quot;;&quot;;)" office:value-type="string" office:string-value="matriz[sonidos.get(&quot;e&quot;)][sonidos.get(&quot;ü&quot;)]=0;" calcext:value-type="string">
            <text:p>matriz[sonidos.get("e")][sonidos.get("ü")]=0;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0.25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CONCATENATE(&quot;matriz[sonidos.get(&quot;&quot;&quot;;[.A8];&quot;&quot;&quot;)][sonidos.get(&quot;&quot;&quot;;[.$B$1];&quot;&quot;&quot;)]=&quot;;[.B8];&quot;;&quot;;)" office:value-type="string" office:string-value="matriz[sonidos.get(&quot;f&quot;)][sonidos.get(&quot;a&quot;)]=0;" calcext:value-type="string">
            <text:p>matriz[sonidos.get("f")][sonidos.get("a")]=0;</text:p>
          </table:table-cell>
          <table:table-cell table:formula="of:=CONCATENATE(&quot;matriz[sonidos.get(&quot;&quot;&quot;;[.$A8];&quot;&quot;&quot;)][sonidos.get(&quot;&quot;&quot;;[.$C$1];&quot;&quot;&quot;)]=&quot;;[.C8];&quot;;&quot;;)" office:value-type="string" office:string-value="matriz[sonidos.get(&quot;f&quot;)][sonidos.get(&quot;b&quot;)]=0;" calcext:value-type="string">
            <text:p>matriz[sonidos.get("f")][sonidos.get("b")]=0;</text:p>
          </table:table-cell>
          <table:table-cell table:formula="of:=CONCATENATE(&quot;matriz[sonidos.get(&quot;&quot;&quot;;[.$A8];&quot;&quot;&quot;)][sonidos.get(&quot;&quot;&quot;;[.$D$1];&quot;&quot;&quot;)]=&quot;;[.D8];&quot;;&quot;;)" office:value-type="string" office:string-value="matriz[sonidos.get(&quot;f&quot;)][sonidos.get(&quot;c&quot;)]=0;" calcext:value-type="string">
            <text:p>matriz[sonidos.get("f")][sonidos.get("c")]=0;</text:p>
          </table:table-cell>
          <table:table-cell table:formula="of:=CONCATENATE(&quot;matriz[sonidos.get(&quot;&quot;&quot;;[.$A8];&quot;&quot;&quot;)][sonidos.get(&quot;&quot;&quot;;[.$E$1];&quot;&quot;&quot;)]=&quot;;[.E8];&quot;;&quot;;)" office:value-type="string" office:string-value="matriz[sonidos.get(&quot;f&quot;)][sonidos.get(&quot;ch&quot;)]=0;" calcext:value-type="string">
            <text:p>matriz[sonidos.get("f")][sonidos.get("ch")]=0;</text:p>
          </table:table-cell>
          <table:table-cell table:formula="of:=CONCATENATE(&quot;matriz[sonidos.get(&quot;&quot;&quot;;[.$A8];&quot;&quot;&quot;)][sonidos.get(&quot;&quot;&quot;;[.$F$1];&quot;&quot;&quot;)]=&quot;;[.F8];&quot;;&quot;;)" office:value-type="string" office:string-value="matriz[sonidos.get(&quot;f&quot;)][sonidos.get(&quot;d&quot;)]=0;" calcext:value-type="string">
            <text:p>matriz[sonidos.get("f")][sonidos.get("d")]=0;</text:p>
          </table:table-cell>
          <table:table-cell table:formula="of:=CONCATENATE(&quot;matriz[sonidos.get(&quot;&quot;&quot;;[.$A8];&quot;&quot;&quot;)][sonidos.get(&quot;&quot;&quot;;[.$G$1];&quot;&quot;&quot;)]=&quot;;[.G8];&quot;;&quot;;)" office:value-type="string" office:string-value="matriz[sonidos.get(&quot;f&quot;)][sonidos.get(&quot;e&quot;)]=0;" calcext:value-type="string">
            <text:p>matriz[sonidos.get("f")][sonidos.get("e")]=0;</text:p>
          </table:table-cell>
          <table:table-cell table:formula="of:=CONCATENATE(&quot;matriz[sonidos.get(&quot;&quot;&quot;;[.$A8];&quot;&quot;&quot;)][sonidos.get(&quot;&quot;&quot;;[.$H$1];&quot;&quot;&quot;)]=&quot;;[.H8];&quot;;&quot;;)" office:value-type="string" office:string-value="matriz[sonidos.get(&quot;f&quot;)][sonidos.get(&quot;f&quot;)]=1;" calcext:value-type="string">
            <text:p>matriz[sonidos.get("f")][sonidos.get("f")]=1;</text:p>
          </table:table-cell>
          <table:table-cell table:formula="of:=CONCATENATE(&quot;matriz[sonidos.get(&quot;&quot;&quot;;[.$A8];&quot;&quot;&quot;)][sonidos.get(&quot;&quot;&quot;;[.$I$1];&quot;&quot;&quot;)]=&quot;;[.I8];&quot;;&quot;;)" office:value-type="string" office:string-value="matriz[sonidos.get(&quot;f&quot;)][sonidos.get(&quot;g&quot;)]=0;" calcext:value-type="string">
            <text:p>matriz[sonidos.get("f")][sonidos.get("g")]=0;</text:p>
          </table:table-cell>
          <table:table-cell table:formula="of:=CONCATENATE(&quot;matriz[sonidos.get(&quot;&quot;&quot;;[.$A8];&quot;&quot;&quot;)][sonidos.get(&quot;&quot;&quot;;[.$J$1];&quot;&quot;&quot;)]=&quot;;[.J8];&quot;;&quot;;)" office:value-type="string" office:string-value="matriz[sonidos.get(&quot;f&quot;)][sonidos.get(&quot;h&quot;)]=0;" calcext:value-type="string">
            <text:p>matriz[sonidos.get("f")][sonidos.get("h")]=0;</text:p>
          </table:table-cell>
          <table:table-cell table:formula="of:=CONCATENATE(&quot;matriz[sonidos.get(&quot;&quot;&quot;;[.$A8];&quot;&quot;&quot;)][sonidos.get(&quot;&quot;&quot;;[.$K$1];&quot;&quot;&quot;)]=&quot;;[.K8];&quot;;&quot;;)" office:value-type="string" office:string-value="matriz[sonidos.get(&quot;f&quot;)][sonidos.get(&quot;i&quot;)]=0;" calcext:value-type="string">
            <text:p>matriz[sonidos.get("f")][sonidos.get("i")]=0;</text:p>
          </table:table-cell>
          <table:table-cell table:formula="of:=CONCATENATE(&quot;matriz[sonidos.get(&quot;&quot;&quot;;[.$A8];&quot;&quot;&quot;)][sonidos.get(&quot;&quot;&quot;;[.$L$1];&quot;&quot;&quot;)]=&quot;;[.L8];&quot;;&quot;;)" office:value-type="string" office:string-value="matriz[sonidos.get(&quot;f&quot;)][sonidos.get(&quot;j&quot;)]=0;" calcext:value-type="string">
            <text:p>matriz[sonidos.get("f")][sonidos.get("j")]=0;</text:p>
          </table:table-cell>
          <table:table-cell table:formula="of:=CONCATENATE(&quot;matriz[sonidos.get(&quot;&quot;&quot;;[.$A8];&quot;&quot;&quot;)][sonidos.get(&quot;&quot;&quot;;[.$M$1];&quot;&quot;&quot;)]=&quot;;[.M8];&quot;;&quot;;)" office:value-type="string" office:string-value="matriz[sonidos.get(&quot;f&quot;)][sonidos.get(&quot;k&quot;)]=0;" calcext:value-type="string">
            <text:p>matriz[sonidos.get("f")][sonidos.get("k")]=0;</text:p>
          </table:table-cell>
          <table:table-cell table:formula="of:=CONCATENATE(&quot;matriz[sonidos.get(&quot;&quot;&quot;;[.$A8];&quot;&quot;&quot;)][sonidos.get(&quot;&quot;&quot;;[.$N$1];&quot;&quot;&quot;)]=&quot;;[.N8];&quot;;&quot;;)" office:value-type="string" office:string-value="matriz[sonidos.get(&quot;f&quot;)][sonidos.get(&quot;l&quot;)]=0;" calcext:value-type="string">
            <text:p>matriz[sonidos.get("f")][sonidos.get("l")]=0;</text:p>
          </table:table-cell>
          <table:table-cell table:formula="of:=CONCATENATE(&quot;matriz[sonidos.get(&quot;&quot;&quot;;[.$A8];&quot;&quot;&quot;)][sonidos.get(&quot;&quot;&quot;;[.$O$1];&quot;&quot;&quot;)]=&quot;;[.O8];&quot;;&quot;;)" office:value-type="string" office:string-value="matriz[sonidos.get(&quot;f&quot;)][sonidos.get(&quot;ll&quot;)]=0;" calcext:value-type="string">
            <text:p>matriz[sonidos.get("f")][sonidos.get("ll")]=0;</text:p>
          </table:table-cell>
          <table:table-cell table:formula="of:=CONCATENATE(&quot;matriz[sonidos.get(&quot;&quot;&quot;;[.$A8];&quot;&quot;&quot;)][sonidos.get(&quot;&quot;&quot;;[.$P$1];&quot;&quot;&quot;)]=&quot;;[.P8];&quot;;&quot;;)" office:value-type="string" office:string-value="matriz[sonidos.get(&quot;f&quot;)][sonidos.get(&quot;m&quot;)]=0;" calcext:value-type="string">
            <text:p>matriz[sonidos.get("f")][sonidos.get("m")]=0;</text:p>
          </table:table-cell>
          <table:table-cell table:formula="of:=CONCATENATE(&quot;matriz[sonidos.get(&quot;&quot;&quot;;[.$A8];&quot;&quot;&quot;)][sonidos.get(&quot;&quot;&quot;;[.$Q$1];&quot;&quot;&quot;)]=&quot;;[.Q8];&quot;;&quot;;)" office:value-type="string" office:string-value="matriz[sonidos.get(&quot;f&quot;)][sonidos.get(&quot;n&quot;)]=0;" calcext:value-type="string">
            <text:p>matriz[sonidos.get("f")][sonidos.get("n")]=0;</text:p>
          </table:table-cell>
          <table:table-cell table:formula="of:=CONCATENATE(&quot;matriz[sonidos.get(&quot;&quot;&quot;;[.$A8];&quot;&quot;&quot;)][sonidos.get(&quot;&quot;&quot;;[.$R$1];&quot;&quot;&quot;)]=&quot;;[.R8];&quot;;&quot;;)" office:value-type="string" office:string-value="matriz[sonidos.get(&quot;f&quot;)][sonidos.get(&quot;ñ&quot;)]=0;" calcext:value-type="string">
            <text:p>matriz[sonidos.get("f")][sonidos.get("ñ")]=0;</text:p>
          </table:table-cell>
          <table:table-cell table:formula="of:=CONCATENATE(&quot;matriz[sonidos.get(&quot;&quot;&quot;;[.$A8];&quot;&quot;&quot;)][sonidos.get(&quot;&quot;&quot;;[.$S$1];&quot;&quot;&quot;)]=&quot;;[.S8];&quot;;&quot;;)" office:value-type="string" office:string-value="matriz[sonidos.get(&quot;f&quot;)][sonidos.get(&quot;o&quot;)]=0;" calcext:value-type="string">
            <text:p>matriz[sonidos.get("f")][sonidos.get("o")]=0;</text:p>
          </table:table-cell>
          <table:table-cell table:formula="of:=CONCATENATE(&quot;matriz[sonidos.get(&quot;&quot;&quot;;[.$A8];&quot;&quot;&quot;)][sonidos.get(&quot;&quot;&quot;;[.$T$1];&quot;&quot;&quot;)]=&quot;;[.T8];&quot;;&quot;;)" office:value-type="string" office:string-value="matriz[sonidos.get(&quot;f&quot;)][sonidos.get(&quot;p&quot;)]=0;" calcext:value-type="string">
            <text:p>matriz[sonidos.get("f")][sonidos.get("p")]=0;</text:p>
          </table:table-cell>
          <table:table-cell table:formula="of:=CONCATENATE(&quot;matriz[sonidos.get(&quot;&quot;&quot;;[.$A8];&quot;&quot;&quot;)][sonidos.get(&quot;&quot;&quot;;[.$U$1];&quot;&quot;&quot;)]=&quot;;[.U8];&quot;;&quot;;)" office:value-type="string" office:string-value="matriz[sonidos.get(&quot;f&quot;)][sonidos.get(&quot;q&quot;)]=0;" calcext:value-type="string">
            <text:p>matriz[sonidos.get("f")][sonidos.get("q")]=0;</text:p>
          </table:table-cell>
          <table:table-cell table:formula="of:=CONCATENATE(&quot;matriz[sonidos.get(&quot;&quot;&quot;;[.$A8];&quot;&quot;&quot;)][sonidos.get(&quot;&quot;&quot;;[.$V$1];&quot;&quot;&quot;)]=&quot;;[.V8];&quot;;&quot;;)" office:value-type="string" office:string-value="matriz[sonidos.get(&quot;f&quot;)][sonidos.get(&quot;r&quot;)]=0;" calcext:value-type="string">
            <text:p>matriz[sonidos.get("f")][sonidos.get("r")]=0;</text:p>
          </table:table-cell>
          <table:table-cell table:formula="of:=CONCATENATE(&quot;matriz[sonidos.get(&quot;&quot;&quot;;[.$A8];&quot;&quot;&quot;)][sonidos.get(&quot;&quot;&quot;;[.$W$1];&quot;&quot;&quot;)]=&quot;;[.W8];&quot;;&quot;;)" office:value-type="string" office:string-value="matriz[sonidos.get(&quot;f&quot;)][sonidos.get(&quot;s&quot;)]=0;" calcext:value-type="string">
            <text:p>matriz[sonidos.get("f")][sonidos.get("s")]=0;</text:p>
          </table:table-cell>
          <table:table-cell table:formula="of:=CONCATENATE(&quot;matriz[sonidos.get(&quot;&quot;&quot;;[.$A8];&quot;&quot;&quot;)][sonidos.get(&quot;&quot;&quot;;[.$X$1];&quot;&quot;&quot;)]=&quot;;[.X8];&quot;;&quot;;)" office:value-type="string" office:string-value="matriz[sonidos.get(&quot;f&quot;)][sonidos.get(&quot;t&quot;)]=0;" calcext:value-type="string">
            <text:p>matriz[sonidos.get("f")][sonidos.get("t")]=0;</text:p>
          </table:table-cell>
          <table:table-cell table:formula="of:=CONCATENATE(&quot;matriz[sonidos.get(&quot;&quot;&quot;;[.$A8];&quot;&quot;&quot;)][sonidos.get(&quot;&quot;&quot;;[.$Y$1];&quot;&quot;&quot;)]=&quot;;[.Y8];&quot;;&quot;;)" office:value-type="string" office:string-value="matriz[sonidos.get(&quot;f&quot;)][sonidos.get(&quot;u&quot;)]=0;" calcext:value-type="string">
            <text:p>matriz[sonidos.get("f")][sonidos.get("u")]=0;</text:p>
          </table:table-cell>
          <table:table-cell table:formula="of:=CONCATENATE(&quot;matriz[sonidos.get(&quot;&quot;&quot;;[.$A8];&quot;&quot;&quot;)][sonidos.get(&quot;&quot;&quot;;[.$Z$1];&quot;&quot;&quot;)]=&quot;;[.Z8];&quot;;&quot;;)" office:value-type="string" office:string-value="matriz[sonidos.get(&quot;f&quot;)][sonidos.get(&quot;v&quot;)]=0;" calcext:value-type="string">
            <text:p>matriz[sonidos.get("f")][sonidos.get("v")]=0;</text:p>
          </table:table-cell>
          <table:table-cell table:formula="of:=CONCATENATE(&quot;matriz[sonidos.get(&quot;&quot;&quot;;[.$A8];&quot;&quot;&quot;)][sonidos.get(&quot;&quot;&quot;;[.$AA$1];&quot;&quot;&quot;)]=&quot;;[.AA8];&quot;;&quot;;)" office:value-type="string" office:string-value="matriz[sonidos.get(&quot;f&quot;)][sonidos.get(&quot;w&quot;)]=0;" calcext:value-type="string">
            <text:p>matriz[sonidos.get("f")][sonidos.get("w")]=0;</text:p>
          </table:table-cell>
          <table:table-cell table:formula="of:=CONCATENATE(&quot;matriz[sonidos.get(&quot;&quot;&quot;;[.$A8];&quot;&quot;&quot;)][sonidos.get(&quot;&quot;&quot;;[.$AB$1];&quot;&quot;&quot;)]=&quot;;[.AB8];&quot;;&quot;;)" office:value-type="string" office:string-value="matriz[sonidos.get(&quot;f&quot;)][sonidos.get(&quot;x&quot;)]=0;" calcext:value-type="string">
            <text:p>matriz[sonidos.get("f")][sonidos.get("x")]=0;</text:p>
          </table:table-cell>
          <table:table-cell table:formula="of:=CONCATENATE(&quot;matriz[sonidos.get(&quot;&quot;&quot;;[.$A8];&quot;&quot;&quot;)][sonidos.get(&quot;&quot;&quot;;[.$AC$1];&quot;&quot;&quot;)]=&quot;;[.AC8];&quot;;&quot;;)" office:value-type="string" office:string-value="matriz[sonidos.get(&quot;f&quot;)][sonidos.get(&quot;y&quot;)]=0;" calcext:value-type="string">
            <text:p>matriz[sonidos.get("f")][sonidos.get("y")]=0;</text:p>
          </table:table-cell>
          <table:table-cell table:formula="of:=CONCATENATE(&quot;matriz[sonidos.get(&quot;&quot;&quot;;[.$A8];&quot;&quot;&quot;)][sonidos.get(&quot;&quot;&quot;;[.$AD$1];&quot;&quot;&quot;)]=&quot;;[.AD8];&quot;;&quot;;)" office:value-type="string" office:string-value="matriz[sonidos.get(&quot;f&quot;)][sonidos.get(&quot;z&quot;)]=0.25;" calcext:value-type="string">
            <text:p>matriz[sonidos.get("f")][sonidos.get("z")]=0.25;</text:p>
          </table:table-cell>
          <table:table-cell table:formula="of:=CONCATENATE(&quot;matriz[sonidos.get(&quot;&quot;&quot;;[.$A8];&quot;&quot;&quot;)][sonidos.get(&quot;&quot;&quot;;[.$AE$1];&quot;&quot;&quot;)]=&quot;;[.AE8];&quot;;&quot;;)" office:value-type="string" office:string-value="matriz[sonidos.get(&quot;f&quot;)][sonidos.get(&quot;á&quot;)]=0;" calcext:value-type="string">
            <text:p>matriz[sonidos.get("f")][sonidos.get("á")]=0;</text:p>
          </table:table-cell>
          <table:table-cell table:formula="of:=CONCATENATE(&quot;matriz[sonidos.get(&quot;&quot;&quot;;[.$A8];&quot;&quot;&quot;)][sonidos.get(&quot;&quot;&quot;;[.$AF$1];&quot;&quot;&quot;)]=&quot;;[.AF8];&quot;;&quot;;)" office:value-type="string" office:string-value="matriz[sonidos.get(&quot;f&quot;)][sonidos.get(&quot;é&quot;)]=0;" calcext:value-type="string">
            <text:p>matriz[sonidos.get("f")][sonidos.get("é")]=0;</text:p>
          </table:table-cell>
          <table:table-cell table:formula="of:=CONCATENATE(&quot;matriz[sonidos.get(&quot;&quot;&quot;;[.$A8];&quot;&quot;&quot;)][sonidos.get(&quot;&quot;&quot;;[.$AG$1];&quot;&quot;&quot;)]=&quot;;[.AG8];&quot;;&quot;;)" office:value-type="string" office:string-value="matriz[sonidos.get(&quot;f&quot;)][sonidos.get(&quot;í&quot;)]=0;" calcext:value-type="string">
            <text:p>matriz[sonidos.get("f")][sonidos.get("í")]=0;</text:p>
          </table:table-cell>
          <table:table-cell table:formula="of:=CONCATENATE(&quot;matriz[sonidos.get(&quot;&quot;&quot;;[.$A8];&quot;&quot;&quot;)][sonidos.get(&quot;&quot;&quot;;[.$AH$1];&quot;&quot;&quot;)]=&quot;;[.AH8];&quot;;&quot;;)" office:value-type="string" office:string-value="matriz[sonidos.get(&quot;f&quot;)][sonidos.get(&quot;ó&quot;)]=0;" calcext:value-type="string">
            <text:p>matriz[sonidos.get("f")][sonidos.get("ó")]=0;</text:p>
          </table:table-cell>
          <table:table-cell table:formula="of:=CONCATENATE(&quot;matriz[sonidos.get(&quot;&quot;&quot;;[.$A8];&quot;&quot;&quot;)][sonidos.get(&quot;&quot;&quot;;[.$AI$1];&quot;&quot;&quot;)]=&quot;;[.AI8];&quot;;&quot;;)" office:value-type="string" office:string-value="matriz[sonidos.get(&quot;f&quot;)][sonidos.get(&quot;ú&quot;)]=0;" calcext:value-type="string">
            <text:p>matriz[sonidos.get("f")][sonidos.get("ú")]=0;</text:p>
          </table:table-cell>
          <table:table-cell table:formula="of:=CONCATENATE(&quot;matriz[sonidos.get(&quot;&quot;&quot;;[.$A8];&quot;&quot;&quot;)][sonidos.get(&quot;&quot;&quot;;[.$AJ$1];&quot;&quot;&quot;)]=&quot;;[.AJ8];&quot;;&quot;;)" office:value-type="string" office:string-value="matriz[sonidos.get(&quot;f&quot;)][sonidos.get(&quot;ü&quot;)]=0;" calcext:value-type="string">
            <text:p>matriz[sonidos.get("f")][sonidos.get("ü")]=0;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0.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14" office:value-type="float" office:value="0" calcext:value-type="float">
            <text:p>0</text:p>
          </table:table-cell>
          <table:table-cell/>
          <table:table-cell table:formula="of:=CONCATENATE(&quot;matriz[sonidos.get(&quot;&quot;&quot;;[.A9];&quot;&quot;&quot;)][sonidos.get(&quot;&quot;&quot;;[.$B$1];&quot;&quot;&quot;)]=&quot;;[.B9];&quot;;&quot;;)" office:value-type="string" office:string-value="matriz[sonidos.get(&quot;g&quot;)][sonidos.get(&quot;a&quot;)]=0.15;" calcext:value-type="string">
            <text:p>matriz[sonidos.get("g")][sonidos.get("a")]=0.15;</text:p>
          </table:table-cell>
          <table:table-cell table:formula="of:=CONCATENATE(&quot;matriz[sonidos.get(&quot;&quot;&quot;;[.$A9];&quot;&quot;&quot;)][sonidos.get(&quot;&quot;&quot;;[.$C$1];&quot;&quot;&quot;)]=&quot;;[.C9];&quot;;&quot;;)" office:value-type="string" office:string-value="matriz[sonidos.get(&quot;g&quot;)][sonidos.get(&quot;b&quot;)]=0;" calcext:value-type="string">
            <text:p>matriz[sonidos.get("g")][sonidos.get("b")]=0;</text:p>
          </table:table-cell>
          <table:table-cell table:formula="of:=CONCATENATE(&quot;matriz[sonidos.get(&quot;&quot;&quot;;[.$A9];&quot;&quot;&quot;)][sonidos.get(&quot;&quot;&quot;;[.$D$1];&quot;&quot;&quot;)]=&quot;;[.D9];&quot;;&quot;;)" office:value-type="string" office:string-value="matriz[sonidos.get(&quot;g&quot;)][sonidos.get(&quot;c&quot;)]=0;" calcext:value-type="string">
            <text:p>matriz[sonidos.get("g")][sonidos.get("c")]=0;</text:p>
          </table:table-cell>
          <table:table-cell table:formula="of:=CONCATENATE(&quot;matriz[sonidos.get(&quot;&quot;&quot;;[.$A9];&quot;&quot;&quot;)][sonidos.get(&quot;&quot;&quot;;[.$E$1];&quot;&quot;&quot;)]=&quot;;[.E9];&quot;;&quot;;)" office:value-type="string" office:string-value="matriz[sonidos.get(&quot;g&quot;)][sonidos.get(&quot;ch&quot;)]=0;" calcext:value-type="string">
            <text:p>matriz[sonidos.get("g")][sonidos.get("ch")]=0;</text:p>
          </table:table-cell>
          <table:table-cell table:formula="of:=CONCATENATE(&quot;matriz[sonidos.get(&quot;&quot;&quot;;[.$A9];&quot;&quot;&quot;)][sonidos.get(&quot;&quot;&quot;;[.$F$1];&quot;&quot;&quot;)]=&quot;;[.F9];&quot;;&quot;;)" office:value-type="string" office:string-value="matriz[sonidos.get(&quot;g&quot;)][sonidos.get(&quot;d&quot;)]=0;" calcext:value-type="string">
            <text:p>matriz[sonidos.get("g")][sonidos.get("d")]=0;</text:p>
          </table:table-cell>
          <table:table-cell table:formula="of:=CONCATENATE(&quot;matriz[sonidos.get(&quot;&quot;&quot;;[.$A9];&quot;&quot;&quot;)][sonidos.get(&quot;&quot;&quot;;[.$G$1];&quot;&quot;&quot;)]=&quot;;[.G9];&quot;;&quot;;)" office:value-type="string" office:string-value="matriz[sonidos.get(&quot;g&quot;)][sonidos.get(&quot;e&quot;)]=0.15;" calcext:value-type="string">
            <text:p>matriz[sonidos.get("g")][sonidos.get("e")]=0.15;</text:p>
          </table:table-cell>
          <table:table-cell table:formula="of:=CONCATENATE(&quot;matriz[sonidos.get(&quot;&quot;&quot;;[.$A9];&quot;&quot;&quot;)][sonidos.get(&quot;&quot;&quot;;[.$H$1];&quot;&quot;&quot;)]=&quot;;[.H9];&quot;;&quot;;)" office:value-type="string" office:string-value="matriz[sonidos.get(&quot;g&quot;)][sonidos.get(&quot;f&quot;)]=0;" calcext:value-type="string">
            <text:p>matriz[sonidos.get("g")][sonidos.get("f")]=0;</text:p>
          </table:table-cell>
          <table:table-cell table:formula="of:=CONCATENATE(&quot;matriz[sonidos.get(&quot;&quot;&quot;;[.$A9];&quot;&quot;&quot;)][sonidos.get(&quot;&quot;&quot;;[.$I$1];&quot;&quot;&quot;)]=&quot;;[.I9];&quot;;&quot;;)" office:value-type="string" office:string-value="matriz[sonidos.get(&quot;g&quot;)][sonidos.get(&quot;g&quot;)]=1;" calcext:value-type="string">
            <text:p>matriz[sonidos.get("g")][sonidos.get("g")]=1;</text:p>
          </table:table-cell>
          <table:table-cell table:formula="of:=CONCATENATE(&quot;matriz[sonidos.get(&quot;&quot;&quot;;[.$A9];&quot;&quot;&quot;)][sonidos.get(&quot;&quot;&quot;;[.$J$1];&quot;&quot;&quot;)]=&quot;;[.J9];&quot;;&quot;;)" office:value-type="string" office:string-value="matriz[sonidos.get(&quot;g&quot;)][sonidos.get(&quot;h&quot;)]=0;" calcext:value-type="string">
            <text:p>matriz[sonidos.get("g")][sonidos.get("h")]=0;</text:p>
          </table:table-cell>
          <table:table-cell table:formula="of:=CONCATENATE(&quot;matriz[sonidos.get(&quot;&quot;&quot;;[.$A9];&quot;&quot;&quot;)][sonidos.get(&quot;&quot;&quot;;[.$K$1];&quot;&quot;&quot;)]=&quot;;[.K9];&quot;;&quot;;)" office:value-type="string" office:string-value="matriz[sonidos.get(&quot;g&quot;)][sonidos.get(&quot;i&quot;)]=0;" calcext:value-type="string">
            <text:p>matriz[sonidos.get("g")][sonidos.get("i")]=0;</text:p>
          </table:table-cell>
          <table:table-cell table:formula="of:=CONCATENATE(&quot;matriz[sonidos.get(&quot;&quot;&quot;;[.$A9];&quot;&quot;&quot;)][sonidos.get(&quot;&quot;&quot;;[.$L$1];&quot;&quot;&quot;)]=&quot;;[.L9];&quot;;&quot;;)" office:value-type="string" office:string-value="matriz[sonidos.get(&quot;g&quot;)][sonidos.get(&quot;j&quot;)]=0.5;" calcext:value-type="string">
            <text:p>matriz[sonidos.get("g")][sonidos.get("j")]=0.5;</text:p>
          </table:table-cell>
          <table:table-cell table:formula="of:=CONCATENATE(&quot;matriz[sonidos.get(&quot;&quot;&quot;;[.$A9];&quot;&quot;&quot;)][sonidos.get(&quot;&quot;&quot;;[.$M$1];&quot;&quot;&quot;)]=&quot;;[.M9];&quot;;&quot;;)" office:value-type="string" office:string-value="matriz[sonidos.get(&quot;g&quot;)][sonidos.get(&quot;k&quot;)]=0;" calcext:value-type="string">
            <text:p>matriz[sonidos.get("g")][sonidos.get("k")]=0;</text:p>
          </table:table-cell>
          <table:table-cell table:formula="of:=CONCATENATE(&quot;matriz[sonidos.get(&quot;&quot;&quot;;[.$A9];&quot;&quot;&quot;)][sonidos.get(&quot;&quot;&quot;;[.$N$1];&quot;&quot;&quot;)]=&quot;;[.N9];&quot;;&quot;;)" office:value-type="string" office:string-value="matriz[sonidos.get(&quot;g&quot;)][sonidos.get(&quot;l&quot;)]=0;" calcext:value-type="string">
            <text:p>matriz[sonidos.get("g")][sonidos.get("l")]=0;</text:p>
          </table:table-cell>
          <table:table-cell table:formula="of:=CONCATENATE(&quot;matriz[sonidos.get(&quot;&quot;&quot;;[.$A9];&quot;&quot;&quot;)][sonidos.get(&quot;&quot;&quot;;[.$O$1];&quot;&quot;&quot;)]=&quot;;[.O9];&quot;;&quot;;)" office:value-type="string" office:string-value="matriz[sonidos.get(&quot;g&quot;)][sonidos.get(&quot;ll&quot;)]=0;" calcext:value-type="string">
            <text:p>matriz[sonidos.get("g")][sonidos.get("ll")]=0;</text:p>
          </table:table-cell>
          <table:table-cell table:formula="of:=CONCATENATE(&quot;matriz[sonidos.get(&quot;&quot;&quot;;[.$A9];&quot;&quot;&quot;)][sonidos.get(&quot;&quot;&quot;;[.$P$1];&quot;&quot;&quot;)]=&quot;;[.P9];&quot;;&quot;;)" office:value-type="string" office:string-value="matriz[sonidos.get(&quot;g&quot;)][sonidos.get(&quot;m&quot;)]=0;" calcext:value-type="string">
            <text:p>matriz[sonidos.get("g")][sonidos.get("m")]=0;</text:p>
          </table:table-cell>
          <table:table-cell table:formula="of:=CONCATENATE(&quot;matriz[sonidos.get(&quot;&quot;&quot;;[.$A9];&quot;&quot;&quot;)][sonidos.get(&quot;&quot;&quot;;[.$Q$1];&quot;&quot;&quot;)]=&quot;;[.Q9];&quot;;&quot;;)" office:value-type="string" office:string-value="matriz[sonidos.get(&quot;g&quot;)][sonidos.get(&quot;n&quot;)]=0;" calcext:value-type="string">
            <text:p>matriz[sonidos.get("g")][sonidos.get("n")]=0;</text:p>
          </table:table-cell>
          <table:table-cell table:formula="of:=CONCATENATE(&quot;matriz[sonidos.get(&quot;&quot;&quot;;[.$A9];&quot;&quot;&quot;)][sonidos.get(&quot;&quot;&quot;;[.$R$1];&quot;&quot;&quot;)]=&quot;;[.R9];&quot;;&quot;;)" office:value-type="string" office:string-value="matriz[sonidos.get(&quot;g&quot;)][sonidos.get(&quot;ñ&quot;)]=0;" calcext:value-type="string">
            <text:p>matriz[sonidos.get("g")][sonidos.get("ñ")]=0;</text:p>
          </table:table-cell>
          <table:table-cell table:formula="of:=CONCATENATE(&quot;matriz[sonidos.get(&quot;&quot;&quot;;[.$A9];&quot;&quot;&quot;)][sonidos.get(&quot;&quot;&quot;;[.$S$1];&quot;&quot;&quot;)]=&quot;;[.S9];&quot;;&quot;;)" office:value-type="string" office:string-value="matriz[sonidos.get(&quot;g&quot;)][sonidos.get(&quot;o&quot;)]=0;" calcext:value-type="string">
            <text:p>matriz[sonidos.get("g")][sonidos.get("o")]=0;</text:p>
          </table:table-cell>
          <table:table-cell table:formula="of:=CONCATENATE(&quot;matriz[sonidos.get(&quot;&quot;&quot;;[.$A9];&quot;&quot;&quot;)][sonidos.get(&quot;&quot;&quot;;[.$T$1];&quot;&quot;&quot;)]=&quot;;[.T9];&quot;;&quot;;)" office:value-type="string" office:string-value="matriz[sonidos.get(&quot;g&quot;)][sonidos.get(&quot;p&quot;)]=0;" calcext:value-type="string">
            <text:p>matriz[sonidos.get("g")][sonidos.get("p")]=0;</text:p>
          </table:table-cell>
          <table:table-cell table:formula="of:=CONCATENATE(&quot;matriz[sonidos.get(&quot;&quot;&quot;;[.$A9];&quot;&quot;&quot;)][sonidos.get(&quot;&quot;&quot;;[.$U$1];&quot;&quot;&quot;)]=&quot;;[.U9];&quot;;&quot;;)" office:value-type="string" office:string-value="matriz[sonidos.get(&quot;g&quot;)][sonidos.get(&quot;q&quot;)]=0;" calcext:value-type="string">
            <text:p>matriz[sonidos.get("g")][sonidos.get("q")]=0;</text:p>
          </table:table-cell>
          <table:table-cell table:formula="of:=CONCATENATE(&quot;matriz[sonidos.get(&quot;&quot;&quot;;[.$A9];&quot;&quot;&quot;)][sonidos.get(&quot;&quot;&quot;;[.$V$1];&quot;&quot;&quot;)]=&quot;;[.V9];&quot;;&quot;;)" office:value-type="string" office:string-value="matriz[sonidos.get(&quot;g&quot;)][sonidos.get(&quot;r&quot;)]=0.5;" calcext:value-type="string">
            <text:p>matriz[sonidos.get("g")][sonidos.get("r")]=0.5;</text:p>
          </table:table-cell>
          <table:table-cell table:formula="of:=CONCATENATE(&quot;matriz[sonidos.get(&quot;&quot;&quot;;[.$A9];&quot;&quot;&quot;)][sonidos.get(&quot;&quot;&quot;;[.$W$1];&quot;&quot;&quot;)]=&quot;;[.W9];&quot;;&quot;;)" office:value-type="string" office:string-value="matriz[sonidos.get(&quot;g&quot;)][sonidos.get(&quot;s&quot;)]=0;" calcext:value-type="string">
            <text:p>matriz[sonidos.get("g")][sonidos.get("s")]=0;</text:p>
          </table:table-cell>
          <table:table-cell table:formula="of:=CONCATENATE(&quot;matriz[sonidos.get(&quot;&quot;&quot;;[.$A9];&quot;&quot;&quot;)][sonidos.get(&quot;&quot;&quot;;[.$X$1];&quot;&quot;&quot;)]=&quot;;[.X9];&quot;;&quot;;)" office:value-type="string" office:string-value="matriz[sonidos.get(&quot;g&quot;)][sonidos.get(&quot;t&quot;)]=0;" calcext:value-type="string">
            <text:p>matriz[sonidos.get("g")][sonidos.get("t")]=0;</text:p>
          </table:table-cell>
          <table:table-cell table:formula="of:=CONCATENATE(&quot;matriz[sonidos.get(&quot;&quot;&quot;;[.$A9];&quot;&quot;&quot;)][sonidos.get(&quot;&quot;&quot;;[.$Y$1];&quot;&quot;&quot;)]=&quot;;[.Y9];&quot;;&quot;;)" office:value-type="string" office:string-value="matriz[sonidos.get(&quot;g&quot;)][sonidos.get(&quot;u&quot;)]=0;" calcext:value-type="string">
            <text:p>matriz[sonidos.get("g")][sonidos.get("u")]=0;</text:p>
          </table:table-cell>
          <table:table-cell table:formula="of:=CONCATENATE(&quot;matriz[sonidos.get(&quot;&quot;&quot;;[.$A9];&quot;&quot;&quot;)][sonidos.get(&quot;&quot;&quot;;[.$Z$1];&quot;&quot;&quot;)]=&quot;;[.Z9];&quot;;&quot;;)" office:value-type="string" office:string-value="matriz[sonidos.get(&quot;g&quot;)][sonidos.get(&quot;v&quot;)]=0;" calcext:value-type="string">
            <text:p>matriz[sonidos.get("g")][sonidos.get("v")]=0;</text:p>
          </table:table-cell>
          <table:table-cell table:formula="of:=CONCATENATE(&quot;matriz[sonidos.get(&quot;&quot;&quot;;[.$A9];&quot;&quot;&quot;)][sonidos.get(&quot;&quot;&quot;;[.$AA$1];&quot;&quot;&quot;)]=&quot;;[.AA9];&quot;;&quot;;)" office:value-type="string" office:string-value="matriz[sonidos.get(&quot;g&quot;)][sonidos.get(&quot;w&quot;)]=0;" calcext:value-type="string">
            <text:p>matriz[sonidos.get("g")][sonidos.get("w")]=0;</text:p>
          </table:table-cell>
          <table:table-cell table:formula="of:=CONCATENATE(&quot;matriz[sonidos.get(&quot;&quot;&quot;;[.$A9];&quot;&quot;&quot;)][sonidos.get(&quot;&quot;&quot;;[.$AB$1];&quot;&quot;&quot;)]=&quot;;[.AB9];&quot;;&quot;;)" office:value-type="string" office:string-value="matriz[sonidos.get(&quot;g&quot;)][sonidos.get(&quot;x&quot;)]=0;" calcext:value-type="string">
            <text:p>matriz[sonidos.get("g")][sonidos.get("x")]=0;</text:p>
          </table:table-cell>
          <table:table-cell table:formula="of:=CONCATENATE(&quot;matriz[sonidos.get(&quot;&quot;&quot;;[.$A9];&quot;&quot;&quot;)][sonidos.get(&quot;&quot;&quot;;[.$AC$1];&quot;&quot;&quot;)]=&quot;;[.AC9];&quot;;&quot;;)" office:value-type="string" office:string-value="matriz[sonidos.get(&quot;g&quot;)][sonidos.get(&quot;y&quot;)]=0;" calcext:value-type="string">
            <text:p>matriz[sonidos.get("g")][sonidos.get("y")]=0;</text:p>
          </table:table-cell>
          <table:table-cell table:formula="of:=CONCATENATE(&quot;matriz[sonidos.get(&quot;&quot;&quot;;[.$A9];&quot;&quot;&quot;)][sonidos.get(&quot;&quot;&quot;;[.$AD$1];&quot;&quot;&quot;)]=&quot;;[.AD9];&quot;;&quot;;)" office:value-type="string" office:string-value="matriz[sonidos.get(&quot;g&quot;)][sonidos.get(&quot;z&quot;)]=0;" calcext:value-type="string">
            <text:p>matriz[sonidos.get("g")][sonidos.get("z")]=0;</text:p>
          </table:table-cell>
          <table:table-cell table:formula="of:=CONCATENATE(&quot;matriz[sonidos.get(&quot;&quot;&quot;;[.$A9];&quot;&quot;&quot;)][sonidos.get(&quot;&quot;&quot;;[.$AE$1];&quot;&quot;&quot;)]=&quot;;[.AE9];&quot;;&quot;;)" office:value-type="string" office:string-value="matriz[sonidos.get(&quot;g&quot;)][sonidos.get(&quot;á&quot;)]=0;" calcext:value-type="string">
            <text:p>matriz[sonidos.get("g")][sonidos.get("á")]=0;</text:p>
          </table:table-cell>
          <table:table-cell table:formula="of:=CONCATENATE(&quot;matriz[sonidos.get(&quot;&quot;&quot;;[.$A9];&quot;&quot;&quot;)][sonidos.get(&quot;&quot;&quot;;[.$AF$1];&quot;&quot;&quot;)]=&quot;;[.AF9];&quot;;&quot;;)" office:value-type="string" office:string-value="matriz[sonidos.get(&quot;g&quot;)][sonidos.get(&quot;é&quot;)]=0;" calcext:value-type="string">
            <text:p>matriz[sonidos.get("g")][sonidos.get("é")]=0;</text:p>
          </table:table-cell>
          <table:table-cell table:formula="of:=CONCATENATE(&quot;matriz[sonidos.get(&quot;&quot;&quot;;[.$A9];&quot;&quot;&quot;)][sonidos.get(&quot;&quot;&quot;;[.$AG$1];&quot;&quot;&quot;)]=&quot;;[.AG9];&quot;;&quot;;)" office:value-type="string" office:string-value="matriz[sonidos.get(&quot;g&quot;)][sonidos.get(&quot;í&quot;)]=0;" calcext:value-type="string">
            <text:p>matriz[sonidos.get("g")][sonidos.get("í")]=0;</text:p>
          </table:table-cell>
          <table:table-cell table:formula="of:=CONCATENATE(&quot;matriz[sonidos.get(&quot;&quot;&quot;;[.$A9];&quot;&quot;&quot;)][sonidos.get(&quot;&quot;&quot;;[.$AH$1];&quot;&quot;&quot;)]=&quot;;[.AH9];&quot;;&quot;;)" office:value-type="string" office:string-value="matriz[sonidos.get(&quot;g&quot;)][sonidos.get(&quot;ó&quot;)]=0;" calcext:value-type="string">
            <text:p>matriz[sonidos.get("g")][sonidos.get("ó")]=0;</text:p>
          </table:table-cell>
          <table:table-cell table:formula="of:=CONCATENATE(&quot;matriz[sonidos.get(&quot;&quot;&quot;;[.$A9];&quot;&quot;&quot;)][sonidos.get(&quot;&quot;&quot;;[.$AI$1];&quot;&quot;&quot;)]=&quot;;[.AI9];&quot;;&quot;;)" office:value-type="string" office:string-value="matriz[sonidos.get(&quot;g&quot;)][sonidos.get(&quot;ú&quot;)]=0;" calcext:value-type="string">
            <text:p>matriz[sonidos.get("g")][sonidos.get("ú")]=0;</text:p>
          </table:table-cell>
          <table:table-cell table:formula="of:=CONCATENATE(&quot;matriz[sonidos.get(&quot;&quot;&quot;;[.$A9];&quot;&quot;&quot;)][sonidos.get(&quot;&quot;&quot;;[.$AJ$1];&quot;&quot;&quot;)]=&quot;;[.AJ9];&quot;;&quot;;)" office:value-type="string" office:string-value="matriz[sonidos.get(&quot;g&quot;)][sonidos.get(&quot;ü&quot;)]=0;" calcext:value-type="string">
            <text:p>matriz[sonidos.get("g")][sonidos.get("ü")]=0;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/>
          <table:table-cell table:formula="of:=CONCATENATE(&quot;matriz[sonidos.get(&quot;&quot;&quot;;[.A10];&quot;&quot;&quot;)][sonidos.get(&quot;&quot;&quot;;[.$B$1];&quot;&quot;&quot;)]=&quot;;[.B10];&quot;;&quot;;)" office:value-type="string" office:string-value="matriz[sonidos.get(&quot;h&quot;)][sonidos.get(&quot;a&quot;)]=0;" calcext:value-type="string">
            <text:p>matriz[sonidos.get("h")][sonidos.get("a")]=0;</text:p>
          </table:table-cell>
          <table:table-cell table:formula="of:=CONCATENATE(&quot;matriz[sonidos.get(&quot;&quot;&quot;;[.$A10];&quot;&quot;&quot;)][sonidos.get(&quot;&quot;&quot;;[.$C$1];&quot;&quot;&quot;)]=&quot;;[.C10];&quot;;&quot;;)" office:value-type="string" office:string-value="matriz[sonidos.get(&quot;h&quot;)][sonidos.get(&quot;b&quot;)]=0;" calcext:value-type="string">
            <text:p>matriz[sonidos.get("h")][sonidos.get("b")]=0;</text:p>
          </table:table-cell>
          <table:table-cell table:formula="of:=CONCATENATE(&quot;matriz[sonidos.get(&quot;&quot;&quot;;[.$A10];&quot;&quot;&quot;)][sonidos.get(&quot;&quot;&quot;;[.$D$1];&quot;&quot;&quot;)]=&quot;;[.D10];&quot;;&quot;;)" office:value-type="string" office:string-value="matriz[sonidos.get(&quot;h&quot;)][sonidos.get(&quot;c&quot;)]=0;" calcext:value-type="string">
            <text:p>matriz[sonidos.get("h")][sonidos.get("c")]=0;</text:p>
          </table:table-cell>
          <table:table-cell table:formula="of:=CONCATENATE(&quot;matriz[sonidos.get(&quot;&quot;&quot;;[.$A10];&quot;&quot;&quot;)][sonidos.get(&quot;&quot;&quot;;[.$E$1];&quot;&quot;&quot;)]=&quot;;[.E10];&quot;;&quot;;)" office:value-type="string" office:string-value="matriz[sonidos.get(&quot;h&quot;)][sonidos.get(&quot;ch&quot;)]=0;" calcext:value-type="string">
            <text:p>matriz[sonidos.get("h")][sonidos.get("ch")]=0;</text:p>
          </table:table-cell>
          <table:table-cell table:formula="of:=CONCATENATE(&quot;matriz[sonidos.get(&quot;&quot;&quot;;[.$A10];&quot;&quot;&quot;)][sonidos.get(&quot;&quot;&quot;;[.$F$1];&quot;&quot;&quot;)]=&quot;;[.F10];&quot;;&quot;;)" office:value-type="string" office:string-value="matriz[sonidos.get(&quot;h&quot;)][sonidos.get(&quot;d&quot;)]=0;" calcext:value-type="string">
            <text:p>matriz[sonidos.get("h")][sonidos.get("d")]=0;</text:p>
          </table:table-cell>
          <table:table-cell table:formula="of:=CONCATENATE(&quot;matriz[sonidos.get(&quot;&quot;&quot;;[.$A10];&quot;&quot;&quot;)][sonidos.get(&quot;&quot;&quot;;[.$G$1];&quot;&quot;&quot;)]=&quot;;[.G10];&quot;;&quot;;)" office:value-type="string" office:string-value="matriz[sonidos.get(&quot;h&quot;)][sonidos.get(&quot;e&quot;)]=0;" calcext:value-type="string">
            <text:p>matriz[sonidos.get("h")][sonidos.get("e")]=0;</text:p>
          </table:table-cell>
          <table:table-cell table:formula="of:=CONCATENATE(&quot;matriz[sonidos.get(&quot;&quot;&quot;;[.$A10];&quot;&quot;&quot;)][sonidos.get(&quot;&quot;&quot;;[.$H$1];&quot;&quot;&quot;)]=&quot;;[.H10];&quot;;&quot;;)" office:value-type="string" office:string-value="matriz[sonidos.get(&quot;h&quot;)][sonidos.get(&quot;f&quot;)]=0;" calcext:value-type="string">
            <text:p>matriz[sonidos.get("h")][sonidos.get("f")]=0;</text:p>
          </table:table-cell>
          <table:table-cell table:formula="of:=CONCATENATE(&quot;matriz[sonidos.get(&quot;&quot;&quot;;[.$A10];&quot;&quot;&quot;)][sonidos.get(&quot;&quot;&quot;;[.$I$1];&quot;&quot;&quot;)]=&quot;;[.I10];&quot;;&quot;;)" office:value-type="string" office:string-value="matriz[sonidos.get(&quot;h&quot;)][sonidos.get(&quot;g&quot;)]=0;" calcext:value-type="string">
            <text:p>matriz[sonidos.get("h")][sonidos.get("g")]=0;</text:p>
          </table:table-cell>
          <table:table-cell table:formula="of:=CONCATENATE(&quot;matriz[sonidos.get(&quot;&quot;&quot;;[.$A10];&quot;&quot;&quot;)][sonidos.get(&quot;&quot;&quot;;[.$J$1];&quot;&quot;&quot;)]=&quot;;[.J10];&quot;;&quot;;)" office:value-type="string" office:string-value="matriz[sonidos.get(&quot;h&quot;)][sonidos.get(&quot;h&quot;)]=1;" calcext:value-type="string">
            <text:p>matriz[sonidos.get("h")][sonidos.get("h")]=1;</text:p>
          </table:table-cell>
          <table:table-cell table:formula="of:=CONCATENATE(&quot;matriz[sonidos.get(&quot;&quot;&quot;;[.$A10];&quot;&quot;&quot;)][sonidos.get(&quot;&quot;&quot;;[.$K$1];&quot;&quot;&quot;)]=&quot;;[.K10];&quot;;&quot;;)" office:value-type="string" office:string-value="matriz[sonidos.get(&quot;h&quot;)][sonidos.get(&quot;i&quot;)]=0;" calcext:value-type="string">
            <text:p>matriz[sonidos.get("h")][sonidos.get("i")]=0;</text:p>
          </table:table-cell>
          <table:table-cell table:formula="of:=CONCATENATE(&quot;matriz[sonidos.get(&quot;&quot;&quot;;[.$A10];&quot;&quot;&quot;)][sonidos.get(&quot;&quot;&quot;;[.$L$1];&quot;&quot;&quot;)]=&quot;;[.L10];&quot;;&quot;;)" office:value-type="string" office:string-value="matriz[sonidos.get(&quot;h&quot;)][sonidos.get(&quot;j&quot;)]=0;" calcext:value-type="string">
            <text:p>matriz[sonidos.get("h")][sonidos.get("j")]=0;</text:p>
          </table:table-cell>
          <table:table-cell table:formula="of:=CONCATENATE(&quot;matriz[sonidos.get(&quot;&quot;&quot;;[.$A10];&quot;&quot;&quot;)][sonidos.get(&quot;&quot;&quot;;[.$M$1];&quot;&quot;&quot;)]=&quot;;[.M10];&quot;;&quot;;)" office:value-type="string" office:string-value="matriz[sonidos.get(&quot;h&quot;)][sonidos.get(&quot;k&quot;)]=0;" calcext:value-type="string">
            <text:p>matriz[sonidos.get("h")][sonidos.get("k")]=0;</text:p>
          </table:table-cell>
          <table:table-cell table:formula="of:=CONCATENATE(&quot;matriz[sonidos.get(&quot;&quot;&quot;;[.$A10];&quot;&quot;&quot;)][sonidos.get(&quot;&quot;&quot;;[.$N$1];&quot;&quot;&quot;)]=&quot;;[.N10];&quot;;&quot;;)" office:value-type="string" office:string-value="matriz[sonidos.get(&quot;h&quot;)][sonidos.get(&quot;l&quot;)]=0;" calcext:value-type="string">
            <text:p>matriz[sonidos.get("h")][sonidos.get("l")]=0;</text:p>
          </table:table-cell>
          <table:table-cell table:formula="of:=CONCATENATE(&quot;matriz[sonidos.get(&quot;&quot;&quot;;[.$A10];&quot;&quot;&quot;)][sonidos.get(&quot;&quot;&quot;;[.$O$1];&quot;&quot;&quot;)]=&quot;;[.O10];&quot;;&quot;;)" office:value-type="string" office:string-value="matriz[sonidos.get(&quot;h&quot;)][sonidos.get(&quot;ll&quot;)]=0;" calcext:value-type="string">
            <text:p>matriz[sonidos.get("h")][sonidos.get("ll")]=0;</text:p>
          </table:table-cell>
          <table:table-cell table:formula="of:=CONCATENATE(&quot;matriz[sonidos.get(&quot;&quot;&quot;;[.$A10];&quot;&quot;&quot;)][sonidos.get(&quot;&quot;&quot;;[.$P$1];&quot;&quot;&quot;)]=&quot;;[.P10];&quot;;&quot;;)" office:value-type="string" office:string-value="matriz[sonidos.get(&quot;h&quot;)][sonidos.get(&quot;m&quot;)]=0;" calcext:value-type="string">
            <text:p>matriz[sonidos.get("h")][sonidos.get("m")]=0;</text:p>
          </table:table-cell>
          <table:table-cell table:formula="of:=CONCATENATE(&quot;matriz[sonidos.get(&quot;&quot;&quot;;[.$A10];&quot;&quot;&quot;)][sonidos.get(&quot;&quot;&quot;;[.$Q$1];&quot;&quot;&quot;)]=&quot;;[.Q10];&quot;;&quot;;)" office:value-type="string" office:string-value="matriz[sonidos.get(&quot;h&quot;)][sonidos.get(&quot;n&quot;)]=0;" calcext:value-type="string">
            <text:p>matriz[sonidos.get("h")][sonidos.get("n")]=0;</text:p>
          </table:table-cell>
          <table:table-cell table:formula="of:=CONCATENATE(&quot;matriz[sonidos.get(&quot;&quot;&quot;;[.$A10];&quot;&quot;&quot;)][sonidos.get(&quot;&quot;&quot;;[.$R$1];&quot;&quot;&quot;)]=&quot;;[.R10];&quot;;&quot;;)" office:value-type="string" office:string-value="matriz[sonidos.get(&quot;h&quot;)][sonidos.get(&quot;ñ&quot;)]=0;" calcext:value-type="string">
            <text:p>matriz[sonidos.get("h")][sonidos.get("ñ")]=0;</text:p>
          </table:table-cell>
          <table:table-cell table:formula="of:=CONCATENATE(&quot;matriz[sonidos.get(&quot;&quot;&quot;;[.$A10];&quot;&quot;&quot;)][sonidos.get(&quot;&quot;&quot;;[.$S$1];&quot;&quot;&quot;)]=&quot;;[.S10];&quot;;&quot;;)" office:value-type="string" office:string-value="matriz[sonidos.get(&quot;h&quot;)][sonidos.get(&quot;o&quot;)]=0;" calcext:value-type="string">
            <text:p>matriz[sonidos.get("h")][sonidos.get("o")]=0;</text:p>
          </table:table-cell>
          <table:table-cell table:formula="of:=CONCATENATE(&quot;matriz[sonidos.get(&quot;&quot;&quot;;[.$A10];&quot;&quot;&quot;)][sonidos.get(&quot;&quot;&quot;;[.$T$1];&quot;&quot;&quot;)]=&quot;;[.T10];&quot;;&quot;;)" office:value-type="string" office:string-value="matriz[sonidos.get(&quot;h&quot;)][sonidos.get(&quot;p&quot;)]=0;" calcext:value-type="string">
            <text:p>matriz[sonidos.get("h")][sonidos.get("p")]=0;</text:p>
          </table:table-cell>
          <table:table-cell table:formula="of:=CONCATENATE(&quot;matriz[sonidos.get(&quot;&quot;&quot;;[.$A10];&quot;&quot;&quot;)][sonidos.get(&quot;&quot;&quot;;[.$U$1];&quot;&quot;&quot;)]=&quot;;[.U10];&quot;;&quot;;)" office:value-type="string" office:string-value="matriz[sonidos.get(&quot;h&quot;)][sonidos.get(&quot;q&quot;)]=0;" calcext:value-type="string">
            <text:p>matriz[sonidos.get("h")][sonidos.get("q")]=0;</text:p>
          </table:table-cell>
          <table:table-cell table:formula="of:=CONCATENATE(&quot;matriz[sonidos.get(&quot;&quot;&quot;;[.$A10];&quot;&quot;&quot;)][sonidos.get(&quot;&quot;&quot;;[.$V$1];&quot;&quot;&quot;)]=&quot;;[.V10];&quot;;&quot;;)" office:value-type="string" office:string-value="matriz[sonidos.get(&quot;h&quot;)][sonidos.get(&quot;r&quot;)]=0;" calcext:value-type="string">
            <text:p>matriz[sonidos.get("h")][sonidos.get("r")]=0;</text:p>
          </table:table-cell>
          <table:table-cell table:formula="of:=CONCATENATE(&quot;matriz[sonidos.get(&quot;&quot;&quot;;[.$A10];&quot;&quot;&quot;)][sonidos.get(&quot;&quot;&quot;;[.$W$1];&quot;&quot;&quot;)]=&quot;;[.W10];&quot;;&quot;;)" office:value-type="string" office:string-value="matriz[sonidos.get(&quot;h&quot;)][sonidos.get(&quot;s&quot;)]=0;" calcext:value-type="string">
            <text:p>matriz[sonidos.get("h")][sonidos.get("s")]=0;</text:p>
          </table:table-cell>
          <table:table-cell table:formula="of:=CONCATENATE(&quot;matriz[sonidos.get(&quot;&quot;&quot;;[.$A10];&quot;&quot;&quot;)][sonidos.get(&quot;&quot;&quot;;[.$X$1];&quot;&quot;&quot;)]=&quot;;[.X10];&quot;;&quot;;)" office:value-type="string" office:string-value="matriz[sonidos.get(&quot;h&quot;)][sonidos.get(&quot;t&quot;)]=0;" calcext:value-type="string">
            <text:p>matriz[sonidos.get("h")][sonidos.get("t")]=0;</text:p>
          </table:table-cell>
          <table:table-cell table:formula="of:=CONCATENATE(&quot;matriz[sonidos.get(&quot;&quot;&quot;;[.$A10];&quot;&quot;&quot;)][sonidos.get(&quot;&quot;&quot;;[.$Y$1];&quot;&quot;&quot;)]=&quot;;[.Y10];&quot;;&quot;;)" office:value-type="string" office:string-value="matriz[sonidos.get(&quot;h&quot;)][sonidos.get(&quot;u&quot;)]=0;" calcext:value-type="string">
            <text:p>matriz[sonidos.get("h")][sonidos.get("u")]=0;</text:p>
          </table:table-cell>
          <table:table-cell table:formula="of:=CONCATENATE(&quot;matriz[sonidos.get(&quot;&quot;&quot;;[.$A10];&quot;&quot;&quot;)][sonidos.get(&quot;&quot;&quot;;[.$Z$1];&quot;&quot;&quot;)]=&quot;;[.Z10];&quot;;&quot;;)" office:value-type="string" office:string-value="matriz[sonidos.get(&quot;h&quot;)][sonidos.get(&quot;v&quot;)]=0;" calcext:value-type="string">
            <text:p>matriz[sonidos.get("h")][sonidos.get("v")]=0;</text:p>
          </table:table-cell>
          <table:table-cell table:formula="of:=CONCATENATE(&quot;matriz[sonidos.get(&quot;&quot;&quot;;[.$A10];&quot;&quot;&quot;)][sonidos.get(&quot;&quot;&quot;;[.$AA$1];&quot;&quot;&quot;)]=&quot;;[.AA10];&quot;;&quot;;)" office:value-type="string" office:string-value="matriz[sonidos.get(&quot;h&quot;)][sonidos.get(&quot;w&quot;)]=0;" calcext:value-type="string">
            <text:p>matriz[sonidos.get("h")][sonidos.get("w")]=0;</text:p>
          </table:table-cell>
          <table:table-cell table:formula="of:=CONCATENATE(&quot;matriz[sonidos.get(&quot;&quot;&quot;;[.$A10];&quot;&quot;&quot;)][sonidos.get(&quot;&quot;&quot;;[.$AB$1];&quot;&quot;&quot;)]=&quot;;[.AB10];&quot;;&quot;;)" office:value-type="string" office:string-value="matriz[sonidos.get(&quot;h&quot;)][sonidos.get(&quot;x&quot;)]=0;" calcext:value-type="string">
            <text:p>matriz[sonidos.get("h")][sonidos.get("x")]=0;</text:p>
          </table:table-cell>
          <table:table-cell table:formula="of:=CONCATENATE(&quot;matriz[sonidos.get(&quot;&quot;&quot;;[.$A10];&quot;&quot;&quot;)][sonidos.get(&quot;&quot;&quot;;[.$AC$1];&quot;&quot;&quot;)]=&quot;;[.AC10];&quot;;&quot;;)" office:value-type="string" office:string-value="matriz[sonidos.get(&quot;h&quot;)][sonidos.get(&quot;y&quot;)]=0;" calcext:value-type="string">
            <text:p>matriz[sonidos.get("h")][sonidos.get("y")]=0;</text:p>
          </table:table-cell>
          <table:table-cell table:formula="of:=CONCATENATE(&quot;matriz[sonidos.get(&quot;&quot;&quot;;[.$A10];&quot;&quot;&quot;)][sonidos.get(&quot;&quot;&quot;;[.$AD$1];&quot;&quot;&quot;)]=&quot;;[.AD10];&quot;;&quot;;)" office:value-type="string" office:string-value="matriz[sonidos.get(&quot;h&quot;)][sonidos.get(&quot;z&quot;)]=0;" calcext:value-type="string">
            <text:p>matriz[sonidos.get("h")][sonidos.get("z")]=0;</text:p>
          </table:table-cell>
          <table:table-cell table:formula="of:=CONCATENATE(&quot;matriz[sonidos.get(&quot;&quot;&quot;;[.$A10];&quot;&quot;&quot;)][sonidos.get(&quot;&quot;&quot;;[.$AE$1];&quot;&quot;&quot;)]=&quot;;[.AE10];&quot;;&quot;;)" office:value-type="string" office:string-value="matriz[sonidos.get(&quot;h&quot;)][sonidos.get(&quot;á&quot;)]=0;" calcext:value-type="string">
            <text:p>matriz[sonidos.get("h")][sonidos.get("á")]=0;</text:p>
          </table:table-cell>
          <table:table-cell table:formula="of:=CONCATENATE(&quot;matriz[sonidos.get(&quot;&quot;&quot;;[.$A10];&quot;&quot;&quot;)][sonidos.get(&quot;&quot;&quot;;[.$AF$1];&quot;&quot;&quot;)]=&quot;;[.AF10];&quot;;&quot;;)" office:value-type="string" office:string-value="matriz[sonidos.get(&quot;h&quot;)][sonidos.get(&quot;é&quot;)]=0;" calcext:value-type="string">
            <text:p>matriz[sonidos.get("h")][sonidos.get("é")]=0;</text:p>
          </table:table-cell>
          <table:table-cell table:formula="of:=CONCATENATE(&quot;matriz[sonidos.get(&quot;&quot;&quot;;[.$A10];&quot;&quot;&quot;)][sonidos.get(&quot;&quot;&quot;;[.$AG$1];&quot;&quot;&quot;)]=&quot;;[.AG10];&quot;;&quot;;)" office:value-type="string" office:string-value="matriz[sonidos.get(&quot;h&quot;)][sonidos.get(&quot;í&quot;)]=0;" calcext:value-type="string">
            <text:p>matriz[sonidos.get("h")][sonidos.get("í")]=0;</text:p>
          </table:table-cell>
          <table:table-cell table:formula="of:=CONCATENATE(&quot;matriz[sonidos.get(&quot;&quot;&quot;;[.$A10];&quot;&quot;&quot;)][sonidos.get(&quot;&quot;&quot;;[.$AH$1];&quot;&quot;&quot;)]=&quot;;[.AH10];&quot;;&quot;;)" office:value-type="string" office:string-value="matriz[sonidos.get(&quot;h&quot;)][sonidos.get(&quot;ó&quot;)]=0;" calcext:value-type="string">
            <text:p>matriz[sonidos.get("h")][sonidos.get("ó")]=0;</text:p>
          </table:table-cell>
          <table:table-cell table:formula="of:=CONCATENATE(&quot;matriz[sonidos.get(&quot;&quot;&quot;;[.$A10];&quot;&quot;&quot;)][sonidos.get(&quot;&quot;&quot;;[.$AI$1];&quot;&quot;&quot;)]=&quot;;[.AI10];&quot;;&quot;;)" office:value-type="string" office:string-value="matriz[sonidos.get(&quot;h&quot;)][sonidos.get(&quot;ú&quot;)]=0;" calcext:value-type="string">
            <text:p>matriz[sonidos.get("h")][sonidos.get("ú")]=0;</text:p>
          </table:table-cell>
          <table:table-cell table:formula="of:=CONCATENATE(&quot;matriz[sonidos.get(&quot;&quot;&quot;;[.$A10];&quot;&quot;&quot;)][sonidos.get(&quot;&quot;&quot;;[.$AJ$1];&quot;&quot;&quot;)]=&quot;;[.AJ10];&quot;;&quot;;)" office:value-type="string" office:string-value="matriz[sonidos.get(&quot;h&quot;)][sonidos.get(&quot;ü&quot;)]=0;" calcext:value-type="string">
            <text:p>matriz[sonidos.get("h")][sonidos.get("ü")]=0;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&quot;matriz[sonidos.get(&quot;&quot;&quot;;[.A11];&quot;&quot;&quot;)][sonidos.get(&quot;&quot;&quot;;[.$B$1];&quot;&quot;&quot;)]=&quot;;[.B11];&quot;;&quot;;)" office:value-type="string" office:string-value="matriz[sonidos.get(&quot;i&quot;)][sonidos.get(&quot;a&quot;)]=0;" calcext:value-type="string">
            <text:p>matriz[sonidos.get("i")][sonidos.get("a")]=0;</text:p>
          </table:table-cell>
          <table:table-cell table:formula="of:=CONCATENATE(&quot;matriz[sonidos.get(&quot;&quot;&quot;;[.$A11];&quot;&quot;&quot;)][sonidos.get(&quot;&quot;&quot;;[.$C$1];&quot;&quot;&quot;)]=&quot;;[.C11];&quot;;&quot;;)" office:value-type="string" office:string-value="matriz[sonidos.get(&quot;i&quot;)][sonidos.get(&quot;b&quot;)]=0;" calcext:value-type="string">
            <text:p>matriz[sonidos.get("i")][sonidos.get("b")]=0;</text:p>
          </table:table-cell>
          <table:table-cell table:formula="of:=CONCATENATE(&quot;matriz[sonidos.get(&quot;&quot;&quot;;[.$A11];&quot;&quot;&quot;)][sonidos.get(&quot;&quot;&quot;;[.$D$1];&quot;&quot;&quot;)]=&quot;;[.D11];&quot;;&quot;;)" office:value-type="string" office:string-value="matriz[sonidos.get(&quot;i&quot;)][sonidos.get(&quot;c&quot;)]=0;" calcext:value-type="string">
            <text:p>matriz[sonidos.get("i")][sonidos.get("c")]=0;</text:p>
          </table:table-cell>
          <table:table-cell table:formula="of:=CONCATENATE(&quot;matriz[sonidos.get(&quot;&quot;&quot;;[.$A11];&quot;&quot;&quot;)][sonidos.get(&quot;&quot;&quot;;[.$E$1];&quot;&quot;&quot;)]=&quot;;[.E11];&quot;;&quot;;)" office:value-type="string" office:string-value="matriz[sonidos.get(&quot;i&quot;)][sonidos.get(&quot;ch&quot;)]=0;" calcext:value-type="string">
            <text:p>matriz[sonidos.get("i")][sonidos.get("ch")]=0;</text:p>
          </table:table-cell>
          <table:table-cell table:formula="of:=CONCATENATE(&quot;matriz[sonidos.get(&quot;&quot;&quot;;[.$A11];&quot;&quot;&quot;)][sonidos.get(&quot;&quot;&quot;;[.$F$1];&quot;&quot;&quot;)]=&quot;;[.F11];&quot;;&quot;;)" office:value-type="string" office:string-value="matriz[sonidos.get(&quot;i&quot;)][sonidos.get(&quot;d&quot;)]=0;" calcext:value-type="string">
            <text:p>matriz[sonidos.get("i")][sonidos.get("d")]=0;</text:p>
          </table:table-cell>
          <table:table-cell table:formula="of:=CONCATENATE(&quot;matriz[sonidos.get(&quot;&quot;&quot;;[.$A11];&quot;&quot;&quot;)][sonidos.get(&quot;&quot;&quot;;[.$G$1];&quot;&quot;&quot;)]=&quot;;[.G11];&quot;;&quot;;)" office:value-type="string" office:string-value="matriz[sonidos.get(&quot;i&quot;)][sonidos.get(&quot;e&quot;)]=0;" calcext:value-type="string">
            <text:p>matriz[sonidos.get("i")][sonidos.get("e")]=0;</text:p>
          </table:table-cell>
          <table:table-cell table:formula="of:=CONCATENATE(&quot;matriz[sonidos.get(&quot;&quot;&quot;;[.$A11];&quot;&quot;&quot;)][sonidos.get(&quot;&quot;&quot;;[.$H$1];&quot;&quot;&quot;)]=&quot;;[.H11];&quot;;&quot;;)" office:value-type="string" office:string-value="matriz[sonidos.get(&quot;i&quot;)][sonidos.get(&quot;f&quot;)]=0;" calcext:value-type="string">
            <text:p>matriz[sonidos.get("i")][sonidos.get("f")]=0;</text:p>
          </table:table-cell>
          <table:table-cell table:formula="of:=CONCATENATE(&quot;matriz[sonidos.get(&quot;&quot;&quot;;[.$A11];&quot;&quot;&quot;)][sonidos.get(&quot;&quot;&quot;;[.$I$1];&quot;&quot;&quot;)]=&quot;;[.I11];&quot;;&quot;;)" office:value-type="string" office:string-value="matriz[sonidos.get(&quot;i&quot;)][sonidos.get(&quot;g&quot;)]=0;" calcext:value-type="string">
            <text:p>matriz[sonidos.get("i")][sonidos.get("g")]=0;</text:p>
          </table:table-cell>
          <table:table-cell table:formula="of:=CONCATENATE(&quot;matriz[sonidos.get(&quot;&quot;&quot;;[.$A11];&quot;&quot;&quot;)][sonidos.get(&quot;&quot;&quot;;[.$J$1];&quot;&quot;&quot;)]=&quot;;[.J11];&quot;;&quot;;)" office:value-type="string" office:string-value="matriz[sonidos.get(&quot;i&quot;)][sonidos.get(&quot;h&quot;)]=0;" calcext:value-type="string">
            <text:p>matriz[sonidos.get("i")][sonidos.get("h")]=0;</text:p>
          </table:table-cell>
          <table:table-cell table:formula="of:=CONCATENATE(&quot;matriz[sonidos.get(&quot;&quot;&quot;;[.$A11];&quot;&quot;&quot;)][sonidos.get(&quot;&quot;&quot;;[.$K$1];&quot;&quot;&quot;)]=&quot;;[.K11];&quot;;&quot;;)" office:value-type="string" office:string-value="matriz[sonidos.get(&quot;i&quot;)][sonidos.get(&quot;i&quot;)]=1;" calcext:value-type="string">
            <text:p>matriz[sonidos.get("i")][sonidos.get("i")]=1;</text:p>
          </table:table-cell>
          <table:table-cell table:formula="of:=CONCATENATE(&quot;matriz[sonidos.get(&quot;&quot;&quot;;[.$A11];&quot;&quot;&quot;)][sonidos.get(&quot;&quot;&quot;;[.$L$1];&quot;&quot;&quot;)]=&quot;;[.L11];&quot;;&quot;;)" office:value-type="string" office:string-value="matriz[sonidos.get(&quot;i&quot;)][sonidos.get(&quot;j&quot;)]=0.15;" calcext:value-type="string">
            <text:p>matriz[sonidos.get("i")][sonidos.get("j")]=0.15;</text:p>
          </table:table-cell>
          <table:table-cell table:formula="of:=CONCATENATE(&quot;matriz[sonidos.get(&quot;&quot;&quot;;[.$A11];&quot;&quot;&quot;)][sonidos.get(&quot;&quot;&quot;;[.$M$1];&quot;&quot;&quot;)]=&quot;;[.M11];&quot;;&quot;;)" office:value-type="string" office:string-value="matriz[sonidos.get(&quot;i&quot;)][sonidos.get(&quot;k&quot;)]=0;" calcext:value-type="string">
            <text:p>matriz[sonidos.get("i")][sonidos.get("k")]=0;</text:p>
          </table:table-cell>
          <table:table-cell table:formula="of:=CONCATENATE(&quot;matriz[sonidos.get(&quot;&quot;&quot;;[.$A11];&quot;&quot;&quot;)][sonidos.get(&quot;&quot;&quot;;[.$N$1];&quot;&quot;&quot;)]=&quot;;[.N11];&quot;;&quot;;)" office:value-type="string" office:string-value="matriz[sonidos.get(&quot;i&quot;)][sonidos.get(&quot;l&quot;)]=0;" calcext:value-type="string">
            <text:p>matriz[sonidos.get("i")][sonidos.get("l")]=0;</text:p>
          </table:table-cell>
          <table:table-cell table:formula="of:=CONCATENATE(&quot;matriz[sonidos.get(&quot;&quot;&quot;;[.$A11];&quot;&quot;&quot;)][sonidos.get(&quot;&quot;&quot;;[.$O$1];&quot;&quot;&quot;)]=&quot;;[.O11];&quot;;&quot;;)" office:value-type="string" office:string-value="matriz[sonidos.get(&quot;i&quot;)][sonidos.get(&quot;ll&quot;)]=0;" calcext:value-type="string">
            <text:p>matriz[sonidos.get("i")][sonidos.get("ll")]=0;</text:p>
          </table:table-cell>
          <table:table-cell table:formula="of:=CONCATENATE(&quot;matriz[sonidos.get(&quot;&quot;&quot;;[.$A11];&quot;&quot;&quot;)][sonidos.get(&quot;&quot;&quot;;[.$P$1];&quot;&quot;&quot;)]=&quot;;[.P11];&quot;;&quot;;)" office:value-type="string" office:string-value="matriz[sonidos.get(&quot;i&quot;)][sonidos.get(&quot;m&quot;)]=0;" calcext:value-type="string">
            <text:p>matriz[sonidos.get("i")][sonidos.get("m")]=0;</text:p>
          </table:table-cell>
          <table:table-cell table:formula="of:=CONCATENATE(&quot;matriz[sonidos.get(&quot;&quot;&quot;;[.$A11];&quot;&quot;&quot;)][sonidos.get(&quot;&quot;&quot;;[.$Q$1];&quot;&quot;&quot;)]=&quot;;[.Q11];&quot;;&quot;;)" office:value-type="string" office:string-value="matriz[sonidos.get(&quot;i&quot;)][sonidos.get(&quot;n&quot;)]=0;" calcext:value-type="string">
            <text:p>matriz[sonidos.get("i")][sonidos.get("n")]=0;</text:p>
          </table:table-cell>
          <table:table-cell table:formula="of:=CONCATENATE(&quot;matriz[sonidos.get(&quot;&quot;&quot;;[.$A11];&quot;&quot;&quot;)][sonidos.get(&quot;&quot;&quot;;[.$R$1];&quot;&quot;&quot;)]=&quot;;[.R11];&quot;;&quot;;)" office:value-type="string" office:string-value="matriz[sonidos.get(&quot;i&quot;)][sonidos.get(&quot;ñ&quot;)]=0;" calcext:value-type="string">
            <text:p>matriz[sonidos.get("i")][sonidos.get("ñ")]=0;</text:p>
          </table:table-cell>
          <table:table-cell table:formula="of:=CONCATENATE(&quot;matriz[sonidos.get(&quot;&quot;&quot;;[.$A11];&quot;&quot;&quot;)][sonidos.get(&quot;&quot;&quot;;[.$S$1];&quot;&quot;&quot;)]=&quot;;[.S11];&quot;;&quot;;)" office:value-type="string" office:string-value="matriz[sonidos.get(&quot;i&quot;)][sonidos.get(&quot;o&quot;)]=0;" calcext:value-type="string">
            <text:p>matriz[sonidos.get("i")][sonidos.get("o")]=0;</text:p>
          </table:table-cell>
          <table:table-cell table:formula="of:=CONCATENATE(&quot;matriz[sonidos.get(&quot;&quot;&quot;;[.$A11];&quot;&quot;&quot;)][sonidos.get(&quot;&quot;&quot;;[.$T$1];&quot;&quot;&quot;)]=&quot;;[.T11];&quot;;&quot;;)" office:value-type="string" office:string-value="matriz[sonidos.get(&quot;i&quot;)][sonidos.get(&quot;p&quot;)]=0;" calcext:value-type="string">
            <text:p>matriz[sonidos.get("i")][sonidos.get("p")]=0;</text:p>
          </table:table-cell>
          <table:table-cell table:formula="of:=CONCATENATE(&quot;matriz[sonidos.get(&quot;&quot;&quot;;[.$A11];&quot;&quot;&quot;)][sonidos.get(&quot;&quot;&quot;;[.$U$1];&quot;&quot;&quot;)]=&quot;;[.U11];&quot;;&quot;;)" office:value-type="string" office:string-value="matriz[sonidos.get(&quot;i&quot;)][sonidos.get(&quot;q&quot;)]=0;" calcext:value-type="string">
            <text:p>matriz[sonidos.get("i")][sonidos.get("q")]=0;</text:p>
          </table:table-cell>
          <table:table-cell table:formula="of:=CONCATENATE(&quot;matriz[sonidos.get(&quot;&quot;&quot;;[.$A11];&quot;&quot;&quot;)][sonidos.get(&quot;&quot;&quot;;[.$V$1];&quot;&quot;&quot;)]=&quot;;[.V11];&quot;;&quot;;)" office:value-type="string" office:string-value="matriz[sonidos.get(&quot;i&quot;)][sonidos.get(&quot;r&quot;)]=0;" calcext:value-type="string">
            <text:p>matriz[sonidos.get("i")][sonidos.get("r")]=0;</text:p>
          </table:table-cell>
          <table:table-cell table:formula="of:=CONCATENATE(&quot;matriz[sonidos.get(&quot;&quot;&quot;;[.$A11];&quot;&quot;&quot;)][sonidos.get(&quot;&quot;&quot;;[.$W$1];&quot;&quot;&quot;)]=&quot;;[.W11];&quot;;&quot;;)" office:value-type="string" office:string-value="matriz[sonidos.get(&quot;i&quot;)][sonidos.get(&quot;s&quot;)]=0;" calcext:value-type="string">
            <text:p>matriz[sonidos.get("i")][sonidos.get("s")]=0;</text:p>
          </table:table-cell>
          <table:table-cell table:formula="of:=CONCATENATE(&quot;matriz[sonidos.get(&quot;&quot;&quot;;[.$A11];&quot;&quot;&quot;)][sonidos.get(&quot;&quot;&quot;;[.$X$1];&quot;&quot;&quot;)]=&quot;;[.X11];&quot;;&quot;;)" office:value-type="string" office:string-value="matriz[sonidos.get(&quot;i&quot;)][sonidos.get(&quot;t&quot;)]=0;" calcext:value-type="string">
            <text:p>matriz[sonidos.get("i")][sonidos.get("t")]=0;</text:p>
          </table:table-cell>
          <table:table-cell table:formula="of:=CONCATENATE(&quot;matriz[sonidos.get(&quot;&quot;&quot;;[.$A11];&quot;&quot;&quot;)][sonidos.get(&quot;&quot;&quot;;[.$Y$1];&quot;&quot;&quot;)]=&quot;;[.Y11];&quot;;&quot;;)" office:value-type="string" office:string-value="matriz[sonidos.get(&quot;i&quot;)][sonidos.get(&quot;u&quot;)]=0;" calcext:value-type="string">
            <text:p>matriz[sonidos.get("i")][sonidos.get("u")]=0;</text:p>
          </table:table-cell>
          <table:table-cell table:formula="of:=CONCATENATE(&quot;matriz[sonidos.get(&quot;&quot;&quot;;[.$A11];&quot;&quot;&quot;)][sonidos.get(&quot;&quot;&quot;;[.$Z$1];&quot;&quot;&quot;)]=&quot;;[.Z11];&quot;;&quot;;)" office:value-type="string" office:string-value="matriz[sonidos.get(&quot;i&quot;)][sonidos.get(&quot;v&quot;)]=0;" calcext:value-type="string">
            <text:p>matriz[sonidos.get("i")][sonidos.get("v")]=0;</text:p>
          </table:table-cell>
          <table:table-cell table:formula="of:=CONCATENATE(&quot;matriz[sonidos.get(&quot;&quot;&quot;;[.$A11];&quot;&quot;&quot;)][sonidos.get(&quot;&quot;&quot;;[.$AA$1];&quot;&quot;&quot;)]=&quot;;[.AA11];&quot;;&quot;;)" office:value-type="string" office:string-value="matriz[sonidos.get(&quot;i&quot;)][sonidos.get(&quot;w&quot;)]=0;" calcext:value-type="string">
            <text:p>matriz[sonidos.get("i")][sonidos.get("w")]=0;</text:p>
          </table:table-cell>
          <table:table-cell table:formula="of:=CONCATENATE(&quot;matriz[sonidos.get(&quot;&quot;&quot;;[.$A11];&quot;&quot;&quot;)][sonidos.get(&quot;&quot;&quot;;[.$AB$1];&quot;&quot;&quot;)]=&quot;;[.AB11];&quot;;&quot;;)" office:value-type="string" office:string-value="matriz[sonidos.get(&quot;i&quot;)][sonidos.get(&quot;x&quot;)]=0;" calcext:value-type="string">
            <text:p>matriz[sonidos.get("i")][sonidos.get("x")]=0;</text:p>
          </table:table-cell>
          <table:table-cell table:formula="of:=CONCATENATE(&quot;matriz[sonidos.get(&quot;&quot;&quot;;[.$A11];&quot;&quot;&quot;)][sonidos.get(&quot;&quot;&quot;;[.$AC$1];&quot;&quot;&quot;)]=&quot;;[.AC11];&quot;;&quot;;)" office:value-type="string" office:string-value="matriz[sonidos.get(&quot;i&quot;)][sonidos.get(&quot;y&quot;)]=0.9;" calcext:value-type="string">
            <text:p>matriz[sonidos.get("i")][sonidos.get("y")]=0.9;</text:p>
          </table:table-cell>
          <table:table-cell table:formula="of:=CONCATENATE(&quot;matriz[sonidos.get(&quot;&quot;&quot;;[.$A11];&quot;&quot;&quot;)][sonidos.get(&quot;&quot;&quot;;[.$AD$1];&quot;&quot;&quot;)]=&quot;;[.AD11];&quot;;&quot;;)" office:value-type="string" office:string-value="matriz[sonidos.get(&quot;i&quot;)][sonidos.get(&quot;z&quot;)]=0;" calcext:value-type="string">
            <text:p>matriz[sonidos.get("i")][sonidos.get("z")]=0;</text:p>
          </table:table-cell>
          <table:table-cell table:formula="of:=CONCATENATE(&quot;matriz[sonidos.get(&quot;&quot;&quot;;[.$A11];&quot;&quot;&quot;)][sonidos.get(&quot;&quot;&quot;;[.$AE$1];&quot;&quot;&quot;)]=&quot;;[.AE11];&quot;;&quot;;)" office:value-type="string" office:string-value="matriz[sonidos.get(&quot;i&quot;)][sonidos.get(&quot;á&quot;)]=0;" calcext:value-type="string">
            <text:p>matriz[sonidos.get("i")][sonidos.get("á")]=0;</text:p>
          </table:table-cell>
          <table:table-cell table:formula="of:=CONCATENATE(&quot;matriz[sonidos.get(&quot;&quot;&quot;;[.$A11];&quot;&quot;&quot;)][sonidos.get(&quot;&quot;&quot;;[.$AF$1];&quot;&quot;&quot;)]=&quot;;[.AF11];&quot;;&quot;;)" office:value-type="string" office:string-value="matriz[sonidos.get(&quot;i&quot;)][sonidos.get(&quot;é&quot;)]=0;" calcext:value-type="string">
            <text:p>matriz[sonidos.get("i")][sonidos.get("é")]=0;</text:p>
          </table:table-cell>
          <table:table-cell table:formula="of:=CONCATENATE(&quot;matriz[sonidos.get(&quot;&quot;&quot;;[.$A11];&quot;&quot;&quot;)][sonidos.get(&quot;&quot;&quot;;[.$AG$1];&quot;&quot;&quot;)]=&quot;;[.AG11];&quot;;&quot;;)" office:value-type="string" office:string-value="matriz[sonidos.get(&quot;i&quot;)][sonidos.get(&quot;í&quot;)]=1;" calcext:value-type="string">
            <text:p>matriz[sonidos.get("i")][sonidos.get("í")]=1;</text:p>
          </table:table-cell>
          <table:table-cell table:formula="of:=CONCATENATE(&quot;matriz[sonidos.get(&quot;&quot;&quot;;[.$A11];&quot;&quot;&quot;)][sonidos.get(&quot;&quot;&quot;;[.$AH$1];&quot;&quot;&quot;)]=&quot;;[.AH11];&quot;;&quot;;)" office:value-type="string" office:string-value="matriz[sonidos.get(&quot;i&quot;)][sonidos.get(&quot;ó&quot;)]=0;" calcext:value-type="string">
            <text:p>matriz[sonidos.get("i")][sonidos.get("ó")]=0;</text:p>
          </table:table-cell>
          <table:table-cell table:formula="of:=CONCATENATE(&quot;matriz[sonidos.get(&quot;&quot;&quot;;[.$A11];&quot;&quot;&quot;)][sonidos.get(&quot;&quot;&quot;;[.$AI$1];&quot;&quot;&quot;)]=&quot;;[.AI11];&quot;;&quot;;)" office:value-type="string" office:string-value="matriz[sonidos.get(&quot;i&quot;)][sonidos.get(&quot;ú&quot;)]=0;" calcext:value-type="string">
            <text:p>matriz[sonidos.get("i")][sonidos.get("ú")]=0;</text:p>
          </table:table-cell>
          <table:table-cell table:formula="of:=CONCATENATE(&quot;matriz[sonidos.get(&quot;&quot;&quot;;[.$A11];&quot;&quot;&quot;)][sonidos.get(&quot;&quot;&quot;;[.$AJ$1];&quot;&quot;&quot;)]=&quot;;[.AJ11];&quot;;&quot;;)" office:value-type="string" office:string-value="matriz[sonidos.get(&quot;i&quot;)][sonidos.get(&quot;ü&quot;)]=0;" calcext:value-type="string">
            <text:p>matriz[sonidos.get("i")][sonidos.get("ü")]=0;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NCATENATE(&quot;matriz[sonidos.get(&quot;&quot;&quot;;[.A12];&quot;&quot;&quot;)][sonidos.get(&quot;&quot;&quot;;[.$B$1];&quot;&quot;&quot;)]=&quot;;[.B12];&quot;;&quot;;)" office:value-type="string" office:string-value="matriz[sonidos.get(&quot;j&quot;)][sonidos.get(&quot;a&quot;)]=0;" calcext:value-type="string">
            <text:p>matriz[sonidos.get("j")][sonidos.get("a")]=0;</text:p>
          </table:table-cell>
          <table:table-cell table:formula="of:=CONCATENATE(&quot;matriz[sonidos.get(&quot;&quot;&quot;;[.$A12];&quot;&quot;&quot;)][sonidos.get(&quot;&quot;&quot;;[.$C$1];&quot;&quot;&quot;)]=&quot;;[.C12];&quot;;&quot;;)" office:value-type="string" office:string-value="matriz[sonidos.get(&quot;j&quot;)][sonidos.get(&quot;b&quot;)]=0;" calcext:value-type="string">
            <text:p>matriz[sonidos.get("j")][sonidos.get("b")]=0;</text:p>
          </table:table-cell>
          <table:table-cell table:formula="of:=CONCATENATE(&quot;matriz[sonidos.get(&quot;&quot;&quot;;[.$A12];&quot;&quot;&quot;)][sonidos.get(&quot;&quot;&quot;;[.$D$1];&quot;&quot;&quot;)]=&quot;;[.D12];&quot;;&quot;;)" office:value-type="string" office:string-value="matriz[sonidos.get(&quot;j&quot;)][sonidos.get(&quot;c&quot;)]=0;" calcext:value-type="string">
            <text:p>matriz[sonidos.get("j")][sonidos.get("c")]=0;</text:p>
          </table:table-cell>
          <table:table-cell table:formula="of:=CONCATENATE(&quot;matriz[sonidos.get(&quot;&quot;&quot;;[.$A12];&quot;&quot;&quot;)][sonidos.get(&quot;&quot;&quot;;[.$E$1];&quot;&quot;&quot;)]=&quot;;[.E12];&quot;;&quot;;)" office:value-type="string" office:string-value="matriz[sonidos.get(&quot;j&quot;)][sonidos.get(&quot;ch&quot;)]=0;" calcext:value-type="string">
            <text:p>matriz[sonidos.get("j")][sonidos.get("ch")]=0;</text:p>
          </table:table-cell>
          <table:table-cell table:formula="of:=CONCATENATE(&quot;matriz[sonidos.get(&quot;&quot;&quot;;[.$A12];&quot;&quot;&quot;)][sonidos.get(&quot;&quot;&quot;;[.$F$1];&quot;&quot;&quot;)]=&quot;;[.F12];&quot;;&quot;;)" office:value-type="string" office:string-value="matriz[sonidos.get(&quot;j&quot;)][sonidos.get(&quot;d&quot;)]=0;" calcext:value-type="string">
            <text:p>matriz[sonidos.get("j")][sonidos.get("d")]=0;</text:p>
          </table:table-cell>
          <table:table-cell table:formula="of:=CONCATENATE(&quot;matriz[sonidos.get(&quot;&quot;&quot;;[.$A12];&quot;&quot;&quot;)][sonidos.get(&quot;&quot;&quot;;[.$G$1];&quot;&quot;&quot;)]=&quot;;[.G12];&quot;;&quot;;)" office:value-type="string" office:string-value="matriz[sonidos.get(&quot;j&quot;)][sonidos.get(&quot;e&quot;)]=0;" calcext:value-type="string">
            <text:p>matriz[sonidos.get("j")][sonidos.get("e")]=0;</text:p>
          </table:table-cell>
          <table:table-cell table:formula="of:=CONCATENATE(&quot;matriz[sonidos.get(&quot;&quot;&quot;;[.$A12];&quot;&quot;&quot;)][sonidos.get(&quot;&quot;&quot;;[.$H$1];&quot;&quot;&quot;)]=&quot;;[.H12];&quot;;&quot;;)" office:value-type="string" office:string-value="matriz[sonidos.get(&quot;j&quot;)][sonidos.get(&quot;f&quot;)]=0;" calcext:value-type="string">
            <text:p>matriz[sonidos.get("j")][sonidos.get("f")]=0;</text:p>
          </table:table-cell>
          <table:table-cell table:formula="of:=CONCATENATE(&quot;matriz[sonidos.get(&quot;&quot;&quot;;[.$A12];&quot;&quot;&quot;)][sonidos.get(&quot;&quot;&quot;;[.$I$1];&quot;&quot;&quot;)]=&quot;;[.I12];&quot;;&quot;;)" office:value-type="string" office:string-value="matriz[sonidos.get(&quot;j&quot;)][sonidos.get(&quot;g&quot;)]=0.5;" calcext:value-type="string">
            <text:p>matriz[sonidos.get("j")][sonidos.get("g")]=0.5;</text:p>
          </table:table-cell>
          <table:table-cell table:formula="of:=CONCATENATE(&quot;matriz[sonidos.get(&quot;&quot;&quot;;[.$A12];&quot;&quot;&quot;)][sonidos.get(&quot;&quot;&quot;;[.$J$1];&quot;&quot;&quot;)]=&quot;;[.J12];&quot;;&quot;;)" office:value-type="string" office:string-value="matriz[sonidos.get(&quot;j&quot;)][sonidos.get(&quot;h&quot;)]=0;" calcext:value-type="string">
            <text:p>matriz[sonidos.get("j")][sonidos.get("h")]=0;</text:p>
          </table:table-cell>
          <table:table-cell table:formula="of:=CONCATENATE(&quot;matriz[sonidos.get(&quot;&quot;&quot;;[.$A12];&quot;&quot;&quot;)][sonidos.get(&quot;&quot;&quot;;[.$K$1];&quot;&quot;&quot;)]=&quot;;[.K12];&quot;;&quot;;)" office:value-type="string" office:string-value="matriz[sonidos.get(&quot;j&quot;)][sonidos.get(&quot;i&quot;)]=0.15;" calcext:value-type="string">
            <text:p>matriz[sonidos.get("j")][sonidos.get("i")]=0.15;</text:p>
          </table:table-cell>
          <table:table-cell table:formula="of:=CONCATENATE(&quot;matriz[sonidos.get(&quot;&quot;&quot;;[.$A12];&quot;&quot;&quot;)][sonidos.get(&quot;&quot;&quot;;[.$L$1];&quot;&quot;&quot;)]=&quot;;[.L12];&quot;;&quot;;)" office:value-type="string" office:string-value="matriz[sonidos.get(&quot;j&quot;)][sonidos.get(&quot;j&quot;)]=1;" calcext:value-type="string">
            <text:p>matriz[sonidos.get("j")][sonidos.get("j")]=1;</text:p>
          </table:table-cell>
          <table:table-cell table:formula="of:=CONCATENATE(&quot;matriz[sonidos.get(&quot;&quot;&quot;;[.$A12];&quot;&quot;&quot;)][sonidos.get(&quot;&quot;&quot;;[.$M$1];&quot;&quot;&quot;)]=&quot;;[.M12];&quot;;&quot;;)" office:value-type="string" office:string-value="matriz[sonidos.get(&quot;j&quot;)][sonidos.get(&quot;k&quot;)]=0;" calcext:value-type="string">
            <text:p>matriz[sonidos.get("j")][sonidos.get("k")]=0;</text:p>
          </table:table-cell>
          <table:table-cell table:formula="of:=CONCATENATE(&quot;matriz[sonidos.get(&quot;&quot;&quot;;[.$A12];&quot;&quot;&quot;)][sonidos.get(&quot;&quot;&quot;;[.$N$1];&quot;&quot;&quot;)]=&quot;;[.N12];&quot;;&quot;;)" office:value-type="string" office:string-value="matriz[sonidos.get(&quot;j&quot;)][sonidos.get(&quot;l&quot;)]=0;" calcext:value-type="string">
            <text:p>matriz[sonidos.get("j")][sonidos.get("l")]=0;</text:p>
          </table:table-cell>
          <table:table-cell table:formula="of:=CONCATENATE(&quot;matriz[sonidos.get(&quot;&quot;&quot;;[.$A12];&quot;&quot;&quot;)][sonidos.get(&quot;&quot;&quot;;[.$O$1];&quot;&quot;&quot;)]=&quot;;[.O12];&quot;;&quot;;)" office:value-type="string" office:string-value="matriz[sonidos.get(&quot;j&quot;)][sonidos.get(&quot;ll&quot;)]=0;" calcext:value-type="string">
            <text:p>matriz[sonidos.get("j")][sonidos.get("ll")]=0;</text:p>
          </table:table-cell>
          <table:table-cell table:formula="of:=CONCATENATE(&quot;matriz[sonidos.get(&quot;&quot;&quot;;[.$A12];&quot;&quot;&quot;)][sonidos.get(&quot;&quot;&quot;;[.$P$1];&quot;&quot;&quot;)]=&quot;;[.P12];&quot;;&quot;;)" office:value-type="string" office:string-value="matriz[sonidos.get(&quot;j&quot;)][sonidos.get(&quot;m&quot;)]=0;" calcext:value-type="string">
            <text:p>matriz[sonidos.get("j")][sonidos.get("m")]=0;</text:p>
          </table:table-cell>
          <table:table-cell table:formula="of:=CONCATENATE(&quot;matriz[sonidos.get(&quot;&quot;&quot;;[.$A12];&quot;&quot;&quot;)][sonidos.get(&quot;&quot;&quot;;[.$Q$1];&quot;&quot;&quot;)]=&quot;;[.Q12];&quot;;&quot;;)" office:value-type="string" office:string-value="matriz[sonidos.get(&quot;j&quot;)][sonidos.get(&quot;n&quot;)]=0;" calcext:value-type="string">
            <text:p>matriz[sonidos.get("j")][sonidos.get("n")]=0;</text:p>
          </table:table-cell>
          <table:table-cell table:formula="of:=CONCATENATE(&quot;matriz[sonidos.get(&quot;&quot;&quot;;[.$A12];&quot;&quot;&quot;)][sonidos.get(&quot;&quot;&quot;;[.$R$1];&quot;&quot;&quot;)]=&quot;;[.R12];&quot;;&quot;;)" office:value-type="string" office:string-value="matriz[sonidos.get(&quot;j&quot;)][sonidos.get(&quot;ñ&quot;)]=0;" calcext:value-type="string">
            <text:p>matriz[sonidos.get("j")][sonidos.get("ñ")]=0;</text:p>
          </table:table-cell>
          <table:table-cell table:formula="of:=CONCATENATE(&quot;matriz[sonidos.get(&quot;&quot;&quot;;[.$A12];&quot;&quot;&quot;)][sonidos.get(&quot;&quot;&quot;;[.$S$1];&quot;&quot;&quot;)]=&quot;;[.S12];&quot;;&quot;;)" office:value-type="string" office:string-value="matriz[sonidos.get(&quot;j&quot;)][sonidos.get(&quot;o&quot;)]=0;" calcext:value-type="string">
            <text:p>matriz[sonidos.get("j")][sonidos.get("o")]=0;</text:p>
          </table:table-cell>
          <table:table-cell table:formula="of:=CONCATENATE(&quot;matriz[sonidos.get(&quot;&quot;&quot;;[.$A12];&quot;&quot;&quot;)][sonidos.get(&quot;&quot;&quot;;[.$T$1];&quot;&quot;&quot;)]=&quot;;[.T12];&quot;;&quot;;)" office:value-type="string" office:string-value="matriz[sonidos.get(&quot;j&quot;)][sonidos.get(&quot;p&quot;)]=0;" calcext:value-type="string">
            <text:p>matriz[sonidos.get("j")][sonidos.get("p")]=0;</text:p>
          </table:table-cell>
          <table:table-cell table:formula="of:=CONCATENATE(&quot;matriz[sonidos.get(&quot;&quot;&quot;;[.$A12];&quot;&quot;&quot;)][sonidos.get(&quot;&quot;&quot;;[.$U$1];&quot;&quot;&quot;)]=&quot;;[.U12];&quot;;&quot;;)" office:value-type="string" office:string-value="matriz[sonidos.get(&quot;j&quot;)][sonidos.get(&quot;q&quot;)]=0;" calcext:value-type="string">
            <text:p>matriz[sonidos.get("j")][sonidos.get("q")]=0;</text:p>
          </table:table-cell>
          <table:table-cell table:formula="of:=CONCATENATE(&quot;matriz[sonidos.get(&quot;&quot;&quot;;[.$A12];&quot;&quot;&quot;)][sonidos.get(&quot;&quot;&quot;;[.$V$1];&quot;&quot;&quot;)]=&quot;;[.V12];&quot;;&quot;;)" office:value-type="string" office:string-value="matriz[sonidos.get(&quot;j&quot;)][sonidos.get(&quot;r&quot;)]=0;" calcext:value-type="string">
            <text:p>matriz[sonidos.get("j")][sonidos.get("r")]=0;</text:p>
          </table:table-cell>
          <table:table-cell table:formula="of:=CONCATENATE(&quot;matriz[sonidos.get(&quot;&quot;&quot;;[.$A12];&quot;&quot;&quot;)][sonidos.get(&quot;&quot;&quot;;[.$W$1];&quot;&quot;&quot;)]=&quot;;[.W12];&quot;;&quot;;)" office:value-type="string" office:string-value="matriz[sonidos.get(&quot;j&quot;)][sonidos.get(&quot;s&quot;)]=0;" calcext:value-type="string">
            <text:p>matriz[sonidos.get("j")][sonidos.get("s")]=0;</text:p>
          </table:table-cell>
          <table:table-cell table:formula="of:=CONCATENATE(&quot;matriz[sonidos.get(&quot;&quot;&quot;;[.$A12];&quot;&quot;&quot;)][sonidos.get(&quot;&quot;&quot;;[.$X$1];&quot;&quot;&quot;)]=&quot;;[.X12];&quot;;&quot;;)" office:value-type="string" office:string-value="matriz[sonidos.get(&quot;j&quot;)][sonidos.get(&quot;t&quot;)]=0;" calcext:value-type="string">
            <text:p>matriz[sonidos.get("j")][sonidos.get("t")]=0;</text:p>
          </table:table-cell>
          <table:table-cell table:formula="of:=CONCATENATE(&quot;matriz[sonidos.get(&quot;&quot;&quot;;[.$A12];&quot;&quot;&quot;)][sonidos.get(&quot;&quot;&quot;;[.$Y$1];&quot;&quot;&quot;)]=&quot;;[.Y12];&quot;;&quot;;)" office:value-type="string" office:string-value="matriz[sonidos.get(&quot;j&quot;)][sonidos.get(&quot;u&quot;)]=0;" calcext:value-type="string">
            <text:p>matriz[sonidos.get("j")][sonidos.get("u")]=0;</text:p>
          </table:table-cell>
          <table:table-cell table:formula="of:=CONCATENATE(&quot;matriz[sonidos.get(&quot;&quot;&quot;;[.$A12];&quot;&quot;&quot;)][sonidos.get(&quot;&quot;&quot;;[.$Z$1];&quot;&quot;&quot;)]=&quot;;[.Z12];&quot;;&quot;;)" office:value-type="string" office:string-value="matriz[sonidos.get(&quot;j&quot;)][sonidos.get(&quot;v&quot;)]=0;" calcext:value-type="string">
            <text:p>matriz[sonidos.get("j")][sonidos.get("v")]=0;</text:p>
          </table:table-cell>
          <table:table-cell table:formula="of:=CONCATENATE(&quot;matriz[sonidos.get(&quot;&quot;&quot;;[.$A12];&quot;&quot;&quot;)][sonidos.get(&quot;&quot;&quot;;[.$AA$1];&quot;&quot;&quot;)]=&quot;;[.AA12];&quot;;&quot;;)" office:value-type="string" office:string-value="matriz[sonidos.get(&quot;j&quot;)][sonidos.get(&quot;w&quot;)]=0;" calcext:value-type="string">
            <text:p>matriz[sonidos.get("j")][sonidos.get("w")]=0;</text:p>
          </table:table-cell>
          <table:table-cell table:formula="of:=CONCATENATE(&quot;matriz[sonidos.get(&quot;&quot;&quot;;[.$A12];&quot;&quot;&quot;)][sonidos.get(&quot;&quot;&quot;;[.$AB$1];&quot;&quot;&quot;)]=&quot;;[.AB12];&quot;;&quot;;)" office:value-type="string" office:string-value="matriz[sonidos.get(&quot;j&quot;)][sonidos.get(&quot;x&quot;)]=0;" calcext:value-type="string">
            <text:p>matriz[sonidos.get("j")][sonidos.get("x")]=0;</text:p>
          </table:table-cell>
          <table:table-cell table:formula="of:=CONCATENATE(&quot;matriz[sonidos.get(&quot;&quot;&quot;;[.$A12];&quot;&quot;&quot;)][sonidos.get(&quot;&quot;&quot;;[.$AC$1];&quot;&quot;&quot;)]=&quot;;[.AC12];&quot;;&quot;;)" office:value-type="string" office:string-value="matriz[sonidos.get(&quot;j&quot;)][sonidos.get(&quot;y&quot;)]=0;" calcext:value-type="string">
            <text:p>matriz[sonidos.get("j")][sonidos.get("y")]=0;</text:p>
          </table:table-cell>
          <table:table-cell table:formula="of:=CONCATENATE(&quot;matriz[sonidos.get(&quot;&quot;&quot;;[.$A12];&quot;&quot;&quot;)][sonidos.get(&quot;&quot;&quot;;[.$AD$1];&quot;&quot;&quot;)]=&quot;;[.AD12];&quot;;&quot;;)" office:value-type="string" office:string-value="matriz[sonidos.get(&quot;j&quot;)][sonidos.get(&quot;z&quot;)]=0;" calcext:value-type="string">
            <text:p>matriz[sonidos.get("j")][sonidos.get("z")]=0;</text:p>
          </table:table-cell>
          <table:table-cell table:formula="of:=CONCATENATE(&quot;matriz[sonidos.get(&quot;&quot;&quot;;[.$A12];&quot;&quot;&quot;)][sonidos.get(&quot;&quot;&quot;;[.$AE$1];&quot;&quot;&quot;)]=&quot;;[.AE12];&quot;;&quot;;)" office:value-type="string" office:string-value="matriz[sonidos.get(&quot;j&quot;)][sonidos.get(&quot;á&quot;)]=0;" calcext:value-type="string">
            <text:p>matriz[sonidos.get("j")][sonidos.get("á")]=0;</text:p>
          </table:table-cell>
          <table:table-cell table:formula="of:=CONCATENATE(&quot;matriz[sonidos.get(&quot;&quot;&quot;;[.$A12];&quot;&quot;&quot;)][sonidos.get(&quot;&quot;&quot;;[.$AF$1];&quot;&quot;&quot;)]=&quot;;[.AF12];&quot;;&quot;;)" office:value-type="string" office:string-value="matriz[sonidos.get(&quot;j&quot;)][sonidos.get(&quot;é&quot;)]=0;" calcext:value-type="string">
            <text:p>matriz[sonidos.get("j")][sonidos.get("é")]=0;</text:p>
          </table:table-cell>
          <table:table-cell table:formula="of:=CONCATENATE(&quot;matriz[sonidos.get(&quot;&quot;&quot;;[.$A12];&quot;&quot;&quot;)][sonidos.get(&quot;&quot;&quot;;[.$AG$1];&quot;&quot;&quot;)]=&quot;;[.AG12];&quot;;&quot;;)" office:value-type="string" office:string-value="matriz[sonidos.get(&quot;j&quot;)][sonidos.get(&quot;í&quot;)]=0;" calcext:value-type="string">
            <text:p>matriz[sonidos.get("j")][sonidos.get("í")]=0;</text:p>
          </table:table-cell>
          <table:table-cell table:formula="of:=CONCATENATE(&quot;matriz[sonidos.get(&quot;&quot;&quot;;[.$A12];&quot;&quot;&quot;)][sonidos.get(&quot;&quot;&quot;;[.$AH$1];&quot;&quot;&quot;)]=&quot;;[.AH12];&quot;;&quot;;)" office:value-type="string" office:string-value="matriz[sonidos.get(&quot;j&quot;)][sonidos.get(&quot;ó&quot;)]=0;" calcext:value-type="string">
            <text:p>matriz[sonidos.get("j")][sonidos.get("ó")]=0;</text:p>
          </table:table-cell>
          <table:table-cell table:formula="of:=CONCATENATE(&quot;matriz[sonidos.get(&quot;&quot;&quot;;[.$A12];&quot;&quot;&quot;)][sonidos.get(&quot;&quot;&quot;;[.$AI$1];&quot;&quot;&quot;)]=&quot;;[.AI12];&quot;;&quot;;)" office:value-type="string" office:string-value="matriz[sonidos.get(&quot;j&quot;)][sonidos.get(&quot;ú&quot;)]=0;" calcext:value-type="string">
            <text:p>matriz[sonidos.get("j")][sonidos.get("ú")]=0;</text:p>
          </table:table-cell>
          <table:table-cell table:formula="of:=CONCATENATE(&quot;matriz[sonidos.get(&quot;&quot;&quot;;[.$A12];&quot;&quot;&quot;)][sonidos.get(&quot;&quot;&quot;;[.$AJ$1];&quot;&quot;&quot;)]=&quot;;[.AJ12];&quot;;&quot;;)" office:value-type="string" office:string-value="matriz[sonidos.get(&quot;j&quot;)][sonidos.get(&quot;ü&quot;)]=0;" calcext:value-type="string">
            <text:p>matriz[sonidos.get("j")][sonidos.get("ü")]=0;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7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.75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formula="of:=CONCATENATE(&quot;matriz[sonidos.get(&quot;&quot;&quot;;[.A13];&quot;&quot;&quot;)][sonidos.get(&quot;&quot;&quot;;[.$B$1];&quot;&quot;&quot;)]=&quot;;[.B13];&quot;;&quot;;)" office:value-type="string" office:string-value="matriz[sonidos.get(&quot;k&quot;)][sonidos.get(&quot;a&quot;)]=0;" calcext:value-type="string">
            <text:p>matriz[sonidos.get("k")][sonidos.get("a")]=0;</text:p>
          </table:table-cell>
          <table:table-cell table:formula="of:=CONCATENATE(&quot;matriz[sonidos.get(&quot;&quot;&quot;;[.$A13];&quot;&quot;&quot;)][sonidos.get(&quot;&quot;&quot;;[.$C$1];&quot;&quot;&quot;)]=&quot;;[.C13];&quot;;&quot;;)" office:value-type="string" office:string-value="matriz[sonidos.get(&quot;k&quot;)][sonidos.get(&quot;b&quot;)]=0;" calcext:value-type="string">
            <text:p>matriz[sonidos.get("k")][sonidos.get("b")]=0;</text:p>
          </table:table-cell>
          <table:table-cell table:formula="of:=CONCATENATE(&quot;matriz[sonidos.get(&quot;&quot;&quot;;[.$A13];&quot;&quot;&quot;)][sonidos.get(&quot;&quot;&quot;;[.$D$1];&quot;&quot;&quot;)]=&quot;;[.D13];&quot;;&quot;;)" office:value-type="string" office:string-value="matriz[sonidos.get(&quot;k&quot;)][sonidos.get(&quot;c&quot;)]=0.75;" calcext:value-type="string">
            <text:p>matriz[sonidos.get("k")][sonidos.get("c")]=0.75;</text:p>
          </table:table-cell>
          <table:table-cell table:formula="of:=CONCATENATE(&quot;matriz[sonidos.get(&quot;&quot;&quot;;[.$A13];&quot;&quot;&quot;)][sonidos.get(&quot;&quot;&quot;;[.$E$1];&quot;&quot;&quot;)]=&quot;;[.E13];&quot;;&quot;;)" office:value-type="string" office:string-value="matriz[sonidos.get(&quot;k&quot;)][sonidos.get(&quot;ch&quot;)]=0;" calcext:value-type="string">
            <text:p>matriz[sonidos.get("k")][sonidos.get("ch")]=0;</text:p>
          </table:table-cell>
          <table:table-cell table:formula="of:=CONCATENATE(&quot;matriz[sonidos.get(&quot;&quot;&quot;;[.$A13];&quot;&quot;&quot;)][sonidos.get(&quot;&quot;&quot;;[.$F$1];&quot;&quot;&quot;)]=&quot;;[.F13];&quot;;&quot;;)" office:value-type="string" office:string-value="matriz[sonidos.get(&quot;k&quot;)][sonidos.get(&quot;d&quot;)]=0;" calcext:value-type="string">
            <text:p>matriz[sonidos.get("k")][sonidos.get("d")]=0;</text:p>
          </table:table-cell>
          <table:table-cell table:formula="of:=CONCATENATE(&quot;matriz[sonidos.get(&quot;&quot;&quot;;[.$A13];&quot;&quot;&quot;)][sonidos.get(&quot;&quot;&quot;;[.$G$1];&quot;&quot;&quot;)]=&quot;;[.G13];&quot;;&quot;;)" office:value-type="string" office:string-value="matriz[sonidos.get(&quot;k&quot;)][sonidos.get(&quot;e&quot;)]=0;" calcext:value-type="string">
            <text:p>matriz[sonidos.get("k")][sonidos.get("e")]=0;</text:p>
          </table:table-cell>
          <table:table-cell table:formula="of:=CONCATENATE(&quot;matriz[sonidos.get(&quot;&quot;&quot;;[.$A13];&quot;&quot;&quot;)][sonidos.get(&quot;&quot;&quot;;[.$H$1];&quot;&quot;&quot;)]=&quot;;[.H13];&quot;;&quot;;)" office:value-type="string" office:string-value="matriz[sonidos.get(&quot;k&quot;)][sonidos.get(&quot;f&quot;)]=0;" calcext:value-type="string">
            <text:p>matriz[sonidos.get("k")][sonidos.get("f")]=0;</text:p>
          </table:table-cell>
          <table:table-cell table:formula="of:=CONCATENATE(&quot;matriz[sonidos.get(&quot;&quot;&quot;;[.$A13];&quot;&quot;&quot;)][sonidos.get(&quot;&quot;&quot;;[.$I$1];&quot;&quot;&quot;)]=&quot;;[.I13];&quot;;&quot;;)" office:value-type="string" office:string-value="matriz[sonidos.get(&quot;k&quot;)][sonidos.get(&quot;g&quot;)]=0;" calcext:value-type="string">
            <text:p>matriz[sonidos.get("k")][sonidos.get("g")]=0;</text:p>
          </table:table-cell>
          <table:table-cell table:formula="of:=CONCATENATE(&quot;matriz[sonidos.get(&quot;&quot;&quot;;[.$A13];&quot;&quot;&quot;)][sonidos.get(&quot;&quot;&quot;;[.$J$1];&quot;&quot;&quot;)]=&quot;;[.J13];&quot;;&quot;;)" office:value-type="string" office:string-value="matriz[sonidos.get(&quot;k&quot;)][sonidos.get(&quot;h&quot;)]=0;" calcext:value-type="string">
            <text:p>matriz[sonidos.get("k")][sonidos.get("h")]=0;</text:p>
          </table:table-cell>
          <table:table-cell table:formula="of:=CONCATENATE(&quot;matriz[sonidos.get(&quot;&quot;&quot;;[.$A13];&quot;&quot;&quot;)][sonidos.get(&quot;&quot;&quot;;[.$K$1];&quot;&quot;&quot;)]=&quot;;[.K13];&quot;;&quot;;)" office:value-type="string" office:string-value="matriz[sonidos.get(&quot;k&quot;)][sonidos.get(&quot;i&quot;)]=0;" calcext:value-type="string">
            <text:p>matriz[sonidos.get("k")][sonidos.get("i")]=0;</text:p>
          </table:table-cell>
          <table:table-cell table:formula="of:=CONCATENATE(&quot;matriz[sonidos.get(&quot;&quot;&quot;;[.$A13];&quot;&quot;&quot;)][sonidos.get(&quot;&quot;&quot;;[.$L$1];&quot;&quot;&quot;)]=&quot;;[.L13];&quot;;&quot;;)" office:value-type="string" office:string-value="matriz[sonidos.get(&quot;k&quot;)][sonidos.get(&quot;j&quot;)]=0;" calcext:value-type="string">
            <text:p>matriz[sonidos.get("k")][sonidos.get("j")]=0;</text:p>
          </table:table-cell>
          <table:table-cell table:formula="of:=CONCATENATE(&quot;matriz[sonidos.get(&quot;&quot;&quot;;[.$A13];&quot;&quot;&quot;)][sonidos.get(&quot;&quot;&quot;;[.$M$1];&quot;&quot;&quot;)]=&quot;;[.M13];&quot;;&quot;;)" office:value-type="string" office:string-value="matriz[sonidos.get(&quot;k&quot;)][sonidos.get(&quot;k&quot;)]=1;" calcext:value-type="string">
            <text:p>matriz[sonidos.get("k")][sonidos.get("k")]=1;</text:p>
          </table:table-cell>
          <table:table-cell table:formula="of:=CONCATENATE(&quot;matriz[sonidos.get(&quot;&quot;&quot;;[.$A13];&quot;&quot;&quot;)][sonidos.get(&quot;&quot;&quot;;[.$N$1];&quot;&quot;&quot;)]=&quot;;[.N13];&quot;;&quot;;)" office:value-type="string" office:string-value="matriz[sonidos.get(&quot;k&quot;)][sonidos.get(&quot;l&quot;)]=0;" calcext:value-type="string">
            <text:p>matriz[sonidos.get("k")][sonidos.get("l")]=0;</text:p>
          </table:table-cell>
          <table:table-cell table:formula="of:=CONCATENATE(&quot;matriz[sonidos.get(&quot;&quot;&quot;;[.$A13];&quot;&quot;&quot;)][sonidos.get(&quot;&quot;&quot;;[.$O$1];&quot;&quot;&quot;)]=&quot;;[.O13];&quot;;&quot;;)" office:value-type="string" office:string-value="matriz[sonidos.get(&quot;k&quot;)][sonidos.get(&quot;ll&quot;)]=0;" calcext:value-type="string">
            <text:p>matriz[sonidos.get("k")][sonidos.get("ll")]=0;</text:p>
          </table:table-cell>
          <table:table-cell table:formula="of:=CONCATENATE(&quot;matriz[sonidos.get(&quot;&quot;&quot;;[.$A13];&quot;&quot;&quot;)][sonidos.get(&quot;&quot;&quot;;[.$P$1];&quot;&quot;&quot;)]=&quot;;[.P13];&quot;;&quot;;)" office:value-type="string" office:string-value="matriz[sonidos.get(&quot;k&quot;)][sonidos.get(&quot;m&quot;)]=0;" calcext:value-type="string">
            <text:p>matriz[sonidos.get("k")][sonidos.get("m")]=0;</text:p>
          </table:table-cell>
          <table:table-cell table:formula="of:=CONCATENATE(&quot;matriz[sonidos.get(&quot;&quot;&quot;;[.$A13];&quot;&quot;&quot;)][sonidos.get(&quot;&quot;&quot;;[.$Q$1];&quot;&quot;&quot;)]=&quot;;[.Q13];&quot;;&quot;;)" office:value-type="string" office:string-value="matriz[sonidos.get(&quot;k&quot;)][sonidos.get(&quot;n&quot;)]=0;" calcext:value-type="string">
            <text:p>matriz[sonidos.get("k")][sonidos.get("n")]=0;</text:p>
          </table:table-cell>
          <table:table-cell table:formula="of:=CONCATENATE(&quot;matriz[sonidos.get(&quot;&quot;&quot;;[.$A13];&quot;&quot;&quot;)][sonidos.get(&quot;&quot;&quot;;[.$R$1];&quot;&quot;&quot;)]=&quot;;[.R13];&quot;;&quot;;)" office:value-type="string" office:string-value="matriz[sonidos.get(&quot;k&quot;)][sonidos.get(&quot;ñ&quot;)]=0;" calcext:value-type="string">
            <text:p>matriz[sonidos.get("k")][sonidos.get("ñ")]=0;</text:p>
          </table:table-cell>
          <table:table-cell table:formula="of:=CONCATENATE(&quot;matriz[sonidos.get(&quot;&quot;&quot;;[.$A13];&quot;&quot;&quot;)][sonidos.get(&quot;&quot;&quot;;[.$S$1];&quot;&quot;&quot;)]=&quot;;[.S13];&quot;;&quot;;)" office:value-type="string" office:string-value="matriz[sonidos.get(&quot;k&quot;)][sonidos.get(&quot;o&quot;)]=0;" calcext:value-type="string">
            <text:p>matriz[sonidos.get("k")][sonidos.get("o")]=0;</text:p>
          </table:table-cell>
          <table:table-cell table:formula="of:=CONCATENATE(&quot;matriz[sonidos.get(&quot;&quot;&quot;;[.$A13];&quot;&quot;&quot;)][sonidos.get(&quot;&quot;&quot;;[.$T$1];&quot;&quot;&quot;)]=&quot;;[.T13];&quot;;&quot;;)" office:value-type="string" office:string-value="matriz[sonidos.get(&quot;k&quot;)][sonidos.get(&quot;p&quot;)]=0;" calcext:value-type="string">
            <text:p>matriz[sonidos.get("k")][sonidos.get("p")]=0;</text:p>
          </table:table-cell>
          <table:table-cell table:formula="of:=CONCATENATE(&quot;matriz[sonidos.get(&quot;&quot;&quot;;[.$A13];&quot;&quot;&quot;)][sonidos.get(&quot;&quot;&quot;;[.$U$1];&quot;&quot;&quot;)]=&quot;;[.U13];&quot;;&quot;;)" office:value-type="string" office:string-value="matriz[sonidos.get(&quot;k&quot;)][sonidos.get(&quot;q&quot;)]=0.75;" calcext:value-type="string">
            <text:p>matriz[sonidos.get("k")][sonidos.get("q")]=0.75;</text:p>
          </table:table-cell>
          <table:table-cell table:formula="of:=CONCATENATE(&quot;matriz[sonidos.get(&quot;&quot;&quot;;[.$A13];&quot;&quot;&quot;)][sonidos.get(&quot;&quot;&quot;;[.$V$1];&quot;&quot;&quot;)]=&quot;;[.V13];&quot;;&quot;;)" office:value-type="string" office:string-value="matriz[sonidos.get(&quot;k&quot;)][sonidos.get(&quot;r&quot;)]=0;" calcext:value-type="string">
            <text:p>matriz[sonidos.get("k")][sonidos.get("r")]=0;</text:p>
          </table:table-cell>
          <table:table-cell table:formula="of:=CONCATENATE(&quot;matriz[sonidos.get(&quot;&quot;&quot;;[.$A13];&quot;&quot;&quot;)][sonidos.get(&quot;&quot;&quot;;[.$W$1];&quot;&quot;&quot;)]=&quot;;[.W13];&quot;;&quot;;)" office:value-type="string" office:string-value="matriz[sonidos.get(&quot;k&quot;)][sonidos.get(&quot;s&quot;)]=0;" calcext:value-type="string">
            <text:p>matriz[sonidos.get("k")][sonidos.get("s")]=0;</text:p>
          </table:table-cell>
          <table:table-cell table:formula="of:=CONCATENATE(&quot;matriz[sonidos.get(&quot;&quot;&quot;;[.$A13];&quot;&quot;&quot;)][sonidos.get(&quot;&quot;&quot;;[.$X$1];&quot;&quot;&quot;)]=&quot;;[.X13];&quot;;&quot;;)" office:value-type="string" office:string-value="matriz[sonidos.get(&quot;k&quot;)][sonidos.get(&quot;t&quot;)]=0;" calcext:value-type="string">
            <text:p>matriz[sonidos.get("k")][sonidos.get("t")]=0;</text:p>
          </table:table-cell>
          <table:table-cell table:formula="of:=CONCATENATE(&quot;matriz[sonidos.get(&quot;&quot;&quot;;[.$A13];&quot;&quot;&quot;)][sonidos.get(&quot;&quot;&quot;;[.$Y$1];&quot;&quot;&quot;)]=&quot;;[.Y13];&quot;;&quot;;)" office:value-type="string" office:string-value="matriz[sonidos.get(&quot;k&quot;)][sonidos.get(&quot;u&quot;)]=0;" calcext:value-type="string">
            <text:p>matriz[sonidos.get("k")][sonidos.get("u")]=0;</text:p>
          </table:table-cell>
          <table:table-cell table:formula="of:=CONCATENATE(&quot;matriz[sonidos.get(&quot;&quot;&quot;;[.$A13];&quot;&quot;&quot;)][sonidos.get(&quot;&quot;&quot;;[.$Z$1];&quot;&quot;&quot;)]=&quot;;[.Z13];&quot;;&quot;;)" office:value-type="string" office:string-value="matriz[sonidos.get(&quot;k&quot;)][sonidos.get(&quot;v&quot;)]=0;" calcext:value-type="string">
            <text:p>matriz[sonidos.get("k")][sonidos.get("v")]=0;</text:p>
          </table:table-cell>
          <table:table-cell table:formula="of:=CONCATENATE(&quot;matriz[sonidos.get(&quot;&quot;&quot;;[.$A13];&quot;&quot;&quot;)][sonidos.get(&quot;&quot;&quot;;[.$AA$1];&quot;&quot;&quot;)]=&quot;;[.AA13];&quot;;&quot;;)" office:value-type="string" office:string-value="matriz[sonidos.get(&quot;k&quot;)][sonidos.get(&quot;w&quot;)]=0;" calcext:value-type="string">
            <text:p>matriz[sonidos.get("k")][sonidos.get("w")]=0;</text:p>
          </table:table-cell>
          <table:table-cell table:formula="of:=CONCATENATE(&quot;matriz[sonidos.get(&quot;&quot;&quot;;[.$A13];&quot;&quot;&quot;)][sonidos.get(&quot;&quot;&quot;;[.$AB$1];&quot;&quot;&quot;)]=&quot;;[.AB13];&quot;;&quot;;)" office:value-type="string" office:string-value="matriz[sonidos.get(&quot;k&quot;)][sonidos.get(&quot;x&quot;)]=0;" calcext:value-type="string">
            <text:p>matriz[sonidos.get("k")][sonidos.get("x")]=0;</text:p>
          </table:table-cell>
          <table:table-cell table:formula="of:=CONCATENATE(&quot;matriz[sonidos.get(&quot;&quot;&quot;;[.$A13];&quot;&quot;&quot;)][sonidos.get(&quot;&quot;&quot;;[.$AC$1];&quot;&quot;&quot;)]=&quot;;[.AC13];&quot;;&quot;;)" office:value-type="string" office:string-value="matriz[sonidos.get(&quot;k&quot;)][sonidos.get(&quot;y&quot;)]=0;" calcext:value-type="string">
            <text:p>matriz[sonidos.get("k")][sonidos.get("y")]=0;</text:p>
          </table:table-cell>
          <table:table-cell table:formula="of:=CONCATENATE(&quot;matriz[sonidos.get(&quot;&quot;&quot;;[.$A13];&quot;&quot;&quot;)][sonidos.get(&quot;&quot;&quot;;[.$AD$1];&quot;&quot;&quot;)]=&quot;;[.AD13];&quot;;&quot;;)" office:value-type="string" office:string-value="matriz[sonidos.get(&quot;k&quot;)][sonidos.get(&quot;z&quot;)]=0;" calcext:value-type="string">
            <text:p>matriz[sonidos.get("k")][sonidos.get("z")]=0;</text:p>
          </table:table-cell>
          <table:table-cell table:formula="of:=CONCATENATE(&quot;matriz[sonidos.get(&quot;&quot;&quot;;[.$A13];&quot;&quot;&quot;)][sonidos.get(&quot;&quot;&quot;;[.$AE$1];&quot;&quot;&quot;)]=&quot;;[.AE13];&quot;;&quot;;)" office:value-type="string" office:string-value="matriz[sonidos.get(&quot;k&quot;)][sonidos.get(&quot;á&quot;)]=0;" calcext:value-type="string">
            <text:p>matriz[sonidos.get("k")][sonidos.get("á")]=0;</text:p>
          </table:table-cell>
          <table:table-cell table:formula="of:=CONCATENATE(&quot;matriz[sonidos.get(&quot;&quot;&quot;;[.$A13];&quot;&quot;&quot;)][sonidos.get(&quot;&quot;&quot;;[.$AF$1];&quot;&quot;&quot;)]=&quot;;[.AF13];&quot;;&quot;;)" office:value-type="string" office:string-value="matriz[sonidos.get(&quot;k&quot;)][sonidos.get(&quot;é&quot;)]=0;" calcext:value-type="string">
            <text:p>matriz[sonidos.get("k")][sonidos.get("é")]=0;</text:p>
          </table:table-cell>
          <table:table-cell table:formula="of:=CONCATENATE(&quot;matriz[sonidos.get(&quot;&quot;&quot;;[.$A13];&quot;&quot;&quot;)][sonidos.get(&quot;&quot;&quot;;[.$AG$1];&quot;&quot;&quot;)]=&quot;;[.AG13];&quot;;&quot;;)" office:value-type="string" office:string-value="matriz[sonidos.get(&quot;k&quot;)][sonidos.get(&quot;í&quot;)]=0;" calcext:value-type="string">
            <text:p>matriz[sonidos.get("k")][sonidos.get("í")]=0;</text:p>
          </table:table-cell>
          <table:table-cell table:formula="of:=CONCATENATE(&quot;matriz[sonidos.get(&quot;&quot;&quot;;[.$A13];&quot;&quot;&quot;)][sonidos.get(&quot;&quot;&quot;;[.$AH$1];&quot;&quot;&quot;)]=&quot;;[.AH13];&quot;;&quot;;)" office:value-type="string" office:string-value="matriz[sonidos.get(&quot;k&quot;)][sonidos.get(&quot;ó&quot;)]=0;" calcext:value-type="string">
            <text:p>matriz[sonidos.get("k")][sonidos.get("ó")]=0;</text:p>
          </table:table-cell>
          <table:table-cell table:formula="of:=CONCATENATE(&quot;matriz[sonidos.get(&quot;&quot;&quot;;[.$A13];&quot;&quot;&quot;)][sonidos.get(&quot;&quot;&quot;;[.$AI$1];&quot;&quot;&quot;)]=&quot;;[.AI13];&quot;;&quot;;)" office:value-type="string" office:string-value="matriz[sonidos.get(&quot;k&quot;)][sonidos.get(&quot;ú&quot;)]=0;" calcext:value-type="string">
            <text:p>matriz[sonidos.get("k")][sonidos.get("ú")]=0;</text:p>
          </table:table-cell>
          <table:table-cell table:formula="of:=CONCATENATE(&quot;matriz[sonidos.get(&quot;&quot;&quot;;[.$A13];&quot;&quot;&quot;)][sonidos.get(&quot;&quot;&quot;;[.$AJ$1];&quot;&quot;&quot;)]=&quot;;[.AJ13];&quot;;&quot;;)" office:value-type="string" office:string-value="matriz[sonidos.get(&quot;k&quot;)][sonidos.get(&quot;ü&quot;)]=0;" calcext:value-type="string">
            <text:p>matriz[sonidos.get("k")][sonidos.get("ü")]=0;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/>
          <table:table-cell table:formula="of:=CONCATENATE(&quot;matriz[sonidos.get(&quot;&quot;&quot;;[.A14];&quot;&quot;&quot;)][sonidos.get(&quot;&quot;&quot;;[.$B$1];&quot;&quot;&quot;)]=&quot;;[.B14];&quot;;&quot;;)" office:value-type="string" office:string-value="matriz[sonidos.get(&quot;l&quot;)][sonidos.get(&quot;a&quot;)]=0;" calcext:value-type="string">
            <text:p>matriz[sonidos.get("l")][sonidos.get("a")]=0;</text:p>
          </table:table-cell>
          <table:table-cell table:formula="of:=CONCATENATE(&quot;matriz[sonidos.get(&quot;&quot;&quot;;[.$A14];&quot;&quot;&quot;)][sonidos.get(&quot;&quot;&quot;;[.$C$1];&quot;&quot;&quot;)]=&quot;;[.C14];&quot;;&quot;;)" office:value-type="string" office:string-value="matriz[sonidos.get(&quot;l&quot;)][sonidos.get(&quot;b&quot;)]=0;" calcext:value-type="string">
            <text:p>matriz[sonidos.get("l")][sonidos.get("b")]=0;</text:p>
          </table:table-cell>
          <table:table-cell table:formula="of:=CONCATENATE(&quot;matriz[sonidos.get(&quot;&quot;&quot;;[.$A14];&quot;&quot;&quot;)][sonidos.get(&quot;&quot;&quot;;[.$D$1];&quot;&quot;&quot;)]=&quot;;[.D14];&quot;;&quot;;)" office:value-type="string" office:string-value="matriz[sonidos.get(&quot;l&quot;)][sonidos.get(&quot;c&quot;)]=0;" calcext:value-type="string">
            <text:p>matriz[sonidos.get("l")][sonidos.get("c")]=0;</text:p>
          </table:table-cell>
          <table:table-cell table:formula="of:=CONCATENATE(&quot;matriz[sonidos.get(&quot;&quot;&quot;;[.$A14];&quot;&quot;&quot;)][sonidos.get(&quot;&quot;&quot;;[.$E$1];&quot;&quot;&quot;)]=&quot;;[.E14];&quot;;&quot;;)" office:value-type="string" office:string-value="matriz[sonidos.get(&quot;l&quot;)][sonidos.get(&quot;ch&quot;)]=0;" calcext:value-type="string">
            <text:p>matriz[sonidos.get("l")][sonidos.get("ch")]=0;</text:p>
          </table:table-cell>
          <table:table-cell table:formula="of:=CONCATENATE(&quot;matriz[sonidos.get(&quot;&quot;&quot;;[.$A14];&quot;&quot;&quot;)][sonidos.get(&quot;&quot;&quot;;[.$F$1];&quot;&quot;&quot;)]=&quot;;[.F14];&quot;;&quot;;)" office:value-type="string" office:string-value="matriz[sonidos.get(&quot;l&quot;)][sonidos.get(&quot;d&quot;)]=0;" calcext:value-type="string">
            <text:p>matriz[sonidos.get("l")][sonidos.get("d")]=0;</text:p>
          </table:table-cell>
          <table:table-cell table:formula="of:=CONCATENATE(&quot;matriz[sonidos.get(&quot;&quot;&quot;;[.$A14];&quot;&quot;&quot;)][sonidos.get(&quot;&quot;&quot;;[.$G$1];&quot;&quot;&quot;)]=&quot;;[.G14];&quot;;&quot;;)" office:value-type="string" office:string-value="matriz[sonidos.get(&quot;l&quot;)][sonidos.get(&quot;e&quot;)]=0;" calcext:value-type="string">
            <text:p>matriz[sonidos.get("l")][sonidos.get("e")]=0;</text:p>
          </table:table-cell>
          <table:table-cell table:formula="of:=CONCATENATE(&quot;matriz[sonidos.get(&quot;&quot;&quot;;[.$A14];&quot;&quot;&quot;)][sonidos.get(&quot;&quot;&quot;;[.$H$1];&quot;&quot;&quot;)]=&quot;;[.H14];&quot;;&quot;;)" office:value-type="string" office:string-value="matriz[sonidos.get(&quot;l&quot;)][sonidos.get(&quot;f&quot;)]=0;" calcext:value-type="string">
            <text:p>matriz[sonidos.get("l")][sonidos.get("f")]=0;</text:p>
          </table:table-cell>
          <table:table-cell table:formula="of:=CONCATENATE(&quot;matriz[sonidos.get(&quot;&quot;&quot;;[.$A14];&quot;&quot;&quot;)][sonidos.get(&quot;&quot;&quot;;[.$I$1];&quot;&quot;&quot;)]=&quot;;[.I14];&quot;;&quot;;)" office:value-type="string" office:string-value="matriz[sonidos.get(&quot;l&quot;)][sonidos.get(&quot;g&quot;)]=0;" calcext:value-type="string">
            <text:p>matriz[sonidos.get("l")][sonidos.get("g")]=0;</text:p>
          </table:table-cell>
          <table:table-cell table:formula="of:=CONCATENATE(&quot;matriz[sonidos.get(&quot;&quot;&quot;;[.$A14];&quot;&quot;&quot;)][sonidos.get(&quot;&quot;&quot;;[.$J$1];&quot;&quot;&quot;)]=&quot;;[.J14];&quot;;&quot;;)" office:value-type="string" office:string-value="matriz[sonidos.get(&quot;l&quot;)][sonidos.get(&quot;h&quot;)]=0;" calcext:value-type="string">
            <text:p>matriz[sonidos.get("l")][sonidos.get("h")]=0;</text:p>
          </table:table-cell>
          <table:table-cell table:formula="of:=CONCATENATE(&quot;matriz[sonidos.get(&quot;&quot;&quot;;[.$A14];&quot;&quot;&quot;)][sonidos.get(&quot;&quot;&quot;;[.$K$1];&quot;&quot;&quot;)]=&quot;;[.K14];&quot;;&quot;;)" office:value-type="string" office:string-value="matriz[sonidos.get(&quot;l&quot;)][sonidos.get(&quot;i&quot;)]=0;" calcext:value-type="string">
            <text:p>matriz[sonidos.get("l")][sonidos.get("i")]=0;</text:p>
          </table:table-cell>
          <table:table-cell table:formula="of:=CONCATENATE(&quot;matriz[sonidos.get(&quot;&quot;&quot;;[.$A14];&quot;&quot;&quot;)][sonidos.get(&quot;&quot;&quot;;[.$L$1];&quot;&quot;&quot;)]=&quot;;[.L14];&quot;;&quot;;)" office:value-type="string" office:string-value="matriz[sonidos.get(&quot;l&quot;)][sonidos.get(&quot;j&quot;)]=0;" calcext:value-type="string">
            <text:p>matriz[sonidos.get("l")][sonidos.get("j")]=0;</text:p>
          </table:table-cell>
          <table:table-cell table:formula="of:=CONCATENATE(&quot;matriz[sonidos.get(&quot;&quot;&quot;;[.$A14];&quot;&quot;&quot;)][sonidos.get(&quot;&quot;&quot;;[.$M$1];&quot;&quot;&quot;)]=&quot;;[.M14];&quot;;&quot;;)" office:value-type="string" office:string-value="matriz[sonidos.get(&quot;l&quot;)][sonidos.get(&quot;k&quot;)]=0;" calcext:value-type="string">
            <text:p>matriz[sonidos.get("l")][sonidos.get("k")]=0;</text:p>
          </table:table-cell>
          <table:table-cell table:formula="of:=CONCATENATE(&quot;matriz[sonidos.get(&quot;&quot;&quot;;[.$A14];&quot;&quot;&quot;)][sonidos.get(&quot;&quot;&quot;;[.$N$1];&quot;&quot;&quot;)]=&quot;;[.N14];&quot;;&quot;;)" office:value-type="string" office:string-value="matriz[sonidos.get(&quot;l&quot;)][sonidos.get(&quot;l&quot;)]=1;" calcext:value-type="string">
            <text:p>matriz[sonidos.get("l")][sonidos.get("l")]=1;</text:p>
          </table:table-cell>
          <table:table-cell table:formula="of:=CONCATENATE(&quot;matriz[sonidos.get(&quot;&quot;&quot;;[.$A14];&quot;&quot;&quot;)][sonidos.get(&quot;&quot;&quot;;[.$O$1];&quot;&quot;&quot;)]=&quot;;[.O14];&quot;;&quot;;)" office:value-type="string" office:string-value="matriz[sonidos.get(&quot;l&quot;)][sonidos.get(&quot;ll&quot;)]=0;" calcext:value-type="string">
            <text:p>matriz[sonidos.get("l")][sonidos.get("ll")]=0;</text:p>
          </table:table-cell>
          <table:table-cell table:formula="of:=CONCATENATE(&quot;matriz[sonidos.get(&quot;&quot;&quot;;[.$A14];&quot;&quot;&quot;)][sonidos.get(&quot;&quot;&quot;;[.$P$1];&quot;&quot;&quot;)]=&quot;;[.P14];&quot;;&quot;;)" office:value-type="string" office:string-value="matriz[sonidos.get(&quot;l&quot;)][sonidos.get(&quot;m&quot;)]=0;" calcext:value-type="string">
            <text:p>matriz[sonidos.get("l")][sonidos.get("m")]=0;</text:p>
          </table:table-cell>
          <table:table-cell table:formula="of:=CONCATENATE(&quot;matriz[sonidos.get(&quot;&quot;&quot;;[.$A14];&quot;&quot;&quot;)][sonidos.get(&quot;&quot;&quot;;[.$Q$1];&quot;&quot;&quot;)]=&quot;;[.Q14];&quot;;&quot;;)" office:value-type="string" office:string-value="matriz[sonidos.get(&quot;l&quot;)][sonidos.get(&quot;n&quot;)]=0;" calcext:value-type="string">
            <text:p>matriz[sonidos.get("l")][sonidos.get("n")]=0;</text:p>
          </table:table-cell>
          <table:table-cell table:formula="of:=CONCATENATE(&quot;matriz[sonidos.get(&quot;&quot;&quot;;[.$A14];&quot;&quot;&quot;)][sonidos.get(&quot;&quot;&quot;;[.$R$1];&quot;&quot;&quot;)]=&quot;;[.R14];&quot;;&quot;;)" office:value-type="string" office:string-value="matriz[sonidos.get(&quot;l&quot;)][sonidos.get(&quot;ñ&quot;)]=0;" calcext:value-type="string">
            <text:p>matriz[sonidos.get("l")][sonidos.get("ñ")]=0;</text:p>
          </table:table-cell>
          <table:table-cell table:formula="of:=CONCATENATE(&quot;matriz[sonidos.get(&quot;&quot;&quot;;[.$A14];&quot;&quot;&quot;)][sonidos.get(&quot;&quot;&quot;;[.$S$1];&quot;&quot;&quot;)]=&quot;;[.S14];&quot;;&quot;;)" office:value-type="string" office:string-value="matriz[sonidos.get(&quot;l&quot;)][sonidos.get(&quot;o&quot;)]=0;" calcext:value-type="string">
            <text:p>matriz[sonidos.get("l")][sonidos.get("o")]=0;</text:p>
          </table:table-cell>
          <table:table-cell table:formula="of:=CONCATENATE(&quot;matriz[sonidos.get(&quot;&quot;&quot;;[.$A14];&quot;&quot;&quot;)][sonidos.get(&quot;&quot;&quot;;[.$T$1];&quot;&quot;&quot;)]=&quot;;[.T14];&quot;;&quot;;)" office:value-type="string" office:string-value="matriz[sonidos.get(&quot;l&quot;)][sonidos.get(&quot;p&quot;)]=0;" calcext:value-type="string">
            <text:p>matriz[sonidos.get("l")][sonidos.get("p")]=0;</text:p>
          </table:table-cell>
          <table:table-cell table:formula="of:=CONCATENATE(&quot;matriz[sonidos.get(&quot;&quot;&quot;;[.$A14];&quot;&quot;&quot;)][sonidos.get(&quot;&quot;&quot;;[.$U$1];&quot;&quot;&quot;)]=&quot;;[.U14];&quot;;&quot;;)" office:value-type="string" office:string-value="matriz[sonidos.get(&quot;l&quot;)][sonidos.get(&quot;q&quot;)]=0;" calcext:value-type="string">
            <text:p>matriz[sonidos.get("l")][sonidos.get("q")]=0;</text:p>
          </table:table-cell>
          <table:table-cell table:formula="of:=CONCATENATE(&quot;matriz[sonidos.get(&quot;&quot;&quot;;[.$A14];&quot;&quot;&quot;)][sonidos.get(&quot;&quot;&quot;;[.$V$1];&quot;&quot;&quot;)]=&quot;;[.V14];&quot;;&quot;;)" office:value-type="string" office:string-value="matriz[sonidos.get(&quot;l&quot;)][sonidos.get(&quot;r&quot;)]=0;" calcext:value-type="string">
            <text:p>matriz[sonidos.get("l")][sonidos.get("r")]=0;</text:p>
          </table:table-cell>
          <table:table-cell table:formula="of:=CONCATENATE(&quot;matriz[sonidos.get(&quot;&quot;&quot;;[.$A14];&quot;&quot;&quot;)][sonidos.get(&quot;&quot;&quot;;[.$W$1];&quot;&quot;&quot;)]=&quot;;[.W14];&quot;;&quot;;)" office:value-type="string" office:string-value="matriz[sonidos.get(&quot;l&quot;)][sonidos.get(&quot;s&quot;)]=0;" calcext:value-type="string">
            <text:p>matriz[sonidos.get("l")][sonidos.get("s")]=0;</text:p>
          </table:table-cell>
          <table:table-cell table:formula="of:=CONCATENATE(&quot;matriz[sonidos.get(&quot;&quot;&quot;;[.$A14];&quot;&quot;&quot;)][sonidos.get(&quot;&quot;&quot;;[.$X$1];&quot;&quot;&quot;)]=&quot;;[.X14];&quot;;&quot;;)" office:value-type="string" office:string-value="matriz[sonidos.get(&quot;l&quot;)][sonidos.get(&quot;t&quot;)]=0;" calcext:value-type="string">
            <text:p>matriz[sonidos.get("l")][sonidos.get("t")]=0;</text:p>
          </table:table-cell>
          <table:table-cell table:formula="of:=CONCATENATE(&quot;matriz[sonidos.get(&quot;&quot;&quot;;[.$A14];&quot;&quot;&quot;)][sonidos.get(&quot;&quot;&quot;;[.$Y$1];&quot;&quot;&quot;)]=&quot;;[.Y14];&quot;;&quot;;)" office:value-type="string" office:string-value="matriz[sonidos.get(&quot;l&quot;)][sonidos.get(&quot;u&quot;)]=0;" calcext:value-type="string">
            <text:p>matriz[sonidos.get("l")][sonidos.get("u")]=0;</text:p>
          </table:table-cell>
          <table:table-cell table:formula="of:=CONCATENATE(&quot;matriz[sonidos.get(&quot;&quot;&quot;;[.$A14];&quot;&quot;&quot;)][sonidos.get(&quot;&quot;&quot;;[.$Z$1];&quot;&quot;&quot;)]=&quot;;[.Z14];&quot;;&quot;;)" office:value-type="string" office:string-value="matriz[sonidos.get(&quot;l&quot;)][sonidos.get(&quot;v&quot;)]=0;" calcext:value-type="string">
            <text:p>matriz[sonidos.get("l")][sonidos.get("v")]=0;</text:p>
          </table:table-cell>
          <table:table-cell table:formula="of:=CONCATENATE(&quot;matriz[sonidos.get(&quot;&quot;&quot;;[.$A14];&quot;&quot;&quot;)][sonidos.get(&quot;&quot;&quot;;[.$AA$1];&quot;&quot;&quot;)]=&quot;;[.AA14];&quot;;&quot;;)" office:value-type="string" office:string-value="matriz[sonidos.get(&quot;l&quot;)][sonidos.get(&quot;w&quot;)]=0;" calcext:value-type="string">
            <text:p>matriz[sonidos.get("l")][sonidos.get("w")]=0;</text:p>
          </table:table-cell>
          <table:table-cell table:formula="of:=CONCATENATE(&quot;matriz[sonidos.get(&quot;&quot;&quot;;[.$A14];&quot;&quot;&quot;)][sonidos.get(&quot;&quot;&quot;;[.$AB$1];&quot;&quot;&quot;)]=&quot;;[.AB14];&quot;;&quot;;)" office:value-type="string" office:string-value="matriz[sonidos.get(&quot;l&quot;)][sonidos.get(&quot;x&quot;)]=0;" calcext:value-type="string">
            <text:p>matriz[sonidos.get("l")][sonidos.get("x")]=0;</text:p>
          </table:table-cell>
          <table:table-cell table:formula="of:=CONCATENATE(&quot;matriz[sonidos.get(&quot;&quot;&quot;;[.$A14];&quot;&quot;&quot;)][sonidos.get(&quot;&quot;&quot;;[.$AC$1];&quot;&quot;&quot;)]=&quot;;[.AC14];&quot;;&quot;;)" office:value-type="string" office:string-value="matriz[sonidos.get(&quot;l&quot;)][sonidos.get(&quot;y&quot;)]=0;" calcext:value-type="string">
            <text:p>matriz[sonidos.get("l")][sonidos.get("y")]=0;</text:p>
          </table:table-cell>
          <table:table-cell table:formula="of:=CONCATENATE(&quot;matriz[sonidos.get(&quot;&quot;&quot;;[.$A14];&quot;&quot;&quot;)][sonidos.get(&quot;&quot;&quot;;[.$AD$1];&quot;&quot;&quot;)]=&quot;;[.AD14];&quot;;&quot;;)" office:value-type="string" office:string-value="matriz[sonidos.get(&quot;l&quot;)][sonidos.get(&quot;z&quot;)]=0;" calcext:value-type="string">
            <text:p>matriz[sonidos.get("l")][sonidos.get("z")]=0;</text:p>
          </table:table-cell>
          <table:table-cell table:formula="of:=CONCATENATE(&quot;matriz[sonidos.get(&quot;&quot;&quot;;[.$A14];&quot;&quot;&quot;)][sonidos.get(&quot;&quot;&quot;;[.$AE$1];&quot;&quot;&quot;)]=&quot;;[.AE14];&quot;;&quot;;)" office:value-type="string" office:string-value="matriz[sonidos.get(&quot;l&quot;)][sonidos.get(&quot;á&quot;)]=0;" calcext:value-type="string">
            <text:p>matriz[sonidos.get("l")][sonidos.get("á")]=0;</text:p>
          </table:table-cell>
          <table:table-cell table:formula="of:=CONCATENATE(&quot;matriz[sonidos.get(&quot;&quot;&quot;;[.$A14];&quot;&quot;&quot;)][sonidos.get(&quot;&quot;&quot;;[.$AF$1];&quot;&quot;&quot;)]=&quot;;[.AF14];&quot;;&quot;;)" office:value-type="string" office:string-value="matriz[sonidos.get(&quot;l&quot;)][sonidos.get(&quot;é&quot;)]=0;" calcext:value-type="string">
            <text:p>matriz[sonidos.get("l")][sonidos.get("é")]=0;</text:p>
          </table:table-cell>
          <table:table-cell table:formula="of:=CONCATENATE(&quot;matriz[sonidos.get(&quot;&quot;&quot;;[.$A14];&quot;&quot;&quot;)][sonidos.get(&quot;&quot;&quot;;[.$AG$1];&quot;&quot;&quot;)]=&quot;;[.AG14];&quot;;&quot;;)" office:value-type="string" office:string-value="matriz[sonidos.get(&quot;l&quot;)][sonidos.get(&quot;í&quot;)]=0;" calcext:value-type="string">
            <text:p>matriz[sonidos.get("l")][sonidos.get("í")]=0;</text:p>
          </table:table-cell>
          <table:table-cell table:formula="of:=CONCATENATE(&quot;matriz[sonidos.get(&quot;&quot;&quot;;[.$A14];&quot;&quot;&quot;)][sonidos.get(&quot;&quot;&quot;;[.$AH$1];&quot;&quot;&quot;)]=&quot;;[.AH14];&quot;;&quot;;)" office:value-type="string" office:string-value="matriz[sonidos.get(&quot;l&quot;)][sonidos.get(&quot;ó&quot;)]=0;" calcext:value-type="string">
            <text:p>matriz[sonidos.get("l")][sonidos.get("ó")]=0;</text:p>
          </table:table-cell>
          <table:table-cell table:formula="of:=CONCATENATE(&quot;matriz[sonidos.get(&quot;&quot;&quot;;[.$A14];&quot;&quot;&quot;)][sonidos.get(&quot;&quot;&quot;;[.$AI$1];&quot;&quot;&quot;)]=&quot;;[.AI14];&quot;;&quot;;)" office:value-type="string" office:string-value="matriz[sonidos.get(&quot;l&quot;)][sonidos.get(&quot;ú&quot;)]=0;" calcext:value-type="string">
            <text:p>matriz[sonidos.get("l")][sonidos.get("ú")]=0;</text:p>
          </table:table-cell>
          <table:table-cell table:formula="of:=CONCATENATE(&quot;matriz[sonidos.get(&quot;&quot;&quot;;[.$A14];&quot;&quot;&quot;)][sonidos.get(&quot;&quot;&quot;;[.$AJ$1];&quot;&quot;&quot;)]=&quot;;[.AJ14];&quot;;&quot;;)" office:value-type="string" office:string-value="matriz[sonidos.get(&quot;l&quot;)][sonidos.get(&quot;ü&quot;)]=0;" calcext:value-type="string">
            <text:p>matriz[sonidos.get("l")][sonidos.get("ü")]=0;</text:p>
          </table:table-cell>
        </table:table-row>
        <table:table-row table:style-name="ro1">
          <table:table-cell office:value-type="string" calcext:value-type="string">
            <text:p>l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0.3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CONCATENATE(&quot;matriz[sonidos.get(&quot;&quot;&quot;;[.A15];&quot;&quot;&quot;)][sonidos.get(&quot;&quot;&quot;;[.$B$1];&quot;&quot;&quot;)]=&quot;;[.B15];&quot;;&quot;;)" office:value-type="string" office:string-value="matriz[sonidos.get(&quot;ll&quot;)][sonidos.get(&quot;a&quot;)]=0;" calcext:value-type="string">
            <text:p>matriz[sonidos.get("ll")][sonidos.get("a")]=0;</text:p>
          </table:table-cell>
          <table:table-cell table:formula="of:=CONCATENATE(&quot;matriz[sonidos.get(&quot;&quot;&quot;;[.$A15];&quot;&quot;&quot;)][sonidos.get(&quot;&quot;&quot;;[.$C$1];&quot;&quot;&quot;)]=&quot;;[.C15];&quot;;&quot;;)" office:value-type="string" office:string-value="matriz[sonidos.get(&quot;ll&quot;)][sonidos.get(&quot;b&quot;)]=0;" calcext:value-type="string">
            <text:p>matriz[sonidos.get("ll")][sonidos.get("b")]=0;</text:p>
          </table:table-cell>
          <table:table-cell table:formula="of:=CONCATENATE(&quot;matriz[sonidos.get(&quot;&quot;&quot;;[.$A15];&quot;&quot;&quot;)][sonidos.get(&quot;&quot;&quot;;[.$D$1];&quot;&quot;&quot;)]=&quot;;[.D15];&quot;;&quot;;)" office:value-type="string" office:string-value="matriz[sonidos.get(&quot;ll&quot;)][sonidos.get(&quot;c&quot;)]=0;" calcext:value-type="string">
            <text:p>matriz[sonidos.get("ll")][sonidos.get("c")]=0;</text:p>
          </table:table-cell>
          <table:table-cell table:formula="of:=CONCATENATE(&quot;matriz[sonidos.get(&quot;&quot;&quot;;[.$A15];&quot;&quot;&quot;)][sonidos.get(&quot;&quot;&quot;;[.$E$1];&quot;&quot;&quot;)]=&quot;;[.E15];&quot;;&quot;;)" office:value-type="string" office:string-value="matriz[sonidos.get(&quot;ll&quot;)][sonidos.get(&quot;ch&quot;)]=0;" calcext:value-type="string">
            <text:p>matriz[sonidos.get("ll")][sonidos.get("ch")]=0;</text:p>
          </table:table-cell>
          <table:table-cell table:formula="of:=CONCATENATE(&quot;matriz[sonidos.get(&quot;&quot;&quot;;[.$A15];&quot;&quot;&quot;)][sonidos.get(&quot;&quot;&quot;;[.$F$1];&quot;&quot;&quot;)]=&quot;;[.F15];&quot;;&quot;;)" office:value-type="string" office:string-value="matriz[sonidos.get(&quot;ll&quot;)][sonidos.get(&quot;d&quot;)]=0;" calcext:value-type="string">
            <text:p>matriz[sonidos.get("ll")][sonidos.get("d")]=0;</text:p>
          </table:table-cell>
          <table:table-cell table:formula="of:=CONCATENATE(&quot;matriz[sonidos.get(&quot;&quot;&quot;;[.$A15];&quot;&quot;&quot;)][sonidos.get(&quot;&quot;&quot;;[.$G$1];&quot;&quot;&quot;)]=&quot;;[.G15];&quot;;&quot;;)" office:value-type="string" office:string-value="matriz[sonidos.get(&quot;ll&quot;)][sonidos.get(&quot;e&quot;)]=0;" calcext:value-type="string">
            <text:p>matriz[sonidos.get("ll")][sonidos.get("e")]=0;</text:p>
          </table:table-cell>
          <table:table-cell table:formula="of:=CONCATENATE(&quot;matriz[sonidos.get(&quot;&quot;&quot;;[.$A15];&quot;&quot;&quot;)][sonidos.get(&quot;&quot;&quot;;[.$H$1];&quot;&quot;&quot;)]=&quot;;[.H15];&quot;;&quot;;)" office:value-type="string" office:string-value="matriz[sonidos.get(&quot;ll&quot;)][sonidos.get(&quot;f&quot;)]=0;" calcext:value-type="string">
            <text:p>matriz[sonidos.get("ll")][sonidos.get("f")]=0;</text:p>
          </table:table-cell>
          <table:table-cell table:formula="of:=CONCATENATE(&quot;matriz[sonidos.get(&quot;&quot;&quot;;[.$A15];&quot;&quot;&quot;)][sonidos.get(&quot;&quot;&quot;;[.$I$1];&quot;&quot;&quot;)]=&quot;;[.I15];&quot;;&quot;;)" office:value-type="string" office:string-value="matriz[sonidos.get(&quot;ll&quot;)][sonidos.get(&quot;g&quot;)]=0;" calcext:value-type="string">
            <text:p>matriz[sonidos.get("ll")][sonidos.get("g")]=0;</text:p>
          </table:table-cell>
          <table:table-cell table:formula="of:=CONCATENATE(&quot;matriz[sonidos.get(&quot;&quot;&quot;;[.$A15];&quot;&quot;&quot;)][sonidos.get(&quot;&quot;&quot;;[.$J$1];&quot;&quot;&quot;)]=&quot;;[.J15];&quot;;&quot;;)" office:value-type="string" office:string-value="matriz[sonidos.get(&quot;ll&quot;)][sonidos.get(&quot;h&quot;)]=0;" calcext:value-type="string">
            <text:p>matriz[sonidos.get("ll")][sonidos.get("h")]=0;</text:p>
          </table:table-cell>
          <table:table-cell table:formula="of:=CONCATENATE(&quot;matriz[sonidos.get(&quot;&quot;&quot;;[.$A15];&quot;&quot;&quot;)][sonidos.get(&quot;&quot;&quot;;[.$K$1];&quot;&quot;&quot;)]=&quot;;[.K15];&quot;;&quot;;)" office:value-type="string" office:string-value="matriz[sonidos.get(&quot;ll&quot;)][sonidos.get(&quot;i&quot;)]=0;" calcext:value-type="string">
            <text:p>matriz[sonidos.get("ll")][sonidos.get("i")]=0;</text:p>
          </table:table-cell>
          <table:table-cell table:formula="of:=CONCATENATE(&quot;matriz[sonidos.get(&quot;&quot;&quot;;[.$A15];&quot;&quot;&quot;)][sonidos.get(&quot;&quot;&quot;;[.$L$1];&quot;&quot;&quot;)]=&quot;;[.L15];&quot;;&quot;;)" office:value-type="string" office:string-value="matriz[sonidos.get(&quot;ll&quot;)][sonidos.get(&quot;j&quot;)]=0;" calcext:value-type="string">
            <text:p>matriz[sonidos.get("ll")][sonidos.get("j")]=0;</text:p>
          </table:table-cell>
          <table:table-cell table:formula="of:=CONCATENATE(&quot;matriz[sonidos.get(&quot;&quot;&quot;;[.$A15];&quot;&quot;&quot;)][sonidos.get(&quot;&quot;&quot;;[.$M$1];&quot;&quot;&quot;)]=&quot;;[.M15];&quot;;&quot;;)" office:value-type="string" office:string-value="matriz[sonidos.get(&quot;ll&quot;)][sonidos.get(&quot;k&quot;)]=0;" calcext:value-type="string">
            <text:p>matriz[sonidos.get("ll")][sonidos.get("k")]=0;</text:p>
          </table:table-cell>
          <table:table-cell table:formula="of:=CONCATENATE(&quot;matriz[sonidos.get(&quot;&quot;&quot;;[.$A15];&quot;&quot;&quot;)][sonidos.get(&quot;&quot;&quot;;[.$N$1];&quot;&quot;&quot;)]=&quot;;[.N15];&quot;;&quot;;)" office:value-type="string" office:string-value="matriz[sonidos.get(&quot;ll&quot;)][sonidos.get(&quot;l&quot;)]=0;" calcext:value-type="string">
            <text:p>matriz[sonidos.get("ll")][sonidos.get("l")]=0;</text:p>
          </table:table-cell>
          <table:table-cell table:formula="of:=CONCATENATE(&quot;matriz[sonidos.get(&quot;&quot;&quot;;[.$A15];&quot;&quot;&quot;)][sonidos.get(&quot;&quot;&quot;;[.$O$1];&quot;&quot;&quot;)]=&quot;;[.O15];&quot;;&quot;;)" office:value-type="string" office:string-value="matriz[sonidos.get(&quot;ll&quot;)][sonidos.get(&quot;ll&quot;)]=1;" calcext:value-type="string">
            <text:p>matriz[sonidos.get("ll")][sonidos.get("ll")]=1;</text:p>
          </table:table-cell>
          <table:table-cell table:formula="of:=CONCATENATE(&quot;matriz[sonidos.get(&quot;&quot;&quot;;[.$A15];&quot;&quot;&quot;)][sonidos.get(&quot;&quot;&quot;;[.$P$1];&quot;&quot;&quot;)]=&quot;;[.P15];&quot;;&quot;;)" office:value-type="string" office:string-value="matriz[sonidos.get(&quot;ll&quot;)][sonidos.get(&quot;m&quot;)]=0;" calcext:value-type="string">
            <text:p>matriz[sonidos.get("ll")][sonidos.get("m")]=0;</text:p>
          </table:table-cell>
          <table:table-cell table:formula="of:=CONCATENATE(&quot;matriz[sonidos.get(&quot;&quot;&quot;;[.$A15];&quot;&quot;&quot;)][sonidos.get(&quot;&quot;&quot;;[.$Q$1];&quot;&quot;&quot;)]=&quot;;[.Q15];&quot;;&quot;;)" office:value-type="string" office:string-value="matriz[sonidos.get(&quot;ll&quot;)][sonidos.get(&quot;n&quot;)]=0;" calcext:value-type="string">
            <text:p>matriz[sonidos.get("ll")][sonidos.get("n")]=0;</text:p>
          </table:table-cell>
          <table:table-cell table:formula="of:=CONCATENATE(&quot;matriz[sonidos.get(&quot;&quot;&quot;;[.$A15];&quot;&quot;&quot;)][sonidos.get(&quot;&quot;&quot;;[.$R$1];&quot;&quot;&quot;)]=&quot;;[.R15];&quot;;&quot;;)" office:value-type="string" office:string-value="matriz[sonidos.get(&quot;ll&quot;)][sonidos.get(&quot;ñ&quot;)]=0;" calcext:value-type="string">
            <text:p>matriz[sonidos.get("ll")][sonidos.get("ñ")]=0;</text:p>
          </table:table-cell>
          <table:table-cell table:formula="of:=CONCATENATE(&quot;matriz[sonidos.get(&quot;&quot;&quot;;[.$A15];&quot;&quot;&quot;)][sonidos.get(&quot;&quot;&quot;;[.$S$1];&quot;&quot;&quot;)]=&quot;;[.S15];&quot;;&quot;;)" office:value-type="string" office:string-value="matriz[sonidos.get(&quot;ll&quot;)][sonidos.get(&quot;o&quot;)]=0;" calcext:value-type="string">
            <text:p>matriz[sonidos.get("ll")][sonidos.get("o")]=0;</text:p>
          </table:table-cell>
          <table:table-cell table:formula="of:=CONCATENATE(&quot;matriz[sonidos.get(&quot;&quot;&quot;;[.$A15];&quot;&quot;&quot;)][sonidos.get(&quot;&quot;&quot;;[.$T$1];&quot;&quot;&quot;)]=&quot;;[.T15];&quot;;&quot;;)" office:value-type="string" office:string-value="matriz[sonidos.get(&quot;ll&quot;)][sonidos.get(&quot;p&quot;)]=0;" calcext:value-type="string">
            <text:p>matriz[sonidos.get("ll")][sonidos.get("p")]=0;</text:p>
          </table:table-cell>
          <table:table-cell table:formula="of:=CONCATENATE(&quot;matriz[sonidos.get(&quot;&quot;&quot;;[.$A15];&quot;&quot;&quot;)][sonidos.get(&quot;&quot;&quot;;[.$U$1];&quot;&quot;&quot;)]=&quot;;[.U15];&quot;;&quot;;)" office:value-type="string" office:string-value="matriz[sonidos.get(&quot;ll&quot;)][sonidos.get(&quot;q&quot;)]=0;" calcext:value-type="string">
            <text:p>matriz[sonidos.get("ll")][sonidos.get("q")]=0;</text:p>
          </table:table-cell>
          <table:table-cell table:formula="of:=CONCATENATE(&quot;matriz[sonidos.get(&quot;&quot;&quot;;[.$A15];&quot;&quot;&quot;)][sonidos.get(&quot;&quot;&quot;;[.$V$1];&quot;&quot;&quot;)]=&quot;;[.V15];&quot;;&quot;;)" office:value-type="string" office:string-value="matriz[sonidos.get(&quot;ll&quot;)][sonidos.get(&quot;r&quot;)]=0;" calcext:value-type="string">
            <text:p>matriz[sonidos.get("ll")][sonidos.get("r")]=0;</text:p>
          </table:table-cell>
          <table:table-cell table:formula="of:=CONCATENATE(&quot;matriz[sonidos.get(&quot;&quot;&quot;;[.$A15];&quot;&quot;&quot;)][sonidos.get(&quot;&quot;&quot;;[.$W$1];&quot;&quot;&quot;)]=&quot;;[.W15];&quot;;&quot;;)" office:value-type="string" office:string-value="matriz[sonidos.get(&quot;ll&quot;)][sonidos.get(&quot;s&quot;)]=0;" calcext:value-type="string">
            <text:p>matriz[sonidos.get("ll")][sonidos.get("s")]=0;</text:p>
          </table:table-cell>
          <table:table-cell table:formula="of:=CONCATENATE(&quot;matriz[sonidos.get(&quot;&quot;&quot;;[.$A15];&quot;&quot;&quot;)][sonidos.get(&quot;&quot;&quot;;[.$X$1];&quot;&quot;&quot;)]=&quot;;[.X15];&quot;;&quot;;)" office:value-type="string" office:string-value="matriz[sonidos.get(&quot;ll&quot;)][sonidos.get(&quot;t&quot;)]=0;" calcext:value-type="string">
            <text:p>matriz[sonidos.get("ll")][sonidos.get("t")]=0;</text:p>
          </table:table-cell>
          <table:table-cell table:formula="of:=CONCATENATE(&quot;matriz[sonidos.get(&quot;&quot;&quot;;[.$A15];&quot;&quot;&quot;)][sonidos.get(&quot;&quot;&quot;;[.$Y$1];&quot;&quot;&quot;)]=&quot;;[.Y15];&quot;;&quot;;)" office:value-type="string" office:string-value="matriz[sonidos.get(&quot;ll&quot;)][sonidos.get(&quot;u&quot;)]=0;" calcext:value-type="string">
            <text:p>matriz[sonidos.get("ll")][sonidos.get("u")]=0;</text:p>
          </table:table-cell>
          <table:table-cell table:formula="of:=CONCATENATE(&quot;matriz[sonidos.get(&quot;&quot;&quot;;[.$A15];&quot;&quot;&quot;)][sonidos.get(&quot;&quot;&quot;;[.$Z$1];&quot;&quot;&quot;)]=&quot;;[.Z15];&quot;;&quot;;)" office:value-type="string" office:string-value="matriz[sonidos.get(&quot;ll&quot;)][sonidos.get(&quot;v&quot;)]=0;" calcext:value-type="string">
            <text:p>matriz[sonidos.get("ll")][sonidos.get("v")]=0;</text:p>
          </table:table-cell>
          <table:table-cell table:formula="of:=CONCATENATE(&quot;matriz[sonidos.get(&quot;&quot;&quot;;[.$A15];&quot;&quot;&quot;)][sonidos.get(&quot;&quot;&quot;;[.$AA$1];&quot;&quot;&quot;)]=&quot;;[.AA15];&quot;;&quot;;)" office:value-type="string" office:string-value="matriz[sonidos.get(&quot;ll&quot;)][sonidos.get(&quot;w&quot;)]=0;" calcext:value-type="string">
            <text:p>matriz[sonidos.get("ll")][sonidos.get("w")]=0;</text:p>
          </table:table-cell>
          <table:table-cell table:formula="of:=CONCATENATE(&quot;matriz[sonidos.get(&quot;&quot;&quot;;[.$A15];&quot;&quot;&quot;)][sonidos.get(&quot;&quot;&quot;;[.$AB$1];&quot;&quot;&quot;)]=&quot;;[.AB15];&quot;;&quot;;)" office:value-type="string" office:string-value="matriz[sonidos.get(&quot;ll&quot;)][sonidos.get(&quot;x&quot;)]=0;" calcext:value-type="string">
            <text:p>matriz[sonidos.get("ll")][sonidos.get("x")]=0;</text:p>
          </table:table-cell>
          <table:table-cell table:formula="of:=CONCATENATE(&quot;matriz[sonidos.get(&quot;&quot;&quot;;[.$A15];&quot;&quot;&quot;)][sonidos.get(&quot;&quot;&quot;;[.$AC$1];&quot;&quot;&quot;)]=&quot;;[.AC15];&quot;;&quot;;)" office:value-type="string" office:string-value="matriz[sonidos.get(&quot;ll&quot;)][sonidos.get(&quot;y&quot;)]=0.35;" calcext:value-type="string">
            <text:p>matriz[sonidos.get("ll")][sonidos.get("y")]=0.35;</text:p>
          </table:table-cell>
          <table:table-cell table:formula="of:=CONCATENATE(&quot;matriz[sonidos.get(&quot;&quot;&quot;;[.$A15];&quot;&quot;&quot;)][sonidos.get(&quot;&quot;&quot;;[.$AD$1];&quot;&quot;&quot;)]=&quot;;[.AD15];&quot;;&quot;;)" office:value-type="string" office:string-value="matriz[sonidos.get(&quot;ll&quot;)][sonidos.get(&quot;z&quot;)]=0;" calcext:value-type="string">
            <text:p>matriz[sonidos.get("ll")][sonidos.get("z")]=0;</text:p>
          </table:table-cell>
          <table:table-cell table:formula="of:=CONCATENATE(&quot;matriz[sonidos.get(&quot;&quot;&quot;;[.$A15];&quot;&quot;&quot;)][sonidos.get(&quot;&quot;&quot;;[.$AE$1];&quot;&quot;&quot;)]=&quot;;[.AE15];&quot;;&quot;;)" office:value-type="string" office:string-value="matriz[sonidos.get(&quot;ll&quot;)][sonidos.get(&quot;á&quot;)]=0;" calcext:value-type="string">
            <text:p>matriz[sonidos.get("ll")][sonidos.get("á")]=0;</text:p>
          </table:table-cell>
          <table:table-cell table:formula="of:=CONCATENATE(&quot;matriz[sonidos.get(&quot;&quot;&quot;;[.$A15];&quot;&quot;&quot;)][sonidos.get(&quot;&quot;&quot;;[.$AF$1];&quot;&quot;&quot;)]=&quot;;[.AF15];&quot;;&quot;;)" office:value-type="string" office:string-value="matriz[sonidos.get(&quot;ll&quot;)][sonidos.get(&quot;é&quot;)]=0;" calcext:value-type="string">
            <text:p>matriz[sonidos.get("ll")][sonidos.get("é")]=0;</text:p>
          </table:table-cell>
          <table:table-cell table:formula="of:=CONCATENATE(&quot;matriz[sonidos.get(&quot;&quot;&quot;;[.$A15];&quot;&quot;&quot;)][sonidos.get(&quot;&quot;&quot;;[.$AG$1];&quot;&quot;&quot;)]=&quot;;[.AG15];&quot;;&quot;;)" office:value-type="string" office:string-value="matriz[sonidos.get(&quot;ll&quot;)][sonidos.get(&quot;í&quot;)]=0;" calcext:value-type="string">
            <text:p>matriz[sonidos.get("ll")][sonidos.get("í")]=0;</text:p>
          </table:table-cell>
          <table:table-cell table:formula="of:=CONCATENATE(&quot;matriz[sonidos.get(&quot;&quot;&quot;;[.$A15];&quot;&quot;&quot;)][sonidos.get(&quot;&quot;&quot;;[.$AH$1];&quot;&quot;&quot;)]=&quot;;[.AH15];&quot;;&quot;;)" office:value-type="string" office:string-value="matriz[sonidos.get(&quot;ll&quot;)][sonidos.get(&quot;ó&quot;)]=0;" calcext:value-type="string">
            <text:p>matriz[sonidos.get("ll")][sonidos.get("ó")]=0;</text:p>
          </table:table-cell>
          <table:table-cell table:formula="of:=CONCATENATE(&quot;matriz[sonidos.get(&quot;&quot;&quot;;[.$A15];&quot;&quot;&quot;)][sonidos.get(&quot;&quot;&quot;;[.$AI$1];&quot;&quot;&quot;)]=&quot;;[.AI15];&quot;;&quot;;)" office:value-type="string" office:string-value="matriz[sonidos.get(&quot;ll&quot;)][sonidos.get(&quot;ú&quot;)]=0;" calcext:value-type="string">
            <text:p>matriz[sonidos.get("ll")][sonidos.get("ú")]=0;</text:p>
          </table:table-cell>
          <table:table-cell table:formula="of:=CONCATENATE(&quot;matriz[sonidos.get(&quot;&quot;&quot;;[.$A15];&quot;&quot;&quot;)][sonidos.get(&quot;&quot;&quot;;[.$AJ$1];&quot;&quot;&quot;)]=&quot;;[.AJ15];&quot;;&quot;;)" office:value-type="string" office:string-value="matriz[sonidos.get(&quot;ll&quot;)][sonidos.get(&quot;ü&quot;)]=0;" calcext:value-type="string">
            <text:p>matriz[sonidos.get("ll")][sonidos.get("ü")]=0;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  <table:table-cell table:formula="of:=CONCATENATE(&quot;matriz[sonidos.get(&quot;&quot;&quot;;[.A16];&quot;&quot;&quot;)][sonidos.get(&quot;&quot;&quot;;[.$B$1];&quot;&quot;&quot;)]=&quot;;[.B16];&quot;;&quot;;)" office:value-type="string" office:string-value="matriz[sonidos.get(&quot;m&quot;)][sonidos.get(&quot;a&quot;)]=0;" calcext:value-type="string">
            <text:p>matriz[sonidos.get("m")][sonidos.get("a")]=0;</text:p>
          </table:table-cell>
          <table:table-cell table:formula="of:=CONCATENATE(&quot;matriz[sonidos.get(&quot;&quot;&quot;;[.$A16];&quot;&quot;&quot;)][sonidos.get(&quot;&quot;&quot;;[.$C$1];&quot;&quot;&quot;)]=&quot;;[.C16];&quot;;&quot;;)" office:value-type="string" office:string-value="matriz[sonidos.get(&quot;m&quot;)][sonidos.get(&quot;b&quot;)]=0;" calcext:value-type="string">
            <text:p>matriz[sonidos.get("m")][sonidos.get("b")]=0;</text:p>
          </table:table-cell>
          <table:table-cell table:formula="of:=CONCATENATE(&quot;matriz[sonidos.get(&quot;&quot;&quot;;[.$A16];&quot;&quot;&quot;)][sonidos.get(&quot;&quot;&quot;;[.$D$1];&quot;&quot;&quot;)]=&quot;;[.D16];&quot;;&quot;;)" office:value-type="string" office:string-value="matriz[sonidos.get(&quot;m&quot;)][sonidos.get(&quot;c&quot;)]=0;" calcext:value-type="string">
            <text:p>matriz[sonidos.get("m")][sonidos.get("c")]=0;</text:p>
          </table:table-cell>
          <table:table-cell table:formula="of:=CONCATENATE(&quot;matriz[sonidos.get(&quot;&quot;&quot;;[.$A16];&quot;&quot;&quot;)][sonidos.get(&quot;&quot;&quot;;[.$E$1];&quot;&quot;&quot;)]=&quot;;[.E16];&quot;;&quot;;)" office:value-type="string" office:string-value="matriz[sonidos.get(&quot;m&quot;)][sonidos.get(&quot;ch&quot;)]=0;" calcext:value-type="string">
            <text:p>matriz[sonidos.get("m")][sonidos.get("ch")]=0;</text:p>
          </table:table-cell>
          <table:table-cell table:formula="of:=CONCATENATE(&quot;matriz[sonidos.get(&quot;&quot;&quot;;[.$A16];&quot;&quot;&quot;)][sonidos.get(&quot;&quot;&quot;;[.$F$1];&quot;&quot;&quot;)]=&quot;;[.F16];&quot;;&quot;;)" office:value-type="string" office:string-value="matriz[sonidos.get(&quot;m&quot;)][sonidos.get(&quot;d&quot;)]=0;" calcext:value-type="string">
            <text:p>matriz[sonidos.get("m")][sonidos.get("d")]=0;</text:p>
          </table:table-cell>
          <table:table-cell table:formula="of:=CONCATENATE(&quot;matriz[sonidos.get(&quot;&quot;&quot;;[.$A16];&quot;&quot;&quot;)][sonidos.get(&quot;&quot;&quot;;[.$G$1];&quot;&quot;&quot;)]=&quot;;[.G16];&quot;;&quot;;)" office:value-type="string" office:string-value="matriz[sonidos.get(&quot;m&quot;)][sonidos.get(&quot;e&quot;)]=0.15;" calcext:value-type="string">
            <text:p>matriz[sonidos.get("m")][sonidos.get("e")]=0.15;</text:p>
          </table:table-cell>
          <table:table-cell table:formula="of:=CONCATENATE(&quot;matriz[sonidos.get(&quot;&quot;&quot;;[.$A16];&quot;&quot;&quot;)][sonidos.get(&quot;&quot;&quot;;[.$H$1];&quot;&quot;&quot;)]=&quot;;[.H16];&quot;;&quot;;)" office:value-type="string" office:string-value="matriz[sonidos.get(&quot;m&quot;)][sonidos.get(&quot;f&quot;)]=0;" calcext:value-type="string">
            <text:p>matriz[sonidos.get("m")][sonidos.get("f")]=0;</text:p>
          </table:table-cell>
          <table:table-cell table:formula="of:=CONCATENATE(&quot;matriz[sonidos.get(&quot;&quot;&quot;;[.$A16];&quot;&quot;&quot;)][sonidos.get(&quot;&quot;&quot;;[.$I$1];&quot;&quot;&quot;)]=&quot;;[.I16];&quot;;&quot;;)" office:value-type="string" office:string-value="matriz[sonidos.get(&quot;m&quot;)][sonidos.get(&quot;g&quot;)]=0;" calcext:value-type="string">
            <text:p>matriz[sonidos.get("m")][sonidos.get("g")]=0;</text:p>
          </table:table-cell>
          <table:table-cell table:formula="of:=CONCATENATE(&quot;matriz[sonidos.get(&quot;&quot;&quot;;[.$A16];&quot;&quot;&quot;)][sonidos.get(&quot;&quot;&quot;;[.$J$1];&quot;&quot;&quot;)]=&quot;;[.J16];&quot;;&quot;;)" office:value-type="string" office:string-value="matriz[sonidos.get(&quot;m&quot;)][sonidos.get(&quot;h&quot;)]=0;" calcext:value-type="string">
            <text:p>matriz[sonidos.get("m")][sonidos.get("h")]=0;</text:p>
          </table:table-cell>
          <table:table-cell table:formula="of:=CONCATENATE(&quot;matriz[sonidos.get(&quot;&quot;&quot;;[.$A16];&quot;&quot;&quot;)][sonidos.get(&quot;&quot;&quot;;[.$K$1];&quot;&quot;&quot;)]=&quot;;[.K16];&quot;;&quot;;)" office:value-type="string" office:string-value="matriz[sonidos.get(&quot;m&quot;)][sonidos.get(&quot;i&quot;)]=0;" calcext:value-type="string">
            <text:p>matriz[sonidos.get("m")][sonidos.get("i")]=0;</text:p>
          </table:table-cell>
          <table:table-cell table:formula="of:=CONCATENATE(&quot;matriz[sonidos.get(&quot;&quot;&quot;;[.$A16];&quot;&quot;&quot;)][sonidos.get(&quot;&quot;&quot;;[.$L$1];&quot;&quot;&quot;)]=&quot;;[.L16];&quot;;&quot;;)" office:value-type="string" office:string-value="matriz[sonidos.get(&quot;m&quot;)][sonidos.get(&quot;j&quot;)]=0;" calcext:value-type="string">
            <text:p>matriz[sonidos.get("m")][sonidos.get("j")]=0;</text:p>
          </table:table-cell>
          <table:table-cell table:formula="of:=CONCATENATE(&quot;matriz[sonidos.get(&quot;&quot;&quot;;[.$A16];&quot;&quot;&quot;)][sonidos.get(&quot;&quot;&quot;;[.$M$1];&quot;&quot;&quot;)]=&quot;;[.M16];&quot;;&quot;;)" office:value-type="string" office:string-value="matriz[sonidos.get(&quot;m&quot;)][sonidos.get(&quot;k&quot;)]=0;" calcext:value-type="string">
            <text:p>matriz[sonidos.get("m")][sonidos.get("k")]=0;</text:p>
          </table:table-cell>
          <table:table-cell table:formula="of:=CONCATENATE(&quot;matriz[sonidos.get(&quot;&quot;&quot;;[.$A16];&quot;&quot;&quot;)][sonidos.get(&quot;&quot;&quot;;[.$N$1];&quot;&quot;&quot;)]=&quot;;[.N16];&quot;;&quot;;)" office:value-type="string" office:string-value="matriz[sonidos.get(&quot;m&quot;)][sonidos.get(&quot;l&quot;)]=0;" calcext:value-type="string">
            <text:p>matriz[sonidos.get("m")][sonidos.get("l")]=0;</text:p>
          </table:table-cell>
          <table:table-cell table:formula="of:=CONCATENATE(&quot;matriz[sonidos.get(&quot;&quot;&quot;;[.$A16];&quot;&quot;&quot;)][sonidos.get(&quot;&quot;&quot;;[.$O$1];&quot;&quot;&quot;)]=&quot;;[.O16];&quot;;&quot;;)" office:value-type="string" office:string-value="matriz[sonidos.get(&quot;m&quot;)][sonidos.get(&quot;ll&quot;)]=0;" calcext:value-type="string">
            <text:p>matriz[sonidos.get("m")][sonidos.get("ll")]=0;</text:p>
          </table:table-cell>
          <table:table-cell table:formula="of:=CONCATENATE(&quot;matriz[sonidos.get(&quot;&quot;&quot;;[.$A16];&quot;&quot;&quot;)][sonidos.get(&quot;&quot;&quot;;[.$P$1];&quot;&quot;&quot;)]=&quot;;[.P16];&quot;;&quot;;)" office:value-type="string" office:string-value="matriz[sonidos.get(&quot;m&quot;)][sonidos.get(&quot;m&quot;)]=1;" calcext:value-type="string">
            <text:p>matriz[sonidos.get("m")][sonidos.get("m")]=1;</text:p>
          </table:table-cell>
          <table:table-cell table:formula="of:=CONCATENATE(&quot;matriz[sonidos.get(&quot;&quot;&quot;;[.$A16];&quot;&quot;&quot;)][sonidos.get(&quot;&quot;&quot;;[.$Q$1];&quot;&quot;&quot;)]=&quot;;[.Q16];&quot;;&quot;;)" office:value-type="string" office:string-value="matriz[sonidos.get(&quot;m&quot;)][sonidos.get(&quot;n&quot;)]=0;" calcext:value-type="string">
            <text:p>matriz[sonidos.get("m")][sonidos.get("n")]=0;</text:p>
          </table:table-cell>
          <table:table-cell table:formula="of:=CONCATENATE(&quot;matriz[sonidos.get(&quot;&quot;&quot;;[.$A16];&quot;&quot;&quot;)][sonidos.get(&quot;&quot;&quot;;[.$R$1];&quot;&quot;&quot;)]=&quot;;[.R16];&quot;;&quot;;)" office:value-type="string" office:string-value="matriz[sonidos.get(&quot;m&quot;)][sonidos.get(&quot;ñ&quot;)]=0;" calcext:value-type="string">
            <text:p>matriz[sonidos.get("m")][sonidos.get("ñ")]=0;</text:p>
          </table:table-cell>
          <table:table-cell table:formula="of:=CONCATENATE(&quot;matriz[sonidos.get(&quot;&quot;&quot;;[.$A16];&quot;&quot;&quot;)][sonidos.get(&quot;&quot;&quot;;[.$S$1];&quot;&quot;&quot;)]=&quot;;[.S16];&quot;;&quot;;)" office:value-type="string" office:string-value="matriz[sonidos.get(&quot;m&quot;)][sonidos.get(&quot;o&quot;)]=0;" calcext:value-type="string">
            <text:p>matriz[sonidos.get("m")][sonidos.get("o")]=0;</text:p>
          </table:table-cell>
          <table:table-cell table:formula="of:=CONCATENATE(&quot;matriz[sonidos.get(&quot;&quot;&quot;;[.$A16];&quot;&quot;&quot;)][sonidos.get(&quot;&quot;&quot;;[.$T$1];&quot;&quot;&quot;)]=&quot;;[.T16];&quot;;&quot;;)" office:value-type="string" office:string-value="matriz[sonidos.get(&quot;m&quot;)][sonidos.get(&quot;p&quot;)]=0;" calcext:value-type="string">
            <text:p>matriz[sonidos.get("m")][sonidos.get("p")]=0;</text:p>
          </table:table-cell>
          <table:table-cell table:formula="of:=CONCATENATE(&quot;matriz[sonidos.get(&quot;&quot;&quot;;[.$A16];&quot;&quot;&quot;)][sonidos.get(&quot;&quot;&quot;;[.$U$1];&quot;&quot;&quot;)]=&quot;;[.U16];&quot;;&quot;;)" office:value-type="string" office:string-value="matriz[sonidos.get(&quot;m&quot;)][sonidos.get(&quot;q&quot;)]=0;" calcext:value-type="string">
            <text:p>matriz[sonidos.get("m")][sonidos.get("q")]=0;</text:p>
          </table:table-cell>
          <table:table-cell table:formula="of:=CONCATENATE(&quot;matriz[sonidos.get(&quot;&quot;&quot;;[.$A16];&quot;&quot;&quot;)][sonidos.get(&quot;&quot;&quot;;[.$V$1];&quot;&quot;&quot;)]=&quot;;[.V16];&quot;;&quot;;)" office:value-type="string" office:string-value="matriz[sonidos.get(&quot;m&quot;)][sonidos.get(&quot;r&quot;)]=0;" calcext:value-type="string">
            <text:p>matriz[sonidos.get("m")][sonidos.get("r")]=0;</text:p>
          </table:table-cell>
          <table:table-cell table:formula="of:=CONCATENATE(&quot;matriz[sonidos.get(&quot;&quot;&quot;;[.$A16];&quot;&quot;&quot;)][sonidos.get(&quot;&quot;&quot;;[.$W$1];&quot;&quot;&quot;)]=&quot;;[.W16];&quot;;&quot;;)" office:value-type="string" office:string-value="matriz[sonidos.get(&quot;m&quot;)][sonidos.get(&quot;s&quot;)]=0;" calcext:value-type="string">
            <text:p>matriz[sonidos.get("m")][sonidos.get("s")]=0;</text:p>
          </table:table-cell>
          <table:table-cell table:formula="of:=CONCATENATE(&quot;matriz[sonidos.get(&quot;&quot;&quot;;[.$A16];&quot;&quot;&quot;)][sonidos.get(&quot;&quot;&quot;;[.$X$1];&quot;&quot;&quot;)]=&quot;;[.X16];&quot;;&quot;;)" office:value-type="string" office:string-value="matriz[sonidos.get(&quot;m&quot;)][sonidos.get(&quot;t&quot;)]=0;" calcext:value-type="string">
            <text:p>matriz[sonidos.get("m")][sonidos.get("t")]=0;</text:p>
          </table:table-cell>
          <table:table-cell table:formula="of:=CONCATENATE(&quot;matriz[sonidos.get(&quot;&quot;&quot;;[.$A16];&quot;&quot;&quot;)][sonidos.get(&quot;&quot;&quot;;[.$Y$1];&quot;&quot;&quot;)]=&quot;;[.Y16];&quot;;&quot;;)" office:value-type="string" office:string-value="matriz[sonidos.get(&quot;m&quot;)][sonidos.get(&quot;u&quot;)]=0;" calcext:value-type="string">
            <text:p>matriz[sonidos.get("m")][sonidos.get("u")]=0;</text:p>
          </table:table-cell>
          <table:table-cell table:formula="of:=CONCATENATE(&quot;matriz[sonidos.get(&quot;&quot;&quot;;[.$A16];&quot;&quot;&quot;)][sonidos.get(&quot;&quot;&quot;;[.$Z$1];&quot;&quot;&quot;)]=&quot;;[.Z16];&quot;;&quot;;)" office:value-type="string" office:string-value="matriz[sonidos.get(&quot;m&quot;)][sonidos.get(&quot;v&quot;)]=0;" calcext:value-type="string">
            <text:p>matriz[sonidos.get("m")][sonidos.get("v")]=0;</text:p>
          </table:table-cell>
          <table:table-cell table:formula="of:=CONCATENATE(&quot;matriz[sonidos.get(&quot;&quot;&quot;;[.$A16];&quot;&quot;&quot;)][sonidos.get(&quot;&quot;&quot;;[.$AA$1];&quot;&quot;&quot;)]=&quot;;[.AA16];&quot;;&quot;;)" office:value-type="string" office:string-value="matriz[sonidos.get(&quot;m&quot;)][sonidos.get(&quot;w&quot;)]=0;" calcext:value-type="string">
            <text:p>matriz[sonidos.get("m")][sonidos.get("w")]=0;</text:p>
          </table:table-cell>
          <table:table-cell table:formula="of:=CONCATENATE(&quot;matriz[sonidos.get(&quot;&quot;&quot;;[.$A16];&quot;&quot;&quot;)][sonidos.get(&quot;&quot;&quot;;[.$AB$1];&quot;&quot;&quot;)]=&quot;;[.AB16];&quot;;&quot;;)" office:value-type="string" office:string-value="matriz[sonidos.get(&quot;m&quot;)][sonidos.get(&quot;x&quot;)]=0;" calcext:value-type="string">
            <text:p>matriz[sonidos.get("m")][sonidos.get("x")]=0;</text:p>
          </table:table-cell>
          <table:table-cell table:formula="of:=CONCATENATE(&quot;matriz[sonidos.get(&quot;&quot;&quot;;[.$A16];&quot;&quot;&quot;)][sonidos.get(&quot;&quot;&quot;;[.$AC$1];&quot;&quot;&quot;)]=&quot;;[.AC16];&quot;;&quot;;)" office:value-type="string" office:string-value="matriz[sonidos.get(&quot;m&quot;)][sonidos.get(&quot;y&quot;)]=0;" calcext:value-type="string">
            <text:p>matriz[sonidos.get("m")][sonidos.get("y")]=0;</text:p>
          </table:table-cell>
          <table:table-cell table:formula="of:=CONCATENATE(&quot;matriz[sonidos.get(&quot;&quot;&quot;;[.$A16];&quot;&quot;&quot;)][sonidos.get(&quot;&quot;&quot;;[.$AD$1];&quot;&quot;&quot;)]=&quot;;[.AD16];&quot;;&quot;;)" office:value-type="string" office:string-value="matriz[sonidos.get(&quot;m&quot;)][sonidos.get(&quot;z&quot;)]=0;" calcext:value-type="string">
            <text:p>matriz[sonidos.get("m")][sonidos.get("z")]=0;</text:p>
          </table:table-cell>
          <table:table-cell table:formula="of:=CONCATENATE(&quot;matriz[sonidos.get(&quot;&quot;&quot;;[.$A16];&quot;&quot;&quot;)][sonidos.get(&quot;&quot;&quot;;[.$AE$1];&quot;&quot;&quot;)]=&quot;;[.AE16];&quot;;&quot;;)" office:value-type="string" office:string-value="matriz[sonidos.get(&quot;m&quot;)][sonidos.get(&quot;á&quot;)]=0;" calcext:value-type="string">
            <text:p>matriz[sonidos.get("m")][sonidos.get("á")]=0;</text:p>
          </table:table-cell>
          <table:table-cell table:formula="of:=CONCATENATE(&quot;matriz[sonidos.get(&quot;&quot;&quot;;[.$A16];&quot;&quot;&quot;)][sonidos.get(&quot;&quot;&quot;;[.$AF$1];&quot;&quot;&quot;)]=&quot;;[.AF16];&quot;;&quot;;)" office:value-type="string" office:string-value="matriz[sonidos.get(&quot;m&quot;)][sonidos.get(&quot;é&quot;)]=0;" calcext:value-type="string">
            <text:p>matriz[sonidos.get("m")][sonidos.get("é")]=0;</text:p>
          </table:table-cell>
          <table:table-cell table:formula="of:=CONCATENATE(&quot;matriz[sonidos.get(&quot;&quot;&quot;;[.$A16];&quot;&quot;&quot;)][sonidos.get(&quot;&quot;&quot;;[.$AG$1];&quot;&quot;&quot;)]=&quot;;[.AG16];&quot;;&quot;;)" office:value-type="string" office:string-value="matriz[sonidos.get(&quot;m&quot;)][sonidos.get(&quot;í&quot;)]=0;" calcext:value-type="string">
            <text:p>matriz[sonidos.get("m")][sonidos.get("í")]=0;</text:p>
          </table:table-cell>
          <table:table-cell table:formula="of:=CONCATENATE(&quot;matriz[sonidos.get(&quot;&quot;&quot;;[.$A16];&quot;&quot;&quot;)][sonidos.get(&quot;&quot;&quot;;[.$AH$1];&quot;&quot;&quot;)]=&quot;;[.AH16];&quot;;&quot;;)" office:value-type="string" office:string-value="matriz[sonidos.get(&quot;m&quot;)][sonidos.get(&quot;ó&quot;)]=0;" calcext:value-type="string">
            <text:p>matriz[sonidos.get("m")][sonidos.get("ó")]=0;</text:p>
          </table:table-cell>
          <table:table-cell table:formula="of:=CONCATENATE(&quot;matriz[sonidos.get(&quot;&quot;&quot;;[.$A16];&quot;&quot;&quot;)][sonidos.get(&quot;&quot;&quot;;[.$AI$1];&quot;&quot;&quot;)]=&quot;;[.AI16];&quot;;&quot;;)" office:value-type="string" office:string-value="matriz[sonidos.get(&quot;m&quot;)][sonidos.get(&quot;ú&quot;)]=0;" calcext:value-type="string">
            <text:p>matriz[sonidos.get("m")][sonidos.get("ú")]=0;</text:p>
          </table:table-cell>
          <table:table-cell table:formula="of:=CONCATENATE(&quot;matriz[sonidos.get(&quot;&quot;&quot;;[.$A16];&quot;&quot;&quot;)][sonidos.get(&quot;&quot;&quot;;[.$AJ$1];&quot;&quot;&quot;)]=&quot;;[.AJ16];&quot;;&quot;;)" office:value-type="string" office:string-value="matriz[sonidos.get(&quot;m&quot;)][sonidos.get(&quot;ü&quot;)]=0;" calcext:value-type="string">
            <text:p>matriz[sonidos.get("m")][sonidos.get("ü")]=0;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1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</text:p>
          </table:table-cell>
          <table:table-cell table:number-columns-repeated="18" office:value-type="float" office:value="0" calcext:value-type="float">
            <text:p>0</text:p>
          </table:table-cell>
          <table:table-cell/>
          <table:table-cell table:formula="of:=CONCATENATE(&quot;matriz[sonidos.get(&quot;&quot;&quot;;[.A17];&quot;&quot;&quot;)][sonidos.get(&quot;&quot;&quot;;[.$B$1];&quot;&quot;&quot;)]=&quot;;[.B17];&quot;;&quot;;)" office:value-type="string" office:string-value="matriz[sonidos.get(&quot;n&quot;)][sonidos.get(&quot;a&quot;)]=0;" calcext:value-type="string">
            <text:p>matriz[sonidos.get("n")][sonidos.get("a")]=0;</text:p>
          </table:table-cell>
          <table:table-cell table:formula="of:=CONCATENATE(&quot;matriz[sonidos.get(&quot;&quot;&quot;;[.$A17];&quot;&quot;&quot;)][sonidos.get(&quot;&quot;&quot;;[.$C$1];&quot;&quot;&quot;)]=&quot;;[.C17];&quot;;&quot;;)" office:value-type="string" office:string-value="matriz[sonidos.get(&quot;n&quot;)][sonidos.get(&quot;b&quot;)]=0;" calcext:value-type="string">
            <text:p>matriz[sonidos.get("n")][sonidos.get("b")]=0;</text:p>
          </table:table-cell>
          <table:table-cell table:formula="of:=CONCATENATE(&quot;matriz[sonidos.get(&quot;&quot;&quot;;[.$A17];&quot;&quot;&quot;)][sonidos.get(&quot;&quot;&quot;;[.$D$1];&quot;&quot;&quot;)]=&quot;;[.D17];&quot;;&quot;;)" office:value-type="string" office:string-value="matriz[sonidos.get(&quot;n&quot;)][sonidos.get(&quot;c&quot;)]=0;" calcext:value-type="string">
            <text:p>matriz[sonidos.get("n")][sonidos.get("c")]=0;</text:p>
          </table:table-cell>
          <table:table-cell table:formula="of:=CONCATENATE(&quot;matriz[sonidos.get(&quot;&quot;&quot;;[.$A17];&quot;&quot;&quot;)][sonidos.get(&quot;&quot;&quot;;[.$E$1];&quot;&quot;&quot;)]=&quot;;[.E17];&quot;;&quot;;)" office:value-type="string" office:string-value="matriz[sonidos.get(&quot;n&quot;)][sonidos.get(&quot;ch&quot;)]=0;" calcext:value-type="string">
            <text:p>matriz[sonidos.get("n")][sonidos.get("ch")]=0;</text:p>
          </table:table-cell>
          <table:table-cell table:formula="of:=CONCATENATE(&quot;matriz[sonidos.get(&quot;&quot;&quot;;[.$A17];&quot;&quot;&quot;)][sonidos.get(&quot;&quot;&quot;;[.$F$1];&quot;&quot;&quot;)]=&quot;;[.F17];&quot;;&quot;;)" office:value-type="string" office:string-value="matriz[sonidos.get(&quot;n&quot;)][sonidos.get(&quot;d&quot;)]=0;" calcext:value-type="string">
            <text:p>matriz[sonidos.get("n")][sonidos.get("d")]=0;</text:p>
          </table:table-cell>
          <table:table-cell table:formula="of:=CONCATENATE(&quot;matriz[sonidos.get(&quot;&quot;&quot;;[.$A17];&quot;&quot;&quot;)][sonidos.get(&quot;&quot;&quot;;[.$G$1];&quot;&quot;&quot;)]=&quot;;[.G17];&quot;;&quot;;)" office:value-type="string" office:string-value="matriz[sonidos.get(&quot;n&quot;)][sonidos.get(&quot;e&quot;)]=0.15;" calcext:value-type="string">
            <text:p>matriz[sonidos.get("n")][sonidos.get("e")]=0.15;</text:p>
          </table:table-cell>
          <table:table-cell table:formula="of:=CONCATENATE(&quot;matriz[sonidos.get(&quot;&quot;&quot;;[.$A17];&quot;&quot;&quot;)][sonidos.get(&quot;&quot;&quot;;[.$H$1];&quot;&quot;&quot;)]=&quot;;[.H17];&quot;;&quot;;)" office:value-type="string" office:string-value="matriz[sonidos.get(&quot;n&quot;)][sonidos.get(&quot;f&quot;)]=0;" calcext:value-type="string">
            <text:p>matriz[sonidos.get("n")][sonidos.get("f")]=0;</text:p>
          </table:table-cell>
          <table:table-cell table:formula="of:=CONCATENATE(&quot;matriz[sonidos.get(&quot;&quot;&quot;;[.$A17];&quot;&quot;&quot;)][sonidos.get(&quot;&quot;&quot;;[.$I$1];&quot;&quot;&quot;)]=&quot;;[.I17];&quot;;&quot;;)" office:value-type="string" office:string-value="matriz[sonidos.get(&quot;n&quot;)][sonidos.get(&quot;g&quot;)]=0;" calcext:value-type="string">
            <text:p>matriz[sonidos.get("n")][sonidos.get("g")]=0;</text:p>
          </table:table-cell>
          <table:table-cell table:formula="of:=CONCATENATE(&quot;matriz[sonidos.get(&quot;&quot;&quot;;[.$A17];&quot;&quot;&quot;)][sonidos.get(&quot;&quot;&quot;;[.$J$1];&quot;&quot;&quot;)]=&quot;;[.J17];&quot;;&quot;;)" office:value-type="string" office:string-value="matriz[sonidos.get(&quot;n&quot;)][sonidos.get(&quot;h&quot;)]=0;" calcext:value-type="string">
            <text:p>matriz[sonidos.get("n")][sonidos.get("h")]=0;</text:p>
          </table:table-cell>
          <table:table-cell table:formula="of:=CONCATENATE(&quot;matriz[sonidos.get(&quot;&quot;&quot;;[.$A17];&quot;&quot;&quot;)][sonidos.get(&quot;&quot;&quot;;[.$K$1];&quot;&quot;&quot;)]=&quot;;[.K17];&quot;;&quot;;)" office:value-type="string" office:string-value="matriz[sonidos.get(&quot;n&quot;)][sonidos.get(&quot;i&quot;)]=0;" calcext:value-type="string">
            <text:p>matriz[sonidos.get("n")][sonidos.get("i")]=0;</text:p>
          </table:table-cell>
          <table:table-cell table:formula="of:=CONCATENATE(&quot;matriz[sonidos.get(&quot;&quot;&quot;;[.$A17];&quot;&quot;&quot;)][sonidos.get(&quot;&quot;&quot;;[.$L$1];&quot;&quot;&quot;)]=&quot;;[.L17];&quot;;&quot;;)" office:value-type="string" office:string-value="matriz[sonidos.get(&quot;n&quot;)][sonidos.get(&quot;j&quot;)]=0;" calcext:value-type="string">
            <text:p>matriz[sonidos.get("n")][sonidos.get("j")]=0;</text:p>
          </table:table-cell>
          <table:table-cell table:formula="of:=CONCATENATE(&quot;matriz[sonidos.get(&quot;&quot;&quot;;[.$A17];&quot;&quot;&quot;)][sonidos.get(&quot;&quot;&quot;;[.$M$1];&quot;&quot;&quot;)]=&quot;;[.M17];&quot;;&quot;;)" office:value-type="string" office:string-value="matriz[sonidos.get(&quot;n&quot;)][sonidos.get(&quot;k&quot;)]=0;" calcext:value-type="string">
            <text:p>matriz[sonidos.get("n")][sonidos.get("k")]=0;</text:p>
          </table:table-cell>
          <table:table-cell table:formula="of:=CONCATENATE(&quot;matriz[sonidos.get(&quot;&quot;&quot;;[.$A17];&quot;&quot;&quot;)][sonidos.get(&quot;&quot;&quot;;[.$N$1];&quot;&quot;&quot;)]=&quot;;[.N17];&quot;;&quot;;)" office:value-type="string" office:string-value="matriz[sonidos.get(&quot;n&quot;)][sonidos.get(&quot;l&quot;)]=0;" calcext:value-type="string">
            <text:p>matriz[sonidos.get("n")][sonidos.get("l")]=0;</text:p>
          </table:table-cell>
          <table:table-cell table:formula="of:=CONCATENATE(&quot;matriz[sonidos.get(&quot;&quot;&quot;;[.$A17];&quot;&quot;&quot;)][sonidos.get(&quot;&quot;&quot;;[.$O$1];&quot;&quot;&quot;)]=&quot;;[.O17];&quot;;&quot;;)" office:value-type="string" office:string-value="matriz[sonidos.get(&quot;n&quot;)][sonidos.get(&quot;ll&quot;)]=0;" calcext:value-type="string">
            <text:p>matriz[sonidos.get("n")][sonidos.get("ll")]=0;</text:p>
          </table:table-cell>
          <table:table-cell table:formula="of:=CONCATENATE(&quot;matriz[sonidos.get(&quot;&quot;&quot;;[.$A17];&quot;&quot;&quot;)][sonidos.get(&quot;&quot;&quot;;[.$P$1];&quot;&quot;&quot;)]=&quot;;[.P17];&quot;;&quot;;)" office:value-type="string" office:string-value="matriz[sonidos.get(&quot;n&quot;)][sonidos.get(&quot;m&quot;)]=0;" calcext:value-type="string">
            <text:p>matriz[sonidos.get("n")][sonidos.get("m")]=0;</text:p>
          </table:table-cell>
          <table:table-cell table:formula="of:=CONCATENATE(&quot;matriz[sonidos.get(&quot;&quot;&quot;;[.$A17];&quot;&quot;&quot;)][sonidos.get(&quot;&quot;&quot;;[.$Q$1];&quot;&quot;&quot;)]=&quot;;[.Q17];&quot;;&quot;;)" office:value-type="string" office:string-value="matriz[sonidos.get(&quot;n&quot;)][sonidos.get(&quot;n&quot;)]=1;" calcext:value-type="string">
            <text:p>matriz[sonidos.get("n")][sonidos.get("n")]=1;</text:p>
          </table:table-cell>
          <table:table-cell table:formula="of:=CONCATENATE(&quot;matriz[sonidos.get(&quot;&quot;&quot;;[.$A17];&quot;&quot;&quot;)][sonidos.get(&quot;&quot;&quot;;[.$R$1];&quot;&quot;&quot;)]=&quot;;[.R17];&quot;;&quot;;)" office:value-type="string" office:string-value="matriz[sonidos.get(&quot;n&quot;)][sonidos.get(&quot;ñ&quot;)]=0.25;" calcext:value-type="string">
            <text:p>matriz[sonidos.get("n")][sonidos.get("ñ")]=0.25;</text:p>
          </table:table-cell>
          <table:table-cell table:formula="of:=CONCATENATE(&quot;matriz[sonidos.get(&quot;&quot;&quot;;[.$A17];&quot;&quot;&quot;)][sonidos.get(&quot;&quot;&quot;;[.$S$1];&quot;&quot;&quot;)]=&quot;;[.S17];&quot;;&quot;;)" office:value-type="string" office:string-value="matriz[sonidos.get(&quot;n&quot;)][sonidos.get(&quot;o&quot;)]=0;" calcext:value-type="string">
            <text:p>matriz[sonidos.get("n")][sonidos.get("o")]=0;</text:p>
          </table:table-cell>
          <table:table-cell table:formula="of:=CONCATENATE(&quot;matriz[sonidos.get(&quot;&quot;&quot;;[.$A17];&quot;&quot;&quot;)][sonidos.get(&quot;&quot;&quot;;[.$T$1];&quot;&quot;&quot;)]=&quot;;[.T17];&quot;;&quot;;)" office:value-type="string" office:string-value="matriz[sonidos.get(&quot;n&quot;)][sonidos.get(&quot;p&quot;)]=0;" calcext:value-type="string">
            <text:p>matriz[sonidos.get("n")][sonidos.get("p")]=0;</text:p>
          </table:table-cell>
          <table:table-cell table:formula="of:=CONCATENATE(&quot;matriz[sonidos.get(&quot;&quot;&quot;;[.$A17];&quot;&quot;&quot;)][sonidos.get(&quot;&quot;&quot;;[.$U$1];&quot;&quot;&quot;)]=&quot;;[.U17];&quot;;&quot;;)" office:value-type="string" office:string-value="matriz[sonidos.get(&quot;n&quot;)][sonidos.get(&quot;q&quot;)]=0;" calcext:value-type="string">
            <text:p>matriz[sonidos.get("n")][sonidos.get("q")]=0;</text:p>
          </table:table-cell>
          <table:table-cell table:formula="of:=CONCATENATE(&quot;matriz[sonidos.get(&quot;&quot;&quot;;[.$A17];&quot;&quot;&quot;)][sonidos.get(&quot;&quot;&quot;;[.$V$1];&quot;&quot;&quot;)]=&quot;;[.V17];&quot;;&quot;;)" office:value-type="string" office:string-value="matriz[sonidos.get(&quot;n&quot;)][sonidos.get(&quot;r&quot;)]=0;" calcext:value-type="string">
            <text:p>matriz[sonidos.get("n")][sonidos.get("r")]=0;</text:p>
          </table:table-cell>
          <table:table-cell table:formula="of:=CONCATENATE(&quot;matriz[sonidos.get(&quot;&quot;&quot;;[.$A17];&quot;&quot;&quot;)][sonidos.get(&quot;&quot;&quot;;[.$W$1];&quot;&quot;&quot;)]=&quot;;[.W17];&quot;;&quot;;)" office:value-type="string" office:string-value="matriz[sonidos.get(&quot;n&quot;)][sonidos.get(&quot;s&quot;)]=0;" calcext:value-type="string">
            <text:p>matriz[sonidos.get("n")][sonidos.get("s")]=0;</text:p>
          </table:table-cell>
          <table:table-cell table:formula="of:=CONCATENATE(&quot;matriz[sonidos.get(&quot;&quot;&quot;;[.$A17];&quot;&quot;&quot;)][sonidos.get(&quot;&quot;&quot;;[.$X$1];&quot;&quot;&quot;)]=&quot;;[.X17];&quot;;&quot;;)" office:value-type="string" office:string-value="matriz[sonidos.get(&quot;n&quot;)][sonidos.get(&quot;t&quot;)]=0;" calcext:value-type="string">
            <text:p>matriz[sonidos.get("n")][sonidos.get("t")]=0;</text:p>
          </table:table-cell>
          <table:table-cell table:formula="of:=CONCATENATE(&quot;matriz[sonidos.get(&quot;&quot;&quot;;[.$A17];&quot;&quot;&quot;)][sonidos.get(&quot;&quot;&quot;;[.$Y$1];&quot;&quot;&quot;)]=&quot;;[.Y17];&quot;;&quot;;)" office:value-type="string" office:string-value="matriz[sonidos.get(&quot;n&quot;)][sonidos.get(&quot;u&quot;)]=0;" calcext:value-type="string">
            <text:p>matriz[sonidos.get("n")][sonidos.get("u")]=0;</text:p>
          </table:table-cell>
          <table:table-cell table:formula="of:=CONCATENATE(&quot;matriz[sonidos.get(&quot;&quot;&quot;;[.$A17];&quot;&quot;&quot;)][sonidos.get(&quot;&quot;&quot;;[.$Z$1];&quot;&quot;&quot;)]=&quot;;[.Z17];&quot;;&quot;;)" office:value-type="string" office:string-value="matriz[sonidos.get(&quot;n&quot;)][sonidos.get(&quot;v&quot;)]=0;" calcext:value-type="string">
            <text:p>matriz[sonidos.get("n")][sonidos.get("v")]=0;</text:p>
          </table:table-cell>
          <table:table-cell table:formula="of:=CONCATENATE(&quot;matriz[sonidos.get(&quot;&quot;&quot;;[.$A17];&quot;&quot;&quot;)][sonidos.get(&quot;&quot;&quot;;[.$AA$1];&quot;&quot;&quot;)]=&quot;;[.AA17];&quot;;&quot;;)" office:value-type="string" office:string-value="matriz[sonidos.get(&quot;n&quot;)][sonidos.get(&quot;w&quot;)]=0;" calcext:value-type="string">
            <text:p>matriz[sonidos.get("n")][sonidos.get("w")]=0;</text:p>
          </table:table-cell>
          <table:table-cell table:formula="of:=CONCATENATE(&quot;matriz[sonidos.get(&quot;&quot;&quot;;[.$A17];&quot;&quot;&quot;)][sonidos.get(&quot;&quot;&quot;;[.$AB$1];&quot;&quot;&quot;)]=&quot;;[.AB17];&quot;;&quot;;)" office:value-type="string" office:string-value="matriz[sonidos.get(&quot;n&quot;)][sonidos.get(&quot;x&quot;)]=0;" calcext:value-type="string">
            <text:p>matriz[sonidos.get("n")][sonidos.get("x")]=0;</text:p>
          </table:table-cell>
          <table:table-cell table:formula="of:=CONCATENATE(&quot;matriz[sonidos.get(&quot;&quot;&quot;;[.$A17];&quot;&quot;&quot;)][sonidos.get(&quot;&quot;&quot;;[.$AC$1];&quot;&quot;&quot;)]=&quot;;[.AC17];&quot;;&quot;;)" office:value-type="string" office:string-value="matriz[sonidos.get(&quot;n&quot;)][sonidos.get(&quot;y&quot;)]=0;" calcext:value-type="string">
            <text:p>matriz[sonidos.get("n")][sonidos.get("y")]=0;</text:p>
          </table:table-cell>
          <table:table-cell table:formula="of:=CONCATENATE(&quot;matriz[sonidos.get(&quot;&quot;&quot;;[.$A17];&quot;&quot;&quot;)][sonidos.get(&quot;&quot;&quot;;[.$AD$1];&quot;&quot;&quot;)]=&quot;;[.AD17];&quot;;&quot;;)" office:value-type="string" office:string-value="matriz[sonidos.get(&quot;n&quot;)][sonidos.get(&quot;z&quot;)]=0;" calcext:value-type="string">
            <text:p>matriz[sonidos.get("n")][sonidos.get("z")]=0;</text:p>
          </table:table-cell>
          <table:table-cell table:formula="of:=CONCATENATE(&quot;matriz[sonidos.get(&quot;&quot;&quot;;[.$A17];&quot;&quot;&quot;)][sonidos.get(&quot;&quot;&quot;;[.$AE$1];&quot;&quot;&quot;)]=&quot;;[.AE17];&quot;;&quot;;)" office:value-type="string" office:string-value="matriz[sonidos.get(&quot;n&quot;)][sonidos.get(&quot;á&quot;)]=0;" calcext:value-type="string">
            <text:p>matriz[sonidos.get("n")][sonidos.get("á")]=0;</text:p>
          </table:table-cell>
          <table:table-cell table:formula="of:=CONCATENATE(&quot;matriz[sonidos.get(&quot;&quot;&quot;;[.$A17];&quot;&quot;&quot;)][sonidos.get(&quot;&quot;&quot;;[.$AF$1];&quot;&quot;&quot;)]=&quot;;[.AF17];&quot;;&quot;;)" office:value-type="string" office:string-value="matriz[sonidos.get(&quot;n&quot;)][sonidos.get(&quot;é&quot;)]=0;" calcext:value-type="string">
            <text:p>matriz[sonidos.get("n")][sonidos.get("é")]=0;</text:p>
          </table:table-cell>
          <table:table-cell table:formula="of:=CONCATENATE(&quot;matriz[sonidos.get(&quot;&quot;&quot;;[.$A17];&quot;&quot;&quot;)][sonidos.get(&quot;&quot;&quot;;[.$AG$1];&quot;&quot;&quot;)]=&quot;;[.AG17];&quot;;&quot;;)" office:value-type="string" office:string-value="matriz[sonidos.get(&quot;n&quot;)][sonidos.get(&quot;í&quot;)]=0;" calcext:value-type="string">
            <text:p>matriz[sonidos.get("n")][sonidos.get("í")]=0;</text:p>
          </table:table-cell>
          <table:table-cell table:formula="of:=CONCATENATE(&quot;matriz[sonidos.get(&quot;&quot;&quot;;[.$A17];&quot;&quot;&quot;)][sonidos.get(&quot;&quot;&quot;;[.$AH$1];&quot;&quot;&quot;)]=&quot;;[.AH17];&quot;;&quot;;)" office:value-type="string" office:string-value="matriz[sonidos.get(&quot;n&quot;)][sonidos.get(&quot;ó&quot;)]=0;" calcext:value-type="string">
            <text:p>matriz[sonidos.get("n")][sonidos.get("ó")]=0;</text:p>
          </table:table-cell>
          <table:table-cell table:formula="of:=CONCATENATE(&quot;matriz[sonidos.get(&quot;&quot;&quot;;[.$A17];&quot;&quot;&quot;)][sonidos.get(&quot;&quot;&quot;;[.$AI$1];&quot;&quot;&quot;)]=&quot;;[.AI17];&quot;;&quot;;)" office:value-type="string" office:string-value="matriz[sonidos.get(&quot;n&quot;)][sonidos.get(&quot;ú&quot;)]=0;" calcext:value-type="string">
            <text:p>matriz[sonidos.get("n")][sonidos.get("ú")]=0;</text:p>
          </table:table-cell>
          <table:table-cell table:formula="of:=CONCATENATE(&quot;matriz[sonidos.get(&quot;&quot;&quot;;[.$A17];&quot;&quot;&quot;)][sonidos.get(&quot;&quot;&quot;;[.$AJ$1];&quot;&quot;&quot;)]=&quot;;[.AJ17];&quot;;&quot;;)" office:value-type="string" office:string-value="matriz[sonidos.get(&quot;n&quot;)][sonidos.get(&quot;ü&quot;)]=0;" calcext:value-type="string">
            <text:p>matriz[sonidos.get("n")][sonidos.get("ü")]=0;</text:p>
          </table:table-cell>
        </table:table-row>
        <table:table-row table:style-name="ro1">
          <table:table-cell office:value-type="string" calcext:value-type="string">
            <text:p>ñ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1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/>
          <table:table-cell table:formula="of:=CONCATENATE(&quot;matriz[sonidos.get(&quot;&quot;&quot;;[.A18];&quot;&quot;&quot;)][sonidos.get(&quot;&quot;&quot;;[.$B$1];&quot;&quot;&quot;)]=&quot;;[.B18];&quot;;&quot;;)" office:value-type="string" office:string-value="matriz[sonidos.get(&quot;ñ&quot;)][sonidos.get(&quot;a&quot;)]=0;" calcext:value-type="string">
            <text:p>matriz[sonidos.get("ñ")][sonidos.get("a")]=0;</text:p>
          </table:table-cell>
          <table:table-cell table:formula="of:=CONCATENATE(&quot;matriz[sonidos.get(&quot;&quot;&quot;;[.$A18];&quot;&quot;&quot;)][sonidos.get(&quot;&quot;&quot;;[.$C$1];&quot;&quot;&quot;)]=&quot;;[.C18];&quot;;&quot;;)" office:value-type="string" office:string-value="matriz[sonidos.get(&quot;ñ&quot;)][sonidos.get(&quot;b&quot;)]=0;" calcext:value-type="string">
            <text:p>matriz[sonidos.get("ñ")][sonidos.get("b")]=0;</text:p>
          </table:table-cell>
          <table:table-cell table:formula="of:=CONCATENATE(&quot;matriz[sonidos.get(&quot;&quot;&quot;;[.$A18];&quot;&quot;&quot;)][sonidos.get(&quot;&quot;&quot;;[.$D$1];&quot;&quot;&quot;)]=&quot;;[.D18];&quot;;&quot;;)" office:value-type="string" office:string-value="matriz[sonidos.get(&quot;ñ&quot;)][sonidos.get(&quot;c&quot;)]=0;" calcext:value-type="string">
            <text:p>matriz[sonidos.get("ñ")][sonidos.get("c")]=0;</text:p>
          </table:table-cell>
          <table:table-cell table:formula="of:=CONCATENATE(&quot;matriz[sonidos.get(&quot;&quot;&quot;;[.$A18];&quot;&quot;&quot;)][sonidos.get(&quot;&quot;&quot;;[.$E$1];&quot;&quot;&quot;)]=&quot;;[.E18];&quot;;&quot;;)" office:value-type="string" office:string-value="matriz[sonidos.get(&quot;ñ&quot;)][sonidos.get(&quot;ch&quot;)]=0;" calcext:value-type="string">
            <text:p>matriz[sonidos.get("ñ")][sonidos.get("ch")]=0;</text:p>
          </table:table-cell>
          <table:table-cell table:formula="of:=CONCATENATE(&quot;matriz[sonidos.get(&quot;&quot;&quot;;[.$A18];&quot;&quot;&quot;)][sonidos.get(&quot;&quot;&quot;;[.$F$1];&quot;&quot;&quot;)]=&quot;;[.F18];&quot;;&quot;;)" office:value-type="string" office:string-value="matriz[sonidos.get(&quot;ñ&quot;)][sonidos.get(&quot;d&quot;)]=0;" calcext:value-type="string">
            <text:p>matriz[sonidos.get("ñ")][sonidos.get("d")]=0;</text:p>
          </table:table-cell>
          <table:table-cell table:formula="of:=CONCATENATE(&quot;matriz[sonidos.get(&quot;&quot;&quot;;[.$A18];&quot;&quot;&quot;)][sonidos.get(&quot;&quot;&quot;;[.$G$1];&quot;&quot;&quot;)]=&quot;;[.G18];&quot;;&quot;;)" office:value-type="string" office:string-value="matriz[sonidos.get(&quot;ñ&quot;)][sonidos.get(&quot;e&quot;)]=0.15;" calcext:value-type="string">
            <text:p>matriz[sonidos.get("ñ")][sonidos.get("e")]=0.15;</text:p>
          </table:table-cell>
          <table:table-cell table:formula="of:=CONCATENATE(&quot;matriz[sonidos.get(&quot;&quot;&quot;;[.$A18];&quot;&quot;&quot;)][sonidos.get(&quot;&quot;&quot;;[.$H$1];&quot;&quot;&quot;)]=&quot;;[.H18];&quot;;&quot;;)" office:value-type="string" office:string-value="matriz[sonidos.get(&quot;ñ&quot;)][sonidos.get(&quot;f&quot;)]=0;" calcext:value-type="string">
            <text:p>matriz[sonidos.get("ñ")][sonidos.get("f")]=0;</text:p>
          </table:table-cell>
          <table:table-cell table:formula="of:=CONCATENATE(&quot;matriz[sonidos.get(&quot;&quot;&quot;;[.$A18];&quot;&quot;&quot;)][sonidos.get(&quot;&quot;&quot;;[.$I$1];&quot;&quot;&quot;)]=&quot;;[.I18];&quot;;&quot;;)" office:value-type="string" office:string-value="matriz[sonidos.get(&quot;ñ&quot;)][sonidos.get(&quot;g&quot;)]=0;" calcext:value-type="string">
            <text:p>matriz[sonidos.get("ñ")][sonidos.get("g")]=0;</text:p>
          </table:table-cell>
          <table:table-cell table:formula="of:=CONCATENATE(&quot;matriz[sonidos.get(&quot;&quot;&quot;;[.$A18];&quot;&quot;&quot;)][sonidos.get(&quot;&quot;&quot;;[.$J$1];&quot;&quot;&quot;)]=&quot;;[.J18];&quot;;&quot;;)" office:value-type="string" office:string-value="matriz[sonidos.get(&quot;ñ&quot;)][sonidos.get(&quot;h&quot;)]=0;" calcext:value-type="string">
            <text:p>matriz[sonidos.get("ñ")][sonidos.get("h")]=0;</text:p>
          </table:table-cell>
          <table:table-cell table:formula="of:=CONCATENATE(&quot;matriz[sonidos.get(&quot;&quot;&quot;;[.$A18];&quot;&quot;&quot;)][sonidos.get(&quot;&quot;&quot;;[.$K$1];&quot;&quot;&quot;)]=&quot;;[.K18];&quot;;&quot;;)" office:value-type="string" office:string-value="matriz[sonidos.get(&quot;ñ&quot;)][sonidos.get(&quot;i&quot;)]=0;" calcext:value-type="string">
            <text:p>matriz[sonidos.get("ñ")][sonidos.get("i")]=0;</text:p>
          </table:table-cell>
          <table:table-cell table:formula="of:=CONCATENATE(&quot;matriz[sonidos.get(&quot;&quot;&quot;;[.$A18];&quot;&quot;&quot;)][sonidos.get(&quot;&quot;&quot;;[.$L$1];&quot;&quot;&quot;)]=&quot;;[.L18];&quot;;&quot;;)" office:value-type="string" office:string-value="matriz[sonidos.get(&quot;ñ&quot;)][sonidos.get(&quot;j&quot;)]=0;" calcext:value-type="string">
            <text:p>matriz[sonidos.get("ñ")][sonidos.get("j")]=0;</text:p>
          </table:table-cell>
          <table:table-cell table:formula="of:=CONCATENATE(&quot;matriz[sonidos.get(&quot;&quot;&quot;;[.$A18];&quot;&quot;&quot;)][sonidos.get(&quot;&quot;&quot;;[.$M$1];&quot;&quot;&quot;)]=&quot;;[.M18];&quot;;&quot;;)" office:value-type="string" office:string-value="matriz[sonidos.get(&quot;ñ&quot;)][sonidos.get(&quot;k&quot;)]=0;" calcext:value-type="string">
            <text:p>matriz[sonidos.get("ñ")][sonidos.get("k")]=0;</text:p>
          </table:table-cell>
          <table:table-cell table:formula="of:=CONCATENATE(&quot;matriz[sonidos.get(&quot;&quot;&quot;;[.$A18];&quot;&quot;&quot;)][sonidos.get(&quot;&quot;&quot;;[.$N$1];&quot;&quot;&quot;)]=&quot;;[.N18];&quot;;&quot;;)" office:value-type="string" office:string-value="matriz[sonidos.get(&quot;ñ&quot;)][sonidos.get(&quot;l&quot;)]=0;" calcext:value-type="string">
            <text:p>matriz[sonidos.get("ñ")][sonidos.get("l")]=0;</text:p>
          </table:table-cell>
          <table:table-cell table:formula="of:=CONCATENATE(&quot;matriz[sonidos.get(&quot;&quot;&quot;;[.$A18];&quot;&quot;&quot;)][sonidos.get(&quot;&quot;&quot;;[.$O$1];&quot;&quot;&quot;)]=&quot;;[.O18];&quot;;&quot;;)" office:value-type="string" office:string-value="matriz[sonidos.get(&quot;ñ&quot;)][sonidos.get(&quot;ll&quot;)]=0;" calcext:value-type="string">
            <text:p>matriz[sonidos.get("ñ")][sonidos.get("ll")]=0;</text:p>
          </table:table-cell>
          <table:table-cell table:formula="of:=CONCATENATE(&quot;matriz[sonidos.get(&quot;&quot;&quot;;[.$A18];&quot;&quot;&quot;)][sonidos.get(&quot;&quot;&quot;;[.$P$1];&quot;&quot;&quot;)]=&quot;;[.P18];&quot;;&quot;;)" office:value-type="string" office:string-value="matriz[sonidos.get(&quot;ñ&quot;)][sonidos.get(&quot;m&quot;)]=0;" calcext:value-type="string">
            <text:p>matriz[sonidos.get("ñ")][sonidos.get("m")]=0;</text:p>
          </table:table-cell>
          <table:table-cell table:formula="of:=CONCATENATE(&quot;matriz[sonidos.get(&quot;&quot;&quot;;[.$A18];&quot;&quot;&quot;)][sonidos.get(&quot;&quot;&quot;;[.$Q$1];&quot;&quot;&quot;)]=&quot;;[.Q18];&quot;;&quot;;)" office:value-type="string" office:string-value="matriz[sonidos.get(&quot;ñ&quot;)][sonidos.get(&quot;n&quot;)]=0.25;" calcext:value-type="string">
            <text:p>matriz[sonidos.get("ñ")][sonidos.get("n")]=0.25;</text:p>
          </table:table-cell>
          <table:table-cell table:formula="of:=CONCATENATE(&quot;matriz[sonidos.get(&quot;&quot;&quot;;[.$A18];&quot;&quot;&quot;)][sonidos.get(&quot;&quot;&quot;;[.$R$1];&quot;&quot;&quot;)]=&quot;;[.R18];&quot;;&quot;;)" office:value-type="string" office:string-value="matriz[sonidos.get(&quot;ñ&quot;)][sonidos.get(&quot;ñ&quot;)]=1;" calcext:value-type="string">
            <text:p>matriz[sonidos.get("ñ")][sonidos.get("ñ")]=1;</text:p>
          </table:table-cell>
          <table:table-cell table:formula="of:=CONCATENATE(&quot;matriz[sonidos.get(&quot;&quot;&quot;;[.$A18];&quot;&quot;&quot;)][sonidos.get(&quot;&quot;&quot;;[.$S$1];&quot;&quot;&quot;)]=&quot;;[.S18];&quot;;&quot;;)" office:value-type="string" office:string-value="matriz[sonidos.get(&quot;ñ&quot;)][sonidos.get(&quot;o&quot;)]=0;" calcext:value-type="string">
            <text:p>matriz[sonidos.get("ñ")][sonidos.get("o")]=0;</text:p>
          </table:table-cell>
          <table:table-cell table:formula="of:=CONCATENATE(&quot;matriz[sonidos.get(&quot;&quot;&quot;;[.$A18];&quot;&quot;&quot;)][sonidos.get(&quot;&quot;&quot;;[.$T$1];&quot;&quot;&quot;)]=&quot;;[.T18];&quot;;&quot;;)" office:value-type="string" office:string-value="matriz[sonidos.get(&quot;ñ&quot;)][sonidos.get(&quot;p&quot;)]=0;" calcext:value-type="string">
            <text:p>matriz[sonidos.get("ñ")][sonidos.get("p")]=0;</text:p>
          </table:table-cell>
          <table:table-cell table:formula="of:=CONCATENATE(&quot;matriz[sonidos.get(&quot;&quot;&quot;;[.$A18];&quot;&quot;&quot;)][sonidos.get(&quot;&quot;&quot;;[.$U$1];&quot;&quot;&quot;)]=&quot;;[.U18];&quot;;&quot;;)" office:value-type="string" office:string-value="matriz[sonidos.get(&quot;ñ&quot;)][sonidos.get(&quot;q&quot;)]=0;" calcext:value-type="string">
            <text:p>matriz[sonidos.get("ñ")][sonidos.get("q")]=0;</text:p>
          </table:table-cell>
          <table:table-cell table:formula="of:=CONCATENATE(&quot;matriz[sonidos.get(&quot;&quot;&quot;;[.$A18];&quot;&quot;&quot;)][sonidos.get(&quot;&quot;&quot;;[.$V$1];&quot;&quot;&quot;)]=&quot;;[.V18];&quot;;&quot;;)" office:value-type="string" office:string-value="matriz[sonidos.get(&quot;ñ&quot;)][sonidos.get(&quot;r&quot;)]=0;" calcext:value-type="string">
            <text:p>matriz[sonidos.get("ñ")][sonidos.get("r")]=0;</text:p>
          </table:table-cell>
          <table:table-cell table:formula="of:=CONCATENATE(&quot;matriz[sonidos.get(&quot;&quot;&quot;;[.$A18];&quot;&quot;&quot;)][sonidos.get(&quot;&quot;&quot;;[.$W$1];&quot;&quot;&quot;)]=&quot;;[.W18];&quot;;&quot;;)" office:value-type="string" office:string-value="matriz[sonidos.get(&quot;ñ&quot;)][sonidos.get(&quot;s&quot;)]=0;" calcext:value-type="string">
            <text:p>matriz[sonidos.get("ñ")][sonidos.get("s")]=0;</text:p>
          </table:table-cell>
          <table:table-cell table:formula="of:=CONCATENATE(&quot;matriz[sonidos.get(&quot;&quot;&quot;;[.$A18];&quot;&quot;&quot;)][sonidos.get(&quot;&quot;&quot;;[.$X$1];&quot;&quot;&quot;)]=&quot;;[.X18];&quot;;&quot;;)" office:value-type="string" office:string-value="matriz[sonidos.get(&quot;ñ&quot;)][sonidos.get(&quot;t&quot;)]=0;" calcext:value-type="string">
            <text:p>matriz[sonidos.get("ñ")][sonidos.get("t")]=0;</text:p>
          </table:table-cell>
          <table:table-cell table:formula="of:=CONCATENATE(&quot;matriz[sonidos.get(&quot;&quot;&quot;;[.$A18];&quot;&quot;&quot;)][sonidos.get(&quot;&quot;&quot;;[.$Y$1];&quot;&quot;&quot;)]=&quot;;[.Y18];&quot;;&quot;;)" office:value-type="string" office:string-value="matriz[sonidos.get(&quot;ñ&quot;)][sonidos.get(&quot;u&quot;)]=0;" calcext:value-type="string">
            <text:p>matriz[sonidos.get("ñ")][sonidos.get("u")]=0;</text:p>
          </table:table-cell>
          <table:table-cell table:formula="of:=CONCATENATE(&quot;matriz[sonidos.get(&quot;&quot;&quot;;[.$A18];&quot;&quot;&quot;)][sonidos.get(&quot;&quot;&quot;;[.$Z$1];&quot;&quot;&quot;)]=&quot;;[.Z18];&quot;;&quot;;)" office:value-type="string" office:string-value="matriz[sonidos.get(&quot;ñ&quot;)][sonidos.get(&quot;v&quot;)]=0;" calcext:value-type="string">
            <text:p>matriz[sonidos.get("ñ")][sonidos.get("v")]=0;</text:p>
          </table:table-cell>
          <table:table-cell table:formula="of:=CONCATENATE(&quot;matriz[sonidos.get(&quot;&quot;&quot;;[.$A18];&quot;&quot;&quot;)][sonidos.get(&quot;&quot;&quot;;[.$AA$1];&quot;&quot;&quot;)]=&quot;;[.AA18];&quot;;&quot;;)" office:value-type="string" office:string-value="matriz[sonidos.get(&quot;ñ&quot;)][sonidos.get(&quot;w&quot;)]=0;" calcext:value-type="string">
            <text:p>matriz[sonidos.get("ñ")][sonidos.get("w")]=0;</text:p>
          </table:table-cell>
          <table:table-cell table:formula="of:=CONCATENATE(&quot;matriz[sonidos.get(&quot;&quot;&quot;;[.$A18];&quot;&quot;&quot;)][sonidos.get(&quot;&quot;&quot;;[.$AB$1];&quot;&quot;&quot;)]=&quot;;[.AB18];&quot;;&quot;;)" office:value-type="string" office:string-value="matriz[sonidos.get(&quot;ñ&quot;)][sonidos.get(&quot;x&quot;)]=0;" calcext:value-type="string">
            <text:p>matriz[sonidos.get("ñ")][sonidos.get("x")]=0;</text:p>
          </table:table-cell>
          <table:table-cell table:formula="of:=CONCATENATE(&quot;matriz[sonidos.get(&quot;&quot;&quot;;[.$A18];&quot;&quot;&quot;)][sonidos.get(&quot;&quot;&quot;;[.$AC$1];&quot;&quot;&quot;)]=&quot;;[.AC18];&quot;;&quot;;)" office:value-type="string" office:string-value="matriz[sonidos.get(&quot;ñ&quot;)][sonidos.get(&quot;y&quot;)]=0;" calcext:value-type="string">
            <text:p>matriz[sonidos.get("ñ")][sonidos.get("y")]=0;</text:p>
          </table:table-cell>
          <table:table-cell table:formula="of:=CONCATENATE(&quot;matriz[sonidos.get(&quot;&quot;&quot;;[.$A18];&quot;&quot;&quot;)][sonidos.get(&quot;&quot;&quot;;[.$AD$1];&quot;&quot;&quot;)]=&quot;;[.AD18];&quot;;&quot;;)" office:value-type="string" office:string-value="matriz[sonidos.get(&quot;ñ&quot;)][sonidos.get(&quot;z&quot;)]=0;" calcext:value-type="string">
            <text:p>matriz[sonidos.get("ñ")][sonidos.get("z")]=0;</text:p>
          </table:table-cell>
          <table:table-cell table:formula="of:=CONCATENATE(&quot;matriz[sonidos.get(&quot;&quot;&quot;;[.$A18];&quot;&quot;&quot;)][sonidos.get(&quot;&quot;&quot;;[.$AE$1];&quot;&quot;&quot;)]=&quot;;[.AE18];&quot;;&quot;;)" office:value-type="string" office:string-value="matriz[sonidos.get(&quot;ñ&quot;)][sonidos.get(&quot;á&quot;)]=0;" calcext:value-type="string">
            <text:p>matriz[sonidos.get("ñ")][sonidos.get("á")]=0;</text:p>
          </table:table-cell>
          <table:table-cell table:formula="of:=CONCATENATE(&quot;matriz[sonidos.get(&quot;&quot;&quot;;[.$A18];&quot;&quot;&quot;)][sonidos.get(&quot;&quot;&quot;;[.$AF$1];&quot;&quot;&quot;)]=&quot;;[.AF18];&quot;;&quot;;)" office:value-type="string" office:string-value="matriz[sonidos.get(&quot;ñ&quot;)][sonidos.get(&quot;é&quot;)]=0;" calcext:value-type="string">
            <text:p>matriz[sonidos.get("ñ")][sonidos.get("é")]=0;</text:p>
          </table:table-cell>
          <table:table-cell table:formula="of:=CONCATENATE(&quot;matriz[sonidos.get(&quot;&quot;&quot;;[.$A18];&quot;&quot;&quot;)][sonidos.get(&quot;&quot;&quot;;[.$AG$1];&quot;&quot;&quot;)]=&quot;;[.AG18];&quot;;&quot;;)" office:value-type="string" office:string-value="matriz[sonidos.get(&quot;ñ&quot;)][sonidos.get(&quot;í&quot;)]=0;" calcext:value-type="string">
            <text:p>matriz[sonidos.get("ñ")][sonidos.get("í")]=0;</text:p>
          </table:table-cell>
          <table:table-cell table:formula="of:=CONCATENATE(&quot;matriz[sonidos.get(&quot;&quot;&quot;;[.$A18];&quot;&quot;&quot;)][sonidos.get(&quot;&quot;&quot;;[.$AH$1];&quot;&quot;&quot;)]=&quot;;[.AH18];&quot;;&quot;;)" office:value-type="string" office:string-value="matriz[sonidos.get(&quot;ñ&quot;)][sonidos.get(&quot;ó&quot;)]=0;" calcext:value-type="string">
            <text:p>matriz[sonidos.get("ñ")][sonidos.get("ó")]=0;</text:p>
          </table:table-cell>
          <table:table-cell table:formula="of:=CONCATENATE(&quot;matriz[sonidos.get(&quot;&quot;&quot;;[.$A18];&quot;&quot;&quot;)][sonidos.get(&quot;&quot;&quot;;[.$AI$1];&quot;&quot;&quot;)]=&quot;;[.AI18];&quot;;&quot;;)" office:value-type="string" office:string-value="matriz[sonidos.get(&quot;ñ&quot;)][sonidos.get(&quot;ú&quot;)]=0;" calcext:value-type="string">
            <text:p>matriz[sonidos.get("ñ")][sonidos.get("ú")]=0;</text:p>
          </table:table-cell>
          <table:table-cell table:formula="of:=CONCATENATE(&quot;matriz[sonidos.get(&quot;&quot;&quot;;[.$A18];&quot;&quot;&quot;)][sonidos.get(&quot;&quot;&quot;;[.$AJ$1];&quot;&quot;&quot;)]=&quot;;[.AJ18];&quot;;&quot;;)" office:value-type="string" office:string-value="matriz[sonidos.get(&quot;ñ&quot;)][sonidos.get(&quot;ü&quot;)]=0;" calcext:value-type="string">
            <text:p>matriz[sonidos.get("ñ")][sonidos.get("ü")]=0;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0.2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matriz[sonidos.get(&quot;&quot;&quot;;[.A19];&quot;&quot;&quot;)][sonidos.get(&quot;&quot;&quot;;[.$B$1];&quot;&quot;&quot;)]=&quot;;[.B19];&quot;;&quot;;)" office:value-type="string" office:string-value="matriz[sonidos.get(&quot;o&quot;)][sonidos.get(&quot;a&quot;)]=0.25;" calcext:value-type="string">
            <text:p>matriz[sonidos.get("o")][sonidos.get("a")]=0.25;</text:p>
          </table:table-cell>
          <table:table-cell table:formula="of:=CONCATENATE(&quot;matriz[sonidos.get(&quot;&quot;&quot;;[.$A19];&quot;&quot;&quot;)][sonidos.get(&quot;&quot;&quot;;[.$C$1];&quot;&quot;&quot;)]=&quot;;[.C19];&quot;;&quot;;)" office:value-type="string" office:string-value="matriz[sonidos.get(&quot;o&quot;)][sonidos.get(&quot;b&quot;)]=0;" calcext:value-type="string">
            <text:p>matriz[sonidos.get("o")][sonidos.get("b")]=0;</text:p>
          </table:table-cell>
          <table:table-cell table:formula="of:=CONCATENATE(&quot;matriz[sonidos.get(&quot;&quot;&quot;;[.$A19];&quot;&quot;&quot;)][sonidos.get(&quot;&quot;&quot;;[.$D$1];&quot;&quot;&quot;)]=&quot;;[.D19];&quot;;&quot;;)" office:value-type="string" office:string-value="matriz[sonidos.get(&quot;o&quot;)][sonidos.get(&quot;c&quot;)]=0;" calcext:value-type="string">
            <text:p>matriz[sonidos.get("o")][sonidos.get("c")]=0;</text:p>
          </table:table-cell>
          <table:table-cell table:formula="of:=CONCATENATE(&quot;matriz[sonidos.get(&quot;&quot;&quot;;[.$A19];&quot;&quot;&quot;)][sonidos.get(&quot;&quot;&quot;;[.$E$1];&quot;&quot;&quot;)]=&quot;;[.E19];&quot;;&quot;;)" office:value-type="string" office:string-value="matriz[sonidos.get(&quot;o&quot;)][sonidos.get(&quot;ch&quot;)]=0;" calcext:value-type="string">
            <text:p>matriz[sonidos.get("o")][sonidos.get("ch")]=0;</text:p>
          </table:table-cell>
          <table:table-cell table:formula="of:=CONCATENATE(&quot;matriz[sonidos.get(&quot;&quot;&quot;;[.$A19];&quot;&quot;&quot;)][sonidos.get(&quot;&quot;&quot;;[.$F$1];&quot;&quot;&quot;)]=&quot;;[.F19];&quot;;&quot;;)" office:value-type="string" office:string-value="matriz[sonidos.get(&quot;o&quot;)][sonidos.get(&quot;d&quot;)]=0;" calcext:value-type="string">
            <text:p>matriz[sonidos.get("o")][sonidos.get("d")]=0;</text:p>
          </table:table-cell>
          <table:table-cell table:formula="of:=CONCATENATE(&quot;matriz[sonidos.get(&quot;&quot;&quot;;[.$A19];&quot;&quot;&quot;)][sonidos.get(&quot;&quot;&quot;;[.$G$1];&quot;&quot;&quot;)]=&quot;;[.G19];&quot;;&quot;;)" office:value-type="string" office:string-value="matriz[sonidos.get(&quot;o&quot;)][sonidos.get(&quot;e&quot;)]=0;" calcext:value-type="string">
            <text:p>matriz[sonidos.get("o")][sonidos.get("e")]=0;</text:p>
          </table:table-cell>
          <table:table-cell table:formula="of:=CONCATENATE(&quot;matriz[sonidos.get(&quot;&quot;&quot;;[.$A19];&quot;&quot;&quot;)][sonidos.get(&quot;&quot;&quot;;[.$H$1];&quot;&quot;&quot;)]=&quot;;[.H19];&quot;;&quot;;)" office:value-type="string" office:string-value="matriz[sonidos.get(&quot;o&quot;)][sonidos.get(&quot;f&quot;)]=0;" calcext:value-type="string">
            <text:p>matriz[sonidos.get("o")][sonidos.get("f")]=0;</text:p>
          </table:table-cell>
          <table:table-cell table:formula="of:=CONCATENATE(&quot;matriz[sonidos.get(&quot;&quot;&quot;;[.$A19];&quot;&quot;&quot;)][sonidos.get(&quot;&quot;&quot;;[.$I$1];&quot;&quot;&quot;)]=&quot;;[.I19];&quot;;&quot;;)" office:value-type="string" office:string-value="matriz[sonidos.get(&quot;o&quot;)][sonidos.get(&quot;g&quot;)]=0;" calcext:value-type="string">
            <text:p>matriz[sonidos.get("o")][sonidos.get("g")]=0;</text:p>
          </table:table-cell>
          <table:table-cell table:formula="of:=CONCATENATE(&quot;matriz[sonidos.get(&quot;&quot;&quot;;[.$A19];&quot;&quot;&quot;)][sonidos.get(&quot;&quot;&quot;;[.$J$1];&quot;&quot;&quot;)]=&quot;;[.J19];&quot;;&quot;;)" office:value-type="string" office:string-value="matriz[sonidos.get(&quot;o&quot;)][sonidos.get(&quot;h&quot;)]=0;" calcext:value-type="string">
            <text:p>matriz[sonidos.get("o")][sonidos.get("h")]=0;</text:p>
          </table:table-cell>
          <table:table-cell table:formula="of:=CONCATENATE(&quot;matriz[sonidos.get(&quot;&quot;&quot;;[.$A19];&quot;&quot;&quot;)][sonidos.get(&quot;&quot;&quot;;[.$K$1];&quot;&quot;&quot;)]=&quot;;[.K19];&quot;;&quot;;)" office:value-type="string" office:string-value="matriz[sonidos.get(&quot;o&quot;)][sonidos.get(&quot;i&quot;)]=0;" calcext:value-type="string">
            <text:p>matriz[sonidos.get("o")][sonidos.get("i")]=0;</text:p>
          </table:table-cell>
          <table:table-cell table:formula="of:=CONCATENATE(&quot;matriz[sonidos.get(&quot;&quot;&quot;;[.$A19];&quot;&quot;&quot;)][sonidos.get(&quot;&quot;&quot;;[.$L$1];&quot;&quot;&quot;)]=&quot;;[.L19];&quot;;&quot;;)" office:value-type="string" office:string-value="matriz[sonidos.get(&quot;o&quot;)][sonidos.get(&quot;j&quot;)]=0;" calcext:value-type="string">
            <text:p>matriz[sonidos.get("o")][sonidos.get("j")]=0;</text:p>
          </table:table-cell>
          <table:table-cell table:formula="of:=CONCATENATE(&quot;matriz[sonidos.get(&quot;&quot;&quot;;[.$A19];&quot;&quot;&quot;)][sonidos.get(&quot;&quot;&quot;;[.$M$1];&quot;&quot;&quot;)]=&quot;;[.M19];&quot;;&quot;;)" office:value-type="string" office:string-value="matriz[sonidos.get(&quot;o&quot;)][sonidos.get(&quot;k&quot;)]=0;" calcext:value-type="string">
            <text:p>matriz[sonidos.get("o")][sonidos.get("k")]=0;</text:p>
          </table:table-cell>
          <table:table-cell table:formula="of:=CONCATENATE(&quot;matriz[sonidos.get(&quot;&quot;&quot;;[.$A19];&quot;&quot;&quot;)][sonidos.get(&quot;&quot;&quot;;[.$N$1];&quot;&quot;&quot;)]=&quot;;[.N19];&quot;;&quot;;)" office:value-type="string" office:string-value="matriz[sonidos.get(&quot;o&quot;)][sonidos.get(&quot;l&quot;)]=0;" calcext:value-type="string">
            <text:p>matriz[sonidos.get("o")][sonidos.get("l")]=0;</text:p>
          </table:table-cell>
          <table:table-cell table:formula="of:=CONCATENATE(&quot;matriz[sonidos.get(&quot;&quot;&quot;;[.$A19];&quot;&quot;&quot;)][sonidos.get(&quot;&quot;&quot;;[.$O$1];&quot;&quot;&quot;)]=&quot;;[.O19];&quot;;&quot;;)" office:value-type="string" office:string-value="matriz[sonidos.get(&quot;o&quot;)][sonidos.get(&quot;ll&quot;)]=0;" calcext:value-type="string">
            <text:p>matriz[sonidos.get("o")][sonidos.get("ll")]=0;</text:p>
          </table:table-cell>
          <table:table-cell table:formula="of:=CONCATENATE(&quot;matriz[sonidos.get(&quot;&quot;&quot;;[.$A19];&quot;&quot;&quot;)][sonidos.get(&quot;&quot;&quot;;[.$P$1];&quot;&quot;&quot;)]=&quot;;[.P19];&quot;;&quot;;)" office:value-type="string" office:string-value="matriz[sonidos.get(&quot;o&quot;)][sonidos.get(&quot;m&quot;)]=0;" calcext:value-type="string">
            <text:p>matriz[sonidos.get("o")][sonidos.get("m")]=0;</text:p>
          </table:table-cell>
          <table:table-cell table:formula="of:=CONCATENATE(&quot;matriz[sonidos.get(&quot;&quot;&quot;;[.$A19];&quot;&quot;&quot;)][sonidos.get(&quot;&quot;&quot;;[.$Q$1];&quot;&quot;&quot;)]=&quot;;[.Q19];&quot;;&quot;;)" office:value-type="string" office:string-value="matriz[sonidos.get(&quot;o&quot;)][sonidos.get(&quot;n&quot;)]=0;" calcext:value-type="string">
            <text:p>matriz[sonidos.get("o")][sonidos.get("n")]=0;</text:p>
          </table:table-cell>
          <table:table-cell table:formula="of:=CONCATENATE(&quot;matriz[sonidos.get(&quot;&quot;&quot;;[.$A19];&quot;&quot;&quot;)][sonidos.get(&quot;&quot;&quot;;[.$R$1];&quot;&quot;&quot;)]=&quot;;[.R19];&quot;;&quot;;)" office:value-type="string" office:string-value="matriz[sonidos.get(&quot;o&quot;)][sonidos.get(&quot;ñ&quot;)]=0;" calcext:value-type="string">
            <text:p>matriz[sonidos.get("o")][sonidos.get("ñ")]=0;</text:p>
          </table:table-cell>
          <table:table-cell table:formula="of:=CONCATENATE(&quot;matriz[sonidos.get(&quot;&quot;&quot;;[.$A19];&quot;&quot;&quot;)][sonidos.get(&quot;&quot;&quot;;[.$S$1];&quot;&quot;&quot;)]=&quot;;[.S19];&quot;;&quot;;)" office:value-type="string" office:string-value="matriz[sonidos.get(&quot;o&quot;)][sonidos.get(&quot;o&quot;)]=1;" calcext:value-type="string">
            <text:p>matriz[sonidos.get("o")][sonidos.get("o")]=1;</text:p>
          </table:table-cell>
          <table:table-cell table:formula="of:=CONCATENATE(&quot;matriz[sonidos.get(&quot;&quot;&quot;;[.$A19];&quot;&quot;&quot;)][sonidos.get(&quot;&quot;&quot;;[.$T$1];&quot;&quot;&quot;)]=&quot;;[.T19];&quot;;&quot;;)" office:value-type="string" office:string-value="matriz[sonidos.get(&quot;o&quot;)][sonidos.get(&quot;p&quot;)]=0;" calcext:value-type="string">
            <text:p>matriz[sonidos.get("o")][sonidos.get("p")]=0;</text:p>
          </table:table-cell>
          <table:table-cell table:formula="of:=CONCATENATE(&quot;matriz[sonidos.get(&quot;&quot;&quot;;[.$A19];&quot;&quot;&quot;)][sonidos.get(&quot;&quot;&quot;;[.$U$1];&quot;&quot;&quot;)]=&quot;;[.U19];&quot;;&quot;;)" office:value-type="string" office:string-value="matriz[sonidos.get(&quot;o&quot;)][sonidos.get(&quot;q&quot;)]=0;" calcext:value-type="string">
            <text:p>matriz[sonidos.get("o")][sonidos.get("q")]=0;</text:p>
          </table:table-cell>
          <table:table-cell table:formula="of:=CONCATENATE(&quot;matriz[sonidos.get(&quot;&quot;&quot;;[.$A19];&quot;&quot;&quot;)][sonidos.get(&quot;&quot;&quot;;[.$V$1];&quot;&quot;&quot;)]=&quot;;[.V19];&quot;;&quot;;)" office:value-type="string" office:string-value="matriz[sonidos.get(&quot;o&quot;)][sonidos.get(&quot;r&quot;)]=0;" calcext:value-type="string">
            <text:p>matriz[sonidos.get("o")][sonidos.get("r")]=0;</text:p>
          </table:table-cell>
          <table:table-cell table:formula="of:=CONCATENATE(&quot;matriz[sonidos.get(&quot;&quot;&quot;;[.$A19];&quot;&quot;&quot;)][sonidos.get(&quot;&quot;&quot;;[.$W$1];&quot;&quot;&quot;)]=&quot;;[.W19];&quot;;&quot;;)" office:value-type="string" office:string-value="matriz[sonidos.get(&quot;o&quot;)][sonidos.get(&quot;s&quot;)]=0;" calcext:value-type="string">
            <text:p>matriz[sonidos.get("o")][sonidos.get("s")]=0;</text:p>
          </table:table-cell>
          <table:table-cell table:formula="of:=CONCATENATE(&quot;matriz[sonidos.get(&quot;&quot;&quot;;[.$A19];&quot;&quot;&quot;)][sonidos.get(&quot;&quot;&quot;;[.$X$1];&quot;&quot;&quot;)]=&quot;;[.X19];&quot;;&quot;;)" office:value-type="string" office:string-value="matriz[sonidos.get(&quot;o&quot;)][sonidos.get(&quot;t&quot;)]=0;" calcext:value-type="string">
            <text:p>matriz[sonidos.get("o")][sonidos.get("t")]=0;</text:p>
          </table:table-cell>
          <table:table-cell table:formula="of:=CONCATENATE(&quot;matriz[sonidos.get(&quot;&quot;&quot;;[.$A19];&quot;&quot;&quot;)][sonidos.get(&quot;&quot;&quot;;[.$Y$1];&quot;&quot;&quot;)]=&quot;;[.Y19];&quot;;&quot;;)" office:value-type="string" office:string-value="matriz[sonidos.get(&quot;o&quot;)][sonidos.get(&quot;u&quot;)]=0;" calcext:value-type="string">
            <text:p>matriz[sonidos.get("o")][sonidos.get("u")]=0;</text:p>
          </table:table-cell>
          <table:table-cell table:formula="of:=CONCATENATE(&quot;matriz[sonidos.get(&quot;&quot;&quot;;[.$A19];&quot;&quot;&quot;)][sonidos.get(&quot;&quot;&quot;;[.$Z$1];&quot;&quot;&quot;)]=&quot;;[.Z19];&quot;;&quot;;)" office:value-type="string" office:string-value="matriz[sonidos.get(&quot;o&quot;)][sonidos.get(&quot;v&quot;)]=0;" calcext:value-type="string">
            <text:p>matriz[sonidos.get("o")][sonidos.get("v")]=0;</text:p>
          </table:table-cell>
          <table:table-cell table:formula="of:=CONCATENATE(&quot;matriz[sonidos.get(&quot;&quot;&quot;;[.$A19];&quot;&quot;&quot;)][sonidos.get(&quot;&quot;&quot;;[.$AA$1];&quot;&quot;&quot;)]=&quot;;[.AA19];&quot;;&quot;;)" office:value-type="string" office:string-value="matriz[sonidos.get(&quot;o&quot;)][sonidos.get(&quot;w&quot;)]=0;" calcext:value-type="string">
            <text:p>matriz[sonidos.get("o")][sonidos.get("w")]=0;</text:p>
          </table:table-cell>
          <table:table-cell table:formula="of:=CONCATENATE(&quot;matriz[sonidos.get(&quot;&quot;&quot;;[.$A19];&quot;&quot;&quot;)][sonidos.get(&quot;&quot;&quot;;[.$AB$1];&quot;&quot;&quot;)]=&quot;;[.AB19];&quot;;&quot;;)" office:value-type="string" office:string-value="matriz[sonidos.get(&quot;o&quot;)][sonidos.get(&quot;x&quot;)]=0;" calcext:value-type="string">
            <text:p>matriz[sonidos.get("o")][sonidos.get("x")]=0;</text:p>
          </table:table-cell>
          <table:table-cell table:formula="of:=CONCATENATE(&quot;matriz[sonidos.get(&quot;&quot;&quot;;[.$A19];&quot;&quot;&quot;)][sonidos.get(&quot;&quot;&quot;;[.$AC$1];&quot;&quot;&quot;)]=&quot;;[.AC19];&quot;;&quot;;)" office:value-type="string" office:string-value="matriz[sonidos.get(&quot;o&quot;)][sonidos.get(&quot;y&quot;)]=0;" calcext:value-type="string">
            <text:p>matriz[sonidos.get("o")][sonidos.get("y")]=0;</text:p>
          </table:table-cell>
          <table:table-cell table:formula="of:=CONCATENATE(&quot;matriz[sonidos.get(&quot;&quot;&quot;;[.$A19];&quot;&quot;&quot;)][sonidos.get(&quot;&quot;&quot;;[.$AD$1];&quot;&quot;&quot;)]=&quot;;[.AD19];&quot;;&quot;;)" office:value-type="string" office:string-value="matriz[sonidos.get(&quot;o&quot;)][sonidos.get(&quot;z&quot;)]=0;" calcext:value-type="string">
            <text:p>matriz[sonidos.get("o")][sonidos.get("z")]=0;</text:p>
          </table:table-cell>
          <table:table-cell table:formula="of:=CONCATENATE(&quot;matriz[sonidos.get(&quot;&quot;&quot;;[.$A19];&quot;&quot;&quot;)][sonidos.get(&quot;&quot;&quot;;[.$AE$1];&quot;&quot;&quot;)]=&quot;;[.AE19];&quot;;&quot;;)" office:value-type="string" office:string-value="matriz[sonidos.get(&quot;o&quot;)][sonidos.get(&quot;á&quot;)]=0;" calcext:value-type="string">
            <text:p>matriz[sonidos.get("o")][sonidos.get("á")]=0;</text:p>
          </table:table-cell>
          <table:table-cell table:formula="of:=CONCATENATE(&quot;matriz[sonidos.get(&quot;&quot;&quot;;[.$A19];&quot;&quot;&quot;)][sonidos.get(&quot;&quot;&quot;;[.$AF$1];&quot;&quot;&quot;)]=&quot;;[.AF19];&quot;;&quot;;)" office:value-type="string" office:string-value="matriz[sonidos.get(&quot;o&quot;)][sonidos.get(&quot;é&quot;)]=0;" calcext:value-type="string">
            <text:p>matriz[sonidos.get("o")][sonidos.get("é")]=0;</text:p>
          </table:table-cell>
          <table:table-cell table:formula="of:=CONCATENATE(&quot;matriz[sonidos.get(&quot;&quot;&quot;;[.$A19];&quot;&quot;&quot;)][sonidos.get(&quot;&quot;&quot;;[.$AG$1];&quot;&quot;&quot;)]=&quot;;[.AG19];&quot;;&quot;;)" office:value-type="string" office:string-value="matriz[sonidos.get(&quot;o&quot;)][sonidos.get(&quot;í&quot;)]=0;" calcext:value-type="string">
            <text:p>matriz[sonidos.get("o")][sonidos.get("í")]=0;</text:p>
          </table:table-cell>
          <table:table-cell table:formula="of:=CONCATENATE(&quot;matriz[sonidos.get(&quot;&quot;&quot;;[.$A19];&quot;&quot;&quot;)][sonidos.get(&quot;&quot;&quot;;[.$AH$1];&quot;&quot;&quot;)]=&quot;;[.AH19];&quot;;&quot;;)" office:value-type="string" office:string-value="matriz[sonidos.get(&quot;o&quot;)][sonidos.get(&quot;ó&quot;)]=1;" calcext:value-type="string">
            <text:p>matriz[sonidos.get("o")][sonidos.get("ó")]=1;</text:p>
          </table:table-cell>
          <table:table-cell table:formula="of:=CONCATENATE(&quot;matriz[sonidos.get(&quot;&quot;&quot;;[.$A19];&quot;&quot;&quot;)][sonidos.get(&quot;&quot;&quot;;[.$AI$1];&quot;&quot;&quot;)]=&quot;;[.AI19];&quot;;&quot;;)" office:value-type="string" office:string-value="matriz[sonidos.get(&quot;o&quot;)][sonidos.get(&quot;ú&quot;)]=0;" calcext:value-type="string">
            <text:p>matriz[sonidos.get("o")][sonidos.get("ú")]=0;</text:p>
          </table:table-cell>
          <table:table-cell table:formula="of:=CONCATENATE(&quot;matriz[sonidos.get(&quot;&quot;&quot;;[.$A19];&quot;&quot;&quot;)][sonidos.get(&quot;&quot;&quot;;[.$AJ$1];&quot;&quot;&quot;)]=&quot;;[.AJ19];&quot;;&quot;;)" office:value-type="string" office:string-value="matriz[sonidos.get(&quot;o&quot;)][sonidos.get(&quot;ü&quot;)]=0;" calcext:value-type="string">
            <text:p>matriz[sonidos.get("o")][sonidos.get("ü")]=0;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CONCATENATE(&quot;matriz[sonidos.get(&quot;&quot;&quot;;[.A20];&quot;&quot;&quot;)][sonidos.get(&quot;&quot;&quot;;[.$B$1];&quot;&quot;&quot;)]=&quot;;[.B20];&quot;;&quot;;)" office:value-type="string" office:string-value="matriz[sonidos.get(&quot;p&quot;)][sonidos.get(&quot;a&quot;)]=0;" calcext:value-type="string">
            <text:p>matriz[sonidos.get("p")][sonidos.get("a")]=0;</text:p>
          </table:table-cell>
          <table:table-cell table:formula="of:=CONCATENATE(&quot;matriz[sonidos.get(&quot;&quot;&quot;;[.$A20];&quot;&quot;&quot;)][sonidos.get(&quot;&quot;&quot;;[.$C$1];&quot;&quot;&quot;)]=&quot;;[.C20];&quot;;&quot;;)" office:value-type="string" office:string-value="matriz[sonidos.get(&quot;p&quot;)][sonidos.get(&quot;b&quot;)]=0.75;" calcext:value-type="string">
            <text:p>matriz[sonidos.get("p")][sonidos.get("b")]=0.75;</text:p>
          </table:table-cell>
          <table:table-cell table:formula="of:=CONCATENATE(&quot;matriz[sonidos.get(&quot;&quot;&quot;;[.$A20];&quot;&quot;&quot;)][sonidos.get(&quot;&quot;&quot;;[.$D$1];&quot;&quot;&quot;)]=&quot;;[.D20];&quot;;&quot;;)" office:value-type="string" office:string-value="matriz[sonidos.get(&quot;p&quot;)][sonidos.get(&quot;c&quot;)]=0;" calcext:value-type="string">
            <text:p>matriz[sonidos.get("p")][sonidos.get("c")]=0;</text:p>
          </table:table-cell>
          <table:table-cell table:formula="of:=CONCATENATE(&quot;matriz[sonidos.get(&quot;&quot;&quot;;[.$A20];&quot;&quot;&quot;)][sonidos.get(&quot;&quot;&quot;;[.$E$1];&quot;&quot;&quot;)]=&quot;;[.E20];&quot;;&quot;;)" office:value-type="string" office:string-value="matriz[sonidos.get(&quot;p&quot;)][sonidos.get(&quot;ch&quot;)]=0;" calcext:value-type="string">
            <text:p>matriz[sonidos.get("p")][sonidos.get("ch")]=0;</text:p>
          </table:table-cell>
          <table:table-cell table:formula="of:=CONCATENATE(&quot;matriz[sonidos.get(&quot;&quot;&quot;;[.$A20];&quot;&quot;&quot;)][sonidos.get(&quot;&quot;&quot;;[.$F$1];&quot;&quot;&quot;)]=&quot;;[.F20];&quot;;&quot;;)" office:value-type="string" office:string-value="matriz[sonidos.get(&quot;p&quot;)][sonidos.get(&quot;d&quot;)]=0;" calcext:value-type="string">
            <text:p>matriz[sonidos.get("p")][sonidos.get("d")]=0;</text:p>
          </table:table-cell>
          <table:table-cell table:formula="of:=CONCATENATE(&quot;matriz[sonidos.get(&quot;&quot;&quot;;[.$A20];&quot;&quot;&quot;)][sonidos.get(&quot;&quot;&quot;;[.$G$1];&quot;&quot;&quot;)]=&quot;;[.G20];&quot;;&quot;;)" office:value-type="string" office:string-value="matriz[sonidos.get(&quot;p&quot;)][sonidos.get(&quot;e&quot;)]=0.15;" calcext:value-type="string">
            <text:p>matriz[sonidos.get("p")][sonidos.get("e")]=0.15;</text:p>
          </table:table-cell>
          <table:table-cell table:formula="of:=CONCATENATE(&quot;matriz[sonidos.get(&quot;&quot;&quot;;[.$A20];&quot;&quot;&quot;)][sonidos.get(&quot;&quot;&quot;;[.$H$1];&quot;&quot;&quot;)]=&quot;;[.H20];&quot;;&quot;;)" office:value-type="string" office:string-value="matriz[sonidos.get(&quot;p&quot;)][sonidos.get(&quot;f&quot;)]=0;" calcext:value-type="string">
            <text:p>matriz[sonidos.get("p")][sonidos.get("f")]=0;</text:p>
          </table:table-cell>
          <table:table-cell table:formula="of:=CONCATENATE(&quot;matriz[sonidos.get(&quot;&quot;&quot;;[.$A20];&quot;&quot;&quot;)][sonidos.get(&quot;&quot;&quot;;[.$I$1];&quot;&quot;&quot;)]=&quot;;[.I20];&quot;;&quot;;)" office:value-type="string" office:string-value="matriz[sonidos.get(&quot;p&quot;)][sonidos.get(&quot;g&quot;)]=0;" calcext:value-type="string">
            <text:p>matriz[sonidos.get("p")][sonidos.get("g")]=0;</text:p>
          </table:table-cell>
          <table:table-cell table:formula="of:=CONCATENATE(&quot;matriz[sonidos.get(&quot;&quot;&quot;;[.$A20];&quot;&quot;&quot;)][sonidos.get(&quot;&quot;&quot;;[.$J$1];&quot;&quot;&quot;)]=&quot;;[.J20];&quot;;&quot;;)" office:value-type="string" office:string-value="matriz[sonidos.get(&quot;p&quot;)][sonidos.get(&quot;h&quot;)]=0;" calcext:value-type="string">
            <text:p>matriz[sonidos.get("p")][sonidos.get("h")]=0;</text:p>
          </table:table-cell>
          <table:table-cell table:formula="of:=CONCATENATE(&quot;matriz[sonidos.get(&quot;&quot;&quot;;[.$A20];&quot;&quot;&quot;)][sonidos.get(&quot;&quot;&quot;;[.$K$1];&quot;&quot;&quot;)]=&quot;;[.K20];&quot;;&quot;;)" office:value-type="string" office:string-value="matriz[sonidos.get(&quot;p&quot;)][sonidos.get(&quot;i&quot;)]=0;" calcext:value-type="string">
            <text:p>matriz[sonidos.get("p")][sonidos.get("i")]=0;</text:p>
          </table:table-cell>
          <table:table-cell table:formula="of:=CONCATENATE(&quot;matriz[sonidos.get(&quot;&quot;&quot;;[.$A20];&quot;&quot;&quot;)][sonidos.get(&quot;&quot;&quot;;[.$L$1];&quot;&quot;&quot;)]=&quot;;[.L20];&quot;;&quot;;)" office:value-type="string" office:string-value="matriz[sonidos.get(&quot;p&quot;)][sonidos.get(&quot;j&quot;)]=0;" calcext:value-type="string">
            <text:p>matriz[sonidos.get("p")][sonidos.get("j")]=0;</text:p>
          </table:table-cell>
          <table:table-cell table:formula="of:=CONCATENATE(&quot;matriz[sonidos.get(&quot;&quot;&quot;;[.$A20];&quot;&quot;&quot;)][sonidos.get(&quot;&quot;&quot;;[.$M$1];&quot;&quot;&quot;)]=&quot;;[.M20];&quot;;&quot;;)" office:value-type="string" office:string-value="matriz[sonidos.get(&quot;p&quot;)][sonidos.get(&quot;k&quot;)]=0;" calcext:value-type="string">
            <text:p>matriz[sonidos.get("p")][sonidos.get("k")]=0;</text:p>
          </table:table-cell>
          <table:table-cell table:formula="of:=CONCATENATE(&quot;matriz[sonidos.get(&quot;&quot;&quot;;[.$A20];&quot;&quot;&quot;)][sonidos.get(&quot;&quot;&quot;;[.$N$1];&quot;&quot;&quot;)]=&quot;;[.N20];&quot;;&quot;;)" office:value-type="string" office:string-value="matriz[sonidos.get(&quot;p&quot;)][sonidos.get(&quot;l&quot;)]=0;" calcext:value-type="string">
            <text:p>matriz[sonidos.get("p")][sonidos.get("l")]=0;</text:p>
          </table:table-cell>
          <table:table-cell table:formula="of:=CONCATENATE(&quot;matriz[sonidos.get(&quot;&quot;&quot;;[.$A20];&quot;&quot;&quot;)][sonidos.get(&quot;&quot;&quot;;[.$O$1];&quot;&quot;&quot;)]=&quot;;[.O20];&quot;;&quot;;)" office:value-type="string" office:string-value="matriz[sonidos.get(&quot;p&quot;)][sonidos.get(&quot;ll&quot;)]=0;" calcext:value-type="string">
            <text:p>matriz[sonidos.get("p")][sonidos.get("ll")]=0;</text:p>
          </table:table-cell>
          <table:table-cell table:formula="of:=CONCATENATE(&quot;matriz[sonidos.get(&quot;&quot;&quot;;[.$A20];&quot;&quot;&quot;)][sonidos.get(&quot;&quot;&quot;;[.$P$1];&quot;&quot;&quot;)]=&quot;;[.P20];&quot;;&quot;;)" office:value-type="string" office:string-value="matriz[sonidos.get(&quot;p&quot;)][sonidos.get(&quot;m&quot;)]=0;" calcext:value-type="string">
            <text:p>matriz[sonidos.get("p")][sonidos.get("m")]=0;</text:p>
          </table:table-cell>
          <table:table-cell table:formula="of:=CONCATENATE(&quot;matriz[sonidos.get(&quot;&quot;&quot;;[.$A20];&quot;&quot;&quot;)][sonidos.get(&quot;&quot;&quot;;[.$Q$1];&quot;&quot;&quot;)]=&quot;;[.Q20];&quot;;&quot;;)" office:value-type="string" office:string-value="matriz[sonidos.get(&quot;p&quot;)][sonidos.get(&quot;n&quot;)]=0;" calcext:value-type="string">
            <text:p>matriz[sonidos.get("p")][sonidos.get("n")]=0;</text:p>
          </table:table-cell>
          <table:table-cell table:formula="of:=CONCATENATE(&quot;matriz[sonidos.get(&quot;&quot;&quot;;[.$A20];&quot;&quot;&quot;)][sonidos.get(&quot;&quot;&quot;;[.$R$1];&quot;&quot;&quot;)]=&quot;;[.R20];&quot;;&quot;;)" office:value-type="string" office:string-value="matriz[sonidos.get(&quot;p&quot;)][sonidos.get(&quot;ñ&quot;)]=0;" calcext:value-type="string">
            <text:p>matriz[sonidos.get("p")][sonidos.get("ñ")]=0;</text:p>
          </table:table-cell>
          <table:table-cell table:formula="of:=CONCATENATE(&quot;matriz[sonidos.get(&quot;&quot;&quot;;[.$A20];&quot;&quot;&quot;)][sonidos.get(&quot;&quot;&quot;;[.$S$1];&quot;&quot;&quot;)]=&quot;;[.S20];&quot;;&quot;;)" office:value-type="string" office:string-value="matriz[sonidos.get(&quot;p&quot;)][sonidos.get(&quot;o&quot;)]=0;" calcext:value-type="string">
            <text:p>matriz[sonidos.get("p")][sonidos.get("o")]=0;</text:p>
          </table:table-cell>
          <table:table-cell table:formula="of:=CONCATENATE(&quot;matriz[sonidos.get(&quot;&quot;&quot;;[.$A20];&quot;&quot;&quot;)][sonidos.get(&quot;&quot;&quot;;[.$T$1];&quot;&quot;&quot;)]=&quot;;[.T20];&quot;;&quot;;)" office:value-type="string" office:string-value="matriz[sonidos.get(&quot;p&quot;)][sonidos.get(&quot;p&quot;)]=1;" calcext:value-type="string">
            <text:p>matriz[sonidos.get("p")][sonidos.get("p")]=1;</text:p>
          </table:table-cell>
          <table:table-cell table:formula="of:=CONCATENATE(&quot;matriz[sonidos.get(&quot;&quot;&quot;;[.$A20];&quot;&quot;&quot;)][sonidos.get(&quot;&quot;&quot;;[.$U$1];&quot;&quot;&quot;)]=&quot;;[.U20];&quot;;&quot;;)" office:value-type="string" office:string-value="matriz[sonidos.get(&quot;p&quot;)][sonidos.get(&quot;q&quot;)]=0;" calcext:value-type="string">
            <text:p>matriz[sonidos.get("p")][sonidos.get("q")]=0;</text:p>
          </table:table-cell>
          <table:table-cell table:formula="of:=CONCATENATE(&quot;matriz[sonidos.get(&quot;&quot;&quot;;[.$A20];&quot;&quot;&quot;)][sonidos.get(&quot;&quot;&quot;;[.$V$1];&quot;&quot;&quot;)]=&quot;;[.V20];&quot;;&quot;;)" office:value-type="string" office:string-value="matriz[sonidos.get(&quot;p&quot;)][sonidos.get(&quot;r&quot;)]=0;" calcext:value-type="string">
            <text:p>matriz[sonidos.get("p")][sonidos.get("r")]=0;</text:p>
          </table:table-cell>
          <table:table-cell table:formula="of:=CONCATENATE(&quot;matriz[sonidos.get(&quot;&quot;&quot;;[.$A20];&quot;&quot;&quot;)][sonidos.get(&quot;&quot;&quot;;[.$W$1];&quot;&quot;&quot;)]=&quot;;[.W20];&quot;;&quot;;)" office:value-type="string" office:string-value="matriz[sonidos.get(&quot;p&quot;)][sonidos.get(&quot;s&quot;)]=0;" calcext:value-type="string">
            <text:p>matriz[sonidos.get("p")][sonidos.get("s")]=0;</text:p>
          </table:table-cell>
          <table:table-cell table:formula="of:=CONCATENATE(&quot;matriz[sonidos.get(&quot;&quot;&quot;;[.$A20];&quot;&quot;&quot;)][sonidos.get(&quot;&quot;&quot;;[.$X$1];&quot;&quot;&quot;)]=&quot;;[.X20];&quot;;&quot;;)" office:value-type="string" office:string-value="matriz[sonidos.get(&quot;p&quot;)][sonidos.get(&quot;t&quot;)]=0;" calcext:value-type="string">
            <text:p>matriz[sonidos.get("p")][sonidos.get("t")]=0;</text:p>
          </table:table-cell>
          <table:table-cell table:formula="of:=CONCATENATE(&quot;matriz[sonidos.get(&quot;&quot;&quot;;[.$A20];&quot;&quot;&quot;)][sonidos.get(&quot;&quot;&quot;;[.$Y$1];&quot;&quot;&quot;)]=&quot;;[.Y20];&quot;;&quot;;)" office:value-type="string" office:string-value="matriz[sonidos.get(&quot;p&quot;)][sonidos.get(&quot;u&quot;)]=0;" calcext:value-type="string">
            <text:p>matriz[sonidos.get("p")][sonidos.get("u")]=0;</text:p>
          </table:table-cell>
          <table:table-cell table:formula="of:=CONCATENATE(&quot;matriz[sonidos.get(&quot;&quot;&quot;;[.$A20];&quot;&quot;&quot;)][sonidos.get(&quot;&quot;&quot;;[.$Z$1];&quot;&quot;&quot;)]=&quot;;[.Z20];&quot;;&quot;;)" office:value-type="string" office:string-value="matriz[sonidos.get(&quot;p&quot;)][sonidos.get(&quot;v&quot;)]=0;" calcext:value-type="string">
            <text:p>matriz[sonidos.get("p")][sonidos.get("v")]=0;</text:p>
          </table:table-cell>
          <table:table-cell table:formula="of:=CONCATENATE(&quot;matriz[sonidos.get(&quot;&quot;&quot;;[.$A20];&quot;&quot;&quot;)][sonidos.get(&quot;&quot;&quot;;[.$AA$1];&quot;&quot;&quot;)]=&quot;;[.AA20];&quot;;&quot;;)" office:value-type="string" office:string-value="matriz[sonidos.get(&quot;p&quot;)][sonidos.get(&quot;w&quot;)]=0;" calcext:value-type="string">
            <text:p>matriz[sonidos.get("p")][sonidos.get("w")]=0;</text:p>
          </table:table-cell>
          <table:table-cell table:formula="of:=CONCATENATE(&quot;matriz[sonidos.get(&quot;&quot;&quot;;[.$A20];&quot;&quot;&quot;)][sonidos.get(&quot;&quot;&quot;;[.$AB$1];&quot;&quot;&quot;)]=&quot;;[.AB20];&quot;;&quot;;)" office:value-type="string" office:string-value="matriz[sonidos.get(&quot;p&quot;)][sonidos.get(&quot;x&quot;)]=0;" calcext:value-type="string">
            <text:p>matriz[sonidos.get("p")][sonidos.get("x")]=0;</text:p>
          </table:table-cell>
          <table:table-cell table:formula="of:=CONCATENATE(&quot;matriz[sonidos.get(&quot;&quot;&quot;;[.$A20];&quot;&quot;&quot;)][sonidos.get(&quot;&quot;&quot;;[.$AC$1];&quot;&quot;&quot;)]=&quot;;[.AC20];&quot;;&quot;;)" office:value-type="string" office:string-value="matriz[sonidos.get(&quot;p&quot;)][sonidos.get(&quot;y&quot;)]=0;" calcext:value-type="string">
            <text:p>matriz[sonidos.get("p")][sonidos.get("y")]=0;</text:p>
          </table:table-cell>
          <table:table-cell table:formula="of:=CONCATENATE(&quot;matriz[sonidos.get(&quot;&quot;&quot;;[.$A20];&quot;&quot;&quot;)][sonidos.get(&quot;&quot;&quot;;[.$AD$1];&quot;&quot;&quot;)]=&quot;;[.AD20];&quot;;&quot;;)" office:value-type="string" office:string-value="matriz[sonidos.get(&quot;p&quot;)][sonidos.get(&quot;z&quot;)]=0;" calcext:value-type="string">
            <text:p>matriz[sonidos.get("p")][sonidos.get("z")]=0;</text:p>
          </table:table-cell>
          <table:table-cell table:formula="of:=CONCATENATE(&quot;matriz[sonidos.get(&quot;&quot;&quot;;[.$A20];&quot;&quot;&quot;)][sonidos.get(&quot;&quot;&quot;;[.$AE$1];&quot;&quot;&quot;)]=&quot;;[.AE20];&quot;;&quot;;)" office:value-type="string" office:string-value="matriz[sonidos.get(&quot;p&quot;)][sonidos.get(&quot;á&quot;)]=0;" calcext:value-type="string">
            <text:p>matriz[sonidos.get("p")][sonidos.get("á")]=0;</text:p>
          </table:table-cell>
          <table:table-cell table:formula="of:=CONCATENATE(&quot;matriz[sonidos.get(&quot;&quot;&quot;;[.$A20];&quot;&quot;&quot;)][sonidos.get(&quot;&quot;&quot;;[.$AF$1];&quot;&quot;&quot;)]=&quot;;[.AF20];&quot;;&quot;;)" office:value-type="string" office:string-value="matriz[sonidos.get(&quot;p&quot;)][sonidos.get(&quot;é&quot;)]=0;" calcext:value-type="string">
            <text:p>matriz[sonidos.get("p")][sonidos.get("é")]=0;</text:p>
          </table:table-cell>
          <table:table-cell table:formula="of:=CONCATENATE(&quot;matriz[sonidos.get(&quot;&quot;&quot;;[.$A20];&quot;&quot;&quot;)][sonidos.get(&quot;&quot;&quot;;[.$AG$1];&quot;&quot;&quot;)]=&quot;;[.AG20];&quot;;&quot;;)" office:value-type="string" office:string-value="matriz[sonidos.get(&quot;p&quot;)][sonidos.get(&quot;í&quot;)]=0;" calcext:value-type="string">
            <text:p>matriz[sonidos.get("p")][sonidos.get("í")]=0;</text:p>
          </table:table-cell>
          <table:table-cell table:formula="of:=CONCATENATE(&quot;matriz[sonidos.get(&quot;&quot;&quot;;[.$A20];&quot;&quot;&quot;)][sonidos.get(&quot;&quot;&quot;;[.$AH$1];&quot;&quot;&quot;)]=&quot;;[.AH20];&quot;;&quot;;)" office:value-type="string" office:string-value="matriz[sonidos.get(&quot;p&quot;)][sonidos.get(&quot;ó&quot;)]=0;" calcext:value-type="string">
            <text:p>matriz[sonidos.get("p")][sonidos.get("ó")]=0;</text:p>
          </table:table-cell>
          <table:table-cell table:formula="of:=CONCATENATE(&quot;matriz[sonidos.get(&quot;&quot;&quot;;[.$A20];&quot;&quot;&quot;)][sonidos.get(&quot;&quot;&quot;;[.$AI$1];&quot;&quot;&quot;)]=&quot;;[.AI20];&quot;;&quot;;)" office:value-type="string" office:string-value="matriz[sonidos.get(&quot;p&quot;)][sonidos.get(&quot;ú&quot;)]=0;" calcext:value-type="string">
            <text:p>matriz[sonidos.get("p")][sonidos.get("ú")]=0;</text:p>
          </table:table-cell>
          <table:table-cell table:formula="of:=CONCATENATE(&quot;matriz[sonidos.get(&quot;&quot;&quot;;[.$A20];&quot;&quot;&quot;)][sonidos.get(&quot;&quot;&quot;;[.$AJ$1];&quot;&quot;&quot;)]=&quot;;[.AJ20];&quot;;&quot;;)" office:value-type="string" office:string-value="matriz[sonidos.get(&quot;p&quot;)][sonidos.get(&quot;ü&quot;)]=0;" calcext:value-type="string">
            <text:p>matriz[sonidos.get("p")][sonidos.get("ü")]=0;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0.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7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0.1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&quot;matriz[sonidos.get(&quot;&quot;&quot;;[.A21];&quot;&quot;&quot;)][sonidos.get(&quot;&quot;&quot;;[.$B$1];&quot;&quot;&quot;)]=&quot;;[.B21];&quot;;&quot;;)" office:value-type="string" office:string-value="matriz[sonidos.get(&quot;q&quot;)][sonidos.get(&quot;a&quot;)]=0.15;" calcext:value-type="string">
            <text:p>matriz[sonidos.get("q")][sonidos.get("a")]=0.15;</text:p>
          </table:table-cell>
          <table:table-cell table:formula="of:=CONCATENATE(&quot;matriz[sonidos.get(&quot;&quot;&quot;;[.$A21];&quot;&quot;&quot;)][sonidos.get(&quot;&quot;&quot;;[.$C$1];&quot;&quot;&quot;)]=&quot;;[.C21];&quot;;&quot;;)" office:value-type="string" office:string-value="matriz[sonidos.get(&quot;q&quot;)][sonidos.get(&quot;b&quot;)]=0;" calcext:value-type="string">
            <text:p>matriz[sonidos.get("q")][sonidos.get("b")]=0;</text:p>
          </table:table-cell>
          <table:table-cell table:formula="of:=CONCATENATE(&quot;matriz[sonidos.get(&quot;&quot;&quot;;[.$A21];&quot;&quot;&quot;)][sonidos.get(&quot;&quot;&quot;;[.$D$1];&quot;&quot;&quot;)]=&quot;;[.D21];&quot;;&quot;;)" office:value-type="string" office:string-value="matriz[sonidos.get(&quot;q&quot;)][sonidos.get(&quot;c&quot;)]=0;" calcext:value-type="string">
            <text:p>matriz[sonidos.get("q")][sonidos.get("c")]=0;</text:p>
          </table:table-cell>
          <table:table-cell table:formula="of:=CONCATENATE(&quot;matriz[sonidos.get(&quot;&quot;&quot;;[.$A21];&quot;&quot;&quot;)][sonidos.get(&quot;&quot;&quot;;[.$E$1];&quot;&quot;&quot;)]=&quot;;[.E21];&quot;;&quot;;)" office:value-type="string" office:string-value="matriz[sonidos.get(&quot;q&quot;)][sonidos.get(&quot;ch&quot;)]=0;" calcext:value-type="string">
            <text:p>matriz[sonidos.get("q")][sonidos.get("ch")]=0;</text:p>
          </table:table-cell>
          <table:table-cell table:formula="of:=CONCATENATE(&quot;matriz[sonidos.get(&quot;&quot;&quot;;[.$A21];&quot;&quot;&quot;)][sonidos.get(&quot;&quot;&quot;;[.$F$1];&quot;&quot;&quot;)]=&quot;;[.F21];&quot;;&quot;;)" office:value-type="string" office:string-value="matriz[sonidos.get(&quot;q&quot;)][sonidos.get(&quot;d&quot;)]=0;" calcext:value-type="string">
            <text:p>matriz[sonidos.get("q")][sonidos.get("d")]=0;</text:p>
          </table:table-cell>
          <table:table-cell table:formula="of:=CONCATENATE(&quot;matriz[sonidos.get(&quot;&quot;&quot;;[.$A21];&quot;&quot;&quot;)][sonidos.get(&quot;&quot;&quot;;[.$G$1];&quot;&quot;&quot;)]=&quot;;[.G21];&quot;;&quot;;)" office:value-type="string" office:string-value="matriz[sonidos.get(&quot;q&quot;)][sonidos.get(&quot;e&quot;)]=0.15;" calcext:value-type="string">
            <text:p>matriz[sonidos.get("q")][sonidos.get("e")]=0.15;</text:p>
          </table:table-cell>
          <table:table-cell table:formula="of:=CONCATENATE(&quot;matriz[sonidos.get(&quot;&quot;&quot;;[.$A21];&quot;&quot;&quot;)][sonidos.get(&quot;&quot;&quot;;[.$H$1];&quot;&quot;&quot;)]=&quot;;[.H21];&quot;;&quot;;)" office:value-type="string" office:string-value="matriz[sonidos.get(&quot;q&quot;)][sonidos.get(&quot;f&quot;)]=0;" calcext:value-type="string">
            <text:p>matriz[sonidos.get("q")][sonidos.get("f")]=0;</text:p>
          </table:table-cell>
          <table:table-cell table:formula="of:=CONCATENATE(&quot;matriz[sonidos.get(&quot;&quot;&quot;;[.$A21];&quot;&quot;&quot;)][sonidos.get(&quot;&quot;&quot;;[.$I$1];&quot;&quot;&quot;)]=&quot;;[.I21];&quot;;&quot;;)" office:value-type="string" office:string-value="matriz[sonidos.get(&quot;q&quot;)][sonidos.get(&quot;g&quot;)]=0;" calcext:value-type="string">
            <text:p>matriz[sonidos.get("q")][sonidos.get("g")]=0;</text:p>
          </table:table-cell>
          <table:table-cell table:formula="of:=CONCATENATE(&quot;matriz[sonidos.get(&quot;&quot;&quot;;[.$A21];&quot;&quot;&quot;)][sonidos.get(&quot;&quot;&quot;;[.$J$1];&quot;&quot;&quot;)]=&quot;;[.J21];&quot;;&quot;;)" office:value-type="string" office:string-value="matriz[sonidos.get(&quot;q&quot;)][sonidos.get(&quot;h&quot;)]=0;" calcext:value-type="string">
            <text:p>matriz[sonidos.get("q")][sonidos.get("h")]=0;</text:p>
          </table:table-cell>
          <table:table-cell table:formula="of:=CONCATENATE(&quot;matriz[sonidos.get(&quot;&quot;&quot;;[.$A21];&quot;&quot;&quot;)][sonidos.get(&quot;&quot;&quot;;[.$K$1];&quot;&quot;&quot;)]=&quot;;[.K21];&quot;;&quot;;)" office:value-type="string" office:string-value="matriz[sonidos.get(&quot;q&quot;)][sonidos.get(&quot;i&quot;)]=0;" calcext:value-type="string">
            <text:p>matriz[sonidos.get("q")][sonidos.get("i")]=0;</text:p>
          </table:table-cell>
          <table:table-cell table:formula="of:=CONCATENATE(&quot;matriz[sonidos.get(&quot;&quot;&quot;;[.$A21];&quot;&quot;&quot;)][sonidos.get(&quot;&quot;&quot;;[.$L$1];&quot;&quot;&quot;)]=&quot;;[.L21];&quot;;&quot;;)" office:value-type="string" office:string-value="matriz[sonidos.get(&quot;q&quot;)][sonidos.get(&quot;j&quot;)]=0;" calcext:value-type="string">
            <text:p>matriz[sonidos.get("q")][sonidos.get("j")]=0;</text:p>
          </table:table-cell>
          <table:table-cell table:formula="of:=CONCATENATE(&quot;matriz[sonidos.get(&quot;&quot;&quot;;[.$A21];&quot;&quot;&quot;)][sonidos.get(&quot;&quot;&quot;;[.$M$1];&quot;&quot;&quot;)]=&quot;;[.M21];&quot;;&quot;;)" office:value-type="string" office:string-value="matriz[sonidos.get(&quot;q&quot;)][sonidos.get(&quot;k&quot;)]=0.75;" calcext:value-type="string">
            <text:p>matriz[sonidos.get("q")][sonidos.get("k")]=0.75;</text:p>
          </table:table-cell>
          <table:table-cell table:formula="of:=CONCATENATE(&quot;matriz[sonidos.get(&quot;&quot;&quot;;[.$A21];&quot;&quot;&quot;)][sonidos.get(&quot;&quot;&quot;;[.$N$1];&quot;&quot;&quot;)]=&quot;;[.N21];&quot;;&quot;;)" office:value-type="string" office:string-value="matriz[sonidos.get(&quot;q&quot;)][sonidos.get(&quot;l&quot;)]=0;" calcext:value-type="string">
            <text:p>matriz[sonidos.get("q")][sonidos.get("l")]=0;</text:p>
          </table:table-cell>
          <table:table-cell table:formula="of:=CONCATENATE(&quot;matriz[sonidos.get(&quot;&quot;&quot;;[.$A21];&quot;&quot;&quot;)][sonidos.get(&quot;&quot;&quot;;[.$O$1];&quot;&quot;&quot;)]=&quot;;[.O21];&quot;;&quot;;)" office:value-type="string" office:string-value="matriz[sonidos.get(&quot;q&quot;)][sonidos.get(&quot;ll&quot;)]=0;" calcext:value-type="string">
            <text:p>matriz[sonidos.get("q")][sonidos.get("ll")]=0;</text:p>
          </table:table-cell>
          <table:table-cell table:formula="of:=CONCATENATE(&quot;matriz[sonidos.get(&quot;&quot;&quot;;[.$A21];&quot;&quot;&quot;)][sonidos.get(&quot;&quot;&quot;;[.$P$1];&quot;&quot;&quot;)]=&quot;;[.P21];&quot;;&quot;;)" office:value-type="string" office:string-value="matriz[sonidos.get(&quot;q&quot;)][sonidos.get(&quot;m&quot;)]=0;" calcext:value-type="string">
            <text:p>matriz[sonidos.get("q")][sonidos.get("m")]=0;</text:p>
          </table:table-cell>
          <table:table-cell table:formula="of:=CONCATENATE(&quot;matriz[sonidos.get(&quot;&quot;&quot;;[.$A21];&quot;&quot;&quot;)][sonidos.get(&quot;&quot;&quot;;[.$Q$1];&quot;&quot;&quot;)]=&quot;;[.Q21];&quot;;&quot;;)" office:value-type="string" office:string-value="matriz[sonidos.get(&quot;q&quot;)][sonidos.get(&quot;n&quot;)]=0;" calcext:value-type="string">
            <text:p>matriz[sonidos.get("q")][sonidos.get("n")]=0;</text:p>
          </table:table-cell>
          <table:table-cell table:formula="of:=CONCATENATE(&quot;matriz[sonidos.get(&quot;&quot;&quot;;[.$A21];&quot;&quot;&quot;)][sonidos.get(&quot;&quot;&quot;;[.$R$1];&quot;&quot;&quot;)]=&quot;;[.R21];&quot;;&quot;;)" office:value-type="string" office:string-value="matriz[sonidos.get(&quot;q&quot;)][sonidos.get(&quot;ñ&quot;)]=0;" calcext:value-type="string">
            <text:p>matriz[sonidos.get("q")][sonidos.get("ñ")]=0;</text:p>
          </table:table-cell>
          <table:table-cell table:formula="of:=CONCATENATE(&quot;matriz[sonidos.get(&quot;&quot;&quot;;[.$A21];&quot;&quot;&quot;)][sonidos.get(&quot;&quot;&quot;;[.$S$1];&quot;&quot;&quot;)]=&quot;;[.S21];&quot;;&quot;;)" office:value-type="string" office:string-value="matriz[sonidos.get(&quot;q&quot;)][sonidos.get(&quot;o&quot;)]=0;" calcext:value-type="string">
            <text:p>matriz[sonidos.get("q")][sonidos.get("o")]=0;</text:p>
          </table:table-cell>
          <table:table-cell table:formula="of:=CONCATENATE(&quot;matriz[sonidos.get(&quot;&quot;&quot;;[.$A21];&quot;&quot;&quot;)][sonidos.get(&quot;&quot;&quot;;[.$T$1];&quot;&quot;&quot;)]=&quot;;[.T21];&quot;;&quot;;)" office:value-type="string" office:string-value="matriz[sonidos.get(&quot;q&quot;)][sonidos.get(&quot;p&quot;)]=0;" calcext:value-type="string">
            <text:p>matriz[sonidos.get("q")][sonidos.get("p")]=0;</text:p>
          </table:table-cell>
          <table:table-cell table:formula="of:=CONCATENATE(&quot;matriz[sonidos.get(&quot;&quot;&quot;;[.$A21];&quot;&quot;&quot;)][sonidos.get(&quot;&quot;&quot;;[.$U$1];&quot;&quot;&quot;)]=&quot;;[.U21];&quot;;&quot;;)" office:value-type="string" office:string-value="matriz[sonidos.get(&quot;q&quot;)][sonidos.get(&quot;q&quot;)]=1;" calcext:value-type="string">
            <text:p>matriz[sonidos.get("q")][sonidos.get("q")]=1;</text:p>
          </table:table-cell>
          <table:table-cell table:formula="of:=CONCATENATE(&quot;matriz[sonidos.get(&quot;&quot;&quot;;[.$A21];&quot;&quot;&quot;)][sonidos.get(&quot;&quot;&quot;;[.$V$1];&quot;&quot;&quot;)]=&quot;;[.V21];&quot;;&quot;;)" office:value-type="string" office:string-value="matriz[sonidos.get(&quot;q&quot;)][sonidos.get(&quot;r&quot;)]=0.15;" calcext:value-type="string">
            <text:p>matriz[sonidos.get("q")][sonidos.get("r")]=0.15;</text:p>
          </table:table-cell>
          <table:table-cell table:formula="of:=CONCATENATE(&quot;matriz[sonidos.get(&quot;&quot;&quot;;[.$A21];&quot;&quot;&quot;)][sonidos.get(&quot;&quot;&quot;;[.$W$1];&quot;&quot;&quot;)]=&quot;;[.W21];&quot;;&quot;;)" office:value-type="string" office:string-value="matriz[sonidos.get(&quot;q&quot;)][sonidos.get(&quot;s&quot;)]=0;" calcext:value-type="string">
            <text:p>matriz[sonidos.get("q")][sonidos.get("s")]=0;</text:p>
          </table:table-cell>
          <table:table-cell table:formula="of:=CONCATENATE(&quot;matriz[sonidos.get(&quot;&quot;&quot;;[.$A21];&quot;&quot;&quot;)][sonidos.get(&quot;&quot;&quot;;[.$X$1];&quot;&quot;&quot;)]=&quot;;[.X21];&quot;;&quot;;)" office:value-type="string" office:string-value="matriz[sonidos.get(&quot;q&quot;)][sonidos.get(&quot;t&quot;)]=0;" calcext:value-type="string">
            <text:p>matriz[sonidos.get("q")][sonidos.get("t")]=0;</text:p>
          </table:table-cell>
          <table:table-cell table:formula="of:=CONCATENATE(&quot;matriz[sonidos.get(&quot;&quot;&quot;;[.$A21];&quot;&quot;&quot;)][sonidos.get(&quot;&quot;&quot;;[.$Y$1];&quot;&quot;&quot;)]=&quot;;[.Y21];&quot;;&quot;;)" office:value-type="string" office:string-value="matriz[sonidos.get(&quot;q&quot;)][sonidos.get(&quot;u&quot;)]=0;" calcext:value-type="string">
            <text:p>matriz[sonidos.get("q")][sonidos.get("u")]=0;</text:p>
          </table:table-cell>
          <table:table-cell table:formula="of:=CONCATENATE(&quot;matriz[sonidos.get(&quot;&quot;&quot;;[.$A21];&quot;&quot;&quot;)][sonidos.get(&quot;&quot;&quot;;[.$Z$1];&quot;&quot;&quot;)]=&quot;;[.Z21];&quot;;&quot;;)" office:value-type="string" office:string-value="matriz[sonidos.get(&quot;q&quot;)][sonidos.get(&quot;v&quot;)]=0;" calcext:value-type="string">
            <text:p>matriz[sonidos.get("q")][sonidos.get("v")]=0;</text:p>
          </table:table-cell>
          <table:table-cell table:formula="of:=CONCATENATE(&quot;matriz[sonidos.get(&quot;&quot;&quot;;[.$A21];&quot;&quot;&quot;)][sonidos.get(&quot;&quot;&quot;;[.$AA$1];&quot;&quot;&quot;)]=&quot;;[.AA21];&quot;;&quot;;)" office:value-type="string" office:string-value="matriz[sonidos.get(&quot;q&quot;)][sonidos.get(&quot;w&quot;)]=0;" calcext:value-type="string">
            <text:p>matriz[sonidos.get("q")][sonidos.get("w")]=0;</text:p>
          </table:table-cell>
          <table:table-cell table:formula="of:=CONCATENATE(&quot;matriz[sonidos.get(&quot;&quot;&quot;;[.$A21];&quot;&quot;&quot;)][sonidos.get(&quot;&quot;&quot;;[.$AB$1];&quot;&quot;&quot;)]=&quot;;[.AB21];&quot;;&quot;;)" office:value-type="string" office:string-value="matriz[sonidos.get(&quot;q&quot;)][sonidos.get(&quot;x&quot;)]=0;" calcext:value-type="string">
            <text:p>matriz[sonidos.get("q")][sonidos.get("x")]=0;</text:p>
          </table:table-cell>
          <table:table-cell table:formula="of:=CONCATENATE(&quot;matriz[sonidos.get(&quot;&quot;&quot;;[.$A21];&quot;&quot;&quot;)][sonidos.get(&quot;&quot;&quot;;[.$AC$1];&quot;&quot;&quot;)]=&quot;;[.AC21];&quot;;&quot;;)" office:value-type="string" office:string-value="matriz[sonidos.get(&quot;q&quot;)][sonidos.get(&quot;y&quot;)]=0;" calcext:value-type="string">
            <text:p>matriz[sonidos.get("q")][sonidos.get("y")]=0;</text:p>
          </table:table-cell>
          <table:table-cell table:formula="of:=CONCATENATE(&quot;matriz[sonidos.get(&quot;&quot;&quot;;[.$A21];&quot;&quot;&quot;)][sonidos.get(&quot;&quot;&quot;;[.$AD$1];&quot;&quot;&quot;)]=&quot;;[.AD21];&quot;;&quot;;)" office:value-type="string" office:string-value="matriz[sonidos.get(&quot;q&quot;)][sonidos.get(&quot;z&quot;)]=0;" calcext:value-type="string">
            <text:p>matriz[sonidos.get("q")][sonidos.get("z")]=0;</text:p>
          </table:table-cell>
          <table:table-cell table:formula="of:=CONCATENATE(&quot;matriz[sonidos.get(&quot;&quot;&quot;;[.$A21];&quot;&quot;&quot;)][sonidos.get(&quot;&quot;&quot;;[.$AE$1];&quot;&quot;&quot;)]=&quot;;[.AE21];&quot;;&quot;;)" office:value-type="string" office:string-value="matriz[sonidos.get(&quot;q&quot;)][sonidos.get(&quot;á&quot;)]=0;" calcext:value-type="string">
            <text:p>matriz[sonidos.get("q")][sonidos.get("á")]=0;</text:p>
          </table:table-cell>
          <table:table-cell table:formula="of:=CONCATENATE(&quot;matriz[sonidos.get(&quot;&quot;&quot;;[.$A21];&quot;&quot;&quot;)][sonidos.get(&quot;&quot;&quot;;[.$AF$1];&quot;&quot;&quot;)]=&quot;;[.AF21];&quot;;&quot;;)" office:value-type="string" office:string-value="matriz[sonidos.get(&quot;q&quot;)][sonidos.get(&quot;é&quot;)]=0.15;" calcext:value-type="string">
            <text:p>matriz[sonidos.get("q")][sonidos.get("é")]=0.15;</text:p>
          </table:table-cell>
          <table:table-cell table:formula="of:=CONCATENATE(&quot;matriz[sonidos.get(&quot;&quot;&quot;;[.$A21];&quot;&quot;&quot;)][sonidos.get(&quot;&quot;&quot;;[.$AG$1];&quot;&quot;&quot;)]=&quot;;[.AG21];&quot;;&quot;;)" office:value-type="string" office:string-value="matriz[sonidos.get(&quot;q&quot;)][sonidos.get(&quot;í&quot;)]=0;" calcext:value-type="string">
            <text:p>matriz[sonidos.get("q")][sonidos.get("í")]=0;</text:p>
          </table:table-cell>
          <table:table-cell table:formula="of:=CONCATENATE(&quot;matriz[sonidos.get(&quot;&quot;&quot;;[.$A21];&quot;&quot;&quot;)][sonidos.get(&quot;&quot;&quot;;[.$AH$1];&quot;&quot;&quot;)]=&quot;;[.AH21];&quot;;&quot;;)" office:value-type="string" office:string-value="matriz[sonidos.get(&quot;q&quot;)][sonidos.get(&quot;ó&quot;)]=0;" calcext:value-type="string">
            <text:p>matriz[sonidos.get("q")][sonidos.get("ó")]=0;</text:p>
          </table:table-cell>
          <table:table-cell table:formula="of:=CONCATENATE(&quot;matriz[sonidos.get(&quot;&quot;&quot;;[.$A21];&quot;&quot;&quot;)][sonidos.get(&quot;&quot;&quot;;[.$AI$1];&quot;&quot;&quot;)]=&quot;;[.AI21];&quot;;&quot;;)" office:value-type="string" office:string-value="matriz[sonidos.get(&quot;q&quot;)][sonidos.get(&quot;ú&quot;)]=0;" calcext:value-type="string">
            <text:p>matriz[sonidos.get("q")][sonidos.get("ú")]=0;</text:p>
          </table:table-cell>
          <table:table-cell table:formula="of:=CONCATENATE(&quot;matriz[sonidos.get(&quot;&quot;&quot;;[.$A21];&quot;&quot;&quot;)][sonidos.get(&quot;&quot;&quot;;[.$AJ$1];&quot;&quot;&quot;)]=&quot;;[.AJ21];&quot;;&quot;;)" office:value-type="string" office:string-value="matriz[sonidos.get(&quot;q&quot;)][sonidos.get(&quot;ü&quot;)]=0;" calcext:value-type="string">
            <text:p>matriz[sonidos.get("q")][sonidos.get("ü")]=0;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0.15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0.1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&quot;matriz[sonidos.get(&quot;&quot;&quot;;[.A22];&quot;&quot;&quot;)][sonidos.get(&quot;&quot;&quot;;[.$B$1];&quot;&quot;&quot;)]=&quot;;[.B22];&quot;;&quot;;)" office:value-type="string" office:string-value="matriz[sonidos.get(&quot;r&quot;)][sonidos.get(&quot;a&quot;)]=0;" calcext:value-type="string">
            <text:p>matriz[sonidos.get("r")][sonidos.get("a")]=0;</text:p>
          </table:table-cell>
          <table:table-cell table:formula="of:=CONCATENATE(&quot;matriz[sonidos.get(&quot;&quot;&quot;;[.$A22];&quot;&quot;&quot;)][sonidos.get(&quot;&quot;&quot;;[.$C$1];&quot;&quot;&quot;)]=&quot;;[.C22];&quot;;&quot;;)" office:value-type="string" office:string-value="matriz[sonidos.get(&quot;r&quot;)][sonidos.get(&quot;b&quot;)]=0.25;" calcext:value-type="string">
            <text:p>matriz[sonidos.get("r")][sonidos.get("b")]=0.25;</text:p>
          </table:table-cell>
          <table:table-cell table:formula="of:=CONCATENATE(&quot;matriz[sonidos.get(&quot;&quot;&quot;;[.$A22];&quot;&quot;&quot;)][sonidos.get(&quot;&quot;&quot;;[.$D$1];&quot;&quot;&quot;)]=&quot;;[.D22];&quot;;&quot;;)" office:value-type="string" office:string-value="matriz[sonidos.get(&quot;r&quot;)][sonidos.get(&quot;c&quot;)]=0;" calcext:value-type="string">
            <text:p>matriz[sonidos.get("r")][sonidos.get("c")]=0;</text:p>
          </table:table-cell>
          <table:table-cell table:formula="of:=CONCATENATE(&quot;matriz[sonidos.get(&quot;&quot;&quot;;[.$A22];&quot;&quot;&quot;)][sonidos.get(&quot;&quot;&quot;;[.$E$1];&quot;&quot;&quot;)]=&quot;;[.E22];&quot;;&quot;;)" office:value-type="string" office:string-value="matriz[sonidos.get(&quot;r&quot;)][sonidos.get(&quot;ch&quot;)]=0;" calcext:value-type="string">
            <text:p>matriz[sonidos.get("r")][sonidos.get("ch")]=0;</text:p>
          </table:table-cell>
          <table:table-cell table:formula="of:=CONCATENATE(&quot;matriz[sonidos.get(&quot;&quot;&quot;;[.$A22];&quot;&quot;&quot;)][sonidos.get(&quot;&quot;&quot;;[.$F$1];&quot;&quot;&quot;)]=&quot;;[.F22];&quot;;&quot;;)" office:value-type="string" office:string-value="matriz[sonidos.get(&quot;r&quot;)][sonidos.get(&quot;d&quot;)]=0;" calcext:value-type="string">
            <text:p>matriz[sonidos.get("r")][sonidos.get("d")]=0;</text:p>
          </table:table-cell>
          <table:table-cell table:formula="of:=CONCATENATE(&quot;matriz[sonidos.get(&quot;&quot;&quot;;[.$A22];&quot;&quot;&quot;)][sonidos.get(&quot;&quot;&quot;;[.$G$1];&quot;&quot;&quot;)]=&quot;;[.G22];&quot;;&quot;;)" office:value-type="string" office:string-value="matriz[sonidos.get(&quot;r&quot;)][sonidos.get(&quot;e&quot;)]=0.15;" calcext:value-type="string">
            <text:p>matriz[sonidos.get("r")][sonidos.get("e")]=0.15;</text:p>
          </table:table-cell>
          <table:table-cell table:formula="of:=CONCATENATE(&quot;matriz[sonidos.get(&quot;&quot;&quot;;[.$A22];&quot;&quot;&quot;)][sonidos.get(&quot;&quot;&quot;;[.$H$1];&quot;&quot;&quot;)]=&quot;;[.H22];&quot;;&quot;;)" office:value-type="string" office:string-value="matriz[sonidos.get(&quot;r&quot;)][sonidos.get(&quot;f&quot;)]=0;" calcext:value-type="string">
            <text:p>matriz[sonidos.get("r")][sonidos.get("f")]=0;</text:p>
          </table:table-cell>
          <table:table-cell table:formula="of:=CONCATENATE(&quot;matriz[sonidos.get(&quot;&quot;&quot;;[.$A22];&quot;&quot;&quot;)][sonidos.get(&quot;&quot;&quot;;[.$I$1];&quot;&quot;&quot;)]=&quot;;[.I22];&quot;;&quot;;)" office:value-type="string" office:string-value="matriz[sonidos.get(&quot;r&quot;)][sonidos.get(&quot;g&quot;)]=0.5;" calcext:value-type="string">
            <text:p>matriz[sonidos.get("r")][sonidos.get("g")]=0.5;</text:p>
          </table:table-cell>
          <table:table-cell table:formula="of:=CONCATENATE(&quot;matriz[sonidos.get(&quot;&quot;&quot;;[.$A22];&quot;&quot;&quot;)][sonidos.get(&quot;&quot;&quot;;[.$J$1];&quot;&quot;&quot;)]=&quot;;[.J22];&quot;;&quot;;)" office:value-type="string" office:string-value="matriz[sonidos.get(&quot;r&quot;)][sonidos.get(&quot;h&quot;)]=0;" calcext:value-type="string">
            <text:p>matriz[sonidos.get("r")][sonidos.get("h")]=0;</text:p>
          </table:table-cell>
          <table:table-cell table:formula="of:=CONCATENATE(&quot;matriz[sonidos.get(&quot;&quot;&quot;;[.$A22];&quot;&quot;&quot;)][sonidos.get(&quot;&quot;&quot;;[.$K$1];&quot;&quot;&quot;)]=&quot;;[.K22];&quot;;&quot;;)" office:value-type="string" office:string-value="matriz[sonidos.get(&quot;r&quot;)][sonidos.get(&quot;i&quot;)]=0;" calcext:value-type="string">
            <text:p>matriz[sonidos.get("r")][sonidos.get("i")]=0;</text:p>
          </table:table-cell>
          <table:table-cell table:formula="of:=CONCATENATE(&quot;matriz[sonidos.get(&quot;&quot;&quot;;[.$A22];&quot;&quot;&quot;)][sonidos.get(&quot;&quot;&quot;;[.$L$1];&quot;&quot;&quot;)]=&quot;;[.L22];&quot;;&quot;;)" office:value-type="string" office:string-value="matriz[sonidos.get(&quot;r&quot;)][sonidos.get(&quot;j&quot;)]=0;" calcext:value-type="string">
            <text:p>matriz[sonidos.get("r")][sonidos.get("j")]=0;</text:p>
          </table:table-cell>
          <table:table-cell table:formula="of:=CONCATENATE(&quot;matriz[sonidos.get(&quot;&quot;&quot;;[.$A22];&quot;&quot;&quot;)][sonidos.get(&quot;&quot;&quot;;[.$M$1];&quot;&quot;&quot;)]=&quot;;[.M22];&quot;;&quot;;)" office:value-type="string" office:string-value="matriz[sonidos.get(&quot;r&quot;)][sonidos.get(&quot;k&quot;)]=0;" calcext:value-type="string">
            <text:p>matriz[sonidos.get("r")][sonidos.get("k")]=0;</text:p>
          </table:table-cell>
          <table:table-cell table:formula="of:=CONCATENATE(&quot;matriz[sonidos.get(&quot;&quot;&quot;;[.$A22];&quot;&quot;&quot;)][sonidos.get(&quot;&quot;&quot;;[.$N$1];&quot;&quot;&quot;)]=&quot;;[.N22];&quot;;&quot;;)" office:value-type="string" office:string-value="matriz[sonidos.get(&quot;r&quot;)][sonidos.get(&quot;l&quot;)]=0;" calcext:value-type="string">
            <text:p>matriz[sonidos.get("r")][sonidos.get("l")]=0;</text:p>
          </table:table-cell>
          <table:table-cell table:formula="of:=CONCATENATE(&quot;matriz[sonidos.get(&quot;&quot;&quot;;[.$A22];&quot;&quot;&quot;)][sonidos.get(&quot;&quot;&quot;;[.$O$1];&quot;&quot;&quot;)]=&quot;;[.O22];&quot;;&quot;;)" office:value-type="string" office:string-value="matriz[sonidos.get(&quot;r&quot;)][sonidos.get(&quot;ll&quot;)]=0;" calcext:value-type="string">
            <text:p>matriz[sonidos.get("r")][sonidos.get("ll")]=0;</text:p>
          </table:table-cell>
          <table:table-cell table:formula="of:=CONCATENATE(&quot;matriz[sonidos.get(&quot;&quot;&quot;;[.$A22];&quot;&quot;&quot;)][sonidos.get(&quot;&quot;&quot;;[.$P$1];&quot;&quot;&quot;)]=&quot;;[.P22];&quot;;&quot;;)" office:value-type="string" office:string-value="matriz[sonidos.get(&quot;r&quot;)][sonidos.get(&quot;m&quot;)]=0;" calcext:value-type="string">
            <text:p>matriz[sonidos.get("r")][sonidos.get("m")]=0;</text:p>
          </table:table-cell>
          <table:table-cell table:formula="of:=CONCATENATE(&quot;matriz[sonidos.get(&quot;&quot;&quot;;[.$A22];&quot;&quot;&quot;)][sonidos.get(&quot;&quot;&quot;;[.$Q$1];&quot;&quot;&quot;)]=&quot;;[.Q22];&quot;;&quot;;)" office:value-type="string" office:string-value="matriz[sonidos.get(&quot;r&quot;)][sonidos.get(&quot;n&quot;)]=0;" calcext:value-type="string">
            <text:p>matriz[sonidos.get("r")][sonidos.get("n")]=0;</text:p>
          </table:table-cell>
          <table:table-cell table:formula="of:=CONCATENATE(&quot;matriz[sonidos.get(&quot;&quot;&quot;;[.$A22];&quot;&quot;&quot;)][sonidos.get(&quot;&quot;&quot;;[.$R$1];&quot;&quot;&quot;)]=&quot;;[.R22];&quot;;&quot;;)" office:value-type="string" office:string-value="matriz[sonidos.get(&quot;r&quot;)][sonidos.get(&quot;ñ&quot;)]=0;" calcext:value-type="string">
            <text:p>matriz[sonidos.get("r")][sonidos.get("ñ")]=0;</text:p>
          </table:table-cell>
          <table:table-cell table:formula="of:=CONCATENATE(&quot;matriz[sonidos.get(&quot;&quot;&quot;;[.$A22];&quot;&quot;&quot;)][sonidos.get(&quot;&quot;&quot;;[.$S$1];&quot;&quot;&quot;)]=&quot;;[.S22];&quot;;&quot;;)" office:value-type="string" office:string-value="matriz[sonidos.get(&quot;r&quot;)][sonidos.get(&quot;o&quot;)]=0;" calcext:value-type="string">
            <text:p>matriz[sonidos.get("r")][sonidos.get("o")]=0;</text:p>
          </table:table-cell>
          <table:table-cell table:formula="of:=CONCATENATE(&quot;matriz[sonidos.get(&quot;&quot;&quot;;[.$A22];&quot;&quot;&quot;)][sonidos.get(&quot;&quot;&quot;;[.$T$1];&quot;&quot;&quot;)]=&quot;;[.T22];&quot;;&quot;;)" office:value-type="string" office:string-value="matriz[sonidos.get(&quot;r&quot;)][sonidos.get(&quot;p&quot;)]=0;" calcext:value-type="string">
            <text:p>matriz[sonidos.get("r")][sonidos.get("p")]=0;</text:p>
          </table:table-cell>
          <table:table-cell table:formula="of:=CONCATENATE(&quot;matriz[sonidos.get(&quot;&quot;&quot;;[.$A22];&quot;&quot;&quot;)][sonidos.get(&quot;&quot;&quot;;[.$U$1];&quot;&quot;&quot;)]=&quot;;[.U22];&quot;;&quot;;)" office:value-type="string" office:string-value="matriz[sonidos.get(&quot;r&quot;)][sonidos.get(&quot;q&quot;)]=0.15;" calcext:value-type="string">
            <text:p>matriz[sonidos.get("r")][sonidos.get("q")]=0.15;</text:p>
          </table:table-cell>
          <table:table-cell table:formula="of:=CONCATENATE(&quot;matriz[sonidos.get(&quot;&quot;&quot;;[.$A22];&quot;&quot;&quot;)][sonidos.get(&quot;&quot;&quot;;[.$V$1];&quot;&quot;&quot;)]=&quot;;[.V22];&quot;;&quot;;)" office:value-type="string" office:string-value="matriz[sonidos.get(&quot;r&quot;)][sonidos.get(&quot;r&quot;)]=1;" calcext:value-type="string">
            <text:p>matriz[sonidos.get("r")][sonidos.get("r")]=1;</text:p>
          </table:table-cell>
          <table:table-cell table:formula="of:=CONCATENATE(&quot;matriz[sonidos.get(&quot;&quot;&quot;;[.$A22];&quot;&quot;&quot;)][sonidos.get(&quot;&quot;&quot;;[.$W$1];&quot;&quot;&quot;)]=&quot;;[.W22];&quot;;&quot;;)" office:value-type="string" office:string-value="matriz[sonidos.get(&quot;r&quot;)][sonidos.get(&quot;s&quot;)]=0;" calcext:value-type="string">
            <text:p>matriz[sonidos.get("r")][sonidos.get("s")]=0;</text:p>
          </table:table-cell>
          <table:table-cell table:formula="of:=CONCATENATE(&quot;matriz[sonidos.get(&quot;&quot;&quot;;[.$A22];&quot;&quot;&quot;)][sonidos.get(&quot;&quot;&quot;;[.$X$1];&quot;&quot;&quot;)]=&quot;;[.X22];&quot;;&quot;;)" office:value-type="string" office:string-value="matriz[sonidos.get(&quot;r&quot;)][sonidos.get(&quot;t&quot;)]=0;" calcext:value-type="string">
            <text:p>matriz[sonidos.get("r")][sonidos.get("t")]=0;</text:p>
          </table:table-cell>
          <table:table-cell table:formula="of:=CONCATENATE(&quot;matriz[sonidos.get(&quot;&quot;&quot;;[.$A22];&quot;&quot;&quot;)][sonidos.get(&quot;&quot;&quot;;[.$Y$1];&quot;&quot;&quot;)]=&quot;;[.Y22];&quot;;&quot;;)" office:value-type="string" office:string-value="matriz[sonidos.get(&quot;r&quot;)][sonidos.get(&quot;u&quot;)]=0;" calcext:value-type="string">
            <text:p>matriz[sonidos.get("r")][sonidos.get("u")]=0;</text:p>
          </table:table-cell>
          <table:table-cell table:formula="of:=CONCATENATE(&quot;matriz[sonidos.get(&quot;&quot;&quot;;[.$A22];&quot;&quot;&quot;)][sonidos.get(&quot;&quot;&quot;;[.$Z$1];&quot;&quot;&quot;)]=&quot;;[.Z22];&quot;;&quot;;)" office:value-type="string" office:string-value="matriz[sonidos.get(&quot;r&quot;)][sonidos.get(&quot;v&quot;)]=0;" calcext:value-type="string">
            <text:p>matriz[sonidos.get("r")][sonidos.get("v")]=0;</text:p>
          </table:table-cell>
          <table:table-cell table:formula="of:=CONCATENATE(&quot;matriz[sonidos.get(&quot;&quot;&quot;;[.$A22];&quot;&quot;&quot;)][sonidos.get(&quot;&quot;&quot;;[.$AA$1];&quot;&quot;&quot;)]=&quot;;[.AA22];&quot;;&quot;;)" office:value-type="string" office:string-value="matriz[sonidos.get(&quot;r&quot;)][sonidos.get(&quot;w&quot;)]=0;" calcext:value-type="string">
            <text:p>matriz[sonidos.get("r")][sonidos.get("w")]=0;</text:p>
          </table:table-cell>
          <table:table-cell table:formula="of:=CONCATENATE(&quot;matriz[sonidos.get(&quot;&quot;&quot;;[.$A22];&quot;&quot;&quot;)][sonidos.get(&quot;&quot;&quot;;[.$AB$1];&quot;&quot;&quot;)]=&quot;;[.AB22];&quot;;&quot;;)" office:value-type="string" office:string-value="matriz[sonidos.get(&quot;r&quot;)][sonidos.get(&quot;x&quot;)]=0;" calcext:value-type="string">
            <text:p>matriz[sonidos.get("r")][sonidos.get("x")]=0;</text:p>
          </table:table-cell>
          <table:table-cell table:formula="of:=CONCATENATE(&quot;matriz[sonidos.get(&quot;&quot;&quot;;[.$A22];&quot;&quot;&quot;)][sonidos.get(&quot;&quot;&quot;;[.$AC$1];&quot;&quot;&quot;)]=&quot;;[.AC22];&quot;;&quot;;)" office:value-type="string" office:string-value="matriz[sonidos.get(&quot;r&quot;)][sonidos.get(&quot;y&quot;)]=0;" calcext:value-type="string">
            <text:p>matriz[sonidos.get("r")][sonidos.get("y")]=0;</text:p>
          </table:table-cell>
          <table:table-cell table:formula="of:=CONCATENATE(&quot;matriz[sonidos.get(&quot;&quot;&quot;;[.$A22];&quot;&quot;&quot;)][sonidos.get(&quot;&quot;&quot;;[.$AD$1];&quot;&quot;&quot;)]=&quot;;[.AD22];&quot;;&quot;;)" office:value-type="string" office:string-value="matriz[sonidos.get(&quot;r&quot;)][sonidos.get(&quot;z&quot;)]=0;" calcext:value-type="string">
            <text:p>matriz[sonidos.get("r")][sonidos.get("z")]=0;</text:p>
          </table:table-cell>
          <table:table-cell table:formula="of:=CONCATENATE(&quot;matriz[sonidos.get(&quot;&quot;&quot;;[.$A22];&quot;&quot;&quot;)][sonidos.get(&quot;&quot;&quot;;[.$AE$1];&quot;&quot;&quot;)]=&quot;;[.AE22];&quot;;&quot;;)" office:value-type="string" office:string-value="matriz[sonidos.get(&quot;r&quot;)][sonidos.get(&quot;á&quot;)]=0;" calcext:value-type="string">
            <text:p>matriz[sonidos.get("r")][sonidos.get("á")]=0;</text:p>
          </table:table-cell>
          <table:table-cell table:formula="of:=CONCATENATE(&quot;matriz[sonidos.get(&quot;&quot;&quot;;[.$A22];&quot;&quot;&quot;)][sonidos.get(&quot;&quot;&quot;;[.$AF$1];&quot;&quot;&quot;)]=&quot;;[.AF22];&quot;;&quot;;)" office:value-type="string" office:string-value="matriz[sonidos.get(&quot;r&quot;)][sonidos.get(&quot;é&quot;)]=0.15;" calcext:value-type="string">
            <text:p>matriz[sonidos.get("r")][sonidos.get("é")]=0.15;</text:p>
          </table:table-cell>
          <table:table-cell table:formula="of:=CONCATENATE(&quot;matriz[sonidos.get(&quot;&quot;&quot;;[.$A22];&quot;&quot;&quot;)][sonidos.get(&quot;&quot;&quot;;[.$AG$1];&quot;&quot;&quot;)]=&quot;;[.AG22];&quot;;&quot;;)" office:value-type="string" office:string-value="matriz[sonidos.get(&quot;r&quot;)][sonidos.get(&quot;í&quot;)]=0;" calcext:value-type="string">
            <text:p>matriz[sonidos.get("r")][sonidos.get("í")]=0;</text:p>
          </table:table-cell>
          <table:table-cell table:formula="of:=CONCATENATE(&quot;matriz[sonidos.get(&quot;&quot;&quot;;[.$A22];&quot;&quot;&quot;)][sonidos.get(&quot;&quot;&quot;;[.$AH$1];&quot;&quot;&quot;)]=&quot;;[.AH22];&quot;;&quot;;)" office:value-type="string" office:string-value="matriz[sonidos.get(&quot;r&quot;)][sonidos.get(&quot;ó&quot;)]=0;" calcext:value-type="string">
            <text:p>matriz[sonidos.get("r")][sonidos.get("ó")]=0;</text:p>
          </table:table-cell>
          <table:table-cell table:formula="of:=CONCATENATE(&quot;matriz[sonidos.get(&quot;&quot;&quot;;[.$A22];&quot;&quot;&quot;)][sonidos.get(&quot;&quot;&quot;;[.$AI$1];&quot;&quot;&quot;)]=&quot;;[.AI22];&quot;;&quot;;)" office:value-type="string" office:string-value="matriz[sonidos.get(&quot;r&quot;)][sonidos.get(&quot;ú&quot;)]=0;" calcext:value-type="string">
            <text:p>matriz[sonidos.get("r")][sonidos.get("ú")]=0;</text:p>
          </table:table-cell>
          <table:table-cell table:formula="of:=CONCATENATE(&quot;matriz[sonidos.get(&quot;&quot;&quot;;[.$A22];&quot;&quot;&quot;)][sonidos.get(&quot;&quot;&quot;;[.$AJ$1];&quot;&quot;&quot;)]=&quot;;[.AJ22];&quot;;&quot;;)" office:value-type="string" office:string-value="matriz[sonidos.get(&quot;r&quot;)][sonidos.get(&quot;ü&quot;)]=0;" calcext:value-type="string">
            <text:p>matriz[sonidos.get("r")][sonidos.get("ü")]=0;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5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CONCATENATE(&quot;matriz[sonidos.get(&quot;&quot;&quot;;[.A23];&quot;&quot;&quot;)][sonidos.get(&quot;&quot;&quot;;[.$B$1];&quot;&quot;&quot;)]=&quot;;[.B23];&quot;;&quot;;)" office:value-type="string" office:string-value="matriz[sonidos.get(&quot;s&quot;)][sonidos.get(&quot;a&quot;)]=0;" calcext:value-type="string">
            <text:p>matriz[sonidos.get("s")][sonidos.get("a")]=0;</text:p>
          </table:table-cell>
          <table:table-cell table:formula="of:=CONCATENATE(&quot;matriz[sonidos.get(&quot;&quot;&quot;;[.$A23];&quot;&quot;&quot;)][sonidos.get(&quot;&quot;&quot;;[.$C$1];&quot;&quot;&quot;)]=&quot;;[.C23];&quot;;&quot;;)" office:value-type="string" office:string-value="matriz[sonidos.get(&quot;s&quot;)][sonidos.get(&quot;b&quot;)]=0;" calcext:value-type="string">
            <text:p>matriz[sonidos.get("s")][sonidos.get("b")]=0;</text:p>
          </table:table-cell>
          <table:table-cell table:formula="of:=CONCATENATE(&quot;matriz[sonidos.get(&quot;&quot;&quot;;[.$A23];&quot;&quot;&quot;)][sonidos.get(&quot;&quot;&quot;;[.$D$1];&quot;&quot;&quot;)]=&quot;;[.D23];&quot;;&quot;;)" office:value-type="string" office:string-value="matriz[sonidos.get(&quot;s&quot;)][sonidos.get(&quot;c&quot;)]=0;" calcext:value-type="string">
            <text:p>matriz[sonidos.get("s")][sonidos.get("c")]=0;</text:p>
          </table:table-cell>
          <table:table-cell table:formula="of:=CONCATENATE(&quot;matriz[sonidos.get(&quot;&quot;&quot;;[.$A23];&quot;&quot;&quot;)][sonidos.get(&quot;&quot;&quot;;[.$E$1];&quot;&quot;&quot;)]=&quot;;[.E23];&quot;;&quot;;)" office:value-type="string" office:string-value="matriz[sonidos.get(&quot;s&quot;)][sonidos.get(&quot;ch&quot;)]=0;" calcext:value-type="string">
            <text:p>matriz[sonidos.get("s")][sonidos.get("ch")]=0;</text:p>
          </table:table-cell>
          <table:table-cell table:formula="of:=CONCATENATE(&quot;matriz[sonidos.get(&quot;&quot;&quot;;[.$A23];&quot;&quot;&quot;)][sonidos.get(&quot;&quot;&quot;;[.$F$1];&quot;&quot;&quot;)]=&quot;;[.F23];&quot;;&quot;;)" office:value-type="string" office:string-value="matriz[sonidos.get(&quot;s&quot;)][sonidos.get(&quot;d&quot;)]=0;" calcext:value-type="string">
            <text:p>matriz[sonidos.get("s")][sonidos.get("d")]=0;</text:p>
          </table:table-cell>
          <table:table-cell table:formula="of:=CONCATENATE(&quot;matriz[sonidos.get(&quot;&quot;&quot;;[.$A23];&quot;&quot;&quot;)][sonidos.get(&quot;&quot;&quot;;[.$G$1];&quot;&quot;&quot;)]=&quot;;[.G23];&quot;;&quot;;)" office:value-type="string" office:string-value="matriz[sonidos.get(&quot;s&quot;)][sonidos.get(&quot;e&quot;)]=0;" calcext:value-type="string">
            <text:p>matriz[sonidos.get("s")][sonidos.get("e")]=0;</text:p>
          </table:table-cell>
          <table:table-cell table:formula="of:=CONCATENATE(&quot;matriz[sonidos.get(&quot;&quot;&quot;;[.$A23];&quot;&quot;&quot;)][sonidos.get(&quot;&quot;&quot;;[.$H$1];&quot;&quot;&quot;)]=&quot;;[.H23];&quot;;&quot;;)" office:value-type="string" office:string-value="matriz[sonidos.get(&quot;s&quot;)][sonidos.get(&quot;f&quot;)]=0;" calcext:value-type="string">
            <text:p>matriz[sonidos.get("s")][sonidos.get("f")]=0;</text:p>
          </table:table-cell>
          <table:table-cell table:formula="of:=CONCATENATE(&quot;matriz[sonidos.get(&quot;&quot;&quot;;[.$A23];&quot;&quot;&quot;)][sonidos.get(&quot;&quot;&quot;;[.$I$1];&quot;&quot;&quot;)]=&quot;;[.I23];&quot;;&quot;;)" office:value-type="string" office:string-value="matriz[sonidos.get(&quot;s&quot;)][sonidos.get(&quot;g&quot;)]=0;" calcext:value-type="string">
            <text:p>matriz[sonidos.get("s")][sonidos.get("g")]=0;</text:p>
          </table:table-cell>
          <table:table-cell table:formula="of:=CONCATENATE(&quot;matriz[sonidos.get(&quot;&quot;&quot;;[.$A23];&quot;&quot;&quot;)][sonidos.get(&quot;&quot;&quot;;[.$J$1];&quot;&quot;&quot;)]=&quot;;[.J23];&quot;;&quot;;)" office:value-type="string" office:string-value="matriz[sonidos.get(&quot;s&quot;)][sonidos.get(&quot;h&quot;)]=0;" calcext:value-type="string">
            <text:p>matriz[sonidos.get("s")][sonidos.get("h")]=0;</text:p>
          </table:table-cell>
          <table:table-cell table:formula="of:=CONCATENATE(&quot;matriz[sonidos.get(&quot;&quot;&quot;;[.$A23];&quot;&quot;&quot;)][sonidos.get(&quot;&quot;&quot;;[.$K$1];&quot;&quot;&quot;)]=&quot;;[.K23];&quot;;&quot;;)" office:value-type="string" office:string-value="matriz[sonidos.get(&quot;s&quot;)][sonidos.get(&quot;i&quot;)]=0;" calcext:value-type="string">
            <text:p>matriz[sonidos.get("s")][sonidos.get("i")]=0;</text:p>
          </table:table-cell>
          <table:table-cell table:formula="of:=CONCATENATE(&quot;matriz[sonidos.get(&quot;&quot;&quot;;[.$A23];&quot;&quot;&quot;)][sonidos.get(&quot;&quot;&quot;;[.$L$1];&quot;&quot;&quot;)]=&quot;;[.L23];&quot;;&quot;;)" office:value-type="string" office:string-value="matriz[sonidos.get(&quot;s&quot;)][sonidos.get(&quot;j&quot;)]=0;" calcext:value-type="string">
            <text:p>matriz[sonidos.get("s")][sonidos.get("j")]=0;</text:p>
          </table:table-cell>
          <table:table-cell table:formula="of:=CONCATENATE(&quot;matriz[sonidos.get(&quot;&quot;&quot;;[.$A23];&quot;&quot;&quot;)][sonidos.get(&quot;&quot;&quot;;[.$M$1];&quot;&quot;&quot;)]=&quot;;[.M23];&quot;;&quot;;)" office:value-type="string" office:string-value="matriz[sonidos.get(&quot;s&quot;)][sonidos.get(&quot;k&quot;)]=0;" calcext:value-type="string">
            <text:p>matriz[sonidos.get("s")][sonidos.get("k")]=0;</text:p>
          </table:table-cell>
          <table:table-cell table:formula="of:=CONCATENATE(&quot;matriz[sonidos.get(&quot;&quot;&quot;;[.$A23];&quot;&quot;&quot;)][sonidos.get(&quot;&quot;&quot;;[.$N$1];&quot;&quot;&quot;)]=&quot;;[.N23];&quot;;&quot;;)" office:value-type="string" office:string-value="matriz[sonidos.get(&quot;s&quot;)][sonidos.get(&quot;l&quot;)]=0;" calcext:value-type="string">
            <text:p>matriz[sonidos.get("s")][sonidos.get("l")]=0;</text:p>
          </table:table-cell>
          <table:table-cell table:formula="of:=CONCATENATE(&quot;matriz[sonidos.get(&quot;&quot;&quot;;[.$A23];&quot;&quot;&quot;)][sonidos.get(&quot;&quot;&quot;;[.$O$1];&quot;&quot;&quot;)]=&quot;;[.O23];&quot;;&quot;;)" office:value-type="string" office:string-value="matriz[sonidos.get(&quot;s&quot;)][sonidos.get(&quot;ll&quot;)]=0;" calcext:value-type="string">
            <text:p>matriz[sonidos.get("s")][sonidos.get("ll")]=0;</text:p>
          </table:table-cell>
          <table:table-cell table:formula="of:=CONCATENATE(&quot;matriz[sonidos.get(&quot;&quot;&quot;;[.$A23];&quot;&quot;&quot;)][sonidos.get(&quot;&quot;&quot;;[.$P$1];&quot;&quot;&quot;)]=&quot;;[.P23];&quot;;&quot;;)" office:value-type="string" office:string-value="matriz[sonidos.get(&quot;s&quot;)][sonidos.get(&quot;m&quot;)]=0;" calcext:value-type="string">
            <text:p>matriz[sonidos.get("s")][sonidos.get("m")]=0;</text:p>
          </table:table-cell>
          <table:table-cell table:formula="of:=CONCATENATE(&quot;matriz[sonidos.get(&quot;&quot;&quot;;[.$A23];&quot;&quot;&quot;)][sonidos.get(&quot;&quot;&quot;;[.$Q$1];&quot;&quot;&quot;)]=&quot;;[.Q23];&quot;;&quot;;)" office:value-type="string" office:string-value="matriz[sonidos.get(&quot;s&quot;)][sonidos.get(&quot;n&quot;)]=0;" calcext:value-type="string">
            <text:p>matriz[sonidos.get("s")][sonidos.get("n")]=0;</text:p>
          </table:table-cell>
          <table:table-cell table:formula="of:=CONCATENATE(&quot;matriz[sonidos.get(&quot;&quot;&quot;;[.$A23];&quot;&quot;&quot;)][sonidos.get(&quot;&quot;&quot;;[.$R$1];&quot;&quot;&quot;)]=&quot;;[.R23];&quot;;&quot;;)" office:value-type="string" office:string-value="matriz[sonidos.get(&quot;s&quot;)][sonidos.get(&quot;ñ&quot;)]=0;" calcext:value-type="string">
            <text:p>matriz[sonidos.get("s")][sonidos.get("ñ")]=0;</text:p>
          </table:table-cell>
          <table:table-cell table:formula="of:=CONCATENATE(&quot;matriz[sonidos.get(&quot;&quot;&quot;;[.$A23];&quot;&quot;&quot;)][sonidos.get(&quot;&quot;&quot;;[.$S$1];&quot;&quot;&quot;)]=&quot;;[.S23];&quot;;&quot;;)" office:value-type="string" office:string-value="matriz[sonidos.get(&quot;s&quot;)][sonidos.get(&quot;o&quot;)]=0;" calcext:value-type="string">
            <text:p>matriz[sonidos.get("s")][sonidos.get("o")]=0;</text:p>
          </table:table-cell>
          <table:table-cell table:formula="of:=CONCATENATE(&quot;matriz[sonidos.get(&quot;&quot;&quot;;[.$A23];&quot;&quot;&quot;)][sonidos.get(&quot;&quot;&quot;;[.$T$1];&quot;&quot;&quot;)]=&quot;;[.T23];&quot;;&quot;;)" office:value-type="string" office:string-value="matriz[sonidos.get(&quot;s&quot;)][sonidos.get(&quot;p&quot;)]=0;" calcext:value-type="string">
            <text:p>matriz[sonidos.get("s")][sonidos.get("p")]=0;</text:p>
          </table:table-cell>
          <table:table-cell table:formula="of:=CONCATENATE(&quot;matriz[sonidos.get(&quot;&quot;&quot;;[.$A23];&quot;&quot;&quot;)][sonidos.get(&quot;&quot;&quot;;[.$U$1];&quot;&quot;&quot;)]=&quot;;[.U23];&quot;;&quot;;)" office:value-type="string" office:string-value="matriz[sonidos.get(&quot;s&quot;)][sonidos.get(&quot;q&quot;)]=0;" calcext:value-type="string">
            <text:p>matriz[sonidos.get("s")][sonidos.get("q")]=0;</text:p>
          </table:table-cell>
          <table:table-cell table:formula="of:=CONCATENATE(&quot;matriz[sonidos.get(&quot;&quot;&quot;;[.$A23];&quot;&quot;&quot;)][sonidos.get(&quot;&quot;&quot;;[.$V$1];&quot;&quot;&quot;)]=&quot;;[.V23];&quot;;&quot;;)" office:value-type="string" office:string-value="matriz[sonidos.get(&quot;s&quot;)][sonidos.get(&quot;r&quot;)]=0;" calcext:value-type="string">
            <text:p>matriz[sonidos.get("s")][sonidos.get("r")]=0;</text:p>
          </table:table-cell>
          <table:table-cell table:formula="of:=CONCATENATE(&quot;matriz[sonidos.get(&quot;&quot;&quot;;[.$A23];&quot;&quot;&quot;)][sonidos.get(&quot;&quot;&quot;;[.$W$1];&quot;&quot;&quot;)]=&quot;;[.W23];&quot;;&quot;;)" office:value-type="string" office:string-value="matriz[sonidos.get(&quot;s&quot;)][sonidos.get(&quot;s&quot;)]=1;" calcext:value-type="string">
            <text:p>matriz[sonidos.get("s")][sonidos.get("s")]=1;</text:p>
          </table:table-cell>
          <table:table-cell table:formula="of:=CONCATENATE(&quot;matriz[sonidos.get(&quot;&quot;&quot;;[.$A23];&quot;&quot;&quot;)][sonidos.get(&quot;&quot;&quot;;[.$X$1];&quot;&quot;&quot;)]=&quot;;[.X23];&quot;;&quot;;)" office:value-type="string" office:string-value="matriz[sonidos.get(&quot;s&quot;)][sonidos.get(&quot;t&quot;)]=0;" calcext:value-type="string">
            <text:p>matriz[sonidos.get("s")][sonidos.get("t")]=0;</text:p>
          </table:table-cell>
          <table:table-cell table:formula="of:=CONCATENATE(&quot;matriz[sonidos.get(&quot;&quot;&quot;;[.$A23];&quot;&quot;&quot;)][sonidos.get(&quot;&quot;&quot;;[.$Y$1];&quot;&quot;&quot;)]=&quot;;[.Y23];&quot;;&quot;;)" office:value-type="string" office:string-value="matriz[sonidos.get(&quot;s&quot;)][sonidos.get(&quot;u&quot;)]=0;" calcext:value-type="string">
            <text:p>matriz[sonidos.get("s")][sonidos.get("u")]=0;</text:p>
          </table:table-cell>
          <table:table-cell table:formula="of:=CONCATENATE(&quot;matriz[sonidos.get(&quot;&quot;&quot;;[.$A23];&quot;&quot;&quot;)][sonidos.get(&quot;&quot;&quot;;[.$Z$1];&quot;&quot;&quot;)]=&quot;;[.Z23];&quot;;&quot;;)" office:value-type="string" office:string-value="matriz[sonidos.get(&quot;s&quot;)][sonidos.get(&quot;v&quot;)]=0;" calcext:value-type="string">
            <text:p>matriz[sonidos.get("s")][sonidos.get("v")]=0;</text:p>
          </table:table-cell>
          <table:table-cell table:formula="of:=CONCATENATE(&quot;matriz[sonidos.get(&quot;&quot;&quot;;[.$A23];&quot;&quot;&quot;)][sonidos.get(&quot;&quot;&quot;;[.$AA$1];&quot;&quot;&quot;)]=&quot;;[.AA23];&quot;;&quot;;)" office:value-type="string" office:string-value="matriz[sonidos.get(&quot;s&quot;)][sonidos.get(&quot;w&quot;)]=0;" calcext:value-type="string">
            <text:p>matriz[sonidos.get("s")][sonidos.get("w")]=0;</text:p>
          </table:table-cell>
          <table:table-cell table:formula="of:=CONCATENATE(&quot;matriz[sonidos.get(&quot;&quot;&quot;;[.$A23];&quot;&quot;&quot;)][sonidos.get(&quot;&quot;&quot;;[.$AB$1];&quot;&quot;&quot;)]=&quot;;[.AB23];&quot;;&quot;;)" office:value-type="string" office:string-value="matriz[sonidos.get(&quot;s&quot;)][sonidos.get(&quot;x&quot;)]=0.75;" calcext:value-type="string">
            <text:p>matriz[sonidos.get("s")][sonidos.get("x")]=0.75;</text:p>
          </table:table-cell>
          <table:table-cell table:formula="of:=CONCATENATE(&quot;matriz[sonidos.get(&quot;&quot;&quot;;[.$A23];&quot;&quot;&quot;)][sonidos.get(&quot;&quot;&quot;;[.$AC$1];&quot;&quot;&quot;)]=&quot;;[.AC23];&quot;;&quot;;)" office:value-type="string" office:string-value="matriz[sonidos.get(&quot;s&quot;)][sonidos.get(&quot;y&quot;)]=0;" calcext:value-type="string">
            <text:p>matriz[sonidos.get("s")][sonidos.get("y")]=0;</text:p>
          </table:table-cell>
          <table:table-cell table:formula="of:=CONCATENATE(&quot;matriz[sonidos.get(&quot;&quot;&quot;;[.$A23];&quot;&quot;&quot;)][sonidos.get(&quot;&quot;&quot;;[.$AD$1];&quot;&quot;&quot;)]=&quot;;[.AD23];&quot;;&quot;;)" office:value-type="string" office:string-value="matriz[sonidos.get(&quot;s&quot;)][sonidos.get(&quot;z&quot;)]=0.75;" calcext:value-type="string">
            <text:p>matriz[sonidos.get("s")][sonidos.get("z")]=0.75;</text:p>
          </table:table-cell>
          <table:table-cell table:formula="of:=CONCATENATE(&quot;matriz[sonidos.get(&quot;&quot;&quot;;[.$A23];&quot;&quot;&quot;)][sonidos.get(&quot;&quot;&quot;;[.$AE$1];&quot;&quot;&quot;)]=&quot;;[.AE23];&quot;;&quot;;)" office:value-type="string" office:string-value="matriz[sonidos.get(&quot;s&quot;)][sonidos.get(&quot;á&quot;)]=0;" calcext:value-type="string">
            <text:p>matriz[sonidos.get("s")][sonidos.get("á")]=0;</text:p>
          </table:table-cell>
          <table:table-cell table:formula="of:=CONCATENATE(&quot;matriz[sonidos.get(&quot;&quot;&quot;;[.$A23];&quot;&quot;&quot;)][sonidos.get(&quot;&quot;&quot;;[.$AF$1];&quot;&quot;&quot;)]=&quot;;[.AF23];&quot;;&quot;;)" office:value-type="string" office:string-value="matriz[sonidos.get(&quot;s&quot;)][sonidos.get(&quot;é&quot;)]=0;" calcext:value-type="string">
            <text:p>matriz[sonidos.get("s")][sonidos.get("é")]=0;</text:p>
          </table:table-cell>
          <table:table-cell table:formula="of:=CONCATENATE(&quot;matriz[sonidos.get(&quot;&quot;&quot;;[.$A23];&quot;&quot;&quot;)][sonidos.get(&quot;&quot;&quot;;[.$AG$1];&quot;&quot;&quot;)]=&quot;;[.AG23];&quot;;&quot;;)" office:value-type="string" office:string-value="matriz[sonidos.get(&quot;s&quot;)][sonidos.get(&quot;í&quot;)]=0;" calcext:value-type="string">
            <text:p>matriz[sonidos.get("s")][sonidos.get("í")]=0;</text:p>
          </table:table-cell>
          <table:table-cell table:formula="of:=CONCATENATE(&quot;matriz[sonidos.get(&quot;&quot;&quot;;[.$A23];&quot;&quot;&quot;)][sonidos.get(&quot;&quot;&quot;;[.$AH$1];&quot;&quot;&quot;)]=&quot;;[.AH23];&quot;;&quot;;)" office:value-type="string" office:string-value="matriz[sonidos.get(&quot;s&quot;)][sonidos.get(&quot;ó&quot;)]=0;" calcext:value-type="string">
            <text:p>matriz[sonidos.get("s")][sonidos.get("ó")]=0;</text:p>
          </table:table-cell>
          <table:table-cell table:formula="of:=CONCATENATE(&quot;matriz[sonidos.get(&quot;&quot;&quot;;[.$A23];&quot;&quot;&quot;)][sonidos.get(&quot;&quot;&quot;;[.$AI$1];&quot;&quot;&quot;)]=&quot;;[.AI23];&quot;;&quot;;)" office:value-type="string" office:string-value="matriz[sonidos.get(&quot;s&quot;)][sonidos.get(&quot;ú&quot;)]=0;" calcext:value-type="string">
            <text:p>matriz[sonidos.get("s")][sonidos.get("ú")]=0;</text:p>
          </table:table-cell>
          <table:table-cell table:formula="of:=CONCATENATE(&quot;matriz[sonidos.get(&quot;&quot;&quot;;[.$A23];&quot;&quot;&quot;)][sonidos.get(&quot;&quot;&quot;;[.$AJ$1];&quot;&quot;&quot;)]=&quot;;[.AJ23];&quot;;&quot;;)" office:value-type="string" office:string-value="matriz[sonidos.get(&quot;s&quot;)][sonidos.get(&quot;ü&quot;)]=0;" calcext:value-type="string">
            <text:p>matriz[sonidos.get("s")][sonidos.get("ü")]=0;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1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NCATENATE(&quot;matriz[sonidos.get(&quot;&quot;&quot;;[.A24];&quot;&quot;&quot;)][sonidos.get(&quot;&quot;&quot;;[.$B$1];&quot;&quot;&quot;)]=&quot;;[.B24];&quot;;&quot;;)" office:value-type="string" office:string-value="matriz[sonidos.get(&quot;t&quot;)][sonidos.get(&quot;a&quot;)]=0;" calcext:value-type="string">
            <text:p>matriz[sonidos.get("t")][sonidos.get("a")]=0;</text:p>
          </table:table-cell>
          <table:table-cell table:formula="of:=CONCATENATE(&quot;matriz[sonidos.get(&quot;&quot;&quot;;[.$A24];&quot;&quot;&quot;)][sonidos.get(&quot;&quot;&quot;;[.$C$1];&quot;&quot;&quot;)]=&quot;;[.C24];&quot;;&quot;;)" office:value-type="string" office:string-value="matriz[sonidos.get(&quot;t&quot;)][sonidos.get(&quot;b&quot;)]=0;" calcext:value-type="string">
            <text:p>matriz[sonidos.get("t")][sonidos.get("b")]=0;</text:p>
          </table:table-cell>
          <table:table-cell table:formula="of:=CONCATENATE(&quot;matriz[sonidos.get(&quot;&quot;&quot;;[.$A24];&quot;&quot;&quot;)][sonidos.get(&quot;&quot;&quot;;[.$D$1];&quot;&quot;&quot;)]=&quot;;[.D24];&quot;;&quot;;)" office:value-type="string" office:string-value="matriz[sonidos.get(&quot;t&quot;)][sonidos.get(&quot;c&quot;)]=0;" calcext:value-type="string">
            <text:p>matriz[sonidos.get("t")][sonidos.get("c")]=0;</text:p>
          </table:table-cell>
          <table:table-cell table:formula="of:=CONCATENATE(&quot;matriz[sonidos.get(&quot;&quot;&quot;;[.$A24];&quot;&quot;&quot;)][sonidos.get(&quot;&quot;&quot;;[.$E$1];&quot;&quot;&quot;)]=&quot;;[.E24];&quot;;&quot;;)" office:value-type="string" office:string-value="matriz[sonidos.get(&quot;t&quot;)][sonidos.get(&quot;ch&quot;)]=0;" calcext:value-type="string">
            <text:p>matriz[sonidos.get("t")][sonidos.get("ch")]=0;</text:p>
          </table:table-cell>
          <table:table-cell table:formula="of:=CONCATENATE(&quot;matriz[sonidos.get(&quot;&quot;&quot;;[.$A24];&quot;&quot;&quot;)][sonidos.get(&quot;&quot;&quot;;[.$F$1];&quot;&quot;&quot;)]=&quot;;[.F24];&quot;;&quot;;)" office:value-type="string" office:string-value="matriz[sonidos.get(&quot;t&quot;)][sonidos.get(&quot;d&quot;)]=0;" calcext:value-type="string">
            <text:p>matriz[sonidos.get("t")][sonidos.get("d")]=0;</text:p>
          </table:table-cell>
          <table:table-cell table:formula="of:=CONCATENATE(&quot;matriz[sonidos.get(&quot;&quot;&quot;;[.$A24];&quot;&quot;&quot;)][sonidos.get(&quot;&quot;&quot;;[.$G$1];&quot;&quot;&quot;)]=&quot;;[.G24];&quot;;&quot;;)" office:value-type="string" office:string-value="matriz[sonidos.get(&quot;t&quot;)][sonidos.get(&quot;e&quot;)]=0.15;" calcext:value-type="string">
            <text:p>matriz[sonidos.get("t")][sonidos.get("e")]=0.15;</text:p>
          </table:table-cell>
          <table:table-cell table:formula="of:=CONCATENATE(&quot;matriz[sonidos.get(&quot;&quot;&quot;;[.$A24];&quot;&quot;&quot;)][sonidos.get(&quot;&quot;&quot;;[.$H$1];&quot;&quot;&quot;)]=&quot;;[.H24];&quot;;&quot;;)" office:value-type="string" office:string-value="matriz[sonidos.get(&quot;t&quot;)][sonidos.get(&quot;f&quot;)]=0;" calcext:value-type="string">
            <text:p>matriz[sonidos.get("t")][sonidos.get("f")]=0;</text:p>
          </table:table-cell>
          <table:table-cell table:formula="of:=CONCATENATE(&quot;matriz[sonidos.get(&quot;&quot;&quot;;[.$A24];&quot;&quot;&quot;)][sonidos.get(&quot;&quot;&quot;;[.$I$1];&quot;&quot;&quot;)]=&quot;;[.I24];&quot;;&quot;;)" office:value-type="string" office:string-value="matriz[sonidos.get(&quot;t&quot;)][sonidos.get(&quot;g&quot;)]=0;" calcext:value-type="string">
            <text:p>matriz[sonidos.get("t")][sonidos.get("g")]=0;</text:p>
          </table:table-cell>
          <table:table-cell table:formula="of:=CONCATENATE(&quot;matriz[sonidos.get(&quot;&quot;&quot;;[.$A24];&quot;&quot;&quot;)][sonidos.get(&quot;&quot;&quot;;[.$J$1];&quot;&quot;&quot;)]=&quot;;[.J24];&quot;;&quot;;)" office:value-type="string" office:string-value="matriz[sonidos.get(&quot;t&quot;)][sonidos.get(&quot;h&quot;)]=0;" calcext:value-type="string">
            <text:p>matriz[sonidos.get("t")][sonidos.get("h")]=0;</text:p>
          </table:table-cell>
          <table:table-cell table:formula="of:=CONCATENATE(&quot;matriz[sonidos.get(&quot;&quot;&quot;;[.$A24];&quot;&quot;&quot;)][sonidos.get(&quot;&quot;&quot;;[.$K$1];&quot;&quot;&quot;)]=&quot;;[.K24];&quot;;&quot;;)" office:value-type="string" office:string-value="matriz[sonidos.get(&quot;t&quot;)][sonidos.get(&quot;i&quot;)]=0;" calcext:value-type="string">
            <text:p>matriz[sonidos.get("t")][sonidos.get("i")]=0;</text:p>
          </table:table-cell>
          <table:table-cell table:formula="of:=CONCATENATE(&quot;matriz[sonidos.get(&quot;&quot;&quot;;[.$A24];&quot;&quot;&quot;)][sonidos.get(&quot;&quot;&quot;;[.$L$1];&quot;&quot;&quot;)]=&quot;;[.L24];&quot;;&quot;;)" office:value-type="string" office:string-value="matriz[sonidos.get(&quot;t&quot;)][sonidos.get(&quot;j&quot;)]=0;" calcext:value-type="string">
            <text:p>matriz[sonidos.get("t")][sonidos.get("j")]=0;</text:p>
          </table:table-cell>
          <table:table-cell table:formula="of:=CONCATENATE(&quot;matriz[sonidos.get(&quot;&quot;&quot;;[.$A24];&quot;&quot;&quot;)][sonidos.get(&quot;&quot;&quot;;[.$M$1];&quot;&quot;&quot;)]=&quot;;[.M24];&quot;;&quot;;)" office:value-type="string" office:string-value="matriz[sonidos.get(&quot;t&quot;)][sonidos.get(&quot;k&quot;)]=0;" calcext:value-type="string">
            <text:p>matriz[sonidos.get("t")][sonidos.get("k")]=0;</text:p>
          </table:table-cell>
          <table:table-cell table:formula="of:=CONCATENATE(&quot;matriz[sonidos.get(&quot;&quot;&quot;;[.$A24];&quot;&quot;&quot;)][sonidos.get(&quot;&quot;&quot;;[.$N$1];&quot;&quot;&quot;)]=&quot;;[.N24];&quot;;&quot;;)" office:value-type="string" office:string-value="matriz[sonidos.get(&quot;t&quot;)][sonidos.get(&quot;l&quot;)]=0;" calcext:value-type="string">
            <text:p>matriz[sonidos.get("t")][sonidos.get("l")]=0;</text:p>
          </table:table-cell>
          <table:table-cell table:formula="of:=CONCATENATE(&quot;matriz[sonidos.get(&quot;&quot;&quot;;[.$A24];&quot;&quot;&quot;)][sonidos.get(&quot;&quot;&quot;;[.$O$1];&quot;&quot;&quot;)]=&quot;;[.O24];&quot;;&quot;;)" office:value-type="string" office:string-value="matriz[sonidos.get(&quot;t&quot;)][sonidos.get(&quot;ll&quot;)]=0;" calcext:value-type="string">
            <text:p>matriz[sonidos.get("t")][sonidos.get("ll")]=0;</text:p>
          </table:table-cell>
          <table:table-cell table:formula="of:=CONCATENATE(&quot;matriz[sonidos.get(&quot;&quot;&quot;;[.$A24];&quot;&quot;&quot;)][sonidos.get(&quot;&quot;&quot;;[.$P$1];&quot;&quot;&quot;)]=&quot;;[.P24];&quot;;&quot;;)" office:value-type="string" office:string-value="matriz[sonidos.get(&quot;t&quot;)][sonidos.get(&quot;m&quot;)]=0;" calcext:value-type="string">
            <text:p>matriz[sonidos.get("t")][sonidos.get("m")]=0;</text:p>
          </table:table-cell>
          <table:table-cell table:formula="of:=CONCATENATE(&quot;matriz[sonidos.get(&quot;&quot;&quot;;[.$A24];&quot;&quot;&quot;)][sonidos.get(&quot;&quot;&quot;;[.$Q$1];&quot;&quot;&quot;)]=&quot;;[.Q24];&quot;;&quot;;)" office:value-type="string" office:string-value="matriz[sonidos.get(&quot;t&quot;)][sonidos.get(&quot;n&quot;)]=0;" calcext:value-type="string">
            <text:p>matriz[sonidos.get("t")][sonidos.get("n")]=0;</text:p>
          </table:table-cell>
          <table:table-cell table:formula="of:=CONCATENATE(&quot;matriz[sonidos.get(&quot;&quot;&quot;;[.$A24];&quot;&quot;&quot;)][sonidos.get(&quot;&quot;&quot;;[.$R$1];&quot;&quot;&quot;)]=&quot;;[.R24];&quot;;&quot;;)" office:value-type="string" office:string-value="matriz[sonidos.get(&quot;t&quot;)][sonidos.get(&quot;ñ&quot;)]=0;" calcext:value-type="string">
            <text:p>matriz[sonidos.get("t")][sonidos.get("ñ")]=0;</text:p>
          </table:table-cell>
          <table:table-cell table:formula="of:=CONCATENATE(&quot;matriz[sonidos.get(&quot;&quot;&quot;;[.$A24];&quot;&quot;&quot;)][sonidos.get(&quot;&quot;&quot;;[.$S$1];&quot;&quot;&quot;)]=&quot;;[.S24];&quot;;&quot;;)" office:value-type="string" office:string-value="matriz[sonidos.get(&quot;t&quot;)][sonidos.get(&quot;o&quot;)]=0;" calcext:value-type="string">
            <text:p>matriz[sonidos.get("t")][sonidos.get("o")]=0;</text:p>
          </table:table-cell>
          <table:table-cell table:formula="of:=CONCATENATE(&quot;matriz[sonidos.get(&quot;&quot;&quot;;[.$A24];&quot;&quot;&quot;)][sonidos.get(&quot;&quot;&quot;;[.$T$1];&quot;&quot;&quot;)]=&quot;;[.T24];&quot;;&quot;;)" office:value-type="string" office:string-value="matriz[sonidos.get(&quot;t&quot;)][sonidos.get(&quot;p&quot;)]=0;" calcext:value-type="string">
            <text:p>matriz[sonidos.get("t")][sonidos.get("p")]=0;</text:p>
          </table:table-cell>
          <table:table-cell table:formula="of:=CONCATENATE(&quot;matriz[sonidos.get(&quot;&quot;&quot;;[.$A24];&quot;&quot;&quot;)][sonidos.get(&quot;&quot;&quot;;[.$U$1];&quot;&quot;&quot;)]=&quot;;[.U24];&quot;;&quot;;)" office:value-type="string" office:string-value="matriz[sonidos.get(&quot;t&quot;)][sonidos.get(&quot;q&quot;)]=0;" calcext:value-type="string">
            <text:p>matriz[sonidos.get("t")][sonidos.get("q")]=0;</text:p>
          </table:table-cell>
          <table:table-cell table:formula="of:=CONCATENATE(&quot;matriz[sonidos.get(&quot;&quot;&quot;;[.$A24];&quot;&quot;&quot;)][sonidos.get(&quot;&quot;&quot;;[.$V$1];&quot;&quot;&quot;)]=&quot;;[.V24];&quot;;&quot;;)" office:value-type="string" office:string-value="matriz[sonidos.get(&quot;t&quot;)][sonidos.get(&quot;r&quot;)]=0;" calcext:value-type="string">
            <text:p>matriz[sonidos.get("t")][sonidos.get("r")]=0;</text:p>
          </table:table-cell>
          <table:table-cell table:formula="of:=CONCATENATE(&quot;matriz[sonidos.get(&quot;&quot;&quot;;[.$A24];&quot;&quot;&quot;)][sonidos.get(&quot;&quot;&quot;;[.$W$1];&quot;&quot;&quot;)]=&quot;;[.W24];&quot;;&quot;;)" office:value-type="string" office:string-value="matriz[sonidos.get(&quot;t&quot;)][sonidos.get(&quot;s&quot;)]=0;" calcext:value-type="string">
            <text:p>matriz[sonidos.get("t")][sonidos.get("s")]=0;</text:p>
          </table:table-cell>
          <table:table-cell table:formula="of:=CONCATENATE(&quot;matriz[sonidos.get(&quot;&quot;&quot;;[.$A24];&quot;&quot;&quot;)][sonidos.get(&quot;&quot;&quot;;[.$X$1];&quot;&quot;&quot;)]=&quot;;[.X24];&quot;;&quot;;)" office:value-type="string" office:string-value="matriz[sonidos.get(&quot;t&quot;)][sonidos.get(&quot;t&quot;)]=1;" calcext:value-type="string">
            <text:p>matriz[sonidos.get("t")][sonidos.get("t")]=1;</text:p>
          </table:table-cell>
          <table:table-cell table:formula="of:=CONCATENATE(&quot;matriz[sonidos.get(&quot;&quot;&quot;;[.$A24];&quot;&quot;&quot;)][sonidos.get(&quot;&quot;&quot;;[.$Y$1];&quot;&quot;&quot;)]=&quot;;[.Y24];&quot;;&quot;;)" office:value-type="string" office:string-value="matriz[sonidos.get(&quot;t&quot;)][sonidos.get(&quot;u&quot;)]=0;" calcext:value-type="string">
            <text:p>matriz[sonidos.get("t")][sonidos.get("u")]=0;</text:p>
          </table:table-cell>
          <table:table-cell table:formula="of:=CONCATENATE(&quot;matriz[sonidos.get(&quot;&quot;&quot;;[.$A24];&quot;&quot;&quot;)][sonidos.get(&quot;&quot;&quot;;[.$Z$1];&quot;&quot;&quot;)]=&quot;;[.Z24];&quot;;&quot;;)" office:value-type="string" office:string-value="matriz[sonidos.get(&quot;t&quot;)][sonidos.get(&quot;v&quot;)]=0;" calcext:value-type="string">
            <text:p>matriz[sonidos.get("t")][sonidos.get("v")]=0;</text:p>
          </table:table-cell>
          <table:table-cell table:formula="of:=CONCATENATE(&quot;matriz[sonidos.get(&quot;&quot;&quot;;[.$A24];&quot;&quot;&quot;)][sonidos.get(&quot;&quot;&quot;;[.$AA$1];&quot;&quot;&quot;)]=&quot;;[.AA24];&quot;;&quot;;)" office:value-type="string" office:string-value="matriz[sonidos.get(&quot;t&quot;)][sonidos.get(&quot;w&quot;)]=0;" calcext:value-type="string">
            <text:p>matriz[sonidos.get("t")][sonidos.get("w")]=0;</text:p>
          </table:table-cell>
          <table:table-cell table:formula="of:=CONCATENATE(&quot;matriz[sonidos.get(&quot;&quot;&quot;;[.$A24];&quot;&quot;&quot;)][sonidos.get(&quot;&quot;&quot;;[.$AB$1];&quot;&quot;&quot;)]=&quot;;[.AB24];&quot;;&quot;;)" office:value-type="string" office:string-value="matriz[sonidos.get(&quot;t&quot;)][sonidos.get(&quot;x&quot;)]=0;" calcext:value-type="string">
            <text:p>matriz[sonidos.get("t")][sonidos.get("x")]=0;</text:p>
          </table:table-cell>
          <table:table-cell table:formula="of:=CONCATENATE(&quot;matriz[sonidos.get(&quot;&quot;&quot;;[.$A24];&quot;&quot;&quot;)][sonidos.get(&quot;&quot;&quot;;[.$AC$1];&quot;&quot;&quot;)]=&quot;;[.AC24];&quot;;&quot;;)" office:value-type="string" office:string-value="matriz[sonidos.get(&quot;t&quot;)][sonidos.get(&quot;y&quot;)]=0;" calcext:value-type="string">
            <text:p>matriz[sonidos.get("t")][sonidos.get("y")]=0;</text:p>
          </table:table-cell>
          <table:table-cell table:formula="of:=CONCATENATE(&quot;matriz[sonidos.get(&quot;&quot;&quot;;[.$A24];&quot;&quot;&quot;)][sonidos.get(&quot;&quot;&quot;;[.$AD$1];&quot;&quot;&quot;)]=&quot;;[.AD24];&quot;;&quot;;)" office:value-type="string" office:string-value="matriz[sonidos.get(&quot;t&quot;)][sonidos.get(&quot;z&quot;)]=0;" calcext:value-type="string">
            <text:p>matriz[sonidos.get("t")][sonidos.get("z")]=0;</text:p>
          </table:table-cell>
          <table:table-cell table:formula="of:=CONCATENATE(&quot;matriz[sonidos.get(&quot;&quot;&quot;;[.$A24];&quot;&quot;&quot;)][sonidos.get(&quot;&quot;&quot;;[.$AE$1];&quot;&quot;&quot;)]=&quot;;[.AE24];&quot;;&quot;;)" office:value-type="string" office:string-value="matriz[sonidos.get(&quot;t&quot;)][sonidos.get(&quot;á&quot;)]=0;" calcext:value-type="string">
            <text:p>matriz[sonidos.get("t")][sonidos.get("á")]=0;</text:p>
          </table:table-cell>
          <table:table-cell table:formula="of:=CONCATENATE(&quot;matriz[sonidos.get(&quot;&quot;&quot;;[.$A24];&quot;&quot;&quot;)][sonidos.get(&quot;&quot;&quot;;[.$AF$1];&quot;&quot;&quot;)]=&quot;;[.AF24];&quot;;&quot;;)" office:value-type="string" office:string-value="matriz[sonidos.get(&quot;t&quot;)][sonidos.get(&quot;é&quot;)]=0;" calcext:value-type="string">
            <text:p>matriz[sonidos.get("t")][sonidos.get("é")]=0;</text:p>
          </table:table-cell>
          <table:table-cell table:formula="of:=CONCATENATE(&quot;matriz[sonidos.get(&quot;&quot;&quot;;[.$A24];&quot;&quot;&quot;)][sonidos.get(&quot;&quot;&quot;;[.$AG$1];&quot;&quot;&quot;)]=&quot;;[.AG24];&quot;;&quot;;)" office:value-type="string" office:string-value="matriz[sonidos.get(&quot;t&quot;)][sonidos.get(&quot;í&quot;)]=0;" calcext:value-type="string">
            <text:p>matriz[sonidos.get("t")][sonidos.get("í")]=0;</text:p>
          </table:table-cell>
          <table:table-cell table:formula="of:=CONCATENATE(&quot;matriz[sonidos.get(&quot;&quot;&quot;;[.$A24];&quot;&quot;&quot;)][sonidos.get(&quot;&quot;&quot;;[.$AH$1];&quot;&quot;&quot;)]=&quot;;[.AH24];&quot;;&quot;;)" office:value-type="string" office:string-value="matriz[sonidos.get(&quot;t&quot;)][sonidos.get(&quot;ó&quot;)]=0;" calcext:value-type="string">
            <text:p>matriz[sonidos.get("t")][sonidos.get("ó")]=0;</text:p>
          </table:table-cell>
          <table:table-cell table:formula="of:=CONCATENATE(&quot;matriz[sonidos.get(&quot;&quot;&quot;;[.$A24];&quot;&quot;&quot;)][sonidos.get(&quot;&quot;&quot;;[.$AI$1];&quot;&quot;&quot;)]=&quot;;[.AI24];&quot;;&quot;;)" office:value-type="string" office:string-value="matriz[sonidos.get(&quot;t&quot;)][sonidos.get(&quot;ú&quot;)]=0;" calcext:value-type="string">
            <text:p>matriz[sonidos.get("t")][sonidos.get("ú")]=0;</text:p>
          </table:table-cell>
          <table:table-cell table:formula="of:=CONCATENATE(&quot;matriz[sonidos.get(&quot;&quot;&quot;;[.$A24];&quot;&quot;&quot;)][sonidos.get(&quot;&quot;&quot;;[.$AJ$1];&quot;&quot;&quot;)]=&quot;;[.AJ24];&quot;;&quot;;)" office:value-type="string" office:string-value="matriz[sonidos.get(&quot;t&quot;)][sonidos.get(&quot;ü&quot;)]=0;" calcext:value-type="string">
            <text:p>matriz[sonidos.get("t")][sonidos.get("ü")]=0;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2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CONCATENATE(&quot;matriz[sonidos.get(&quot;&quot;&quot;;[.A25];&quot;&quot;&quot;)][sonidos.get(&quot;&quot;&quot;;[.$B$1];&quot;&quot;&quot;)]=&quot;;[.B25];&quot;;&quot;;)" office:value-type="string" office:string-value="matriz[sonidos.get(&quot;u&quot;)][sonidos.get(&quot;a&quot;)]=0;" calcext:value-type="string">
            <text:p>matriz[sonidos.get("u")][sonidos.get("a")]=0;</text:p>
          </table:table-cell>
          <table:table-cell table:formula="of:=CONCATENATE(&quot;matriz[sonidos.get(&quot;&quot;&quot;;[.$A25];&quot;&quot;&quot;)][sonidos.get(&quot;&quot;&quot;;[.$C$1];&quot;&quot;&quot;)]=&quot;;[.C25];&quot;;&quot;;)" office:value-type="string" office:string-value="matriz[sonidos.get(&quot;u&quot;)][sonidos.get(&quot;b&quot;)]=0;" calcext:value-type="string">
            <text:p>matriz[sonidos.get("u")][sonidos.get("b")]=0;</text:p>
          </table:table-cell>
          <table:table-cell table:formula="of:=CONCATENATE(&quot;matriz[sonidos.get(&quot;&quot;&quot;;[.$A25];&quot;&quot;&quot;)][sonidos.get(&quot;&quot;&quot;;[.$D$1];&quot;&quot;&quot;)]=&quot;;[.D25];&quot;;&quot;;)" office:value-type="string" office:string-value="matriz[sonidos.get(&quot;u&quot;)][sonidos.get(&quot;c&quot;)]=0;" calcext:value-type="string">
            <text:p>matriz[sonidos.get("u")][sonidos.get("c")]=0;</text:p>
          </table:table-cell>
          <table:table-cell table:formula="of:=CONCATENATE(&quot;matriz[sonidos.get(&quot;&quot;&quot;;[.$A25];&quot;&quot;&quot;)][sonidos.get(&quot;&quot;&quot;;[.$E$1];&quot;&quot;&quot;)]=&quot;;[.E25];&quot;;&quot;;)" office:value-type="string" office:string-value="matriz[sonidos.get(&quot;u&quot;)][sonidos.get(&quot;ch&quot;)]=0;" calcext:value-type="string">
            <text:p>matriz[sonidos.get("u")][sonidos.get("ch")]=0;</text:p>
          </table:table-cell>
          <table:table-cell table:formula="of:=CONCATENATE(&quot;matriz[sonidos.get(&quot;&quot;&quot;;[.$A25];&quot;&quot;&quot;)][sonidos.get(&quot;&quot;&quot;;[.$F$1];&quot;&quot;&quot;)]=&quot;;[.F25];&quot;;&quot;;)" office:value-type="string" office:string-value="matriz[sonidos.get(&quot;u&quot;)][sonidos.get(&quot;d&quot;)]=0;" calcext:value-type="string">
            <text:p>matriz[sonidos.get("u")][sonidos.get("d")]=0;</text:p>
          </table:table-cell>
          <table:table-cell table:formula="of:=CONCATENATE(&quot;matriz[sonidos.get(&quot;&quot;&quot;;[.$A25];&quot;&quot;&quot;)][sonidos.get(&quot;&quot;&quot;;[.$G$1];&quot;&quot;&quot;)]=&quot;;[.G25];&quot;;&quot;;)" office:value-type="string" office:string-value="matriz[sonidos.get(&quot;u&quot;)][sonidos.get(&quot;e&quot;)]=0;" calcext:value-type="string">
            <text:p>matriz[sonidos.get("u")][sonidos.get("e")]=0;</text:p>
          </table:table-cell>
          <table:table-cell table:formula="of:=CONCATENATE(&quot;matriz[sonidos.get(&quot;&quot;&quot;;[.$A25];&quot;&quot;&quot;)][sonidos.get(&quot;&quot;&quot;;[.$H$1];&quot;&quot;&quot;)]=&quot;;[.H25];&quot;;&quot;;)" office:value-type="string" office:string-value="matriz[sonidos.get(&quot;u&quot;)][sonidos.get(&quot;f&quot;)]=0;" calcext:value-type="string">
            <text:p>matriz[sonidos.get("u")][sonidos.get("f")]=0;</text:p>
          </table:table-cell>
          <table:table-cell table:formula="of:=CONCATENATE(&quot;matriz[sonidos.get(&quot;&quot;&quot;;[.$A25];&quot;&quot;&quot;)][sonidos.get(&quot;&quot;&quot;;[.$I$1];&quot;&quot;&quot;)]=&quot;;[.I25];&quot;;&quot;;)" office:value-type="string" office:string-value="matriz[sonidos.get(&quot;u&quot;)][sonidos.get(&quot;g&quot;)]=0;" calcext:value-type="string">
            <text:p>matriz[sonidos.get("u")][sonidos.get("g")]=0;</text:p>
          </table:table-cell>
          <table:table-cell table:formula="of:=CONCATENATE(&quot;matriz[sonidos.get(&quot;&quot;&quot;;[.$A25];&quot;&quot;&quot;)][sonidos.get(&quot;&quot;&quot;;[.$J$1];&quot;&quot;&quot;)]=&quot;;[.J25];&quot;;&quot;;)" office:value-type="string" office:string-value="matriz[sonidos.get(&quot;u&quot;)][sonidos.get(&quot;h&quot;)]=0;" calcext:value-type="string">
            <text:p>matriz[sonidos.get("u")][sonidos.get("h")]=0;</text:p>
          </table:table-cell>
          <table:table-cell table:formula="of:=CONCATENATE(&quot;matriz[sonidos.get(&quot;&quot;&quot;;[.$A25];&quot;&quot;&quot;)][sonidos.get(&quot;&quot;&quot;;[.$K$1];&quot;&quot;&quot;)]=&quot;;[.K25];&quot;;&quot;;)" office:value-type="string" office:string-value="matriz[sonidos.get(&quot;u&quot;)][sonidos.get(&quot;i&quot;)]=0;" calcext:value-type="string">
            <text:p>matriz[sonidos.get("u")][sonidos.get("i")]=0;</text:p>
          </table:table-cell>
          <table:table-cell table:formula="of:=CONCATENATE(&quot;matriz[sonidos.get(&quot;&quot;&quot;;[.$A25];&quot;&quot;&quot;)][sonidos.get(&quot;&quot;&quot;;[.$L$1];&quot;&quot;&quot;)]=&quot;;[.L25];&quot;;&quot;;)" office:value-type="string" office:string-value="matriz[sonidos.get(&quot;u&quot;)][sonidos.get(&quot;j&quot;)]=0;" calcext:value-type="string">
            <text:p>matriz[sonidos.get("u")][sonidos.get("j")]=0;</text:p>
          </table:table-cell>
          <table:table-cell table:formula="of:=CONCATENATE(&quot;matriz[sonidos.get(&quot;&quot;&quot;;[.$A25];&quot;&quot;&quot;)][sonidos.get(&quot;&quot;&quot;;[.$M$1];&quot;&quot;&quot;)]=&quot;;[.M25];&quot;;&quot;;)" office:value-type="string" office:string-value="matriz[sonidos.get(&quot;u&quot;)][sonidos.get(&quot;k&quot;)]=0;" calcext:value-type="string">
            <text:p>matriz[sonidos.get("u")][sonidos.get("k")]=0;</text:p>
          </table:table-cell>
          <table:table-cell table:formula="of:=CONCATENATE(&quot;matriz[sonidos.get(&quot;&quot;&quot;;[.$A25];&quot;&quot;&quot;)][sonidos.get(&quot;&quot;&quot;;[.$N$1];&quot;&quot;&quot;)]=&quot;;[.N25];&quot;;&quot;;)" office:value-type="string" office:string-value="matriz[sonidos.get(&quot;u&quot;)][sonidos.get(&quot;l&quot;)]=0;" calcext:value-type="string">
            <text:p>matriz[sonidos.get("u")][sonidos.get("l")]=0;</text:p>
          </table:table-cell>
          <table:table-cell table:formula="of:=CONCATENATE(&quot;matriz[sonidos.get(&quot;&quot;&quot;;[.$A25];&quot;&quot;&quot;)][sonidos.get(&quot;&quot;&quot;;[.$O$1];&quot;&quot;&quot;)]=&quot;;[.O25];&quot;;&quot;;)" office:value-type="string" office:string-value="matriz[sonidos.get(&quot;u&quot;)][sonidos.get(&quot;ll&quot;)]=0;" calcext:value-type="string">
            <text:p>matriz[sonidos.get("u")][sonidos.get("ll")]=0;</text:p>
          </table:table-cell>
          <table:table-cell table:formula="of:=CONCATENATE(&quot;matriz[sonidos.get(&quot;&quot;&quot;;[.$A25];&quot;&quot;&quot;)][sonidos.get(&quot;&quot;&quot;;[.$P$1];&quot;&quot;&quot;)]=&quot;;[.P25];&quot;;&quot;;)" office:value-type="string" office:string-value="matriz[sonidos.get(&quot;u&quot;)][sonidos.get(&quot;m&quot;)]=0;" calcext:value-type="string">
            <text:p>matriz[sonidos.get("u")][sonidos.get("m")]=0;</text:p>
          </table:table-cell>
          <table:table-cell table:formula="of:=CONCATENATE(&quot;matriz[sonidos.get(&quot;&quot;&quot;;[.$A25];&quot;&quot;&quot;)][sonidos.get(&quot;&quot;&quot;;[.$Q$1];&quot;&quot;&quot;)]=&quot;;[.Q25];&quot;;&quot;;)" office:value-type="string" office:string-value="matriz[sonidos.get(&quot;u&quot;)][sonidos.get(&quot;n&quot;)]=0;" calcext:value-type="string">
            <text:p>matriz[sonidos.get("u")][sonidos.get("n")]=0;</text:p>
          </table:table-cell>
          <table:table-cell table:formula="of:=CONCATENATE(&quot;matriz[sonidos.get(&quot;&quot;&quot;;[.$A25];&quot;&quot;&quot;)][sonidos.get(&quot;&quot;&quot;;[.$R$1];&quot;&quot;&quot;)]=&quot;;[.R25];&quot;;&quot;;)" office:value-type="string" office:string-value="matriz[sonidos.get(&quot;u&quot;)][sonidos.get(&quot;ñ&quot;)]=0;" calcext:value-type="string">
            <text:p>matriz[sonidos.get("u")][sonidos.get("ñ")]=0;</text:p>
          </table:table-cell>
          <table:table-cell table:formula="of:=CONCATENATE(&quot;matriz[sonidos.get(&quot;&quot;&quot;;[.$A25];&quot;&quot;&quot;)][sonidos.get(&quot;&quot;&quot;;[.$S$1];&quot;&quot;&quot;)]=&quot;;[.S25];&quot;;&quot;;)" office:value-type="string" office:string-value="matriz[sonidos.get(&quot;u&quot;)][sonidos.get(&quot;o&quot;)]=0;" calcext:value-type="string">
            <text:p>matriz[sonidos.get("u")][sonidos.get("o")]=0;</text:p>
          </table:table-cell>
          <table:table-cell table:formula="of:=CONCATENATE(&quot;matriz[sonidos.get(&quot;&quot;&quot;;[.$A25];&quot;&quot;&quot;)][sonidos.get(&quot;&quot;&quot;;[.$T$1];&quot;&quot;&quot;)]=&quot;;[.T25];&quot;;&quot;;)" office:value-type="string" office:string-value="matriz[sonidos.get(&quot;u&quot;)][sonidos.get(&quot;p&quot;)]=0;" calcext:value-type="string">
            <text:p>matriz[sonidos.get("u")][sonidos.get("p")]=0;</text:p>
          </table:table-cell>
          <table:table-cell table:formula="of:=CONCATENATE(&quot;matriz[sonidos.get(&quot;&quot;&quot;;[.$A25];&quot;&quot;&quot;)][sonidos.get(&quot;&quot;&quot;;[.$U$1];&quot;&quot;&quot;)]=&quot;;[.U25];&quot;;&quot;;)" office:value-type="string" office:string-value="matriz[sonidos.get(&quot;u&quot;)][sonidos.get(&quot;q&quot;)]=0;" calcext:value-type="string">
            <text:p>matriz[sonidos.get("u")][sonidos.get("q")]=0;</text:p>
          </table:table-cell>
          <table:table-cell table:formula="of:=CONCATENATE(&quot;matriz[sonidos.get(&quot;&quot;&quot;;[.$A25];&quot;&quot;&quot;)][sonidos.get(&quot;&quot;&quot;;[.$V$1];&quot;&quot;&quot;)]=&quot;;[.V25];&quot;;&quot;;)" office:value-type="string" office:string-value="matriz[sonidos.get(&quot;u&quot;)][sonidos.get(&quot;r&quot;)]=0;" calcext:value-type="string">
            <text:p>matriz[sonidos.get("u")][sonidos.get("r")]=0;</text:p>
          </table:table-cell>
          <table:table-cell table:formula="of:=CONCATENATE(&quot;matriz[sonidos.get(&quot;&quot;&quot;;[.$A25];&quot;&quot;&quot;)][sonidos.get(&quot;&quot;&quot;;[.$W$1];&quot;&quot;&quot;)]=&quot;;[.W25];&quot;;&quot;;)" office:value-type="string" office:string-value="matriz[sonidos.get(&quot;u&quot;)][sonidos.get(&quot;s&quot;)]=0;" calcext:value-type="string">
            <text:p>matriz[sonidos.get("u")][sonidos.get("s")]=0;</text:p>
          </table:table-cell>
          <table:table-cell table:formula="of:=CONCATENATE(&quot;matriz[sonidos.get(&quot;&quot;&quot;;[.$A25];&quot;&quot;&quot;)][sonidos.get(&quot;&quot;&quot;;[.$X$1];&quot;&quot;&quot;)]=&quot;;[.X25];&quot;;&quot;;)" office:value-type="string" office:string-value="matriz[sonidos.get(&quot;u&quot;)][sonidos.get(&quot;t&quot;)]=0;" calcext:value-type="string">
            <text:p>matriz[sonidos.get("u")][sonidos.get("t")]=0;</text:p>
          </table:table-cell>
          <table:table-cell table:formula="of:=CONCATENATE(&quot;matriz[sonidos.get(&quot;&quot;&quot;;[.$A25];&quot;&quot;&quot;)][sonidos.get(&quot;&quot;&quot;;[.$Y$1];&quot;&quot;&quot;)]=&quot;;[.Y25];&quot;;&quot;;)" office:value-type="string" office:string-value="matriz[sonidos.get(&quot;u&quot;)][sonidos.get(&quot;u&quot;)]=1;" calcext:value-type="string">
            <text:p>matriz[sonidos.get("u")][sonidos.get("u")]=1;</text:p>
          </table:table-cell>
          <table:table-cell table:formula="of:=CONCATENATE(&quot;matriz[sonidos.get(&quot;&quot;&quot;;[.$A25];&quot;&quot;&quot;)][sonidos.get(&quot;&quot;&quot;;[.$Z$1];&quot;&quot;&quot;)]=&quot;;[.Z25];&quot;;&quot;;)" office:value-type="string" office:string-value="matriz[sonidos.get(&quot;u&quot;)][sonidos.get(&quot;v&quot;)]=0.15;" calcext:value-type="string">
            <text:p>matriz[sonidos.get("u")][sonidos.get("v")]=0.15;</text:p>
          </table:table-cell>
          <table:table-cell table:formula="of:=CONCATENATE(&quot;matriz[sonidos.get(&quot;&quot;&quot;;[.$A25];&quot;&quot;&quot;)][sonidos.get(&quot;&quot;&quot;;[.$AA$1];&quot;&quot;&quot;)]=&quot;;[.AA25];&quot;;&quot;;)" office:value-type="string" office:string-value="matriz[sonidos.get(&quot;u&quot;)][sonidos.get(&quot;w&quot;)]=0.25;" calcext:value-type="string">
            <text:p>matriz[sonidos.get("u")][sonidos.get("w")]=0.25;</text:p>
          </table:table-cell>
          <table:table-cell table:formula="of:=CONCATENATE(&quot;matriz[sonidos.get(&quot;&quot;&quot;;[.$A25];&quot;&quot;&quot;)][sonidos.get(&quot;&quot;&quot;;[.$AB$1];&quot;&quot;&quot;)]=&quot;;[.AB25];&quot;;&quot;;)" office:value-type="string" office:string-value="matriz[sonidos.get(&quot;u&quot;)][sonidos.get(&quot;x&quot;)]=0;" calcext:value-type="string">
            <text:p>matriz[sonidos.get("u")][sonidos.get("x")]=0;</text:p>
          </table:table-cell>
          <table:table-cell table:formula="of:=CONCATENATE(&quot;matriz[sonidos.get(&quot;&quot;&quot;;[.$A25];&quot;&quot;&quot;)][sonidos.get(&quot;&quot;&quot;;[.$AC$1];&quot;&quot;&quot;)]=&quot;;[.AC25];&quot;;&quot;;)" office:value-type="string" office:string-value="matriz[sonidos.get(&quot;u&quot;)][sonidos.get(&quot;y&quot;)]=0;" calcext:value-type="string">
            <text:p>matriz[sonidos.get("u")][sonidos.get("y")]=0;</text:p>
          </table:table-cell>
          <table:table-cell table:formula="of:=CONCATENATE(&quot;matriz[sonidos.get(&quot;&quot;&quot;;[.$A25];&quot;&quot;&quot;)][sonidos.get(&quot;&quot;&quot;;[.$AD$1];&quot;&quot;&quot;)]=&quot;;[.AD25];&quot;;&quot;;)" office:value-type="string" office:string-value="matriz[sonidos.get(&quot;u&quot;)][sonidos.get(&quot;z&quot;)]=0;" calcext:value-type="string">
            <text:p>matriz[sonidos.get("u")][sonidos.get("z")]=0;</text:p>
          </table:table-cell>
          <table:table-cell table:formula="of:=CONCATENATE(&quot;matriz[sonidos.get(&quot;&quot;&quot;;[.$A25];&quot;&quot;&quot;)][sonidos.get(&quot;&quot;&quot;;[.$AE$1];&quot;&quot;&quot;)]=&quot;;[.AE25];&quot;;&quot;;)" office:value-type="string" office:string-value="matriz[sonidos.get(&quot;u&quot;)][sonidos.get(&quot;á&quot;)]=0;" calcext:value-type="string">
            <text:p>matriz[sonidos.get("u")][sonidos.get("á")]=0;</text:p>
          </table:table-cell>
          <table:table-cell table:formula="of:=CONCATENATE(&quot;matriz[sonidos.get(&quot;&quot;&quot;;[.$A25];&quot;&quot;&quot;)][sonidos.get(&quot;&quot;&quot;;[.$AF$1];&quot;&quot;&quot;)]=&quot;;[.AF25];&quot;;&quot;;)" office:value-type="string" office:string-value="matriz[sonidos.get(&quot;u&quot;)][sonidos.get(&quot;é&quot;)]=0;" calcext:value-type="string">
            <text:p>matriz[sonidos.get("u")][sonidos.get("é")]=0;</text:p>
          </table:table-cell>
          <table:table-cell table:formula="of:=CONCATENATE(&quot;matriz[sonidos.get(&quot;&quot;&quot;;[.$A25];&quot;&quot;&quot;)][sonidos.get(&quot;&quot;&quot;;[.$AG$1];&quot;&quot;&quot;)]=&quot;;[.AG25];&quot;;&quot;;)" office:value-type="string" office:string-value="matriz[sonidos.get(&quot;u&quot;)][sonidos.get(&quot;í&quot;)]=0;" calcext:value-type="string">
            <text:p>matriz[sonidos.get("u")][sonidos.get("í")]=0;</text:p>
          </table:table-cell>
          <table:table-cell table:formula="of:=CONCATENATE(&quot;matriz[sonidos.get(&quot;&quot;&quot;;[.$A25];&quot;&quot;&quot;)][sonidos.get(&quot;&quot;&quot;;[.$AH$1];&quot;&quot;&quot;)]=&quot;;[.AH25];&quot;;&quot;;)" office:value-type="string" office:string-value="matriz[sonidos.get(&quot;u&quot;)][sonidos.get(&quot;ó&quot;)]=0;" calcext:value-type="string">
            <text:p>matriz[sonidos.get("u")][sonidos.get("ó")]=0;</text:p>
          </table:table-cell>
          <table:table-cell table:formula="of:=CONCATENATE(&quot;matriz[sonidos.get(&quot;&quot;&quot;;[.$A25];&quot;&quot;&quot;)][sonidos.get(&quot;&quot;&quot;;[.$AI$1];&quot;&quot;&quot;)]=&quot;;[.AI25];&quot;;&quot;;)" office:value-type="string" office:string-value="matriz[sonidos.get(&quot;u&quot;)][sonidos.get(&quot;ú&quot;)]=0;" calcext:value-type="string">
            <text:p>matriz[sonidos.get("u")][sonidos.get("ú")]=0;</text:p>
          </table:table-cell>
          <table:table-cell table:formula="of:=CONCATENATE(&quot;matriz[sonidos.get(&quot;&quot;&quot;;[.$A25];&quot;&quot;&quot;)][sonidos.get(&quot;&quot;&quot;;[.$AJ$1];&quot;&quot;&quot;)]=&quot;;[.AJ25];&quot;;&quot;;)" office:value-type="string" office:string-value="matriz[sonidos.get(&quot;u&quot;)][sonidos.get(&quot;ü&quot;)]=0;" calcext:value-type="string">
            <text:p>matriz[sonidos.get("u")][sonidos.get("ü")]=0;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0.15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formula="of:=CONCATENATE(&quot;matriz[sonidos.get(&quot;&quot;&quot;;[.A26];&quot;&quot;&quot;)][sonidos.get(&quot;&quot;&quot;;[.$B$1];&quot;&quot;&quot;)]=&quot;;[.B26];&quot;;&quot;;)" office:value-type="string" office:string-value="matriz[sonidos.get(&quot;v&quot;)][sonidos.get(&quot;a&quot;)]=0;" calcext:value-type="string">
            <text:p>matriz[sonidos.get("v")][sonidos.get("a")]=0;</text:p>
          </table:table-cell>
          <table:table-cell table:formula="of:=CONCATENATE(&quot;matriz[sonidos.get(&quot;&quot;&quot;;[.$A26];&quot;&quot;&quot;)][sonidos.get(&quot;&quot;&quot;;[.$C$1];&quot;&quot;&quot;)]=&quot;;[.C26];&quot;;&quot;;)" office:value-type="string" office:string-value="matriz[sonidos.get(&quot;v&quot;)][sonidos.get(&quot;b&quot;)]=1;" calcext:value-type="string">
            <text:p>matriz[sonidos.get("v")][sonidos.get("b")]=1;</text:p>
          </table:table-cell>
          <table:table-cell table:formula="of:=CONCATENATE(&quot;matriz[sonidos.get(&quot;&quot;&quot;;[.$A26];&quot;&quot;&quot;)][sonidos.get(&quot;&quot;&quot;;[.$D$1];&quot;&quot;&quot;)]=&quot;;[.D26];&quot;;&quot;;)" office:value-type="string" office:string-value="matriz[sonidos.get(&quot;v&quot;)][sonidos.get(&quot;c&quot;)]=0;" calcext:value-type="string">
            <text:p>matriz[sonidos.get("v")][sonidos.get("c")]=0;</text:p>
          </table:table-cell>
          <table:table-cell table:formula="of:=CONCATENATE(&quot;matriz[sonidos.get(&quot;&quot;&quot;;[.$A26];&quot;&quot;&quot;)][sonidos.get(&quot;&quot;&quot;;[.$E$1];&quot;&quot;&quot;)]=&quot;;[.E26];&quot;;&quot;;)" office:value-type="string" office:string-value="matriz[sonidos.get(&quot;v&quot;)][sonidos.get(&quot;ch&quot;)]=0;" calcext:value-type="string">
            <text:p>matriz[sonidos.get("v")][sonidos.get("ch")]=0;</text:p>
          </table:table-cell>
          <table:table-cell table:formula="of:=CONCATENATE(&quot;matriz[sonidos.get(&quot;&quot;&quot;;[.$A26];&quot;&quot;&quot;)][sonidos.get(&quot;&quot;&quot;;[.$F$1];&quot;&quot;&quot;)]=&quot;;[.F26];&quot;;&quot;;)" office:value-type="string" office:string-value="matriz[sonidos.get(&quot;v&quot;)][sonidos.get(&quot;d&quot;)]=0;" calcext:value-type="string">
            <text:p>matriz[sonidos.get("v")][sonidos.get("d")]=0;</text:p>
          </table:table-cell>
          <table:table-cell table:formula="of:=CONCATENATE(&quot;matriz[sonidos.get(&quot;&quot;&quot;;[.$A26];&quot;&quot;&quot;)][sonidos.get(&quot;&quot;&quot;;[.$G$1];&quot;&quot;&quot;)]=&quot;;[.G26];&quot;;&quot;;)" office:value-type="string" office:string-value="matriz[sonidos.get(&quot;v&quot;)][sonidos.get(&quot;e&quot;)]=0;" calcext:value-type="string">
            <text:p>matriz[sonidos.get("v")][sonidos.get("e")]=0;</text:p>
          </table:table-cell>
          <table:table-cell table:formula="of:=CONCATENATE(&quot;matriz[sonidos.get(&quot;&quot;&quot;;[.$A26];&quot;&quot;&quot;)][sonidos.get(&quot;&quot;&quot;;[.$H$1];&quot;&quot;&quot;)]=&quot;;[.H26];&quot;;&quot;;)" office:value-type="string" office:string-value="matriz[sonidos.get(&quot;v&quot;)][sonidos.get(&quot;f&quot;)]=0;" calcext:value-type="string">
            <text:p>matriz[sonidos.get("v")][sonidos.get("f")]=0;</text:p>
          </table:table-cell>
          <table:table-cell table:formula="of:=CONCATENATE(&quot;matriz[sonidos.get(&quot;&quot;&quot;;[.$A26];&quot;&quot;&quot;)][sonidos.get(&quot;&quot;&quot;;[.$I$1];&quot;&quot;&quot;)]=&quot;;[.I26];&quot;;&quot;;)" office:value-type="string" office:string-value="matriz[sonidos.get(&quot;v&quot;)][sonidos.get(&quot;g&quot;)]=0;" calcext:value-type="string">
            <text:p>matriz[sonidos.get("v")][sonidos.get("g")]=0;</text:p>
          </table:table-cell>
          <table:table-cell table:formula="of:=CONCATENATE(&quot;matriz[sonidos.get(&quot;&quot;&quot;;[.$A26];&quot;&quot;&quot;)][sonidos.get(&quot;&quot;&quot;;[.$J$1];&quot;&quot;&quot;)]=&quot;;[.J26];&quot;;&quot;;)" office:value-type="string" office:string-value="matriz[sonidos.get(&quot;v&quot;)][sonidos.get(&quot;h&quot;)]=0;" calcext:value-type="string">
            <text:p>matriz[sonidos.get("v")][sonidos.get("h")]=0;</text:p>
          </table:table-cell>
          <table:table-cell table:formula="of:=CONCATENATE(&quot;matriz[sonidos.get(&quot;&quot;&quot;;[.$A26];&quot;&quot;&quot;)][sonidos.get(&quot;&quot;&quot;;[.$K$1];&quot;&quot;&quot;)]=&quot;;[.K26];&quot;;&quot;;)" office:value-type="string" office:string-value="matriz[sonidos.get(&quot;v&quot;)][sonidos.get(&quot;i&quot;)]=0;" calcext:value-type="string">
            <text:p>matriz[sonidos.get("v")][sonidos.get("i")]=0;</text:p>
          </table:table-cell>
          <table:table-cell table:formula="of:=CONCATENATE(&quot;matriz[sonidos.get(&quot;&quot;&quot;;[.$A26];&quot;&quot;&quot;)][sonidos.get(&quot;&quot;&quot;;[.$L$1];&quot;&quot;&quot;)]=&quot;;[.L26];&quot;;&quot;;)" office:value-type="string" office:string-value="matriz[sonidos.get(&quot;v&quot;)][sonidos.get(&quot;j&quot;)]=0;" calcext:value-type="string">
            <text:p>matriz[sonidos.get("v")][sonidos.get("j")]=0;</text:p>
          </table:table-cell>
          <table:table-cell table:formula="of:=CONCATENATE(&quot;matriz[sonidos.get(&quot;&quot;&quot;;[.$A26];&quot;&quot;&quot;)][sonidos.get(&quot;&quot;&quot;;[.$M$1];&quot;&quot;&quot;)]=&quot;;[.M26];&quot;;&quot;;)" office:value-type="string" office:string-value="matriz[sonidos.get(&quot;v&quot;)][sonidos.get(&quot;k&quot;)]=0;" calcext:value-type="string">
            <text:p>matriz[sonidos.get("v")][sonidos.get("k")]=0;</text:p>
          </table:table-cell>
          <table:table-cell table:formula="of:=CONCATENATE(&quot;matriz[sonidos.get(&quot;&quot;&quot;;[.$A26];&quot;&quot;&quot;)][sonidos.get(&quot;&quot;&quot;;[.$N$1];&quot;&quot;&quot;)]=&quot;;[.N26];&quot;;&quot;;)" office:value-type="string" office:string-value="matriz[sonidos.get(&quot;v&quot;)][sonidos.get(&quot;l&quot;)]=0;" calcext:value-type="string">
            <text:p>matriz[sonidos.get("v")][sonidos.get("l")]=0;</text:p>
          </table:table-cell>
          <table:table-cell table:formula="of:=CONCATENATE(&quot;matriz[sonidos.get(&quot;&quot;&quot;;[.$A26];&quot;&quot;&quot;)][sonidos.get(&quot;&quot;&quot;;[.$O$1];&quot;&quot;&quot;)]=&quot;;[.O26];&quot;;&quot;;)" office:value-type="string" office:string-value="matriz[sonidos.get(&quot;v&quot;)][sonidos.get(&quot;ll&quot;)]=0;" calcext:value-type="string">
            <text:p>matriz[sonidos.get("v")][sonidos.get("ll")]=0;</text:p>
          </table:table-cell>
          <table:table-cell table:formula="of:=CONCATENATE(&quot;matriz[sonidos.get(&quot;&quot;&quot;;[.$A26];&quot;&quot;&quot;)][sonidos.get(&quot;&quot;&quot;;[.$P$1];&quot;&quot;&quot;)]=&quot;;[.P26];&quot;;&quot;;)" office:value-type="string" office:string-value="matriz[sonidos.get(&quot;v&quot;)][sonidos.get(&quot;m&quot;)]=0;" calcext:value-type="string">
            <text:p>matriz[sonidos.get("v")][sonidos.get("m")]=0;</text:p>
          </table:table-cell>
          <table:table-cell table:formula="of:=CONCATENATE(&quot;matriz[sonidos.get(&quot;&quot;&quot;;[.$A26];&quot;&quot;&quot;)][sonidos.get(&quot;&quot;&quot;;[.$Q$1];&quot;&quot;&quot;)]=&quot;;[.Q26];&quot;;&quot;;)" office:value-type="string" office:string-value="matriz[sonidos.get(&quot;v&quot;)][sonidos.get(&quot;n&quot;)]=0;" calcext:value-type="string">
            <text:p>matriz[sonidos.get("v")][sonidos.get("n")]=0;</text:p>
          </table:table-cell>
          <table:table-cell table:formula="of:=CONCATENATE(&quot;matriz[sonidos.get(&quot;&quot;&quot;;[.$A26];&quot;&quot;&quot;)][sonidos.get(&quot;&quot;&quot;;[.$R$1];&quot;&quot;&quot;)]=&quot;;[.R26];&quot;;&quot;;)" office:value-type="string" office:string-value="matriz[sonidos.get(&quot;v&quot;)][sonidos.get(&quot;ñ&quot;)]=0;" calcext:value-type="string">
            <text:p>matriz[sonidos.get("v")][sonidos.get("ñ")]=0;</text:p>
          </table:table-cell>
          <table:table-cell table:formula="of:=CONCATENATE(&quot;matriz[sonidos.get(&quot;&quot;&quot;;[.$A26];&quot;&quot;&quot;)][sonidos.get(&quot;&quot;&quot;;[.$S$1];&quot;&quot;&quot;)]=&quot;;[.S26];&quot;;&quot;;)" office:value-type="string" office:string-value="matriz[sonidos.get(&quot;v&quot;)][sonidos.get(&quot;o&quot;)]=0;" calcext:value-type="string">
            <text:p>matriz[sonidos.get("v")][sonidos.get("o")]=0;</text:p>
          </table:table-cell>
          <table:table-cell table:formula="of:=CONCATENATE(&quot;matriz[sonidos.get(&quot;&quot;&quot;;[.$A26];&quot;&quot;&quot;)][sonidos.get(&quot;&quot;&quot;;[.$T$1];&quot;&quot;&quot;)]=&quot;;[.T26];&quot;;&quot;;)" office:value-type="string" office:string-value="matriz[sonidos.get(&quot;v&quot;)][sonidos.get(&quot;p&quot;)]=0;" calcext:value-type="string">
            <text:p>matriz[sonidos.get("v")][sonidos.get("p")]=0;</text:p>
          </table:table-cell>
          <table:table-cell table:formula="of:=CONCATENATE(&quot;matriz[sonidos.get(&quot;&quot;&quot;;[.$A26];&quot;&quot;&quot;)][sonidos.get(&quot;&quot;&quot;;[.$U$1];&quot;&quot;&quot;)]=&quot;;[.U26];&quot;;&quot;;)" office:value-type="string" office:string-value="matriz[sonidos.get(&quot;v&quot;)][sonidos.get(&quot;q&quot;)]=0;" calcext:value-type="string">
            <text:p>matriz[sonidos.get("v")][sonidos.get("q")]=0;</text:p>
          </table:table-cell>
          <table:table-cell table:formula="of:=CONCATENATE(&quot;matriz[sonidos.get(&quot;&quot;&quot;;[.$A26];&quot;&quot;&quot;)][sonidos.get(&quot;&quot;&quot;;[.$V$1];&quot;&quot;&quot;)]=&quot;;[.V26];&quot;;&quot;;)" office:value-type="string" office:string-value="matriz[sonidos.get(&quot;v&quot;)][sonidos.get(&quot;r&quot;)]=0;" calcext:value-type="string">
            <text:p>matriz[sonidos.get("v")][sonidos.get("r")]=0;</text:p>
          </table:table-cell>
          <table:table-cell table:formula="of:=CONCATENATE(&quot;matriz[sonidos.get(&quot;&quot;&quot;;[.$A26];&quot;&quot;&quot;)][sonidos.get(&quot;&quot;&quot;;[.$W$1];&quot;&quot;&quot;)]=&quot;;[.W26];&quot;;&quot;;)" office:value-type="string" office:string-value="matriz[sonidos.get(&quot;v&quot;)][sonidos.get(&quot;s&quot;)]=0;" calcext:value-type="string">
            <text:p>matriz[sonidos.get("v")][sonidos.get("s")]=0;</text:p>
          </table:table-cell>
          <table:table-cell table:formula="of:=CONCATENATE(&quot;matriz[sonidos.get(&quot;&quot;&quot;;[.$A26];&quot;&quot;&quot;)][sonidos.get(&quot;&quot;&quot;;[.$X$1];&quot;&quot;&quot;)]=&quot;;[.X26];&quot;;&quot;;)" office:value-type="string" office:string-value="matriz[sonidos.get(&quot;v&quot;)][sonidos.get(&quot;t&quot;)]=0;" calcext:value-type="string">
            <text:p>matriz[sonidos.get("v")][sonidos.get("t")]=0;</text:p>
          </table:table-cell>
          <table:table-cell table:formula="of:=CONCATENATE(&quot;matriz[sonidos.get(&quot;&quot;&quot;;[.$A26];&quot;&quot;&quot;)][sonidos.get(&quot;&quot;&quot;;[.$Y$1];&quot;&quot;&quot;)]=&quot;;[.Y26];&quot;;&quot;;)" office:value-type="string" office:string-value="matriz[sonidos.get(&quot;v&quot;)][sonidos.get(&quot;u&quot;)]=0.15;" calcext:value-type="string">
            <text:p>matriz[sonidos.get("v")][sonidos.get("u")]=0.15;</text:p>
          </table:table-cell>
          <table:table-cell table:formula="of:=CONCATENATE(&quot;matriz[sonidos.get(&quot;&quot;&quot;;[.$A26];&quot;&quot;&quot;)][sonidos.get(&quot;&quot;&quot;;[.$Z$1];&quot;&quot;&quot;)]=&quot;;[.Z26];&quot;;&quot;;)" office:value-type="string" office:string-value="matriz[sonidos.get(&quot;v&quot;)][sonidos.get(&quot;v&quot;)]=1;" calcext:value-type="string">
            <text:p>matriz[sonidos.get("v")][sonidos.get("v")]=1;</text:p>
          </table:table-cell>
          <table:table-cell table:formula="of:=CONCATENATE(&quot;matriz[sonidos.get(&quot;&quot;&quot;;[.$A26];&quot;&quot;&quot;)][sonidos.get(&quot;&quot;&quot;;[.$AA$1];&quot;&quot;&quot;)]=&quot;;[.AA26];&quot;;&quot;;)" office:value-type="string" office:string-value="matriz[sonidos.get(&quot;v&quot;)][sonidos.get(&quot;w&quot;)]=0;" calcext:value-type="string">
            <text:p>matriz[sonidos.get("v")][sonidos.get("w")]=0;</text:p>
          </table:table-cell>
          <table:table-cell table:formula="of:=CONCATENATE(&quot;matriz[sonidos.get(&quot;&quot;&quot;;[.$A26];&quot;&quot;&quot;)][sonidos.get(&quot;&quot;&quot;;[.$AB$1];&quot;&quot;&quot;)]=&quot;;[.AB26];&quot;;&quot;;)" office:value-type="string" office:string-value="matriz[sonidos.get(&quot;v&quot;)][sonidos.get(&quot;x&quot;)]=0;" calcext:value-type="string">
            <text:p>matriz[sonidos.get("v")][sonidos.get("x")]=0;</text:p>
          </table:table-cell>
          <table:table-cell table:formula="of:=CONCATENATE(&quot;matriz[sonidos.get(&quot;&quot;&quot;;[.$A26];&quot;&quot;&quot;)][sonidos.get(&quot;&quot;&quot;;[.$AC$1];&quot;&quot;&quot;)]=&quot;;[.AC26];&quot;;&quot;;)" office:value-type="string" office:string-value="matriz[sonidos.get(&quot;v&quot;)][sonidos.get(&quot;y&quot;)]=0;" calcext:value-type="string">
            <text:p>matriz[sonidos.get("v")][sonidos.get("y")]=0;</text:p>
          </table:table-cell>
          <table:table-cell table:formula="of:=CONCATENATE(&quot;matriz[sonidos.get(&quot;&quot;&quot;;[.$A26];&quot;&quot;&quot;)][sonidos.get(&quot;&quot;&quot;;[.$AD$1];&quot;&quot;&quot;)]=&quot;;[.AD26];&quot;;&quot;;)" office:value-type="string" office:string-value="matriz[sonidos.get(&quot;v&quot;)][sonidos.get(&quot;z&quot;)]=0;" calcext:value-type="string">
            <text:p>matriz[sonidos.get("v")][sonidos.get("z")]=0;</text:p>
          </table:table-cell>
          <table:table-cell table:formula="of:=CONCATENATE(&quot;matriz[sonidos.get(&quot;&quot;&quot;;[.$A26];&quot;&quot;&quot;)][sonidos.get(&quot;&quot;&quot;;[.$AE$1];&quot;&quot;&quot;)]=&quot;;[.AE26];&quot;;&quot;;)" office:value-type="string" office:string-value="matriz[sonidos.get(&quot;v&quot;)][sonidos.get(&quot;á&quot;)]=0;" calcext:value-type="string">
            <text:p>matriz[sonidos.get("v")][sonidos.get("á")]=0;</text:p>
          </table:table-cell>
          <table:table-cell table:formula="of:=CONCATENATE(&quot;matriz[sonidos.get(&quot;&quot;&quot;;[.$A26];&quot;&quot;&quot;)][sonidos.get(&quot;&quot;&quot;;[.$AF$1];&quot;&quot;&quot;)]=&quot;;[.AF26];&quot;;&quot;;)" office:value-type="string" office:string-value="matriz[sonidos.get(&quot;v&quot;)][sonidos.get(&quot;é&quot;)]=0;" calcext:value-type="string">
            <text:p>matriz[sonidos.get("v")][sonidos.get("é")]=0;</text:p>
          </table:table-cell>
          <table:table-cell table:formula="of:=CONCATENATE(&quot;matriz[sonidos.get(&quot;&quot;&quot;;[.$A26];&quot;&quot;&quot;)][sonidos.get(&quot;&quot;&quot;;[.$AG$1];&quot;&quot;&quot;)]=&quot;;[.AG26];&quot;;&quot;;)" office:value-type="string" office:string-value="matriz[sonidos.get(&quot;v&quot;)][sonidos.get(&quot;í&quot;)]=0;" calcext:value-type="string">
            <text:p>matriz[sonidos.get("v")][sonidos.get("í")]=0;</text:p>
          </table:table-cell>
          <table:table-cell table:formula="of:=CONCATENATE(&quot;matriz[sonidos.get(&quot;&quot;&quot;;[.$A26];&quot;&quot;&quot;)][sonidos.get(&quot;&quot;&quot;;[.$AH$1];&quot;&quot;&quot;)]=&quot;;[.AH26];&quot;;&quot;;)" office:value-type="string" office:string-value="matriz[sonidos.get(&quot;v&quot;)][sonidos.get(&quot;ó&quot;)]=0;" calcext:value-type="string">
            <text:p>matriz[sonidos.get("v")][sonidos.get("ó")]=0;</text:p>
          </table:table-cell>
          <table:table-cell table:formula="of:=CONCATENATE(&quot;matriz[sonidos.get(&quot;&quot;&quot;;[.$A26];&quot;&quot;&quot;)][sonidos.get(&quot;&quot;&quot;;[.$AI$1];&quot;&quot;&quot;)]=&quot;;[.AI26];&quot;;&quot;;)" office:value-type="string" office:string-value="matriz[sonidos.get(&quot;v&quot;)][sonidos.get(&quot;ú&quot;)]=0;" calcext:value-type="string">
            <text:p>matriz[sonidos.get("v")][sonidos.get("ú")]=0;</text:p>
          </table:table-cell>
          <table:table-cell table:formula="of:=CONCATENATE(&quot;matriz[sonidos.get(&quot;&quot;&quot;;[.$A26];&quot;&quot;&quot;)][sonidos.get(&quot;&quot;&quot;;[.$AJ$1];&quot;&quot;&quot;)]=&quot;;[.AJ26];&quot;;&quot;;)" office:value-type="string" office:string-value="matriz[sonidos.get(&quot;v&quot;)][sonidos.get(&quot;ü&quot;)]=0;" calcext:value-type="string">
            <text:p>matriz[sonidos.get("v")][sonidos.get("ü")]=0;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CONCATENATE(&quot;matriz[sonidos.get(&quot;&quot;&quot;;[.A27];&quot;&quot;&quot;)][sonidos.get(&quot;&quot;&quot;;[.$B$1];&quot;&quot;&quot;)]=&quot;;[.B27];&quot;;&quot;;)" office:value-type="string" office:string-value="matriz[sonidos.get(&quot;w&quot;)][sonidos.get(&quot;a&quot;)]=0;" calcext:value-type="string">
            <text:p>matriz[sonidos.get("w")][sonidos.get("a")]=0;</text:p>
          </table:table-cell>
          <table:table-cell table:formula="of:=CONCATENATE(&quot;matriz[sonidos.get(&quot;&quot;&quot;;[.$A27];&quot;&quot;&quot;)][sonidos.get(&quot;&quot;&quot;;[.$C$1];&quot;&quot;&quot;)]=&quot;;[.C27];&quot;;&quot;;)" office:value-type="string" office:string-value="matriz[sonidos.get(&quot;w&quot;)][sonidos.get(&quot;b&quot;)]=0;" calcext:value-type="string">
            <text:p>matriz[sonidos.get("w")][sonidos.get("b")]=0;</text:p>
          </table:table-cell>
          <table:table-cell table:formula="of:=CONCATENATE(&quot;matriz[sonidos.get(&quot;&quot;&quot;;[.$A27];&quot;&quot;&quot;)][sonidos.get(&quot;&quot;&quot;;[.$D$1];&quot;&quot;&quot;)]=&quot;;[.D27];&quot;;&quot;;)" office:value-type="string" office:string-value="matriz[sonidos.get(&quot;w&quot;)][sonidos.get(&quot;c&quot;)]=0;" calcext:value-type="string">
            <text:p>matriz[sonidos.get("w")][sonidos.get("c")]=0;</text:p>
          </table:table-cell>
          <table:table-cell table:formula="of:=CONCATENATE(&quot;matriz[sonidos.get(&quot;&quot;&quot;;[.$A27];&quot;&quot;&quot;)][sonidos.get(&quot;&quot;&quot;;[.$E$1];&quot;&quot;&quot;)]=&quot;;[.E27];&quot;;&quot;;)" office:value-type="string" office:string-value="matriz[sonidos.get(&quot;w&quot;)][sonidos.get(&quot;ch&quot;)]=0;" calcext:value-type="string">
            <text:p>matriz[sonidos.get("w")][sonidos.get("ch")]=0;</text:p>
          </table:table-cell>
          <table:table-cell table:formula="of:=CONCATENATE(&quot;matriz[sonidos.get(&quot;&quot;&quot;;[.$A27];&quot;&quot;&quot;)][sonidos.get(&quot;&quot;&quot;;[.$F$1];&quot;&quot;&quot;)]=&quot;;[.F27];&quot;;&quot;;)" office:value-type="string" office:string-value="matriz[sonidos.get(&quot;w&quot;)][sonidos.get(&quot;d&quot;)]=0;" calcext:value-type="string">
            <text:p>matriz[sonidos.get("w")][sonidos.get("d")]=0;</text:p>
          </table:table-cell>
          <table:table-cell table:formula="of:=CONCATENATE(&quot;matriz[sonidos.get(&quot;&quot;&quot;;[.$A27];&quot;&quot;&quot;)][sonidos.get(&quot;&quot;&quot;;[.$G$1];&quot;&quot;&quot;)]=&quot;;[.G27];&quot;;&quot;;)" office:value-type="string" office:string-value="matriz[sonidos.get(&quot;w&quot;)][sonidos.get(&quot;e&quot;)]=0;" calcext:value-type="string">
            <text:p>matriz[sonidos.get("w")][sonidos.get("e")]=0;</text:p>
          </table:table-cell>
          <table:table-cell table:formula="of:=CONCATENATE(&quot;matriz[sonidos.get(&quot;&quot;&quot;;[.$A27];&quot;&quot;&quot;)][sonidos.get(&quot;&quot;&quot;;[.$H$1];&quot;&quot;&quot;)]=&quot;;[.H27];&quot;;&quot;;)" office:value-type="string" office:string-value="matriz[sonidos.get(&quot;w&quot;)][sonidos.get(&quot;f&quot;)]=0;" calcext:value-type="string">
            <text:p>matriz[sonidos.get("w")][sonidos.get("f")]=0;</text:p>
          </table:table-cell>
          <table:table-cell table:formula="of:=CONCATENATE(&quot;matriz[sonidos.get(&quot;&quot;&quot;;[.$A27];&quot;&quot;&quot;)][sonidos.get(&quot;&quot;&quot;;[.$I$1];&quot;&quot;&quot;)]=&quot;;[.I27];&quot;;&quot;;)" office:value-type="string" office:string-value="matriz[sonidos.get(&quot;w&quot;)][sonidos.get(&quot;g&quot;)]=0;" calcext:value-type="string">
            <text:p>matriz[sonidos.get("w")][sonidos.get("g")]=0;</text:p>
          </table:table-cell>
          <table:table-cell table:formula="of:=CONCATENATE(&quot;matriz[sonidos.get(&quot;&quot;&quot;;[.$A27];&quot;&quot;&quot;)][sonidos.get(&quot;&quot;&quot;;[.$J$1];&quot;&quot;&quot;)]=&quot;;[.J27];&quot;;&quot;;)" office:value-type="string" office:string-value="matriz[sonidos.get(&quot;w&quot;)][sonidos.get(&quot;h&quot;)]=0;" calcext:value-type="string">
            <text:p>matriz[sonidos.get("w")][sonidos.get("h")]=0;</text:p>
          </table:table-cell>
          <table:table-cell table:formula="of:=CONCATENATE(&quot;matriz[sonidos.get(&quot;&quot;&quot;;[.$A27];&quot;&quot;&quot;)][sonidos.get(&quot;&quot;&quot;;[.$K$1];&quot;&quot;&quot;)]=&quot;;[.K27];&quot;;&quot;;)" office:value-type="string" office:string-value="matriz[sonidos.get(&quot;w&quot;)][sonidos.get(&quot;i&quot;)]=0;" calcext:value-type="string">
            <text:p>matriz[sonidos.get("w")][sonidos.get("i")]=0;</text:p>
          </table:table-cell>
          <table:table-cell table:formula="of:=CONCATENATE(&quot;matriz[sonidos.get(&quot;&quot;&quot;;[.$A27];&quot;&quot;&quot;)][sonidos.get(&quot;&quot;&quot;;[.$L$1];&quot;&quot;&quot;)]=&quot;;[.L27];&quot;;&quot;;)" office:value-type="string" office:string-value="matriz[sonidos.get(&quot;w&quot;)][sonidos.get(&quot;j&quot;)]=0;" calcext:value-type="string">
            <text:p>matriz[sonidos.get("w")][sonidos.get("j")]=0;</text:p>
          </table:table-cell>
          <table:table-cell table:formula="of:=CONCATENATE(&quot;matriz[sonidos.get(&quot;&quot;&quot;;[.$A27];&quot;&quot;&quot;)][sonidos.get(&quot;&quot;&quot;;[.$M$1];&quot;&quot;&quot;)]=&quot;;[.M27];&quot;;&quot;;)" office:value-type="string" office:string-value="matriz[sonidos.get(&quot;w&quot;)][sonidos.get(&quot;k&quot;)]=0;" calcext:value-type="string">
            <text:p>matriz[sonidos.get("w")][sonidos.get("k")]=0;</text:p>
          </table:table-cell>
          <table:table-cell table:formula="of:=CONCATENATE(&quot;matriz[sonidos.get(&quot;&quot;&quot;;[.$A27];&quot;&quot;&quot;)][sonidos.get(&quot;&quot;&quot;;[.$N$1];&quot;&quot;&quot;)]=&quot;;[.N27];&quot;;&quot;;)" office:value-type="string" office:string-value="matriz[sonidos.get(&quot;w&quot;)][sonidos.get(&quot;l&quot;)]=0;" calcext:value-type="string">
            <text:p>matriz[sonidos.get("w")][sonidos.get("l")]=0;</text:p>
          </table:table-cell>
          <table:table-cell table:formula="of:=CONCATENATE(&quot;matriz[sonidos.get(&quot;&quot;&quot;;[.$A27];&quot;&quot;&quot;)][sonidos.get(&quot;&quot;&quot;;[.$O$1];&quot;&quot;&quot;)]=&quot;;[.O27];&quot;;&quot;;)" office:value-type="string" office:string-value="matriz[sonidos.get(&quot;w&quot;)][sonidos.get(&quot;ll&quot;)]=0;" calcext:value-type="string">
            <text:p>matriz[sonidos.get("w")][sonidos.get("ll")]=0;</text:p>
          </table:table-cell>
          <table:table-cell table:formula="of:=CONCATENATE(&quot;matriz[sonidos.get(&quot;&quot;&quot;;[.$A27];&quot;&quot;&quot;)][sonidos.get(&quot;&quot;&quot;;[.$P$1];&quot;&quot;&quot;)]=&quot;;[.P27];&quot;;&quot;;)" office:value-type="string" office:string-value="matriz[sonidos.get(&quot;w&quot;)][sonidos.get(&quot;m&quot;)]=0;" calcext:value-type="string">
            <text:p>matriz[sonidos.get("w")][sonidos.get("m")]=0;</text:p>
          </table:table-cell>
          <table:table-cell table:formula="of:=CONCATENATE(&quot;matriz[sonidos.get(&quot;&quot;&quot;;[.$A27];&quot;&quot;&quot;)][sonidos.get(&quot;&quot;&quot;;[.$Q$1];&quot;&quot;&quot;)]=&quot;;[.Q27];&quot;;&quot;;)" office:value-type="string" office:string-value="matriz[sonidos.get(&quot;w&quot;)][sonidos.get(&quot;n&quot;)]=0;" calcext:value-type="string">
            <text:p>matriz[sonidos.get("w")][sonidos.get("n")]=0;</text:p>
          </table:table-cell>
          <table:table-cell table:formula="of:=CONCATENATE(&quot;matriz[sonidos.get(&quot;&quot;&quot;;[.$A27];&quot;&quot;&quot;)][sonidos.get(&quot;&quot;&quot;;[.$R$1];&quot;&quot;&quot;)]=&quot;;[.R27];&quot;;&quot;;)" office:value-type="string" office:string-value="matriz[sonidos.get(&quot;w&quot;)][sonidos.get(&quot;ñ&quot;)]=0;" calcext:value-type="string">
            <text:p>matriz[sonidos.get("w")][sonidos.get("ñ")]=0;</text:p>
          </table:table-cell>
          <table:table-cell table:formula="of:=CONCATENATE(&quot;matriz[sonidos.get(&quot;&quot;&quot;;[.$A27];&quot;&quot;&quot;)][sonidos.get(&quot;&quot;&quot;;[.$S$1];&quot;&quot;&quot;)]=&quot;;[.S27];&quot;;&quot;;)" office:value-type="string" office:string-value="matriz[sonidos.get(&quot;w&quot;)][sonidos.get(&quot;o&quot;)]=0;" calcext:value-type="string">
            <text:p>matriz[sonidos.get("w")][sonidos.get("o")]=0;</text:p>
          </table:table-cell>
          <table:table-cell table:formula="of:=CONCATENATE(&quot;matriz[sonidos.get(&quot;&quot;&quot;;[.$A27];&quot;&quot;&quot;)][sonidos.get(&quot;&quot;&quot;;[.$T$1];&quot;&quot;&quot;)]=&quot;;[.T27];&quot;;&quot;;)" office:value-type="string" office:string-value="matriz[sonidos.get(&quot;w&quot;)][sonidos.get(&quot;p&quot;)]=0;" calcext:value-type="string">
            <text:p>matriz[sonidos.get("w")][sonidos.get("p")]=0;</text:p>
          </table:table-cell>
          <table:table-cell table:formula="of:=CONCATENATE(&quot;matriz[sonidos.get(&quot;&quot;&quot;;[.$A27];&quot;&quot;&quot;)][sonidos.get(&quot;&quot;&quot;;[.$U$1];&quot;&quot;&quot;)]=&quot;;[.U27];&quot;;&quot;;)" office:value-type="string" office:string-value="matriz[sonidos.get(&quot;w&quot;)][sonidos.get(&quot;q&quot;)]=0;" calcext:value-type="string">
            <text:p>matriz[sonidos.get("w")][sonidos.get("q")]=0;</text:p>
          </table:table-cell>
          <table:table-cell table:formula="of:=CONCATENATE(&quot;matriz[sonidos.get(&quot;&quot;&quot;;[.$A27];&quot;&quot;&quot;)][sonidos.get(&quot;&quot;&quot;;[.$V$1];&quot;&quot;&quot;)]=&quot;;[.V27];&quot;;&quot;;)" office:value-type="string" office:string-value="matriz[sonidos.get(&quot;w&quot;)][sonidos.get(&quot;r&quot;)]=0;" calcext:value-type="string">
            <text:p>matriz[sonidos.get("w")][sonidos.get("r")]=0;</text:p>
          </table:table-cell>
          <table:table-cell table:formula="of:=CONCATENATE(&quot;matriz[sonidos.get(&quot;&quot;&quot;;[.$A27];&quot;&quot;&quot;)][sonidos.get(&quot;&quot;&quot;;[.$W$1];&quot;&quot;&quot;)]=&quot;;[.W27];&quot;;&quot;;)" office:value-type="string" office:string-value="matriz[sonidos.get(&quot;w&quot;)][sonidos.get(&quot;s&quot;)]=0;" calcext:value-type="string">
            <text:p>matriz[sonidos.get("w")][sonidos.get("s")]=0;</text:p>
          </table:table-cell>
          <table:table-cell table:formula="of:=CONCATENATE(&quot;matriz[sonidos.get(&quot;&quot;&quot;;[.$A27];&quot;&quot;&quot;)][sonidos.get(&quot;&quot;&quot;;[.$X$1];&quot;&quot;&quot;)]=&quot;;[.X27];&quot;;&quot;;)" office:value-type="string" office:string-value="matriz[sonidos.get(&quot;w&quot;)][sonidos.get(&quot;t&quot;)]=0;" calcext:value-type="string">
            <text:p>matriz[sonidos.get("w")][sonidos.get("t")]=0;</text:p>
          </table:table-cell>
          <table:table-cell table:formula="of:=CONCATENATE(&quot;matriz[sonidos.get(&quot;&quot;&quot;;[.$A27];&quot;&quot;&quot;)][sonidos.get(&quot;&quot;&quot;;[.$Y$1];&quot;&quot;&quot;)]=&quot;;[.Y27];&quot;;&quot;;)" office:value-type="string" office:string-value="matriz[sonidos.get(&quot;w&quot;)][sonidos.get(&quot;u&quot;)]=0.25;" calcext:value-type="string">
            <text:p>matriz[sonidos.get("w")][sonidos.get("u")]=0.25;</text:p>
          </table:table-cell>
          <table:table-cell table:formula="of:=CONCATENATE(&quot;matriz[sonidos.get(&quot;&quot;&quot;;[.$A27];&quot;&quot;&quot;)][sonidos.get(&quot;&quot;&quot;;[.$Z$1];&quot;&quot;&quot;)]=&quot;;[.Z27];&quot;;&quot;;)" office:value-type="string" office:string-value="matriz[sonidos.get(&quot;w&quot;)][sonidos.get(&quot;v&quot;)]=0;" calcext:value-type="string">
            <text:p>matriz[sonidos.get("w")][sonidos.get("v")]=0;</text:p>
          </table:table-cell>
          <table:table-cell table:formula="of:=CONCATENATE(&quot;matriz[sonidos.get(&quot;&quot;&quot;;[.$A27];&quot;&quot;&quot;)][sonidos.get(&quot;&quot;&quot;;[.$AA$1];&quot;&quot;&quot;)]=&quot;;[.AA27];&quot;;&quot;;)" office:value-type="string" office:string-value="matriz[sonidos.get(&quot;w&quot;)][sonidos.get(&quot;w&quot;)]=1;" calcext:value-type="string">
            <text:p>matriz[sonidos.get("w")][sonidos.get("w")]=1;</text:p>
          </table:table-cell>
          <table:table-cell table:formula="of:=CONCATENATE(&quot;matriz[sonidos.get(&quot;&quot;&quot;;[.$A27];&quot;&quot;&quot;)][sonidos.get(&quot;&quot;&quot;;[.$AB$1];&quot;&quot;&quot;)]=&quot;;[.AB27];&quot;;&quot;;)" office:value-type="string" office:string-value="matriz[sonidos.get(&quot;w&quot;)][sonidos.get(&quot;x&quot;)]=0;" calcext:value-type="string">
            <text:p>matriz[sonidos.get("w")][sonidos.get("x")]=0;</text:p>
          </table:table-cell>
          <table:table-cell table:formula="of:=CONCATENATE(&quot;matriz[sonidos.get(&quot;&quot;&quot;;[.$A27];&quot;&quot;&quot;)][sonidos.get(&quot;&quot;&quot;;[.$AC$1];&quot;&quot;&quot;)]=&quot;;[.AC27];&quot;;&quot;;)" office:value-type="string" office:string-value="matriz[sonidos.get(&quot;w&quot;)][sonidos.get(&quot;y&quot;)]=0;" calcext:value-type="string">
            <text:p>matriz[sonidos.get("w")][sonidos.get("y")]=0;</text:p>
          </table:table-cell>
          <table:table-cell table:formula="of:=CONCATENATE(&quot;matriz[sonidos.get(&quot;&quot;&quot;;[.$A27];&quot;&quot;&quot;)][sonidos.get(&quot;&quot;&quot;;[.$AD$1];&quot;&quot;&quot;)]=&quot;;[.AD27];&quot;;&quot;;)" office:value-type="string" office:string-value="matriz[sonidos.get(&quot;w&quot;)][sonidos.get(&quot;z&quot;)]=0;" calcext:value-type="string">
            <text:p>matriz[sonidos.get("w")][sonidos.get("z")]=0;</text:p>
          </table:table-cell>
          <table:table-cell table:formula="of:=CONCATENATE(&quot;matriz[sonidos.get(&quot;&quot;&quot;;[.$A27];&quot;&quot;&quot;)][sonidos.get(&quot;&quot;&quot;;[.$AE$1];&quot;&quot;&quot;)]=&quot;;[.AE27];&quot;;&quot;;)" office:value-type="string" office:string-value="matriz[sonidos.get(&quot;w&quot;)][sonidos.get(&quot;á&quot;)]=0;" calcext:value-type="string">
            <text:p>matriz[sonidos.get("w")][sonidos.get("á")]=0;</text:p>
          </table:table-cell>
          <table:table-cell table:formula="of:=CONCATENATE(&quot;matriz[sonidos.get(&quot;&quot;&quot;;[.$A27];&quot;&quot;&quot;)][sonidos.get(&quot;&quot;&quot;;[.$AF$1];&quot;&quot;&quot;)]=&quot;;[.AF27];&quot;;&quot;;)" office:value-type="string" office:string-value="matriz[sonidos.get(&quot;w&quot;)][sonidos.get(&quot;é&quot;)]=0;" calcext:value-type="string">
            <text:p>matriz[sonidos.get("w")][sonidos.get("é")]=0;</text:p>
          </table:table-cell>
          <table:table-cell table:formula="of:=CONCATENATE(&quot;matriz[sonidos.get(&quot;&quot;&quot;;[.$A27];&quot;&quot;&quot;)][sonidos.get(&quot;&quot;&quot;;[.$AG$1];&quot;&quot;&quot;)]=&quot;;[.AG27];&quot;;&quot;;)" office:value-type="string" office:string-value="matriz[sonidos.get(&quot;w&quot;)][sonidos.get(&quot;í&quot;)]=0;" calcext:value-type="string">
            <text:p>matriz[sonidos.get("w")][sonidos.get("í")]=0;</text:p>
          </table:table-cell>
          <table:table-cell table:formula="of:=CONCATENATE(&quot;matriz[sonidos.get(&quot;&quot;&quot;;[.$A27];&quot;&quot;&quot;)][sonidos.get(&quot;&quot;&quot;;[.$AH$1];&quot;&quot;&quot;)]=&quot;;[.AH27];&quot;;&quot;;)" office:value-type="string" office:string-value="matriz[sonidos.get(&quot;w&quot;)][sonidos.get(&quot;ó&quot;)]=0;" calcext:value-type="string">
            <text:p>matriz[sonidos.get("w")][sonidos.get("ó")]=0;</text:p>
          </table:table-cell>
          <table:table-cell table:formula="of:=CONCATENATE(&quot;matriz[sonidos.get(&quot;&quot;&quot;;[.$A27];&quot;&quot;&quot;)][sonidos.get(&quot;&quot;&quot;;[.$AI$1];&quot;&quot;&quot;)]=&quot;;[.AI27];&quot;;&quot;;)" office:value-type="string" office:string-value="matriz[sonidos.get(&quot;w&quot;)][sonidos.get(&quot;ú&quot;)]=0;" calcext:value-type="string">
            <text:p>matriz[sonidos.get("w")][sonidos.get("ú")]=0;</text:p>
          </table:table-cell>
          <table:table-cell table:formula="of:=CONCATENATE(&quot;matriz[sonidos.get(&quot;&quot;&quot;;[.$A27];&quot;&quot;&quot;)][sonidos.get(&quot;&quot;&quot;;[.$AJ$1];&quot;&quot;&quot;)]=&quot;;[.AJ27];&quot;;&quot;;)" office:value-type="string" office:string-value="matriz[sonidos.get(&quot;w&quot;)][sonidos.get(&quot;ü&quot;)]=0;" calcext:value-type="string">
            <text:p>matriz[sonidos.get("w")][sonidos.get("ü")]=0;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0.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CONCATENATE(&quot;matriz[sonidos.get(&quot;&quot;&quot;;[.A28];&quot;&quot;&quot;)][sonidos.get(&quot;&quot;&quot;;[.$B$1];&quot;&quot;&quot;)]=&quot;;[.B28];&quot;;&quot;;)" office:value-type="string" office:string-value="matriz[sonidos.get(&quot;x&quot;)][sonidos.get(&quot;a&quot;)]=0;" calcext:value-type="string">
            <text:p>matriz[sonidos.get("x")][sonidos.get("a")]=0;</text:p>
          </table:table-cell>
          <table:table-cell table:formula="of:=CONCATENATE(&quot;matriz[sonidos.get(&quot;&quot;&quot;;[.$A28];&quot;&quot;&quot;)][sonidos.get(&quot;&quot;&quot;;[.$C$1];&quot;&quot;&quot;)]=&quot;;[.C28];&quot;;&quot;;)" office:value-type="string" office:string-value="matriz[sonidos.get(&quot;x&quot;)][sonidos.get(&quot;b&quot;)]=0;" calcext:value-type="string">
            <text:p>matriz[sonidos.get("x")][sonidos.get("b")]=0;</text:p>
          </table:table-cell>
          <table:table-cell table:formula="of:=CONCATENATE(&quot;matriz[sonidos.get(&quot;&quot;&quot;;[.$A28];&quot;&quot;&quot;)][sonidos.get(&quot;&quot;&quot;;[.$D$1];&quot;&quot;&quot;)]=&quot;;[.D28];&quot;;&quot;;)" office:value-type="string" office:string-value="matriz[sonidos.get(&quot;x&quot;)][sonidos.get(&quot;c&quot;)]=0;" calcext:value-type="string">
            <text:p>matriz[sonidos.get("x")][sonidos.get("c")]=0;</text:p>
          </table:table-cell>
          <table:table-cell table:formula="of:=CONCATENATE(&quot;matriz[sonidos.get(&quot;&quot;&quot;;[.$A28];&quot;&quot;&quot;)][sonidos.get(&quot;&quot;&quot;;[.$E$1];&quot;&quot;&quot;)]=&quot;;[.E28];&quot;;&quot;;)" office:value-type="string" office:string-value="matriz[sonidos.get(&quot;x&quot;)][sonidos.get(&quot;ch&quot;)]=1;" calcext:value-type="string">
            <text:p>matriz[sonidos.get("x")][sonidos.get("ch")]=1;</text:p>
          </table:table-cell>
          <table:table-cell table:formula="of:=CONCATENATE(&quot;matriz[sonidos.get(&quot;&quot;&quot;;[.$A28];&quot;&quot;&quot;)][sonidos.get(&quot;&quot;&quot;;[.$F$1];&quot;&quot;&quot;)]=&quot;;[.F28];&quot;;&quot;;)" office:value-type="string" office:string-value="matriz[sonidos.get(&quot;x&quot;)][sonidos.get(&quot;d&quot;)]=0;" calcext:value-type="string">
            <text:p>matriz[sonidos.get("x")][sonidos.get("d")]=0;</text:p>
          </table:table-cell>
          <table:table-cell table:formula="of:=CONCATENATE(&quot;matriz[sonidos.get(&quot;&quot;&quot;;[.$A28];&quot;&quot;&quot;)][sonidos.get(&quot;&quot;&quot;;[.$G$1];&quot;&quot;&quot;)]=&quot;;[.G28];&quot;;&quot;;)" office:value-type="string" office:string-value="matriz[sonidos.get(&quot;x&quot;)][sonidos.get(&quot;e&quot;)]=0;" calcext:value-type="string">
            <text:p>matriz[sonidos.get("x")][sonidos.get("e")]=0;</text:p>
          </table:table-cell>
          <table:table-cell table:formula="of:=CONCATENATE(&quot;matriz[sonidos.get(&quot;&quot;&quot;;[.$A28];&quot;&quot;&quot;)][sonidos.get(&quot;&quot;&quot;;[.$H$1];&quot;&quot;&quot;)]=&quot;;[.H28];&quot;;&quot;;)" office:value-type="string" office:string-value="matriz[sonidos.get(&quot;x&quot;)][sonidos.get(&quot;f&quot;)]=0;" calcext:value-type="string">
            <text:p>matriz[sonidos.get("x")][sonidos.get("f")]=0;</text:p>
          </table:table-cell>
          <table:table-cell table:formula="of:=CONCATENATE(&quot;matriz[sonidos.get(&quot;&quot;&quot;;[.$A28];&quot;&quot;&quot;)][sonidos.get(&quot;&quot;&quot;;[.$I$1];&quot;&quot;&quot;)]=&quot;;[.I28];&quot;;&quot;;)" office:value-type="string" office:string-value="matriz[sonidos.get(&quot;x&quot;)][sonidos.get(&quot;g&quot;)]=0;" calcext:value-type="string">
            <text:p>matriz[sonidos.get("x")][sonidos.get("g")]=0;</text:p>
          </table:table-cell>
          <table:table-cell table:formula="of:=CONCATENATE(&quot;matriz[sonidos.get(&quot;&quot;&quot;;[.$A28];&quot;&quot;&quot;)][sonidos.get(&quot;&quot;&quot;;[.$J$1];&quot;&quot;&quot;)]=&quot;;[.J28];&quot;;&quot;;)" office:value-type="string" office:string-value="matriz[sonidos.get(&quot;x&quot;)][sonidos.get(&quot;h&quot;)]=0;" calcext:value-type="string">
            <text:p>matriz[sonidos.get("x")][sonidos.get("h")]=0;</text:p>
          </table:table-cell>
          <table:table-cell table:formula="of:=CONCATENATE(&quot;matriz[sonidos.get(&quot;&quot;&quot;;[.$A28];&quot;&quot;&quot;)][sonidos.get(&quot;&quot;&quot;;[.$K$1];&quot;&quot;&quot;)]=&quot;;[.K28];&quot;;&quot;;)" office:value-type="string" office:string-value="matriz[sonidos.get(&quot;x&quot;)][sonidos.get(&quot;i&quot;)]=0;" calcext:value-type="string">
            <text:p>matriz[sonidos.get("x")][sonidos.get("i")]=0;</text:p>
          </table:table-cell>
          <table:table-cell table:formula="of:=CONCATENATE(&quot;matriz[sonidos.get(&quot;&quot;&quot;;[.$A28];&quot;&quot;&quot;)][sonidos.get(&quot;&quot;&quot;;[.$L$1];&quot;&quot;&quot;)]=&quot;;[.L28];&quot;;&quot;;)" office:value-type="string" office:string-value="matriz[sonidos.get(&quot;x&quot;)][sonidos.get(&quot;j&quot;)]=0;" calcext:value-type="string">
            <text:p>matriz[sonidos.get("x")][sonidos.get("j")]=0;</text:p>
          </table:table-cell>
          <table:table-cell table:formula="of:=CONCATENATE(&quot;matriz[sonidos.get(&quot;&quot;&quot;;[.$A28];&quot;&quot;&quot;)][sonidos.get(&quot;&quot;&quot;;[.$M$1];&quot;&quot;&quot;)]=&quot;;[.M28];&quot;;&quot;;)" office:value-type="string" office:string-value="matriz[sonidos.get(&quot;x&quot;)][sonidos.get(&quot;k&quot;)]=0;" calcext:value-type="string">
            <text:p>matriz[sonidos.get("x")][sonidos.get("k")]=0;</text:p>
          </table:table-cell>
          <table:table-cell table:formula="of:=CONCATENATE(&quot;matriz[sonidos.get(&quot;&quot;&quot;;[.$A28];&quot;&quot;&quot;)][sonidos.get(&quot;&quot;&quot;;[.$N$1];&quot;&quot;&quot;)]=&quot;;[.N28];&quot;;&quot;;)" office:value-type="string" office:string-value="matriz[sonidos.get(&quot;x&quot;)][sonidos.get(&quot;l&quot;)]=0;" calcext:value-type="string">
            <text:p>matriz[sonidos.get("x")][sonidos.get("l")]=0;</text:p>
          </table:table-cell>
          <table:table-cell table:formula="of:=CONCATENATE(&quot;matriz[sonidos.get(&quot;&quot;&quot;;[.$A28];&quot;&quot;&quot;)][sonidos.get(&quot;&quot;&quot;;[.$O$1];&quot;&quot;&quot;)]=&quot;;[.O28];&quot;;&quot;;)" office:value-type="string" office:string-value="matriz[sonidos.get(&quot;x&quot;)][sonidos.get(&quot;ll&quot;)]=0;" calcext:value-type="string">
            <text:p>matriz[sonidos.get("x")][sonidos.get("ll")]=0;</text:p>
          </table:table-cell>
          <table:table-cell table:formula="of:=CONCATENATE(&quot;matriz[sonidos.get(&quot;&quot;&quot;;[.$A28];&quot;&quot;&quot;)][sonidos.get(&quot;&quot;&quot;;[.$P$1];&quot;&quot;&quot;)]=&quot;;[.P28];&quot;;&quot;;)" office:value-type="string" office:string-value="matriz[sonidos.get(&quot;x&quot;)][sonidos.get(&quot;m&quot;)]=0;" calcext:value-type="string">
            <text:p>matriz[sonidos.get("x")][sonidos.get("m")]=0;</text:p>
          </table:table-cell>
          <table:table-cell table:formula="of:=CONCATENATE(&quot;matriz[sonidos.get(&quot;&quot;&quot;;[.$A28];&quot;&quot;&quot;)][sonidos.get(&quot;&quot;&quot;;[.$Q$1];&quot;&quot;&quot;)]=&quot;;[.Q28];&quot;;&quot;;)" office:value-type="string" office:string-value="matriz[sonidos.get(&quot;x&quot;)][sonidos.get(&quot;n&quot;)]=0;" calcext:value-type="string">
            <text:p>matriz[sonidos.get("x")][sonidos.get("n")]=0;</text:p>
          </table:table-cell>
          <table:table-cell table:formula="of:=CONCATENATE(&quot;matriz[sonidos.get(&quot;&quot;&quot;;[.$A28];&quot;&quot;&quot;)][sonidos.get(&quot;&quot;&quot;;[.$R$1];&quot;&quot;&quot;)]=&quot;;[.R28];&quot;;&quot;;)" office:value-type="string" office:string-value="matriz[sonidos.get(&quot;x&quot;)][sonidos.get(&quot;ñ&quot;)]=0;" calcext:value-type="string">
            <text:p>matriz[sonidos.get("x")][sonidos.get("ñ")]=0;</text:p>
          </table:table-cell>
          <table:table-cell table:formula="of:=CONCATENATE(&quot;matriz[sonidos.get(&quot;&quot;&quot;;[.$A28];&quot;&quot;&quot;)][sonidos.get(&quot;&quot;&quot;;[.$S$1];&quot;&quot;&quot;)]=&quot;;[.S28];&quot;;&quot;;)" office:value-type="string" office:string-value="matriz[sonidos.get(&quot;x&quot;)][sonidos.get(&quot;o&quot;)]=0;" calcext:value-type="string">
            <text:p>matriz[sonidos.get("x")][sonidos.get("o")]=0;</text:p>
          </table:table-cell>
          <table:table-cell table:formula="of:=CONCATENATE(&quot;matriz[sonidos.get(&quot;&quot;&quot;;[.$A28];&quot;&quot;&quot;)][sonidos.get(&quot;&quot;&quot;;[.$T$1];&quot;&quot;&quot;)]=&quot;;[.T28];&quot;;&quot;;)" office:value-type="string" office:string-value="matriz[sonidos.get(&quot;x&quot;)][sonidos.get(&quot;p&quot;)]=0;" calcext:value-type="string">
            <text:p>matriz[sonidos.get("x")][sonidos.get("p")]=0;</text:p>
          </table:table-cell>
          <table:table-cell table:formula="of:=CONCATENATE(&quot;matriz[sonidos.get(&quot;&quot;&quot;;[.$A28];&quot;&quot;&quot;)][sonidos.get(&quot;&quot;&quot;;[.$U$1];&quot;&quot;&quot;)]=&quot;;[.U28];&quot;;&quot;;)" office:value-type="string" office:string-value="matriz[sonidos.get(&quot;x&quot;)][sonidos.get(&quot;q&quot;)]=0;" calcext:value-type="string">
            <text:p>matriz[sonidos.get("x")][sonidos.get("q")]=0;</text:p>
          </table:table-cell>
          <table:table-cell table:formula="of:=CONCATENATE(&quot;matriz[sonidos.get(&quot;&quot;&quot;;[.$A28];&quot;&quot;&quot;)][sonidos.get(&quot;&quot;&quot;;[.$V$1];&quot;&quot;&quot;)]=&quot;;[.V28];&quot;;&quot;;)" office:value-type="string" office:string-value="matriz[sonidos.get(&quot;x&quot;)][sonidos.get(&quot;r&quot;)]=0;" calcext:value-type="string">
            <text:p>matriz[sonidos.get("x")][sonidos.get("r")]=0;</text:p>
          </table:table-cell>
          <table:table-cell table:formula="of:=CONCATENATE(&quot;matriz[sonidos.get(&quot;&quot;&quot;;[.$A28];&quot;&quot;&quot;)][sonidos.get(&quot;&quot;&quot;;[.$W$1];&quot;&quot;&quot;)]=&quot;;[.W28];&quot;;&quot;;)" office:value-type="string" office:string-value="matriz[sonidos.get(&quot;x&quot;)][sonidos.get(&quot;s&quot;)]=0.75;" calcext:value-type="string">
            <text:p>matriz[sonidos.get("x")][sonidos.get("s")]=0.75;</text:p>
          </table:table-cell>
          <table:table-cell table:formula="of:=CONCATENATE(&quot;matriz[sonidos.get(&quot;&quot;&quot;;[.$A28];&quot;&quot;&quot;)][sonidos.get(&quot;&quot;&quot;;[.$X$1];&quot;&quot;&quot;)]=&quot;;[.X28];&quot;;&quot;;)" office:value-type="string" office:string-value="matriz[sonidos.get(&quot;x&quot;)][sonidos.get(&quot;t&quot;)]=0;" calcext:value-type="string">
            <text:p>matriz[sonidos.get("x")][sonidos.get("t")]=0;</text:p>
          </table:table-cell>
          <table:table-cell table:formula="of:=CONCATENATE(&quot;matriz[sonidos.get(&quot;&quot;&quot;;[.$A28];&quot;&quot;&quot;)][sonidos.get(&quot;&quot;&quot;;[.$Y$1];&quot;&quot;&quot;)]=&quot;;[.Y28];&quot;;&quot;;)" office:value-type="string" office:string-value="matriz[sonidos.get(&quot;x&quot;)][sonidos.get(&quot;u&quot;)]=0;" calcext:value-type="string">
            <text:p>matriz[sonidos.get("x")][sonidos.get("u")]=0;</text:p>
          </table:table-cell>
          <table:table-cell table:formula="of:=CONCATENATE(&quot;matriz[sonidos.get(&quot;&quot;&quot;;[.$A28];&quot;&quot;&quot;)][sonidos.get(&quot;&quot;&quot;;[.$Z$1];&quot;&quot;&quot;)]=&quot;;[.Z28];&quot;;&quot;;)" office:value-type="string" office:string-value="matriz[sonidos.get(&quot;x&quot;)][sonidos.get(&quot;v&quot;)]=0;" calcext:value-type="string">
            <text:p>matriz[sonidos.get("x")][sonidos.get("v")]=0;</text:p>
          </table:table-cell>
          <table:table-cell table:formula="of:=CONCATENATE(&quot;matriz[sonidos.get(&quot;&quot;&quot;;[.$A28];&quot;&quot;&quot;)][sonidos.get(&quot;&quot;&quot;;[.$AA$1];&quot;&quot;&quot;)]=&quot;;[.AA28];&quot;;&quot;;)" office:value-type="string" office:string-value="matriz[sonidos.get(&quot;x&quot;)][sonidos.get(&quot;w&quot;)]=0;" calcext:value-type="string">
            <text:p>matriz[sonidos.get("x")][sonidos.get("w")]=0;</text:p>
          </table:table-cell>
          <table:table-cell table:formula="of:=CONCATENATE(&quot;matriz[sonidos.get(&quot;&quot;&quot;;[.$A28];&quot;&quot;&quot;)][sonidos.get(&quot;&quot;&quot;;[.$AB$1];&quot;&quot;&quot;)]=&quot;;[.AB28];&quot;;&quot;;)" office:value-type="string" office:string-value="matriz[sonidos.get(&quot;x&quot;)][sonidos.get(&quot;x&quot;)]=1;" calcext:value-type="string">
            <text:p>matriz[sonidos.get("x")][sonidos.get("x")]=1;</text:p>
          </table:table-cell>
          <table:table-cell table:formula="of:=CONCATENATE(&quot;matriz[sonidos.get(&quot;&quot;&quot;;[.$A28];&quot;&quot;&quot;)][sonidos.get(&quot;&quot;&quot;;[.$AC$1];&quot;&quot;&quot;)]=&quot;;[.AC28];&quot;;&quot;;)" office:value-type="string" office:string-value="matriz[sonidos.get(&quot;x&quot;)][sonidos.get(&quot;y&quot;)]=0;" calcext:value-type="string">
            <text:p>matriz[sonidos.get("x")][sonidos.get("y")]=0;</text:p>
          </table:table-cell>
          <table:table-cell table:formula="of:=CONCATENATE(&quot;matriz[sonidos.get(&quot;&quot;&quot;;[.$A28];&quot;&quot;&quot;)][sonidos.get(&quot;&quot;&quot;;[.$AD$1];&quot;&quot;&quot;)]=&quot;;[.AD28];&quot;;&quot;;)" office:value-type="string" office:string-value="matriz[sonidos.get(&quot;x&quot;)][sonidos.get(&quot;z&quot;)]=0;" calcext:value-type="string">
            <text:p>matriz[sonidos.get("x")][sonidos.get("z")]=0;</text:p>
          </table:table-cell>
          <table:table-cell table:formula="of:=CONCATENATE(&quot;matriz[sonidos.get(&quot;&quot;&quot;;[.$A28];&quot;&quot;&quot;)][sonidos.get(&quot;&quot;&quot;;[.$AE$1];&quot;&quot;&quot;)]=&quot;;[.AE28];&quot;;&quot;;)" office:value-type="string" office:string-value="matriz[sonidos.get(&quot;x&quot;)][sonidos.get(&quot;á&quot;)]=0;" calcext:value-type="string">
            <text:p>matriz[sonidos.get("x")][sonidos.get("á")]=0;</text:p>
          </table:table-cell>
          <table:table-cell table:formula="of:=CONCATENATE(&quot;matriz[sonidos.get(&quot;&quot;&quot;;[.$A28];&quot;&quot;&quot;)][sonidos.get(&quot;&quot;&quot;;[.$AF$1];&quot;&quot;&quot;)]=&quot;;[.AF28];&quot;;&quot;;)" office:value-type="string" office:string-value="matriz[sonidos.get(&quot;x&quot;)][sonidos.get(&quot;é&quot;)]=0;" calcext:value-type="string">
            <text:p>matriz[sonidos.get("x")][sonidos.get("é")]=0;</text:p>
          </table:table-cell>
          <table:table-cell table:formula="of:=CONCATENATE(&quot;matriz[sonidos.get(&quot;&quot;&quot;;[.$A28];&quot;&quot;&quot;)][sonidos.get(&quot;&quot;&quot;;[.$AG$1];&quot;&quot;&quot;)]=&quot;;[.AG28];&quot;;&quot;;)" office:value-type="string" office:string-value="matriz[sonidos.get(&quot;x&quot;)][sonidos.get(&quot;í&quot;)]=0;" calcext:value-type="string">
            <text:p>matriz[sonidos.get("x")][sonidos.get("í")]=0;</text:p>
          </table:table-cell>
          <table:table-cell table:formula="of:=CONCATENATE(&quot;matriz[sonidos.get(&quot;&quot;&quot;;[.$A28];&quot;&quot;&quot;)][sonidos.get(&quot;&quot;&quot;;[.$AH$1];&quot;&quot;&quot;)]=&quot;;[.AH28];&quot;;&quot;;)" office:value-type="string" office:string-value="matriz[sonidos.get(&quot;x&quot;)][sonidos.get(&quot;ó&quot;)]=0;" calcext:value-type="string">
            <text:p>matriz[sonidos.get("x")][sonidos.get("ó")]=0;</text:p>
          </table:table-cell>
          <table:table-cell table:formula="of:=CONCATENATE(&quot;matriz[sonidos.get(&quot;&quot;&quot;;[.$A28];&quot;&quot;&quot;)][sonidos.get(&quot;&quot;&quot;;[.$AI$1];&quot;&quot;&quot;)]=&quot;;[.AI28];&quot;;&quot;;)" office:value-type="string" office:string-value="matriz[sonidos.get(&quot;x&quot;)][sonidos.get(&quot;ú&quot;)]=0;" calcext:value-type="string">
            <text:p>matriz[sonidos.get("x")][sonidos.get("ú")]=0;</text:p>
          </table:table-cell>
          <table:table-cell table:formula="of:=CONCATENATE(&quot;matriz[sonidos.get(&quot;&quot;&quot;;[.$A28];&quot;&quot;&quot;)][sonidos.get(&quot;&quot;&quot;;[.$AJ$1];&quot;&quot;&quot;)]=&quot;;[.AJ28];&quot;;&quot;;)" office:value-type="string" office:string-value="matriz[sonidos.get(&quot;x&quot;)][sonidos.get(&quot;ü&quot;)]=0;" calcext:value-type="string">
            <text:p>matriz[sonidos.get("x")][sonidos.get("ü")]=0;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3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&quot;matriz[sonidos.get(&quot;&quot;&quot;;[.A29];&quot;&quot;&quot;)][sonidos.get(&quot;&quot;&quot;;[.$B$1];&quot;&quot;&quot;)]=&quot;;[.B29];&quot;;&quot;;)" office:value-type="string" office:string-value="matriz[sonidos.get(&quot;y&quot;)][sonidos.get(&quot;a&quot;)]=0;" calcext:value-type="string">
            <text:p>matriz[sonidos.get("y")][sonidos.get("a")]=0;</text:p>
          </table:table-cell>
          <table:table-cell table:formula="of:=CONCATENATE(&quot;matriz[sonidos.get(&quot;&quot;&quot;;[.$A29];&quot;&quot;&quot;)][sonidos.get(&quot;&quot;&quot;;[.$C$1];&quot;&quot;&quot;)]=&quot;;[.C29];&quot;;&quot;;)" office:value-type="string" office:string-value="matriz[sonidos.get(&quot;y&quot;)][sonidos.get(&quot;b&quot;)]=0;" calcext:value-type="string">
            <text:p>matriz[sonidos.get("y")][sonidos.get("b")]=0;</text:p>
          </table:table-cell>
          <table:table-cell table:formula="of:=CONCATENATE(&quot;matriz[sonidos.get(&quot;&quot;&quot;;[.$A29];&quot;&quot;&quot;)][sonidos.get(&quot;&quot;&quot;;[.$D$1];&quot;&quot;&quot;)]=&quot;;[.D29];&quot;;&quot;;)" office:value-type="string" office:string-value="matriz[sonidos.get(&quot;y&quot;)][sonidos.get(&quot;c&quot;)]=0;" calcext:value-type="string">
            <text:p>matriz[sonidos.get("y")][sonidos.get("c")]=0;</text:p>
          </table:table-cell>
          <table:table-cell table:formula="of:=CONCATENATE(&quot;matriz[sonidos.get(&quot;&quot;&quot;;[.$A29];&quot;&quot;&quot;)][sonidos.get(&quot;&quot;&quot;;[.$E$1];&quot;&quot;&quot;)]=&quot;;[.E29];&quot;;&quot;;)" office:value-type="string" office:string-value="matriz[sonidos.get(&quot;y&quot;)][sonidos.get(&quot;ch&quot;)]=0;" calcext:value-type="string">
            <text:p>matriz[sonidos.get("y")][sonidos.get("ch")]=0;</text:p>
          </table:table-cell>
          <table:table-cell table:formula="of:=CONCATENATE(&quot;matriz[sonidos.get(&quot;&quot;&quot;;[.$A29];&quot;&quot;&quot;)][sonidos.get(&quot;&quot;&quot;;[.$F$1];&quot;&quot;&quot;)]=&quot;;[.F29];&quot;;&quot;;)" office:value-type="string" office:string-value="matriz[sonidos.get(&quot;y&quot;)][sonidos.get(&quot;d&quot;)]=0;" calcext:value-type="string">
            <text:p>matriz[sonidos.get("y")][sonidos.get("d")]=0;</text:p>
          </table:table-cell>
          <table:table-cell table:formula="of:=CONCATENATE(&quot;matriz[sonidos.get(&quot;&quot;&quot;;[.$A29];&quot;&quot;&quot;)][sonidos.get(&quot;&quot;&quot;;[.$G$1];&quot;&quot;&quot;)]=&quot;;[.G29];&quot;;&quot;;)" office:value-type="string" office:string-value="matriz[sonidos.get(&quot;y&quot;)][sonidos.get(&quot;e&quot;)]=0.15;" calcext:value-type="string">
            <text:p>matriz[sonidos.get("y")][sonidos.get("e")]=0.15;</text:p>
          </table:table-cell>
          <table:table-cell table:formula="of:=CONCATENATE(&quot;matriz[sonidos.get(&quot;&quot;&quot;;[.$A29];&quot;&quot;&quot;)][sonidos.get(&quot;&quot;&quot;;[.$H$1];&quot;&quot;&quot;)]=&quot;;[.H29];&quot;;&quot;;)" office:value-type="string" office:string-value="matriz[sonidos.get(&quot;y&quot;)][sonidos.get(&quot;f&quot;)]=0;" calcext:value-type="string">
            <text:p>matriz[sonidos.get("y")][sonidos.get("f")]=0;</text:p>
          </table:table-cell>
          <table:table-cell table:formula="of:=CONCATENATE(&quot;matriz[sonidos.get(&quot;&quot;&quot;;[.$A29];&quot;&quot;&quot;)][sonidos.get(&quot;&quot;&quot;;[.$I$1];&quot;&quot;&quot;)]=&quot;;[.I29];&quot;;&quot;;)" office:value-type="string" office:string-value="matriz[sonidos.get(&quot;y&quot;)][sonidos.get(&quot;g&quot;)]=0;" calcext:value-type="string">
            <text:p>matriz[sonidos.get("y")][sonidos.get("g")]=0;</text:p>
          </table:table-cell>
          <table:table-cell table:formula="of:=CONCATENATE(&quot;matriz[sonidos.get(&quot;&quot;&quot;;[.$A29];&quot;&quot;&quot;)][sonidos.get(&quot;&quot;&quot;;[.$J$1];&quot;&quot;&quot;)]=&quot;;[.J29];&quot;;&quot;;)" office:value-type="string" office:string-value="matriz[sonidos.get(&quot;y&quot;)][sonidos.get(&quot;h&quot;)]=0;" calcext:value-type="string">
            <text:p>matriz[sonidos.get("y")][sonidos.get("h")]=0;</text:p>
          </table:table-cell>
          <table:table-cell table:formula="of:=CONCATENATE(&quot;matriz[sonidos.get(&quot;&quot;&quot;;[.$A29];&quot;&quot;&quot;)][sonidos.get(&quot;&quot;&quot;;[.$K$1];&quot;&quot;&quot;)]=&quot;;[.K29];&quot;;&quot;;)" office:value-type="string" office:string-value="matriz[sonidos.get(&quot;y&quot;)][sonidos.get(&quot;i&quot;)]=0.9;" calcext:value-type="string">
            <text:p>matriz[sonidos.get("y")][sonidos.get("i")]=0.9;</text:p>
          </table:table-cell>
          <table:table-cell table:formula="of:=CONCATENATE(&quot;matriz[sonidos.get(&quot;&quot;&quot;;[.$A29];&quot;&quot;&quot;)][sonidos.get(&quot;&quot;&quot;;[.$L$1];&quot;&quot;&quot;)]=&quot;;[.L29];&quot;;&quot;;)" office:value-type="string" office:string-value="matriz[sonidos.get(&quot;y&quot;)][sonidos.get(&quot;j&quot;)]=0;" calcext:value-type="string">
            <text:p>matriz[sonidos.get("y")][sonidos.get("j")]=0;</text:p>
          </table:table-cell>
          <table:table-cell table:formula="of:=CONCATENATE(&quot;matriz[sonidos.get(&quot;&quot;&quot;;[.$A29];&quot;&quot;&quot;)][sonidos.get(&quot;&quot;&quot;;[.$M$1];&quot;&quot;&quot;)]=&quot;;[.M29];&quot;;&quot;;)" office:value-type="string" office:string-value="matriz[sonidos.get(&quot;y&quot;)][sonidos.get(&quot;k&quot;)]=0;" calcext:value-type="string">
            <text:p>matriz[sonidos.get("y")][sonidos.get("k")]=0;</text:p>
          </table:table-cell>
          <table:table-cell table:formula="of:=CONCATENATE(&quot;matriz[sonidos.get(&quot;&quot;&quot;;[.$A29];&quot;&quot;&quot;)][sonidos.get(&quot;&quot;&quot;;[.$N$1];&quot;&quot;&quot;)]=&quot;;[.N29];&quot;;&quot;;)" office:value-type="string" office:string-value="matriz[sonidos.get(&quot;y&quot;)][sonidos.get(&quot;l&quot;)]=0;" calcext:value-type="string">
            <text:p>matriz[sonidos.get("y")][sonidos.get("l")]=0;</text:p>
          </table:table-cell>
          <table:table-cell table:formula="of:=CONCATENATE(&quot;matriz[sonidos.get(&quot;&quot;&quot;;[.$A29];&quot;&quot;&quot;)][sonidos.get(&quot;&quot;&quot;;[.$O$1];&quot;&quot;&quot;)]=&quot;;[.O29];&quot;;&quot;;)" office:value-type="string" office:string-value="matriz[sonidos.get(&quot;y&quot;)][sonidos.get(&quot;ll&quot;)]=0.35;" calcext:value-type="string">
            <text:p>matriz[sonidos.get("y")][sonidos.get("ll")]=0.35;</text:p>
          </table:table-cell>
          <table:table-cell table:formula="of:=CONCATENATE(&quot;matriz[sonidos.get(&quot;&quot;&quot;;[.$A29];&quot;&quot;&quot;)][sonidos.get(&quot;&quot;&quot;;[.$P$1];&quot;&quot;&quot;)]=&quot;;[.P29];&quot;;&quot;;)" office:value-type="string" office:string-value="matriz[sonidos.get(&quot;y&quot;)][sonidos.get(&quot;m&quot;)]=0;" calcext:value-type="string">
            <text:p>matriz[sonidos.get("y")][sonidos.get("m")]=0;</text:p>
          </table:table-cell>
          <table:table-cell table:formula="of:=CONCATENATE(&quot;matriz[sonidos.get(&quot;&quot;&quot;;[.$A29];&quot;&quot;&quot;)][sonidos.get(&quot;&quot;&quot;;[.$Q$1];&quot;&quot;&quot;)]=&quot;;[.Q29];&quot;;&quot;;)" office:value-type="string" office:string-value="matriz[sonidos.get(&quot;y&quot;)][sonidos.get(&quot;n&quot;)]=0;" calcext:value-type="string">
            <text:p>matriz[sonidos.get("y")][sonidos.get("n")]=0;</text:p>
          </table:table-cell>
          <table:table-cell table:formula="of:=CONCATENATE(&quot;matriz[sonidos.get(&quot;&quot;&quot;;[.$A29];&quot;&quot;&quot;)][sonidos.get(&quot;&quot;&quot;;[.$R$1];&quot;&quot;&quot;)]=&quot;;[.R29];&quot;;&quot;;)" office:value-type="string" office:string-value="matriz[sonidos.get(&quot;y&quot;)][sonidos.get(&quot;ñ&quot;)]=0;" calcext:value-type="string">
            <text:p>matriz[sonidos.get("y")][sonidos.get("ñ")]=0;</text:p>
          </table:table-cell>
          <table:table-cell table:formula="of:=CONCATENATE(&quot;matriz[sonidos.get(&quot;&quot;&quot;;[.$A29];&quot;&quot;&quot;)][sonidos.get(&quot;&quot;&quot;;[.$S$1];&quot;&quot;&quot;)]=&quot;;[.S29];&quot;;&quot;;)" office:value-type="string" office:string-value="matriz[sonidos.get(&quot;y&quot;)][sonidos.get(&quot;o&quot;)]=0;" calcext:value-type="string">
            <text:p>matriz[sonidos.get("y")][sonidos.get("o")]=0;</text:p>
          </table:table-cell>
          <table:table-cell table:formula="of:=CONCATENATE(&quot;matriz[sonidos.get(&quot;&quot;&quot;;[.$A29];&quot;&quot;&quot;)][sonidos.get(&quot;&quot;&quot;;[.$T$1];&quot;&quot;&quot;)]=&quot;;[.T29];&quot;;&quot;;)" office:value-type="string" office:string-value="matriz[sonidos.get(&quot;y&quot;)][sonidos.get(&quot;p&quot;)]=0;" calcext:value-type="string">
            <text:p>matriz[sonidos.get("y")][sonidos.get("p")]=0;</text:p>
          </table:table-cell>
          <table:table-cell table:formula="of:=CONCATENATE(&quot;matriz[sonidos.get(&quot;&quot;&quot;;[.$A29];&quot;&quot;&quot;)][sonidos.get(&quot;&quot;&quot;;[.$U$1];&quot;&quot;&quot;)]=&quot;;[.U29];&quot;;&quot;;)" office:value-type="string" office:string-value="matriz[sonidos.get(&quot;y&quot;)][sonidos.get(&quot;q&quot;)]=0;" calcext:value-type="string">
            <text:p>matriz[sonidos.get("y")][sonidos.get("q")]=0;</text:p>
          </table:table-cell>
          <table:table-cell table:formula="of:=CONCATENATE(&quot;matriz[sonidos.get(&quot;&quot;&quot;;[.$A29];&quot;&quot;&quot;)][sonidos.get(&quot;&quot;&quot;;[.$V$1];&quot;&quot;&quot;)]=&quot;;[.V29];&quot;;&quot;;)" office:value-type="string" office:string-value="matriz[sonidos.get(&quot;y&quot;)][sonidos.get(&quot;r&quot;)]=0;" calcext:value-type="string">
            <text:p>matriz[sonidos.get("y")][sonidos.get("r")]=0;</text:p>
          </table:table-cell>
          <table:table-cell table:formula="of:=CONCATENATE(&quot;matriz[sonidos.get(&quot;&quot;&quot;;[.$A29];&quot;&quot;&quot;)][sonidos.get(&quot;&quot;&quot;;[.$W$1];&quot;&quot;&quot;)]=&quot;;[.W29];&quot;;&quot;;)" office:value-type="string" office:string-value="matriz[sonidos.get(&quot;y&quot;)][sonidos.get(&quot;s&quot;)]=0;" calcext:value-type="string">
            <text:p>matriz[sonidos.get("y")][sonidos.get("s")]=0;</text:p>
          </table:table-cell>
          <table:table-cell table:formula="of:=CONCATENATE(&quot;matriz[sonidos.get(&quot;&quot;&quot;;[.$A29];&quot;&quot;&quot;)][sonidos.get(&quot;&quot;&quot;;[.$X$1];&quot;&quot;&quot;)]=&quot;;[.X29];&quot;;&quot;;)" office:value-type="string" office:string-value="matriz[sonidos.get(&quot;y&quot;)][sonidos.get(&quot;t&quot;)]=0;" calcext:value-type="string">
            <text:p>matriz[sonidos.get("y")][sonidos.get("t")]=0;</text:p>
          </table:table-cell>
          <table:table-cell table:formula="of:=CONCATENATE(&quot;matriz[sonidos.get(&quot;&quot;&quot;;[.$A29];&quot;&quot;&quot;)][sonidos.get(&quot;&quot;&quot;;[.$Y$1];&quot;&quot;&quot;)]=&quot;;[.Y29];&quot;;&quot;;)" office:value-type="string" office:string-value="matriz[sonidos.get(&quot;y&quot;)][sonidos.get(&quot;u&quot;)]=0;" calcext:value-type="string">
            <text:p>matriz[sonidos.get("y")][sonidos.get("u")]=0;</text:p>
          </table:table-cell>
          <table:table-cell table:formula="of:=CONCATENATE(&quot;matriz[sonidos.get(&quot;&quot;&quot;;[.$A29];&quot;&quot;&quot;)][sonidos.get(&quot;&quot;&quot;;[.$Z$1];&quot;&quot;&quot;)]=&quot;;[.Z29];&quot;;&quot;;)" office:value-type="string" office:string-value="matriz[sonidos.get(&quot;y&quot;)][sonidos.get(&quot;v&quot;)]=0;" calcext:value-type="string">
            <text:p>matriz[sonidos.get("y")][sonidos.get("v")]=0;</text:p>
          </table:table-cell>
          <table:table-cell table:formula="of:=CONCATENATE(&quot;matriz[sonidos.get(&quot;&quot;&quot;;[.$A29];&quot;&quot;&quot;)][sonidos.get(&quot;&quot;&quot;;[.$AA$1];&quot;&quot;&quot;)]=&quot;;[.AA29];&quot;;&quot;;)" office:value-type="string" office:string-value="matriz[sonidos.get(&quot;y&quot;)][sonidos.get(&quot;w&quot;)]=0;" calcext:value-type="string">
            <text:p>matriz[sonidos.get("y")][sonidos.get("w")]=0;</text:p>
          </table:table-cell>
          <table:table-cell table:formula="of:=CONCATENATE(&quot;matriz[sonidos.get(&quot;&quot;&quot;;[.$A29];&quot;&quot;&quot;)][sonidos.get(&quot;&quot;&quot;;[.$AB$1];&quot;&quot;&quot;)]=&quot;;[.AB29];&quot;;&quot;;)" office:value-type="string" office:string-value="matriz[sonidos.get(&quot;y&quot;)][sonidos.get(&quot;x&quot;)]=0;" calcext:value-type="string">
            <text:p>matriz[sonidos.get("y")][sonidos.get("x")]=0;</text:p>
          </table:table-cell>
          <table:table-cell table:formula="of:=CONCATENATE(&quot;matriz[sonidos.get(&quot;&quot;&quot;;[.$A29];&quot;&quot;&quot;)][sonidos.get(&quot;&quot;&quot;;[.$AC$1];&quot;&quot;&quot;)]=&quot;;[.AC29];&quot;;&quot;;)" office:value-type="string" office:string-value="matriz[sonidos.get(&quot;y&quot;)][sonidos.get(&quot;y&quot;)]=1;" calcext:value-type="string">
            <text:p>matriz[sonidos.get("y")][sonidos.get("y")]=1;</text:p>
          </table:table-cell>
          <table:table-cell table:formula="of:=CONCATENATE(&quot;matriz[sonidos.get(&quot;&quot;&quot;;[.$A29];&quot;&quot;&quot;)][sonidos.get(&quot;&quot;&quot;;[.$AD$1];&quot;&quot;&quot;)]=&quot;;[.AD29];&quot;;&quot;;)" office:value-type="string" office:string-value="matriz[sonidos.get(&quot;y&quot;)][sonidos.get(&quot;z&quot;)]=0;" calcext:value-type="string">
            <text:p>matriz[sonidos.get("y")][sonidos.get("z")]=0;</text:p>
          </table:table-cell>
          <table:table-cell table:formula="of:=CONCATENATE(&quot;matriz[sonidos.get(&quot;&quot;&quot;;[.$A29];&quot;&quot;&quot;)][sonidos.get(&quot;&quot;&quot;;[.$AE$1];&quot;&quot;&quot;)]=&quot;;[.AE29];&quot;;&quot;;)" office:value-type="string" office:string-value="matriz[sonidos.get(&quot;y&quot;)][sonidos.get(&quot;á&quot;)]=0;" calcext:value-type="string">
            <text:p>matriz[sonidos.get("y")][sonidos.get("á")]=0;</text:p>
          </table:table-cell>
          <table:table-cell table:formula="of:=CONCATENATE(&quot;matriz[sonidos.get(&quot;&quot;&quot;;[.$A29];&quot;&quot;&quot;)][sonidos.get(&quot;&quot;&quot;;[.$AF$1];&quot;&quot;&quot;)]=&quot;;[.AF29];&quot;;&quot;;)" office:value-type="string" office:string-value="matriz[sonidos.get(&quot;y&quot;)][sonidos.get(&quot;é&quot;)]=0;" calcext:value-type="string">
            <text:p>matriz[sonidos.get("y")][sonidos.get("é")]=0;</text:p>
          </table:table-cell>
          <table:table-cell table:formula="of:=CONCATENATE(&quot;matriz[sonidos.get(&quot;&quot;&quot;;[.$A29];&quot;&quot;&quot;)][sonidos.get(&quot;&quot;&quot;;[.$AG$1];&quot;&quot;&quot;)]=&quot;;[.AG29];&quot;;&quot;;)" office:value-type="string" office:string-value="matriz[sonidos.get(&quot;y&quot;)][sonidos.get(&quot;í&quot;)]=0.9;" calcext:value-type="string">
            <text:p>matriz[sonidos.get("y")][sonidos.get("í")]=0.9;</text:p>
          </table:table-cell>
          <table:table-cell table:formula="of:=CONCATENATE(&quot;matriz[sonidos.get(&quot;&quot;&quot;;[.$A29];&quot;&quot;&quot;)][sonidos.get(&quot;&quot;&quot;;[.$AH$1];&quot;&quot;&quot;)]=&quot;;[.AH29];&quot;;&quot;;)" office:value-type="string" office:string-value="matriz[sonidos.get(&quot;y&quot;)][sonidos.get(&quot;ó&quot;)]=0;" calcext:value-type="string">
            <text:p>matriz[sonidos.get("y")][sonidos.get("ó")]=0;</text:p>
          </table:table-cell>
          <table:table-cell table:formula="of:=CONCATENATE(&quot;matriz[sonidos.get(&quot;&quot;&quot;;[.$A29];&quot;&quot;&quot;)][sonidos.get(&quot;&quot;&quot;;[.$AI$1];&quot;&quot;&quot;)]=&quot;;[.AI29];&quot;;&quot;;)" office:value-type="string" office:string-value="matriz[sonidos.get(&quot;y&quot;)][sonidos.get(&quot;ú&quot;)]=0;" calcext:value-type="string">
            <text:p>matriz[sonidos.get("y")][sonidos.get("ú")]=0;</text:p>
          </table:table-cell>
          <table:table-cell table:formula="of:=CONCATENATE(&quot;matriz[sonidos.get(&quot;&quot;&quot;;[.$A29];&quot;&quot;&quot;)][sonidos.get(&quot;&quot;&quot;;[.$AJ$1];&quot;&quot;&quot;)]=&quot;;[.AJ29];&quot;;&quot;;)" office:value-type="string" office:string-value="matriz[sonidos.get(&quot;y&quot;)][sonidos.get(&quot;ü&quot;)]=0;" calcext:value-type="string">
            <text:p>matriz[sonidos.get("y")][sonidos.get("ü")]=0;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2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0.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CONCATENATE(&quot;matriz[sonidos.get(&quot;&quot;&quot;;[.A30];&quot;&quot;&quot;)][sonidos.get(&quot;&quot;&quot;;[.$B$1];&quot;&quot;&quot;)]=&quot;;[.B30];&quot;;&quot;;)" office:value-type="string" office:string-value="matriz[sonidos.get(&quot;z&quot;)][sonidos.get(&quot;a&quot;)]=0;" calcext:value-type="string">
            <text:p>matriz[sonidos.get("z")][sonidos.get("a")]=0;</text:p>
          </table:table-cell>
          <table:table-cell table:formula="of:=CONCATENATE(&quot;matriz[sonidos.get(&quot;&quot;&quot;;[.$A30];&quot;&quot;&quot;)][sonidos.get(&quot;&quot;&quot;;[.$C$1];&quot;&quot;&quot;)]=&quot;;[.C30];&quot;;&quot;;)" office:value-type="string" office:string-value="matriz[sonidos.get(&quot;z&quot;)][sonidos.get(&quot;b&quot;)]=0;" calcext:value-type="string">
            <text:p>matriz[sonidos.get("z")][sonidos.get("b")]=0;</text:p>
          </table:table-cell>
          <table:table-cell table:formula="of:=CONCATENATE(&quot;matriz[sonidos.get(&quot;&quot;&quot;;[.$A30];&quot;&quot;&quot;)][sonidos.get(&quot;&quot;&quot;;[.$D$1];&quot;&quot;&quot;)]=&quot;;[.D30];&quot;;&quot;;)" office:value-type="string" office:string-value="matriz[sonidos.get(&quot;z&quot;)][sonidos.get(&quot;c&quot;)]=0.5;" calcext:value-type="string">
            <text:p>matriz[sonidos.get("z")][sonidos.get("c")]=0.5;</text:p>
          </table:table-cell>
          <table:table-cell table:formula="of:=CONCATENATE(&quot;matriz[sonidos.get(&quot;&quot;&quot;;[.$A30];&quot;&quot;&quot;)][sonidos.get(&quot;&quot;&quot;;[.$E$1];&quot;&quot;&quot;)]=&quot;;[.E30];&quot;;&quot;;)" office:value-type="string" office:string-value="matriz[sonidos.get(&quot;z&quot;)][sonidos.get(&quot;ch&quot;)]=0;" calcext:value-type="string">
            <text:p>matriz[sonidos.get("z")][sonidos.get("ch")]=0;</text:p>
          </table:table-cell>
          <table:table-cell table:formula="of:=CONCATENATE(&quot;matriz[sonidos.get(&quot;&quot;&quot;;[.$A30];&quot;&quot;&quot;)][sonidos.get(&quot;&quot;&quot;;[.$F$1];&quot;&quot;&quot;)]=&quot;;[.F30];&quot;;&quot;;)" office:value-type="string" office:string-value="matriz[sonidos.get(&quot;z&quot;)][sonidos.get(&quot;d&quot;)]=0;" calcext:value-type="string">
            <text:p>matriz[sonidos.get("z")][sonidos.get("d")]=0;</text:p>
          </table:table-cell>
          <table:table-cell table:formula="of:=CONCATENATE(&quot;matriz[sonidos.get(&quot;&quot;&quot;;[.$A30];&quot;&quot;&quot;)][sonidos.get(&quot;&quot;&quot;;[.$G$1];&quot;&quot;&quot;)]=&quot;;[.G30];&quot;;&quot;;)" office:value-type="string" office:string-value="matriz[sonidos.get(&quot;z&quot;)][sonidos.get(&quot;e&quot;)]=0.15;" calcext:value-type="string">
            <text:p>matriz[sonidos.get("z")][sonidos.get("e")]=0.15;</text:p>
          </table:table-cell>
          <table:table-cell table:formula="of:=CONCATENATE(&quot;matriz[sonidos.get(&quot;&quot;&quot;;[.$A30];&quot;&quot;&quot;)][sonidos.get(&quot;&quot;&quot;;[.$H$1];&quot;&quot;&quot;)]=&quot;;[.H30];&quot;;&quot;;)" office:value-type="string" office:string-value="matriz[sonidos.get(&quot;z&quot;)][sonidos.get(&quot;f&quot;)]=0.25;" calcext:value-type="string">
            <text:p>matriz[sonidos.get("z")][sonidos.get("f")]=0.25;</text:p>
          </table:table-cell>
          <table:table-cell table:formula="of:=CONCATENATE(&quot;matriz[sonidos.get(&quot;&quot;&quot;;[.$A30];&quot;&quot;&quot;)][sonidos.get(&quot;&quot;&quot;;[.$I$1];&quot;&quot;&quot;)]=&quot;;[.I30];&quot;;&quot;;)" office:value-type="string" office:string-value="matriz[sonidos.get(&quot;z&quot;)][sonidos.get(&quot;g&quot;)]=0;" calcext:value-type="string">
            <text:p>matriz[sonidos.get("z")][sonidos.get("g")]=0;</text:p>
          </table:table-cell>
          <table:table-cell table:formula="of:=CONCATENATE(&quot;matriz[sonidos.get(&quot;&quot;&quot;;[.$A30];&quot;&quot;&quot;)][sonidos.get(&quot;&quot;&quot;;[.$J$1];&quot;&quot;&quot;)]=&quot;;[.J30];&quot;;&quot;;)" office:value-type="string" office:string-value="matriz[sonidos.get(&quot;z&quot;)][sonidos.get(&quot;h&quot;)]=0;" calcext:value-type="string">
            <text:p>matriz[sonidos.get("z")][sonidos.get("h")]=0;</text:p>
          </table:table-cell>
          <table:table-cell table:formula="of:=CONCATENATE(&quot;matriz[sonidos.get(&quot;&quot;&quot;;[.$A30];&quot;&quot;&quot;)][sonidos.get(&quot;&quot;&quot;;[.$K$1];&quot;&quot;&quot;)]=&quot;;[.K30];&quot;;&quot;;)" office:value-type="string" office:string-value="matriz[sonidos.get(&quot;z&quot;)][sonidos.get(&quot;i&quot;)]=0;" calcext:value-type="string">
            <text:p>matriz[sonidos.get("z")][sonidos.get("i")]=0;</text:p>
          </table:table-cell>
          <table:table-cell table:formula="of:=CONCATENATE(&quot;matriz[sonidos.get(&quot;&quot;&quot;;[.$A30];&quot;&quot;&quot;)][sonidos.get(&quot;&quot;&quot;;[.$L$1];&quot;&quot;&quot;)]=&quot;;[.L30];&quot;;&quot;;)" office:value-type="string" office:string-value="matriz[sonidos.get(&quot;z&quot;)][sonidos.get(&quot;j&quot;)]=0;" calcext:value-type="string">
            <text:p>matriz[sonidos.get("z")][sonidos.get("j")]=0;</text:p>
          </table:table-cell>
          <table:table-cell table:formula="of:=CONCATENATE(&quot;matriz[sonidos.get(&quot;&quot;&quot;;[.$A30];&quot;&quot;&quot;)][sonidos.get(&quot;&quot;&quot;;[.$M$1];&quot;&quot;&quot;)]=&quot;;[.M30];&quot;;&quot;;)" office:value-type="string" office:string-value="matriz[sonidos.get(&quot;z&quot;)][sonidos.get(&quot;k&quot;)]=0;" calcext:value-type="string">
            <text:p>matriz[sonidos.get("z")][sonidos.get("k")]=0;</text:p>
          </table:table-cell>
          <table:table-cell table:formula="of:=CONCATENATE(&quot;matriz[sonidos.get(&quot;&quot;&quot;;[.$A30];&quot;&quot;&quot;)][sonidos.get(&quot;&quot;&quot;;[.$N$1];&quot;&quot;&quot;)]=&quot;;[.N30];&quot;;&quot;;)" office:value-type="string" office:string-value="matriz[sonidos.get(&quot;z&quot;)][sonidos.get(&quot;l&quot;)]=0;" calcext:value-type="string">
            <text:p>matriz[sonidos.get("z")][sonidos.get("l")]=0;</text:p>
          </table:table-cell>
          <table:table-cell table:formula="of:=CONCATENATE(&quot;matriz[sonidos.get(&quot;&quot;&quot;;[.$A30];&quot;&quot;&quot;)][sonidos.get(&quot;&quot;&quot;;[.$O$1];&quot;&quot;&quot;)]=&quot;;[.O30];&quot;;&quot;;)" office:value-type="string" office:string-value="matriz[sonidos.get(&quot;z&quot;)][sonidos.get(&quot;ll&quot;)]=0;" calcext:value-type="string">
            <text:p>matriz[sonidos.get("z")][sonidos.get("ll")]=0;</text:p>
          </table:table-cell>
          <table:table-cell table:formula="of:=CONCATENATE(&quot;matriz[sonidos.get(&quot;&quot;&quot;;[.$A30];&quot;&quot;&quot;)][sonidos.get(&quot;&quot;&quot;;[.$P$1];&quot;&quot;&quot;)]=&quot;;[.P30];&quot;;&quot;;)" office:value-type="string" office:string-value="matriz[sonidos.get(&quot;z&quot;)][sonidos.get(&quot;m&quot;)]=0;" calcext:value-type="string">
            <text:p>matriz[sonidos.get("z")][sonidos.get("m")]=0;</text:p>
          </table:table-cell>
          <table:table-cell table:formula="of:=CONCATENATE(&quot;matriz[sonidos.get(&quot;&quot;&quot;;[.$A30];&quot;&quot;&quot;)][sonidos.get(&quot;&quot;&quot;;[.$Q$1];&quot;&quot;&quot;)]=&quot;;[.Q30];&quot;;&quot;;)" office:value-type="string" office:string-value="matriz[sonidos.get(&quot;z&quot;)][sonidos.get(&quot;n&quot;)]=0;" calcext:value-type="string">
            <text:p>matriz[sonidos.get("z")][sonidos.get("n")]=0;</text:p>
          </table:table-cell>
          <table:table-cell table:formula="of:=CONCATENATE(&quot;matriz[sonidos.get(&quot;&quot;&quot;;[.$A30];&quot;&quot;&quot;)][sonidos.get(&quot;&quot;&quot;;[.$R$1];&quot;&quot;&quot;)]=&quot;;[.R30];&quot;;&quot;;)" office:value-type="string" office:string-value="matriz[sonidos.get(&quot;z&quot;)][sonidos.get(&quot;ñ&quot;)]=0;" calcext:value-type="string">
            <text:p>matriz[sonidos.get("z")][sonidos.get("ñ")]=0;</text:p>
          </table:table-cell>
          <table:table-cell table:formula="of:=CONCATENATE(&quot;matriz[sonidos.get(&quot;&quot;&quot;;[.$A30];&quot;&quot;&quot;)][sonidos.get(&quot;&quot;&quot;;[.$S$1];&quot;&quot;&quot;)]=&quot;;[.S30];&quot;;&quot;;)" office:value-type="string" office:string-value="matriz[sonidos.get(&quot;z&quot;)][sonidos.get(&quot;o&quot;)]=0;" calcext:value-type="string">
            <text:p>matriz[sonidos.get("z")][sonidos.get("o")]=0;</text:p>
          </table:table-cell>
          <table:table-cell table:formula="of:=CONCATENATE(&quot;matriz[sonidos.get(&quot;&quot;&quot;;[.$A30];&quot;&quot;&quot;)][sonidos.get(&quot;&quot;&quot;;[.$T$1];&quot;&quot;&quot;)]=&quot;;[.T30];&quot;;&quot;;)" office:value-type="string" office:string-value="matriz[sonidos.get(&quot;z&quot;)][sonidos.get(&quot;p&quot;)]=0;" calcext:value-type="string">
            <text:p>matriz[sonidos.get("z")][sonidos.get("p")]=0;</text:p>
          </table:table-cell>
          <table:table-cell table:formula="of:=CONCATENATE(&quot;matriz[sonidos.get(&quot;&quot;&quot;;[.$A30];&quot;&quot;&quot;)][sonidos.get(&quot;&quot;&quot;;[.$U$1];&quot;&quot;&quot;)]=&quot;;[.U30];&quot;;&quot;;)" office:value-type="string" office:string-value="matriz[sonidos.get(&quot;z&quot;)][sonidos.get(&quot;q&quot;)]=0;" calcext:value-type="string">
            <text:p>matriz[sonidos.get("z")][sonidos.get("q")]=0;</text:p>
          </table:table-cell>
          <table:table-cell table:formula="of:=CONCATENATE(&quot;matriz[sonidos.get(&quot;&quot;&quot;;[.$A30];&quot;&quot;&quot;)][sonidos.get(&quot;&quot;&quot;;[.$V$1];&quot;&quot;&quot;)]=&quot;;[.V30];&quot;;&quot;;)" office:value-type="string" office:string-value="matriz[sonidos.get(&quot;z&quot;)][sonidos.get(&quot;r&quot;)]=0;" calcext:value-type="string">
            <text:p>matriz[sonidos.get("z")][sonidos.get("r")]=0;</text:p>
          </table:table-cell>
          <table:table-cell table:formula="of:=CONCATENATE(&quot;matriz[sonidos.get(&quot;&quot;&quot;;[.$A30];&quot;&quot;&quot;)][sonidos.get(&quot;&quot;&quot;;[.$W$1];&quot;&quot;&quot;)]=&quot;;[.W30];&quot;;&quot;;)" office:value-type="string" office:string-value="matriz[sonidos.get(&quot;z&quot;)][sonidos.get(&quot;s&quot;)]=0.75;" calcext:value-type="string">
            <text:p>matriz[sonidos.get("z")][sonidos.get("s")]=0.75;</text:p>
          </table:table-cell>
          <table:table-cell table:formula="of:=CONCATENATE(&quot;matriz[sonidos.get(&quot;&quot;&quot;;[.$A30];&quot;&quot;&quot;)][sonidos.get(&quot;&quot;&quot;;[.$X$1];&quot;&quot;&quot;)]=&quot;;[.X30];&quot;;&quot;;)" office:value-type="string" office:string-value="matriz[sonidos.get(&quot;z&quot;)][sonidos.get(&quot;t&quot;)]=0;" calcext:value-type="string">
            <text:p>matriz[sonidos.get("z")][sonidos.get("t")]=0;</text:p>
          </table:table-cell>
          <table:table-cell table:formula="of:=CONCATENATE(&quot;matriz[sonidos.get(&quot;&quot;&quot;;[.$A30];&quot;&quot;&quot;)][sonidos.get(&quot;&quot;&quot;;[.$Y$1];&quot;&quot;&quot;)]=&quot;;[.Y30];&quot;;&quot;;)" office:value-type="string" office:string-value="matriz[sonidos.get(&quot;z&quot;)][sonidos.get(&quot;u&quot;)]=0;" calcext:value-type="string">
            <text:p>matriz[sonidos.get("z")][sonidos.get("u")]=0;</text:p>
          </table:table-cell>
          <table:table-cell table:formula="of:=CONCATENATE(&quot;matriz[sonidos.get(&quot;&quot;&quot;;[.$A30];&quot;&quot;&quot;)][sonidos.get(&quot;&quot;&quot;;[.$Z$1];&quot;&quot;&quot;)]=&quot;;[.Z30];&quot;;&quot;;)" office:value-type="string" office:string-value="matriz[sonidos.get(&quot;z&quot;)][sonidos.get(&quot;v&quot;)]=0;" calcext:value-type="string">
            <text:p>matriz[sonidos.get("z")][sonidos.get("v")]=0;</text:p>
          </table:table-cell>
          <table:table-cell table:formula="of:=CONCATENATE(&quot;matriz[sonidos.get(&quot;&quot;&quot;;[.$A30];&quot;&quot;&quot;)][sonidos.get(&quot;&quot;&quot;;[.$AA$1];&quot;&quot;&quot;)]=&quot;;[.AA30];&quot;;&quot;;)" office:value-type="string" office:string-value="matriz[sonidos.get(&quot;z&quot;)][sonidos.get(&quot;w&quot;)]=0;" calcext:value-type="string">
            <text:p>matriz[sonidos.get("z")][sonidos.get("w")]=0;</text:p>
          </table:table-cell>
          <table:table-cell table:formula="of:=CONCATENATE(&quot;matriz[sonidos.get(&quot;&quot;&quot;;[.$A30];&quot;&quot;&quot;)][sonidos.get(&quot;&quot;&quot;;[.$AB$1];&quot;&quot;&quot;)]=&quot;;[.AB30];&quot;;&quot;;)" office:value-type="string" office:string-value="matriz[sonidos.get(&quot;z&quot;)][sonidos.get(&quot;x&quot;)]=0;" calcext:value-type="string">
            <text:p>matriz[sonidos.get("z")][sonidos.get("x")]=0;</text:p>
          </table:table-cell>
          <table:table-cell table:formula="of:=CONCATENATE(&quot;matriz[sonidos.get(&quot;&quot;&quot;;[.$A30];&quot;&quot;&quot;)][sonidos.get(&quot;&quot;&quot;;[.$AC$1];&quot;&quot;&quot;)]=&quot;;[.AC30];&quot;;&quot;;)" office:value-type="string" office:string-value="matriz[sonidos.get(&quot;z&quot;)][sonidos.get(&quot;y&quot;)]=0;" calcext:value-type="string">
            <text:p>matriz[sonidos.get("z")][sonidos.get("y")]=0;</text:p>
          </table:table-cell>
          <table:table-cell table:formula="of:=CONCATENATE(&quot;matriz[sonidos.get(&quot;&quot;&quot;;[.$A30];&quot;&quot;&quot;)][sonidos.get(&quot;&quot;&quot;;[.$AD$1];&quot;&quot;&quot;)]=&quot;;[.AD30];&quot;;&quot;;)" office:value-type="string" office:string-value="matriz[sonidos.get(&quot;z&quot;)][sonidos.get(&quot;z&quot;)]=1;" calcext:value-type="string">
            <text:p>matriz[sonidos.get("z")][sonidos.get("z")]=1;</text:p>
          </table:table-cell>
          <table:table-cell table:formula="of:=CONCATENATE(&quot;matriz[sonidos.get(&quot;&quot;&quot;;[.$A30];&quot;&quot;&quot;)][sonidos.get(&quot;&quot;&quot;;[.$AE$1];&quot;&quot;&quot;)]=&quot;;[.AE30];&quot;;&quot;;)" office:value-type="string" office:string-value="matriz[sonidos.get(&quot;z&quot;)][sonidos.get(&quot;á&quot;)]=0;" calcext:value-type="string">
            <text:p>matriz[sonidos.get("z")][sonidos.get("á")]=0;</text:p>
          </table:table-cell>
          <table:table-cell table:formula="of:=CONCATENATE(&quot;matriz[sonidos.get(&quot;&quot;&quot;;[.$A30];&quot;&quot;&quot;)][sonidos.get(&quot;&quot;&quot;;[.$AF$1];&quot;&quot;&quot;)]=&quot;;[.AF30];&quot;;&quot;;)" office:value-type="string" office:string-value="matriz[sonidos.get(&quot;z&quot;)][sonidos.get(&quot;é&quot;)]=0;" calcext:value-type="string">
            <text:p>matriz[sonidos.get("z")][sonidos.get("é")]=0;</text:p>
          </table:table-cell>
          <table:table-cell table:formula="of:=CONCATENATE(&quot;matriz[sonidos.get(&quot;&quot;&quot;;[.$A30];&quot;&quot;&quot;)][sonidos.get(&quot;&quot;&quot;;[.$AG$1];&quot;&quot;&quot;)]=&quot;;[.AG30];&quot;;&quot;;)" office:value-type="string" office:string-value="matriz[sonidos.get(&quot;z&quot;)][sonidos.get(&quot;í&quot;)]=0;" calcext:value-type="string">
            <text:p>matriz[sonidos.get("z")][sonidos.get("í")]=0;</text:p>
          </table:table-cell>
          <table:table-cell table:formula="of:=CONCATENATE(&quot;matriz[sonidos.get(&quot;&quot;&quot;;[.$A30];&quot;&quot;&quot;)][sonidos.get(&quot;&quot;&quot;;[.$AH$1];&quot;&quot;&quot;)]=&quot;;[.AH30];&quot;;&quot;;)" office:value-type="string" office:string-value="matriz[sonidos.get(&quot;z&quot;)][sonidos.get(&quot;ó&quot;)]=0;" calcext:value-type="string">
            <text:p>matriz[sonidos.get("z")][sonidos.get("ó")]=0;</text:p>
          </table:table-cell>
          <table:table-cell table:formula="of:=CONCATENATE(&quot;matriz[sonidos.get(&quot;&quot;&quot;;[.$A30];&quot;&quot;&quot;)][sonidos.get(&quot;&quot;&quot;;[.$AI$1];&quot;&quot;&quot;)]=&quot;;[.AI30];&quot;;&quot;;)" office:value-type="string" office:string-value="matriz[sonidos.get(&quot;z&quot;)][sonidos.get(&quot;ú&quot;)]=0;" calcext:value-type="string">
            <text:p>matriz[sonidos.get("z")][sonidos.get("ú")]=0;</text:p>
          </table:table-cell>
          <table:table-cell table:formula="of:=CONCATENATE(&quot;matriz[sonidos.get(&quot;&quot;&quot;;[.$A30];&quot;&quot;&quot;)][sonidos.get(&quot;&quot;&quot;;[.$AJ$1];&quot;&quot;&quot;)]=&quot;;[.AJ30];&quot;;&quot;;)" office:value-type="string" office:string-value="matriz[sonidos.get(&quot;z&quot;)][sonidos.get(&quot;ü&quot;)]=0;" calcext:value-type="string">
            <text:p>matriz[sonidos.get("z")][sonidos.get("ü")]=0;</text:p>
          </table:table-cell>
        </table:table-row>
        <table:table-row table:style-name="ro1">
          <table:table-cell office:value-type="string" calcext:value-type="string">
            <text:p>á</text:p>
          </table:table-cell>
          <table:table-cell office:value-type="string" calcext:value-type="string">
            <text:p>0.85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NCATENATE(&quot;matriz[sonidos.get(&quot;&quot;&quot;;[.A31];&quot;&quot;&quot;)][sonidos.get(&quot;&quot;&quot;;[.$B$1];&quot;&quot;&quot;)]=&quot;;[.B31];&quot;;&quot;;)" office:value-type="string" office:string-value="matriz[sonidos.get(&quot;á&quot;)][sonidos.get(&quot;a&quot;)]=0.85;" calcext:value-type="string">
            <text:p>matriz[sonidos.get("á")][sonidos.get("a")]=0.85;</text:p>
          </table:table-cell>
          <table:table-cell table:formula="of:=CONCATENATE(&quot;matriz[sonidos.get(&quot;&quot;&quot;;[.$A31];&quot;&quot;&quot;)][sonidos.get(&quot;&quot;&quot;;[.$C$1];&quot;&quot;&quot;)]=&quot;;[.C31];&quot;;&quot;;)" office:value-type="string" office:string-value="matriz[sonidos.get(&quot;á&quot;)][sonidos.get(&quot;b&quot;)]=0;" calcext:value-type="string">
            <text:p>matriz[sonidos.get("á")][sonidos.get("b")]=0;</text:p>
          </table:table-cell>
          <table:table-cell table:formula="of:=CONCATENATE(&quot;matriz[sonidos.get(&quot;&quot;&quot;;[.$A31];&quot;&quot;&quot;)][sonidos.get(&quot;&quot;&quot;;[.$D$1];&quot;&quot;&quot;)]=&quot;;[.D31];&quot;;&quot;;)" office:value-type="string" office:string-value="matriz[sonidos.get(&quot;á&quot;)][sonidos.get(&quot;c&quot;)]=0;" calcext:value-type="string">
            <text:p>matriz[sonidos.get("á")][sonidos.get("c")]=0;</text:p>
          </table:table-cell>
          <table:table-cell table:formula="of:=CONCATENATE(&quot;matriz[sonidos.get(&quot;&quot;&quot;;[.$A31];&quot;&quot;&quot;)][sonidos.get(&quot;&quot;&quot;;[.$E$1];&quot;&quot;&quot;)]=&quot;;[.E31];&quot;;&quot;;)" office:value-type="string" office:string-value="matriz[sonidos.get(&quot;á&quot;)][sonidos.get(&quot;ch&quot;)]=0;" calcext:value-type="string">
            <text:p>matriz[sonidos.get("á")][sonidos.get("ch")]=0;</text:p>
          </table:table-cell>
          <table:table-cell table:formula="of:=CONCATENATE(&quot;matriz[sonidos.get(&quot;&quot;&quot;;[.$A31];&quot;&quot;&quot;)][sonidos.get(&quot;&quot;&quot;;[.$F$1];&quot;&quot;&quot;)]=&quot;;[.F31];&quot;;&quot;;)" office:value-type="string" office:string-value="matriz[sonidos.get(&quot;á&quot;)][sonidos.get(&quot;d&quot;)]=0;" calcext:value-type="string">
            <text:p>matriz[sonidos.get("á")][sonidos.get("d")]=0;</text:p>
          </table:table-cell>
          <table:table-cell table:formula="of:=CONCATENATE(&quot;matriz[sonidos.get(&quot;&quot;&quot;;[.$A31];&quot;&quot;&quot;)][sonidos.get(&quot;&quot;&quot;;[.$G$1];&quot;&quot;&quot;)]=&quot;;[.G31];&quot;;&quot;;)" office:value-type="string" office:string-value="matriz[sonidos.get(&quot;á&quot;)][sonidos.get(&quot;e&quot;)]=0;" calcext:value-type="string">
            <text:p>matriz[sonidos.get("á")][sonidos.get("e")]=0;</text:p>
          </table:table-cell>
          <table:table-cell table:formula="of:=CONCATENATE(&quot;matriz[sonidos.get(&quot;&quot;&quot;;[.$A31];&quot;&quot;&quot;)][sonidos.get(&quot;&quot;&quot;;[.$H$1];&quot;&quot;&quot;)]=&quot;;[.H31];&quot;;&quot;;)" office:value-type="string" office:string-value="matriz[sonidos.get(&quot;á&quot;)][sonidos.get(&quot;f&quot;)]=0;" calcext:value-type="string">
            <text:p>matriz[sonidos.get("á")][sonidos.get("f")]=0;</text:p>
          </table:table-cell>
          <table:table-cell table:formula="of:=CONCATENATE(&quot;matriz[sonidos.get(&quot;&quot;&quot;;[.$A31];&quot;&quot;&quot;)][sonidos.get(&quot;&quot;&quot;;[.$I$1];&quot;&quot;&quot;)]=&quot;;[.I31];&quot;;&quot;;)" office:value-type="string" office:string-value="matriz[sonidos.get(&quot;á&quot;)][sonidos.get(&quot;g&quot;)]=0;" calcext:value-type="string">
            <text:p>matriz[sonidos.get("á")][sonidos.get("g")]=0;</text:p>
          </table:table-cell>
          <table:table-cell table:formula="of:=CONCATENATE(&quot;matriz[sonidos.get(&quot;&quot;&quot;;[.$A31];&quot;&quot;&quot;)][sonidos.get(&quot;&quot;&quot;;[.$J$1];&quot;&quot;&quot;)]=&quot;;[.J31];&quot;;&quot;;)" office:value-type="string" office:string-value="matriz[sonidos.get(&quot;á&quot;)][sonidos.get(&quot;h&quot;)]=0;" calcext:value-type="string">
            <text:p>matriz[sonidos.get("á")][sonidos.get("h")]=0;</text:p>
          </table:table-cell>
          <table:table-cell table:formula="of:=CONCATENATE(&quot;matriz[sonidos.get(&quot;&quot;&quot;;[.$A31];&quot;&quot;&quot;)][sonidos.get(&quot;&quot;&quot;;[.$K$1];&quot;&quot;&quot;)]=&quot;;[.K31];&quot;;&quot;;)" office:value-type="string" office:string-value="matriz[sonidos.get(&quot;á&quot;)][sonidos.get(&quot;i&quot;)]=0;" calcext:value-type="string">
            <text:p>matriz[sonidos.get("á")][sonidos.get("i")]=0;</text:p>
          </table:table-cell>
          <table:table-cell table:formula="of:=CONCATENATE(&quot;matriz[sonidos.get(&quot;&quot;&quot;;[.$A31];&quot;&quot;&quot;)][sonidos.get(&quot;&quot;&quot;;[.$L$1];&quot;&quot;&quot;)]=&quot;;[.L31];&quot;;&quot;;)" office:value-type="string" office:string-value="matriz[sonidos.get(&quot;á&quot;)][sonidos.get(&quot;j&quot;)]=0;" calcext:value-type="string">
            <text:p>matriz[sonidos.get("á")][sonidos.get("j")]=0;</text:p>
          </table:table-cell>
          <table:table-cell table:formula="of:=CONCATENATE(&quot;matriz[sonidos.get(&quot;&quot;&quot;;[.$A31];&quot;&quot;&quot;)][sonidos.get(&quot;&quot;&quot;;[.$M$1];&quot;&quot;&quot;)]=&quot;;[.M31];&quot;;&quot;;)" office:value-type="string" office:string-value="matriz[sonidos.get(&quot;á&quot;)][sonidos.get(&quot;k&quot;)]=0;" calcext:value-type="string">
            <text:p>matriz[sonidos.get("á")][sonidos.get("k")]=0;</text:p>
          </table:table-cell>
          <table:table-cell table:formula="of:=CONCATENATE(&quot;matriz[sonidos.get(&quot;&quot;&quot;;[.$A31];&quot;&quot;&quot;)][sonidos.get(&quot;&quot;&quot;;[.$N$1];&quot;&quot;&quot;)]=&quot;;[.N31];&quot;;&quot;;)" office:value-type="string" office:string-value="matriz[sonidos.get(&quot;á&quot;)][sonidos.get(&quot;l&quot;)]=0;" calcext:value-type="string">
            <text:p>matriz[sonidos.get("á")][sonidos.get("l")]=0;</text:p>
          </table:table-cell>
          <table:table-cell table:formula="of:=CONCATENATE(&quot;matriz[sonidos.get(&quot;&quot;&quot;;[.$A31];&quot;&quot;&quot;)][sonidos.get(&quot;&quot;&quot;;[.$O$1];&quot;&quot;&quot;)]=&quot;;[.O31];&quot;;&quot;;)" office:value-type="string" office:string-value="matriz[sonidos.get(&quot;á&quot;)][sonidos.get(&quot;ll&quot;)]=0;" calcext:value-type="string">
            <text:p>matriz[sonidos.get("á")][sonidos.get("ll")]=0;</text:p>
          </table:table-cell>
          <table:table-cell table:formula="of:=CONCATENATE(&quot;matriz[sonidos.get(&quot;&quot;&quot;;[.$A31];&quot;&quot;&quot;)][sonidos.get(&quot;&quot;&quot;;[.$P$1];&quot;&quot;&quot;)]=&quot;;[.P31];&quot;;&quot;;)" office:value-type="string" office:string-value="matriz[sonidos.get(&quot;á&quot;)][sonidos.get(&quot;m&quot;)]=0;" calcext:value-type="string">
            <text:p>matriz[sonidos.get("á")][sonidos.get("m")]=0;</text:p>
          </table:table-cell>
          <table:table-cell table:formula="of:=CONCATENATE(&quot;matriz[sonidos.get(&quot;&quot;&quot;;[.$A31];&quot;&quot;&quot;)][sonidos.get(&quot;&quot;&quot;;[.$Q$1];&quot;&quot;&quot;)]=&quot;;[.Q31];&quot;;&quot;;)" office:value-type="string" office:string-value="matriz[sonidos.get(&quot;á&quot;)][sonidos.get(&quot;n&quot;)]=0;" calcext:value-type="string">
            <text:p>matriz[sonidos.get("á")][sonidos.get("n")]=0;</text:p>
          </table:table-cell>
          <table:table-cell table:formula="of:=CONCATENATE(&quot;matriz[sonidos.get(&quot;&quot;&quot;;[.$A31];&quot;&quot;&quot;)][sonidos.get(&quot;&quot;&quot;;[.$R$1];&quot;&quot;&quot;)]=&quot;;[.R31];&quot;;&quot;;)" office:value-type="string" office:string-value="matriz[sonidos.get(&quot;á&quot;)][sonidos.get(&quot;ñ&quot;)]=0;" calcext:value-type="string">
            <text:p>matriz[sonidos.get("á")][sonidos.get("ñ")]=0;</text:p>
          </table:table-cell>
          <table:table-cell table:formula="of:=CONCATENATE(&quot;matriz[sonidos.get(&quot;&quot;&quot;;[.$A31];&quot;&quot;&quot;)][sonidos.get(&quot;&quot;&quot;;[.$S$1];&quot;&quot;&quot;)]=&quot;;[.S31];&quot;;&quot;;)" office:value-type="string" office:string-value="matriz[sonidos.get(&quot;á&quot;)][sonidos.get(&quot;o&quot;)]=0;" calcext:value-type="string">
            <text:p>matriz[sonidos.get("á")][sonidos.get("o")]=0;</text:p>
          </table:table-cell>
          <table:table-cell table:formula="of:=CONCATENATE(&quot;matriz[sonidos.get(&quot;&quot;&quot;;[.$A31];&quot;&quot;&quot;)][sonidos.get(&quot;&quot;&quot;;[.$T$1];&quot;&quot;&quot;)]=&quot;;[.T31];&quot;;&quot;;)" office:value-type="string" office:string-value="matriz[sonidos.get(&quot;á&quot;)][sonidos.get(&quot;p&quot;)]=0;" calcext:value-type="string">
            <text:p>matriz[sonidos.get("á")][sonidos.get("p")]=0;</text:p>
          </table:table-cell>
          <table:table-cell table:formula="of:=CONCATENATE(&quot;matriz[sonidos.get(&quot;&quot;&quot;;[.$A31];&quot;&quot;&quot;)][sonidos.get(&quot;&quot;&quot;;[.$U$1];&quot;&quot;&quot;)]=&quot;;[.U31];&quot;;&quot;;)" office:value-type="string" office:string-value="matriz[sonidos.get(&quot;á&quot;)][sonidos.get(&quot;q&quot;)]=0;" calcext:value-type="string">
            <text:p>matriz[sonidos.get("á")][sonidos.get("q")]=0;</text:p>
          </table:table-cell>
          <table:table-cell table:formula="of:=CONCATENATE(&quot;matriz[sonidos.get(&quot;&quot;&quot;;[.$A31];&quot;&quot;&quot;)][sonidos.get(&quot;&quot;&quot;;[.$V$1];&quot;&quot;&quot;)]=&quot;;[.V31];&quot;;&quot;;)" office:value-type="string" office:string-value="matriz[sonidos.get(&quot;á&quot;)][sonidos.get(&quot;r&quot;)]=0;" calcext:value-type="string">
            <text:p>matriz[sonidos.get("á")][sonidos.get("r")]=0;</text:p>
          </table:table-cell>
          <table:table-cell table:formula="of:=CONCATENATE(&quot;matriz[sonidos.get(&quot;&quot;&quot;;[.$A31];&quot;&quot;&quot;)][sonidos.get(&quot;&quot;&quot;;[.$W$1];&quot;&quot;&quot;)]=&quot;;[.W31];&quot;;&quot;;)" office:value-type="string" office:string-value="matriz[sonidos.get(&quot;á&quot;)][sonidos.get(&quot;s&quot;)]=0;" calcext:value-type="string">
            <text:p>matriz[sonidos.get("á")][sonidos.get("s")]=0;</text:p>
          </table:table-cell>
          <table:table-cell table:formula="of:=CONCATENATE(&quot;matriz[sonidos.get(&quot;&quot;&quot;;[.$A31];&quot;&quot;&quot;)][sonidos.get(&quot;&quot;&quot;;[.$X$1];&quot;&quot;&quot;)]=&quot;;[.X31];&quot;;&quot;;)" office:value-type="string" office:string-value="matriz[sonidos.get(&quot;á&quot;)][sonidos.get(&quot;t&quot;)]=0;" calcext:value-type="string">
            <text:p>matriz[sonidos.get("á")][sonidos.get("t")]=0;</text:p>
          </table:table-cell>
          <table:table-cell table:formula="of:=CONCATENATE(&quot;matriz[sonidos.get(&quot;&quot;&quot;;[.$A31];&quot;&quot;&quot;)][sonidos.get(&quot;&quot;&quot;;[.$Y$1];&quot;&quot;&quot;)]=&quot;;[.Y31];&quot;;&quot;;)" office:value-type="string" office:string-value="matriz[sonidos.get(&quot;á&quot;)][sonidos.get(&quot;u&quot;)]=0;" calcext:value-type="string">
            <text:p>matriz[sonidos.get("á")][sonidos.get("u")]=0;</text:p>
          </table:table-cell>
          <table:table-cell table:formula="of:=CONCATENATE(&quot;matriz[sonidos.get(&quot;&quot;&quot;;[.$A31];&quot;&quot;&quot;)][sonidos.get(&quot;&quot;&quot;;[.$Z$1];&quot;&quot;&quot;)]=&quot;;[.Z31];&quot;;&quot;;)" office:value-type="string" office:string-value="matriz[sonidos.get(&quot;á&quot;)][sonidos.get(&quot;v&quot;)]=0;" calcext:value-type="string">
            <text:p>matriz[sonidos.get("á")][sonidos.get("v")]=0;</text:p>
          </table:table-cell>
          <table:table-cell table:formula="of:=CONCATENATE(&quot;matriz[sonidos.get(&quot;&quot;&quot;;[.$A31];&quot;&quot;&quot;)][sonidos.get(&quot;&quot;&quot;;[.$AA$1];&quot;&quot;&quot;)]=&quot;;[.AA31];&quot;;&quot;;)" office:value-type="string" office:string-value="matriz[sonidos.get(&quot;á&quot;)][sonidos.get(&quot;w&quot;)]=0;" calcext:value-type="string">
            <text:p>matriz[sonidos.get("á")][sonidos.get("w")]=0;</text:p>
          </table:table-cell>
          <table:table-cell table:formula="of:=CONCATENATE(&quot;matriz[sonidos.get(&quot;&quot;&quot;;[.$A31];&quot;&quot;&quot;)][sonidos.get(&quot;&quot;&quot;;[.$AB$1];&quot;&quot;&quot;)]=&quot;;[.AB31];&quot;;&quot;;)" office:value-type="string" office:string-value="matriz[sonidos.get(&quot;á&quot;)][sonidos.get(&quot;x&quot;)]=0;" calcext:value-type="string">
            <text:p>matriz[sonidos.get("á")][sonidos.get("x")]=0;</text:p>
          </table:table-cell>
          <table:table-cell table:formula="of:=CONCATENATE(&quot;matriz[sonidos.get(&quot;&quot;&quot;;[.$A31];&quot;&quot;&quot;)][sonidos.get(&quot;&quot;&quot;;[.$AC$1];&quot;&quot;&quot;)]=&quot;;[.AC31];&quot;;&quot;;)" office:value-type="string" office:string-value="matriz[sonidos.get(&quot;á&quot;)][sonidos.get(&quot;y&quot;)]=0;" calcext:value-type="string">
            <text:p>matriz[sonidos.get("á")][sonidos.get("y")]=0;</text:p>
          </table:table-cell>
          <table:table-cell table:formula="of:=CONCATENATE(&quot;matriz[sonidos.get(&quot;&quot;&quot;;[.$A31];&quot;&quot;&quot;)][sonidos.get(&quot;&quot;&quot;;[.$AD$1];&quot;&quot;&quot;)]=&quot;;[.AD31];&quot;;&quot;;)" office:value-type="string" office:string-value="matriz[sonidos.get(&quot;á&quot;)][sonidos.get(&quot;z&quot;)]=0;" calcext:value-type="string">
            <text:p>matriz[sonidos.get("á")][sonidos.get("z")]=0;</text:p>
          </table:table-cell>
          <table:table-cell table:formula="of:=CONCATENATE(&quot;matriz[sonidos.get(&quot;&quot;&quot;;[.$A31];&quot;&quot;&quot;)][sonidos.get(&quot;&quot;&quot;;[.$AE$1];&quot;&quot;&quot;)]=&quot;;[.AE31];&quot;;&quot;;)" office:value-type="string" office:string-value="matriz[sonidos.get(&quot;á&quot;)][sonidos.get(&quot;á&quot;)]=1;" calcext:value-type="string">
            <text:p>matriz[sonidos.get("á")][sonidos.get("á")]=1;</text:p>
          </table:table-cell>
          <table:table-cell table:formula="of:=CONCATENATE(&quot;matriz[sonidos.get(&quot;&quot;&quot;;[.$A31];&quot;&quot;&quot;)][sonidos.get(&quot;&quot;&quot;;[.$AF$1];&quot;&quot;&quot;)]=&quot;;[.AF31];&quot;;&quot;;)" office:value-type="string" office:string-value="matriz[sonidos.get(&quot;á&quot;)][sonidos.get(&quot;é&quot;)]=0;" calcext:value-type="string">
            <text:p>matriz[sonidos.get("á")][sonidos.get("é")]=0;</text:p>
          </table:table-cell>
          <table:table-cell table:formula="of:=CONCATENATE(&quot;matriz[sonidos.get(&quot;&quot;&quot;;[.$A31];&quot;&quot;&quot;)][sonidos.get(&quot;&quot;&quot;;[.$AG$1];&quot;&quot;&quot;)]=&quot;;[.AG31];&quot;;&quot;;)" office:value-type="string" office:string-value="matriz[sonidos.get(&quot;á&quot;)][sonidos.get(&quot;í&quot;)]=0;" calcext:value-type="string">
            <text:p>matriz[sonidos.get("á")][sonidos.get("í")]=0;</text:p>
          </table:table-cell>
          <table:table-cell table:formula="of:=CONCATENATE(&quot;matriz[sonidos.get(&quot;&quot;&quot;;[.$A31];&quot;&quot;&quot;)][sonidos.get(&quot;&quot;&quot;;[.$AH$1];&quot;&quot;&quot;)]=&quot;;[.AH31];&quot;;&quot;;)" office:value-type="string" office:string-value="matriz[sonidos.get(&quot;á&quot;)][sonidos.get(&quot;ó&quot;)]=0;" calcext:value-type="string">
            <text:p>matriz[sonidos.get("á")][sonidos.get("ó")]=0;</text:p>
          </table:table-cell>
          <table:table-cell table:formula="of:=CONCATENATE(&quot;matriz[sonidos.get(&quot;&quot;&quot;;[.$A31];&quot;&quot;&quot;)][sonidos.get(&quot;&quot;&quot;;[.$AI$1];&quot;&quot;&quot;)]=&quot;;[.AI31];&quot;;&quot;;)" office:value-type="string" office:string-value="matriz[sonidos.get(&quot;á&quot;)][sonidos.get(&quot;ú&quot;)]=0;" calcext:value-type="string">
            <text:p>matriz[sonidos.get("á")][sonidos.get("ú")]=0;</text:p>
          </table:table-cell>
          <table:table-cell table:formula="of:=CONCATENATE(&quot;matriz[sonidos.get(&quot;&quot;&quot;;[.$A31];&quot;&quot;&quot;)][sonidos.get(&quot;&quot;&quot;;[.$AJ$1];&quot;&quot;&quot;)]=&quot;;[.AJ31];&quot;;&quot;;)" office:value-type="string" office:string-value="matriz[sonidos.get(&quot;á&quot;)][sonidos.get(&quot;ü&quot;)]=0;" calcext:value-type="string">
            <text:p>matriz[sonidos.get("á")][sonidos.get("ü")]=0;</text:p>
          </table:table-cell>
        </table:table-row>
        <table:table-row table:style-name="ro1">
          <table:table-cell office:value-type="string" calcext:value-type="string">
            <text:p>é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string" calcext:value-type="string">
            <text:p>0.1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&quot;matriz[sonidos.get(&quot;&quot;&quot;;[.A32];&quot;&quot;&quot;)][sonidos.get(&quot;&quot;&quot;;[.$B$1];&quot;&quot;&quot;)]=&quot;;[.B32];&quot;;&quot;;)" office:value-type="string" office:string-value="matriz[sonidos.get(&quot;é&quot;)][sonidos.get(&quot;a&quot;)]=0;" calcext:value-type="string">
            <text:p>matriz[sonidos.get("é")][sonidos.get("a")]=0;</text:p>
          </table:table-cell>
          <table:table-cell table:formula="of:=CONCATENATE(&quot;matriz[sonidos.get(&quot;&quot;&quot;;[.$A32];&quot;&quot;&quot;)][sonidos.get(&quot;&quot;&quot;;[.$C$1];&quot;&quot;&quot;)]=&quot;;[.C32];&quot;;&quot;;)" office:value-type="string" office:string-value="matriz[sonidos.get(&quot;é&quot;)][sonidos.get(&quot;b&quot;)]=0;" calcext:value-type="string">
            <text:p>matriz[sonidos.get("é")][sonidos.get("b")]=0;</text:p>
          </table:table-cell>
          <table:table-cell table:formula="of:=CONCATENATE(&quot;matriz[sonidos.get(&quot;&quot;&quot;;[.$A32];&quot;&quot;&quot;)][sonidos.get(&quot;&quot;&quot;;[.$D$1];&quot;&quot;&quot;)]=&quot;;[.D32];&quot;;&quot;;)" office:value-type="string" office:string-value="matriz[sonidos.get(&quot;é&quot;)][sonidos.get(&quot;c&quot;)]=0;" calcext:value-type="string">
            <text:p>matriz[sonidos.get("é")][sonidos.get("c")]=0;</text:p>
          </table:table-cell>
          <table:table-cell table:formula="of:=CONCATENATE(&quot;matriz[sonidos.get(&quot;&quot;&quot;;[.$A32];&quot;&quot;&quot;)][sonidos.get(&quot;&quot;&quot;;[.$E$1];&quot;&quot;&quot;)]=&quot;;[.E32];&quot;;&quot;;)" office:value-type="string" office:string-value="matriz[sonidos.get(&quot;é&quot;)][sonidos.get(&quot;ch&quot;)]=0;" calcext:value-type="string">
            <text:p>matriz[sonidos.get("é")][sonidos.get("ch")]=0;</text:p>
          </table:table-cell>
          <table:table-cell table:formula="of:=CONCATENATE(&quot;matriz[sonidos.get(&quot;&quot;&quot;;[.$A32];&quot;&quot;&quot;)][sonidos.get(&quot;&quot;&quot;;[.$F$1];&quot;&quot;&quot;)]=&quot;;[.F32];&quot;;&quot;;)" office:value-type="string" office:string-value="matriz[sonidos.get(&quot;é&quot;)][sonidos.get(&quot;d&quot;)]=0;" calcext:value-type="string">
            <text:p>matriz[sonidos.get("é")][sonidos.get("d")]=0;</text:p>
          </table:table-cell>
          <table:table-cell table:formula="of:=CONCATENATE(&quot;matriz[sonidos.get(&quot;&quot;&quot;;[.$A32];&quot;&quot;&quot;)][sonidos.get(&quot;&quot;&quot;;[.$G$1];&quot;&quot;&quot;)]=&quot;;[.G32];&quot;;&quot;;)" office:value-type="string" office:string-value="matriz[sonidos.get(&quot;é&quot;)][sonidos.get(&quot;e&quot;)]=1;" calcext:value-type="string">
            <text:p>matriz[sonidos.get("é")][sonidos.get("e")]=1;</text:p>
          </table:table-cell>
          <table:table-cell table:formula="of:=CONCATENATE(&quot;matriz[sonidos.get(&quot;&quot;&quot;;[.$A32];&quot;&quot;&quot;)][sonidos.get(&quot;&quot;&quot;;[.$H$1];&quot;&quot;&quot;)]=&quot;;[.H32];&quot;;&quot;;)" office:value-type="string" office:string-value="matriz[sonidos.get(&quot;é&quot;)][sonidos.get(&quot;f&quot;)]=0;" calcext:value-type="string">
            <text:p>matriz[sonidos.get("é")][sonidos.get("f")]=0;</text:p>
          </table:table-cell>
          <table:table-cell table:formula="of:=CONCATENATE(&quot;matriz[sonidos.get(&quot;&quot;&quot;;[.$A32];&quot;&quot;&quot;)][sonidos.get(&quot;&quot;&quot;;[.$I$1];&quot;&quot;&quot;)]=&quot;;[.I32];&quot;;&quot;;)" office:value-type="string" office:string-value="matriz[sonidos.get(&quot;é&quot;)][sonidos.get(&quot;g&quot;)]=0;" calcext:value-type="string">
            <text:p>matriz[sonidos.get("é")][sonidos.get("g")]=0;</text:p>
          </table:table-cell>
          <table:table-cell table:formula="of:=CONCATENATE(&quot;matriz[sonidos.get(&quot;&quot;&quot;;[.$A32];&quot;&quot;&quot;)][sonidos.get(&quot;&quot;&quot;;[.$J$1];&quot;&quot;&quot;)]=&quot;;[.J32];&quot;;&quot;;)" office:value-type="string" office:string-value="matriz[sonidos.get(&quot;é&quot;)][sonidos.get(&quot;h&quot;)]=0;" calcext:value-type="string">
            <text:p>matriz[sonidos.get("é")][sonidos.get("h")]=0;</text:p>
          </table:table-cell>
          <table:table-cell table:formula="of:=CONCATENATE(&quot;matriz[sonidos.get(&quot;&quot;&quot;;[.$A32];&quot;&quot;&quot;)][sonidos.get(&quot;&quot;&quot;;[.$K$1];&quot;&quot;&quot;)]=&quot;;[.K32];&quot;;&quot;;)" office:value-type="string" office:string-value="matriz[sonidos.get(&quot;é&quot;)][sonidos.get(&quot;i&quot;)]=0;" calcext:value-type="string">
            <text:p>matriz[sonidos.get("é")][sonidos.get("i")]=0;</text:p>
          </table:table-cell>
          <table:table-cell table:formula="of:=CONCATENATE(&quot;matriz[sonidos.get(&quot;&quot;&quot;;[.$A32];&quot;&quot;&quot;)][sonidos.get(&quot;&quot;&quot;;[.$L$1];&quot;&quot;&quot;)]=&quot;;[.L32];&quot;;&quot;;)" office:value-type="string" office:string-value="matriz[sonidos.get(&quot;é&quot;)][sonidos.get(&quot;j&quot;)]=0;" calcext:value-type="string">
            <text:p>matriz[sonidos.get("é")][sonidos.get("j")]=0;</text:p>
          </table:table-cell>
          <table:table-cell table:formula="of:=CONCATENATE(&quot;matriz[sonidos.get(&quot;&quot;&quot;;[.$A32];&quot;&quot;&quot;)][sonidos.get(&quot;&quot;&quot;;[.$M$1];&quot;&quot;&quot;)]=&quot;;[.M32];&quot;;&quot;;)" office:value-type="string" office:string-value="matriz[sonidos.get(&quot;é&quot;)][sonidos.get(&quot;k&quot;)]=0;" calcext:value-type="string">
            <text:p>matriz[sonidos.get("é")][sonidos.get("k")]=0;</text:p>
          </table:table-cell>
          <table:table-cell table:formula="of:=CONCATENATE(&quot;matriz[sonidos.get(&quot;&quot;&quot;;[.$A32];&quot;&quot;&quot;)][sonidos.get(&quot;&quot;&quot;;[.$N$1];&quot;&quot;&quot;)]=&quot;;[.N32];&quot;;&quot;;)" office:value-type="string" office:string-value="matriz[sonidos.get(&quot;é&quot;)][sonidos.get(&quot;l&quot;)]=0;" calcext:value-type="string">
            <text:p>matriz[sonidos.get("é")][sonidos.get("l")]=0;</text:p>
          </table:table-cell>
          <table:table-cell table:formula="of:=CONCATENATE(&quot;matriz[sonidos.get(&quot;&quot;&quot;;[.$A32];&quot;&quot;&quot;)][sonidos.get(&quot;&quot;&quot;;[.$O$1];&quot;&quot;&quot;)]=&quot;;[.O32];&quot;;&quot;;)" office:value-type="string" office:string-value="matriz[sonidos.get(&quot;é&quot;)][sonidos.get(&quot;ll&quot;)]=0;" calcext:value-type="string">
            <text:p>matriz[sonidos.get("é")][sonidos.get("ll")]=0;</text:p>
          </table:table-cell>
          <table:table-cell table:formula="of:=CONCATENATE(&quot;matriz[sonidos.get(&quot;&quot;&quot;;[.$A32];&quot;&quot;&quot;)][sonidos.get(&quot;&quot;&quot;;[.$P$1];&quot;&quot;&quot;)]=&quot;;[.P32];&quot;;&quot;;)" office:value-type="string" office:string-value="matriz[sonidos.get(&quot;é&quot;)][sonidos.get(&quot;m&quot;)]=0;" calcext:value-type="string">
            <text:p>matriz[sonidos.get("é")][sonidos.get("m")]=0;</text:p>
          </table:table-cell>
          <table:table-cell table:formula="of:=CONCATENATE(&quot;matriz[sonidos.get(&quot;&quot;&quot;;[.$A32];&quot;&quot;&quot;)][sonidos.get(&quot;&quot;&quot;;[.$Q$1];&quot;&quot;&quot;)]=&quot;;[.Q32];&quot;;&quot;;)" office:value-type="string" office:string-value="matriz[sonidos.get(&quot;é&quot;)][sonidos.get(&quot;n&quot;)]=0;" calcext:value-type="string">
            <text:p>matriz[sonidos.get("é")][sonidos.get("n")]=0;</text:p>
          </table:table-cell>
          <table:table-cell table:formula="of:=CONCATENATE(&quot;matriz[sonidos.get(&quot;&quot;&quot;;[.$A32];&quot;&quot;&quot;)][sonidos.get(&quot;&quot;&quot;;[.$R$1];&quot;&quot;&quot;)]=&quot;;[.R32];&quot;;&quot;;)" office:value-type="string" office:string-value="matriz[sonidos.get(&quot;é&quot;)][sonidos.get(&quot;ñ&quot;)]=0;" calcext:value-type="string">
            <text:p>matriz[sonidos.get("é")][sonidos.get("ñ")]=0;</text:p>
          </table:table-cell>
          <table:table-cell table:formula="of:=CONCATENATE(&quot;matriz[sonidos.get(&quot;&quot;&quot;;[.$A32];&quot;&quot;&quot;)][sonidos.get(&quot;&quot;&quot;;[.$S$1];&quot;&quot;&quot;)]=&quot;;[.S32];&quot;;&quot;;)" office:value-type="string" office:string-value="matriz[sonidos.get(&quot;é&quot;)][sonidos.get(&quot;o&quot;)]=0;" calcext:value-type="string">
            <text:p>matriz[sonidos.get("é")][sonidos.get("o")]=0;</text:p>
          </table:table-cell>
          <table:table-cell table:formula="of:=CONCATENATE(&quot;matriz[sonidos.get(&quot;&quot;&quot;;[.$A32];&quot;&quot;&quot;)][sonidos.get(&quot;&quot;&quot;;[.$T$1];&quot;&quot;&quot;)]=&quot;;[.T32];&quot;;&quot;;)" office:value-type="string" office:string-value="matriz[sonidos.get(&quot;é&quot;)][sonidos.get(&quot;p&quot;)]=0;" calcext:value-type="string">
            <text:p>matriz[sonidos.get("é")][sonidos.get("p")]=0;</text:p>
          </table:table-cell>
          <table:table-cell table:formula="of:=CONCATENATE(&quot;matriz[sonidos.get(&quot;&quot;&quot;;[.$A32];&quot;&quot;&quot;)][sonidos.get(&quot;&quot;&quot;;[.$U$1];&quot;&quot;&quot;)]=&quot;;[.U32];&quot;;&quot;;)" office:value-type="string" office:string-value="matriz[sonidos.get(&quot;é&quot;)][sonidos.get(&quot;q&quot;)]=0.15;" calcext:value-type="string">
            <text:p>matriz[sonidos.get("é")][sonidos.get("q")]=0.15;</text:p>
          </table:table-cell>
          <table:table-cell table:formula="of:=CONCATENATE(&quot;matriz[sonidos.get(&quot;&quot;&quot;;[.$A32];&quot;&quot;&quot;)][sonidos.get(&quot;&quot;&quot;;[.$V$1];&quot;&quot;&quot;)]=&quot;;[.V32];&quot;;&quot;;)" office:value-type="string" office:string-value="matriz[sonidos.get(&quot;é&quot;)][sonidos.get(&quot;r&quot;)]=0.15;" calcext:value-type="string">
            <text:p>matriz[sonidos.get("é")][sonidos.get("r")]=0.15;</text:p>
          </table:table-cell>
          <table:table-cell table:formula="of:=CONCATENATE(&quot;matriz[sonidos.get(&quot;&quot;&quot;;[.$A32];&quot;&quot;&quot;)][sonidos.get(&quot;&quot;&quot;;[.$W$1];&quot;&quot;&quot;)]=&quot;;[.W32];&quot;;&quot;;)" office:value-type="string" office:string-value="matriz[sonidos.get(&quot;é&quot;)][sonidos.get(&quot;s&quot;)]=0;" calcext:value-type="string">
            <text:p>matriz[sonidos.get("é")][sonidos.get("s")]=0;</text:p>
          </table:table-cell>
          <table:table-cell table:formula="of:=CONCATENATE(&quot;matriz[sonidos.get(&quot;&quot;&quot;;[.$A32];&quot;&quot;&quot;)][sonidos.get(&quot;&quot;&quot;;[.$X$1];&quot;&quot;&quot;)]=&quot;;[.X32];&quot;;&quot;;)" office:value-type="string" office:string-value="matriz[sonidos.get(&quot;é&quot;)][sonidos.get(&quot;t&quot;)]=0;" calcext:value-type="string">
            <text:p>matriz[sonidos.get("é")][sonidos.get("t")]=0;</text:p>
          </table:table-cell>
          <table:table-cell table:formula="of:=CONCATENATE(&quot;matriz[sonidos.get(&quot;&quot;&quot;;[.$A32];&quot;&quot;&quot;)][sonidos.get(&quot;&quot;&quot;;[.$Y$1];&quot;&quot;&quot;)]=&quot;;[.Y32];&quot;;&quot;;)" office:value-type="string" office:string-value="matriz[sonidos.get(&quot;é&quot;)][sonidos.get(&quot;u&quot;)]=0;" calcext:value-type="string">
            <text:p>matriz[sonidos.get("é")][sonidos.get("u")]=0;</text:p>
          </table:table-cell>
          <table:table-cell table:formula="of:=CONCATENATE(&quot;matriz[sonidos.get(&quot;&quot;&quot;;[.$A32];&quot;&quot;&quot;)][sonidos.get(&quot;&quot;&quot;;[.$Z$1];&quot;&quot;&quot;)]=&quot;;[.Z32];&quot;;&quot;;)" office:value-type="string" office:string-value="matriz[sonidos.get(&quot;é&quot;)][sonidos.get(&quot;v&quot;)]=0;" calcext:value-type="string">
            <text:p>matriz[sonidos.get("é")][sonidos.get("v")]=0;</text:p>
          </table:table-cell>
          <table:table-cell table:formula="of:=CONCATENATE(&quot;matriz[sonidos.get(&quot;&quot;&quot;;[.$A32];&quot;&quot;&quot;)][sonidos.get(&quot;&quot;&quot;;[.$AA$1];&quot;&quot;&quot;)]=&quot;;[.AA32];&quot;;&quot;;)" office:value-type="string" office:string-value="matriz[sonidos.get(&quot;é&quot;)][sonidos.get(&quot;w&quot;)]=0;" calcext:value-type="string">
            <text:p>matriz[sonidos.get("é")][sonidos.get("w")]=0;</text:p>
          </table:table-cell>
          <table:table-cell table:formula="of:=CONCATENATE(&quot;matriz[sonidos.get(&quot;&quot;&quot;;[.$A32];&quot;&quot;&quot;)][sonidos.get(&quot;&quot;&quot;;[.$AB$1];&quot;&quot;&quot;)]=&quot;;[.AB32];&quot;;&quot;;)" office:value-type="string" office:string-value="matriz[sonidos.get(&quot;é&quot;)][sonidos.get(&quot;x&quot;)]=0;" calcext:value-type="string">
            <text:p>matriz[sonidos.get("é")][sonidos.get("x")]=0;</text:p>
          </table:table-cell>
          <table:table-cell table:formula="of:=CONCATENATE(&quot;matriz[sonidos.get(&quot;&quot;&quot;;[.$A32];&quot;&quot;&quot;)][sonidos.get(&quot;&quot;&quot;;[.$AC$1];&quot;&quot;&quot;)]=&quot;;[.AC32];&quot;;&quot;;)" office:value-type="string" office:string-value="matriz[sonidos.get(&quot;é&quot;)][sonidos.get(&quot;y&quot;)]=0;" calcext:value-type="string">
            <text:p>matriz[sonidos.get("é")][sonidos.get("y")]=0;</text:p>
          </table:table-cell>
          <table:table-cell table:formula="of:=CONCATENATE(&quot;matriz[sonidos.get(&quot;&quot;&quot;;[.$A32];&quot;&quot;&quot;)][sonidos.get(&quot;&quot;&quot;;[.$AD$1];&quot;&quot;&quot;)]=&quot;;[.AD32];&quot;;&quot;;)" office:value-type="string" office:string-value="matriz[sonidos.get(&quot;é&quot;)][sonidos.get(&quot;z&quot;)]=0;" calcext:value-type="string">
            <text:p>matriz[sonidos.get("é")][sonidos.get("z")]=0;</text:p>
          </table:table-cell>
          <table:table-cell table:formula="of:=CONCATENATE(&quot;matriz[sonidos.get(&quot;&quot;&quot;;[.$A32];&quot;&quot;&quot;)][sonidos.get(&quot;&quot;&quot;;[.$AE$1];&quot;&quot;&quot;)]=&quot;;[.AE32];&quot;;&quot;;)" office:value-type="string" office:string-value="matriz[sonidos.get(&quot;é&quot;)][sonidos.get(&quot;á&quot;)]=0;" calcext:value-type="string">
            <text:p>matriz[sonidos.get("é")][sonidos.get("á")]=0;</text:p>
          </table:table-cell>
          <table:table-cell table:formula="of:=CONCATENATE(&quot;matriz[sonidos.get(&quot;&quot;&quot;;[.$A32];&quot;&quot;&quot;)][sonidos.get(&quot;&quot;&quot;;[.$AF$1];&quot;&quot;&quot;)]=&quot;;[.AF32];&quot;;&quot;;)" office:value-type="string" office:string-value="matriz[sonidos.get(&quot;é&quot;)][sonidos.get(&quot;é&quot;)]=1;" calcext:value-type="string">
            <text:p>matriz[sonidos.get("é")][sonidos.get("é")]=1;</text:p>
          </table:table-cell>
          <table:table-cell table:formula="of:=CONCATENATE(&quot;matriz[sonidos.get(&quot;&quot;&quot;;[.$A32];&quot;&quot;&quot;)][sonidos.get(&quot;&quot;&quot;;[.$AG$1];&quot;&quot;&quot;)]=&quot;;[.AG32];&quot;;&quot;;)" office:value-type="string" office:string-value="matriz[sonidos.get(&quot;é&quot;)][sonidos.get(&quot;í&quot;)]=0;" calcext:value-type="string">
            <text:p>matriz[sonidos.get("é")][sonidos.get("í")]=0;</text:p>
          </table:table-cell>
          <table:table-cell table:formula="of:=CONCATENATE(&quot;matriz[sonidos.get(&quot;&quot;&quot;;[.$A32];&quot;&quot;&quot;)][sonidos.get(&quot;&quot;&quot;;[.$AH$1];&quot;&quot;&quot;)]=&quot;;[.AH32];&quot;;&quot;;)" office:value-type="string" office:string-value="matriz[sonidos.get(&quot;é&quot;)][sonidos.get(&quot;ó&quot;)]=0;" calcext:value-type="string">
            <text:p>matriz[sonidos.get("é")][sonidos.get("ó")]=0;</text:p>
          </table:table-cell>
          <table:table-cell table:formula="of:=CONCATENATE(&quot;matriz[sonidos.get(&quot;&quot;&quot;;[.$A32];&quot;&quot;&quot;)][sonidos.get(&quot;&quot;&quot;;[.$AI$1];&quot;&quot;&quot;)]=&quot;;[.AI32];&quot;;&quot;;)" office:value-type="string" office:string-value="matriz[sonidos.get(&quot;é&quot;)][sonidos.get(&quot;ú&quot;)]=0;" calcext:value-type="string">
            <text:p>matriz[sonidos.get("é")][sonidos.get("ú")]=0;</text:p>
          </table:table-cell>
          <table:table-cell table:formula="of:=CONCATENATE(&quot;matriz[sonidos.get(&quot;&quot;&quot;;[.$A32];&quot;&quot;&quot;)][sonidos.get(&quot;&quot;&quot;;[.$AJ$1];&quot;&quot;&quot;)]=&quot;;[.AJ32];&quot;;&quot;;)" office:value-type="string" office:string-value="matriz[sonidos.get(&quot;é&quot;)][sonidos.get(&quot;ü&quot;)]=0;" calcext:value-type="string">
            <text:p>matriz[sonidos.get("é")][sonidos.get("ü")]=0;</text:p>
          </table:table-cell>
        </table:table-row>
        <table:table-row table:style-name="ro1">
          <table:table-cell office:value-type="string" calcext:value-type="string">
            <text:p>í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&quot;matriz[sonidos.get(&quot;&quot;&quot;;[.A33];&quot;&quot;&quot;)][sonidos.get(&quot;&quot;&quot;;[.$B$1];&quot;&quot;&quot;)]=&quot;;[.B33];&quot;;&quot;;)" office:value-type="string" office:string-value="matriz[sonidos.get(&quot;í&quot;)][sonidos.get(&quot;a&quot;)]=0;" calcext:value-type="string">
            <text:p>matriz[sonidos.get("í")][sonidos.get("a")]=0;</text:p>
          </table:table-cell>
          <table:table-cell table:formula="of:=CONCATENATE(&quot;matriz[sonidos.get(&quot;&quot;&quot;;[.$A33];&quot;&quot;&quot;)][sonidos.get(&quot;&quot;&quot;;[.$C$1];&quot;&quot;&quot;)]=&quot;;[.C33];&quot;;&quot;;)" office:value-type="string" office:string-value="matriz[sonidos.get(&quot;í&quot;)][sonidos.get(&quot;b&quot;)]=0;" calcext:value-type="string">
            <text:p>matriz[sonidos.get("í")][sonidos.get("b")]=0;</text:p>
          </table:table-cell>
          <table:table-cell table:formula="of:=CONCATENATE(&quot;matriz[sonidos.get(&quot;&quot;&quot;;[.$A33];&quot;&quot;&quot;)][sonidos.get(&quot;&quot;&quot;;[.$D$1];&quot;&quot;&quot;)]=&quot;;[.D33];&quot;;&quot;;)" office:value-type="string" office:string-value="matriz[sonidos.get(&quot;í&quot;)][sonidos.get(&quot;c&quot;)]=0;" calcext:value-type="string">
            <text:p>matriz[sonidos.get("í")][sonidos.get("c")]=0;</text:p>
          </table:table-cell>
          <table:table-cell table:formula="of:=CONCATENATE(&quot;matriz[sonidos.get(&quot;&quot;&quot;;[.$A33];&quot;&quot;&quot;)][sonidos.get(&quot;&quot;&quot;;[.$E$1];&quot;&quot;&quot;)]=&quot;;[.E33];&quot;;&quot;;)" office:value-type="string" office:string-value="matriz[sonidos.get(&quot;í&quot;)][sonidos.get(&quot;ch&quot;)]=0;" calcext:value-type="string">
            <text:p>matriz[sonidos.get("í")][sonidos.get("ch")]=0;</text:p>
          </table:table-cell>
          <table:table-cell table:formula="of:=CONCATENATE(&quot;matriz[sonidos.get(&quot;&quot;&quot;;[.$A33];&quot;&quot;&quot;)][sonidos.get(&quot;&quot;&quot;;[.$F$1];&quot;&quot;&quot;)]=&quot;;[.F33];&quot;;&quot;;)" office:value-type="string" office:string-value="matriz[sonidos.get(&quot;í&quot;)][sonidos.get(&quot;d&quot;)]=0;" calcext:value-type="string">
            <text:p>matriz[sonidos.get("í")][sonidos.get("d")]=0;</text:p>
          </table:table-cell>
          <table:table-cell table:formula="of:=CONCATENATE(&quot;matriz[sonidos.get(&quot;&quot;&quot;;[.$A33];&quot;&quot;&quot;)][sonidos.get(&quot;&quot;&quot;;[.$G$1];&quot;&quot;&quot;)]=&quot;;[.G33];&quot;;&quot;;)" office:value-type="string" office:string-value="matriz[sonidos.get(&quot;í&quot;)][sonidos.get(&quot;e&quot;)]=0;" calcext:value-type="string">
            <text:p>matriz[sonidos.get("í")][sonidos.get("e")]=0;</text:p>
          </table:table-cell>
          <table:table-cell table:formula="of:=CONCATENATE(&quot;matriz[sonidos.get(&quot;&quot;&quot;;[.$A33];&quot;&quot;&quot;)][sonidos.get(&quot;&quot;&quot;;[.$H$1];&quot;&quot;&quot;)]=&quot;;[.H33];&quot;;&quot;;)" office:value-type="string" office:string-value="matriz[sonidos.get(&quot;í&quot;)][sonidos.get(&quot;f&quot;)]=0;" calcext:value-type="string">
            <text:p>matriz[sonidos.get("í")][sonidos.get("f")]=0;</text:p>
          </table:table-cell>
          <table:table-cell table:formula="of:=CONCATENATE(&quot;matriz[sonidos.get(&quot;&quot;&quot;;[.$A33];&quot;&quot;&quot;)][sonidos.get(&quot;&quot;&quot;;[.$I$1];&quot;&quot;&quot;)]=&quot;;[.I33];&quot;;&quot;;)" office:value-type="string" office:string-value="matriz[sonidos.get(&quot;í&quot;)][sonidos.get(&quot;g&quot;)]=0;" calcext:value-type="string">
            <text:p>matriz[sonidos.get("í")][sonidos.get("g")]=0;</text:p>
          </table:table-cell>
          <table:table-cell table:formula="of:=CONCATENATE(&quot;matriz[sonidos.get(&quot;&quot;&quot;;[.$A33];&quot;&quot;&quot;)][sonidos.get(&quot;&quot;&quot;;[.$J$1];&quot;&quot;&quot;)]=&quot;;[.J33];&quot;;&quot;;)" office:value-type="string" office:string-value="matriz[sonidos.get(&quot;í&quot;)][sonidos.get(&quot;h&quot;)]=0;" calcext:value-type="string">
            <text:p>matriz[sonidos.get("í")][sonidos.get("h")]=0;</text:p>
          </table:table-cell>
          <table:table-cell table:formula="of:=CONCATENATE(&quot;matriz[sonidos.get(&quot;&quot;&quot;;[.$A33];&quot;&quot;&quot;)][sonidos.get(&quot;&quot;&quot;;[.$K$1];&quot;&quot;&quot;)]=&quot;;[.K33];&quot;;&quot;;)" office:value-type="string" office:string-value="matriz[sonidos.get(&quot;í&quot;)][sonidos.get(&quot;i&quot;)]=1;" calcext:value-type="string">
            <text:p>matriz[sonidos.get("í")][sonidos.get("i")]=1;</text:p>
          </table:table-cell>
          <table:table-cell table:formula="of:=CONCATENATE(&quot;matriz[sonidos.get(&quot;&quot;&quot;;[.$A33];&quot;&quot;&quot;)][sonidos.get(&quot;&quot;&quot;;[.$L$1];&quot;&quot;&quot;)]=&quot;;[.L33];&quot;;&quot;;)" office:value-type="string" office:string-value="matriz[sonidos.get(&quot;í&quot;)][sonidos.get(&quot;j&quot;)]=0;" calcext:value-type="string">
            <text:p>matriz[sonidos.get("í")][sonidos.get("j")]=0;</text:p>
          </table:table-cell>
          <table:table-cell table:formula="of:=CONCATENATE(&quot;matriz[sonidos.get(&quot;&quot;&quot;;[.$A33];&quot;&quot;&quot;)][sonidos.get(&quot;&quot;&quot;;[.$M$1];&quot;&quot;&quot;)]=&quot;;[.M33];&quot;;&quot;;)" office:value-type="string" office:string-value="matriz[sonidos.get(&quot;í&quot;)][sonidos.get(&quot;k&quot;)]=0;" calcext:value-type="string">
            <text:p>matriz[sonidos.get("í")][sonidos.get("k")]=0;</text:p>
          </table:table-cell>
          <table:table-cell table:formula="of:=CONCATENATE(&quot;matriz[sonidos.get(&quot;&quot;&quot;;[.$A33];&quot;&quot;&quot;)][sonidos.get(&quot;&quot;&quot;;[.$N$1];&quot;&quot;&quot;)]=&quot;;[.N33];&quot;;&quot;;)" office:value-type="string" office:string-value="matriz[sonidos.get(&quot;í&quot;)][sonidos.get(&quot;l&quot;)]=0;" calcext:value-type="string">
            <text:p>matriz[sonidos.get("í")][sonidos.get("l")]=0;</text:p>
          </table:table-cell>
          <table:table-cell table:formula="of:=CONCATENATE(&quot;matriz[sonidos.get(&quot;&quot;&quot;;[.$A33];&quot;&quot;&quot;)][sonidos.get(&quot;&quot;&quot;;[.$O$1];&quot;&quot;&quot;)]=&quot;;[.O33];&quot;;&quot;;)" office:value-type="string" office:string-value="matriz[sonidos.get(&quot;í&quot;)][sonidos.get(&quot;ll&quot;)]=0;" calcext:value-type="string">
            <text:p>matriz[sonidos.get("í")][sonidos.get("ll")]=0;</text:p>
          </table:table-cell>
          <table:table-cell table:formula="of:=CONCATENATE(&quot;matriz[sonidos.get(&quot;&quot;&quot;;[.$A33];&quot;&quot;&quot;)][sonidos.get(&quot;&quot;&quot;;[.$P$1];&quot;&quot;&quot;)]=&quot;;[.P33];&quot;;&quot;;)" office:value-type="string" office:string-value="matriz[sonidos.get(&quot;í&quot;)][sonidos.get(&quot;m&quot;)]=0;" calcext:value-type="string">
            <text:p>matriz[sonidos.get("í")][sonidos.get("m")]=0;</text:p>
          </table:table-cell>
          <table:table-cell table:formula="of:=CONCATENATE(&quot;matriz[sonidos.get(&quot;&quot;&quot;;[.$A33];&quot;&quot;&quot;)][sonidos.get(&quot;&quot;&quot;;[.$Q$1];&quot;&quot;&quot;)]=&quot;;[.Q33];&quot;;&quot;;)" office:value-type="string" office:string-value="matriz[sonidos.get(&quot;í&quot;)][sonidos.get(&quot;n&quot;)]=0;" calcext:value-type="string">
            <text:p>matriz[sonidos.get("í")][sonidos.get("n")]=0;</text:p>
          </table:table-cell>
          <table:table-cell table:formula="of:=CONCATENATE(&quot;matriz[sonidos.get(&quot;&quot;&quot;;[.$A33];&quot;&quot;&quot;)][sonidos.get(&quot;&quot;&quot;;[.$R$1];&quot;&quot;&quot;)]=&quot;;[.R33];&quot;;&quot;;)" office:value-type="string" office:string-value="matriz[sonidos.get(&quot;í&quot;)][sonidos.get(&quot;ñ&quot;)]=0;" calcext:value-type="string">
            <text:p>matriz[sonidos.get("í")][sonidos.get("ñ")]=0;</text:p>
          </table:table-cell>
          <table:table-cell table:formula="of:=CONCATENATE(&quot;matriz[sonidos.get(&quot;&quot;&quot;;[.$A33];&quot;&quot;&quot;)][sonidos.get(&quot;&quot;&quot;;[.$S$1];&quot;&quot;&quot;)]=&quot;;[.S33];&quot;;&quot;;)" office:value-type="string" office:string-value="matriz[sonidos.get(&quot;í&quot;)][sonidos.get(&quot;o&quot;)]=0;" calcext:value-type="string">
            <text:p>matriz[sonidos.get("í")][sonidos.get("o")]=0;</text:p>
          </table:table-cell>
          <table:table-cell table:formula="of:=CONCATENATE(&quot;matriz[sonidos.get(&quot;&quot;&quot;;[.$A33];&quot;&quot;&quot;)][sonidos.get(&quot;&quot;&quot;;[.$T$1];&quot;&quot;&quot;)]=&quot;;[.T33];&quot;;&quot;;)" office:value-type="string" office:string-value="matriz[sonidos.get(&quot;í&quot;)][sonidos.get(&quot;p&quot;)]=0;" calcext:value-type="string">
            <text:p>matriz[sonidos.get("í")][sonidos.get("p")]=0;</text:p>
          </table:table-cell>
          <table:table-cell table:formula="of:=CONCATENATE(&quot;matriz[sonidos.get(&quot;&quot;&quot;;[.$A33];&quot;&quot;&quot;)][sonidos.get(&quot;&quot;&quot;;[.$U$1];&quot;&quot;&quot;)]=&quot;;[.U33];&quot;;&quot;;)" office:value-type="string" office:string-value="matriz[sonidos.get(&quot;í&quot;)][sonidos.get(&quot;q&quot;)]=0;" calcext:value-type="string">
            <text:p>matriz[sonidos.get("í")][sonidos.get("q")]=0;</text:p>
          </table:table-cell>
          <table:table-cell table:formula="of:=CONCATENATE(&quot;matriz[sonidos.get(&quot;&quot;&quot;;[.$A33];&quot;&quot;&quot;)][sonidos.get(&quot;&quot;&quot;;[.$V$1];&quot;&quot;&quot;)]=&quot;;[.V33];&quot;;&quot;;)" office:value-type="string" office:string-value="matriz[sonidos.get(&quot;í&quot;)][sonidos.get(&quot;r&quot;)]=0;" calcext:value-type="string">
            <text:p>matriz[sonidos.get("í")][sonidos.get("r")]=0;</text:p>
          </table:table-cell>
          <table:table-cell table:formula="of:=CONCATENATE(&quot;matriz[sonidos.get(&quot;&quot;&quot;;[.$A33];&quot;&quot;&quot;)][sonidos.get(&quot;&quot;&quot;;[.$W$1];&quot;&quot;&quot;)]=&quot;;[.W33];&quot;;&quot;;)" office:value-type="string" office:string-value="matriz[sonidos.get(&quot;í&quot;)][sonidos.get(&quot;s&quot;)]=0;" calcext:value-type="string">
            <text:p>matriz[sonidos.get("í")][sonidos.get("s")]=0;</text:p>
          </table:table-cell>
          <table:table-cell table:formula="of:=CONCATENATE(&quot;matriz[sonidos.get(&quot;&quot;&quot;;[.$A33];&quot;&quot;&quot;)][sonidos.get(&quot;&quot;&quot;;[.$X$1];&quot;&quot;&quot;)]=&quot;;[.X33];&quot;;&quot;;)" office:value-type="string" office:string-value="matriz[sonidos.get(&quot;í&quot;)][sonidos.get(&quot;t&quot;)]=0;" calcext:value-type="string">
            <text:p>matriz[sonidos.get("í")][sonidos.get("t")]=0;</text:p>
          </table:table-cell>
          <table:table-cell table:formula="of:=CONCATENATE(&quot;matriz[sonidos.get(&quot;&quot;&quot;;[.$A33];&quot;&quot;&quot;)][sonidos.get(&quot;&quot;&quot;;[.$Y$1];&quot;&quot;&quot;)]=&quot;;[.Y33];&quot;;&quot;;)" office:value-type="string" office:string-value="matriz[sonidos.get(&quot;í&quot;)][sonidos.get(&quot;u&quot;)]=0;" calcext:value-type="string">
            <text:p>matriz[sonidos.get("í")][sonidos.get("u")]=0;</text:p>
          </table:table-cell>
          <table:table-cell table:formula="of:=CONCATENATE(&quot;matriz[sonidos.get(&quot;&quot;&quot;;[.$A33];&quot;&quot;&quot;)][sonidos.get(&quot;&quot;&quot;;[.$Z$1];&quot;&quot;&quot;)]=&quot;;[.Z33];&quot;;&quot;;)" office:value-type="string" office:string-value="matriz[sonidos.get(&quot;í&quot;)][sonidos.get(&quot;v&quot;)]=0;" calcext:value-type="string">
            <text:p>matriz[sonidos.get("í")][sonidos.get("v")]=0;</text:p>
          </table:table-cell>
          <table:table-cell table:formula="of:=CONCATENATE(&quot;matriz[sonidos.get(&quot;&quot;&quot;;[.$A33];&quot;&quot;&quot;)][sonidos.get(&quot;&quot;&quot;;[.$AA$1];&quot;&quot;&quot;)]=&quot;;[.AA33];&quot;;&quot;;)" office:value-type="string" office:string-value="matriz[sonidos.get(&quot;í&quot;)][sonidos.get(&quot;w&quot;)]=0;" calcext:value-type="string">
            <text:p>matriz[sonidos.get("í")][sonidos.get("w")]=0;</text:p>
          </table:table-cell>
          <table:table-cell table:formula="of:=CONCATENATE(&quot;matriz[sonidos.get(&quot;&quot;&quot;;[.$A33];&quot;&quot;&quot;)][sonidos.get(&quot;&quot;&quot;;[.$AB$1];&quot;&quot;&quot;)]=&quot;;[.AB33];&quot;;&quot;;)" office:value-type="string" office:string-value="matriz[sonidos.get(&quot;í&quot;)][sonidos.get(&quot;x&quot;)]=0;" calcext:value-type="string">
            <text:p>matriz[sonidos.get("í")][sonidos.get("x")]=0;</text:p>
          </table:table-cell>
          <table:table-cell table:formula="of:=CONCATENATE(&quot;matriz[sonidos.get(&quot;&quot;&quot;;[.$A33];&quot;&quot;&quot;)][sonidos.get(&quot;&quot;&quot;;[.$AC$1];&quot;&quot;&quot;)]=&quot;;[.AC33];&quot;;&quot;;)" office:value-type="string" office:string-value="matriz[sonidos.get(&quot;í&quot;)][sonidos.get(&quot;y&quot;)]=0.9;" calcext:value-type="string">
            <text:p>matriz[sonidos.get("í")][sonidos.get("y")]=0.9;</text:p>
          </table:table-cell>
          <table:table-cell table:formula="of:=CONCATENATE(&quot;matriz[sonidos.get(&quot;&quot;&quot;;[.$A33];&quot;&quot;&quot;)][sonidos.get(&quot;&quot;&quot;;[.$AD$1];&quot;&quot;&quot;)]=&quot;;[.AD33];&quot;;&quot;;)" office:value-type="string" office:string-value="matriz[sonidos.get(&quot;í&quot;)][sonidos.get(&quot;z&quot;)]=0;" calcext:value-type="string">
            <text:p>matriz[sonidos.get("í")][sonidos.get("z")]=0;</text:p>
          </table:table-cell>
          <table:table-cell table:formula="of:=CONCATENATE(&quot;matriz[sonidos.get(&quot;&quot;&quot;;[.$A33];&quot;&quot;&quot;)][sonidos.get(&quot;&quot;&quot;;[.$AE$1];&quot;&quot;&quot;)]=&quot;;[.AE33];&quot;;&quot;;)" office:value-type="string" office:string-value="matriz[sonidos.get(&quot;í&quot;)][sonidos.get(&quot;á&quot;)]=0;" calcext:value-type="string">
            <text:p>matriz[sonidos.get("í")][sonidos.get("á")]=0;</text:p>
          </table:table-cell>
          <table:table-cell table:formula="of:=CONCATENATE(&quot;matriz[sonidos.get(&quot;&quot;&quot;;[.$A33];&quot;&quot;&quot;)][sonidos.get(&quot;&quot;&quot;;[.$AF$1];&quot;&quot;&quot;)]=&quot;;[.AF33];&quot;;&quot;;)" office:value-type="string" office:string-value="matriz[sonidos.get(&quot;í&quot;)][sonidos.get(&quot;é&quot;)]=0;" calcext:value-type="string">
            <text:p>matriz[sonidos.get("í")][sonidos.get("é")]=0;</text:p>
          </table:table-cell>
          <table:table-cell table:formula="of:=CONCATENATE(&quot;matriz[sonidos.get(&quot;&quot;&quot;;[.$A33];&quot;&quot;&quot;)][sonidos.get(&quot;&quot;&quot;;[.$AG$1];&quot;&quot;&quot;)]=&quot;;[.AG33];&quot;;&quot;;)" office:value-type="string" office:string-value="matriz[sonidos.get(&quot;í&quot;)][sonidos.get(&quot;í&quot;)]=1;" calcext:value-type="string">
            <text:p>matriz[sonidos.get("í")][sonidos.get("í")]=1;</text:p>
          </table:table-cell>
          <table:table-cell table:formula="of:=CONCATENATE(&quot;matriz[sonidos.get(&quot;&quot;&quot;;[.$A33];&quot;&quot;&quot;)][sonidos.get(&quot;&quot;&quot;;[.$AH$1];&quot;&quot;&quot;)]=&quot;;[.AH33];&quot;;&quot;;)" office:value-type="string" office:string-value="matriz[sonidos.get(&quot;í&quot;)][sonidos.get(&quot;ó&quot;)]=0;" calcext:value-type="string">
            <text:p>matriz[sonidos.get("í")][sonidos.get("ó")]=0;</text:p>
          </table:table-cell>
          <table:table-cell table:formula="of:=CONCATENATE(&quot;matriz[sonidos.get(&quot;&quot;&quot;;[.$A33];&quot;&quot;&quot;)][sonidos.get(&quot;&quot;&quot;;[.$AI$1];&quot;&quot;&quot;)]=&quot;;[.AI33];&quot;;&quot;;)" office:value-type="string" office:string-value="matriz[sonidos.get(&quot;í&quot;)][sonidos.get(&quot;ú&quot;)]=0;" calcext:value-type="string">
            <text:p>matriz[sonidos.get("í")][sonidos.get("ú")]=0;</text:p>
          </table:table-cell>
          <table:table-cell table:formula="of:=CONCATENATE(&quot;matriz[sonidos.get(&quot;&quot;&quot;;[.$A33];&quot;&quot;&quot;)][sonidos.get(&quot;&quot;&quot;;[.$AJ$1];&quot;&quot;&quot;)]=&quot;;[.AJ33];&quot;;&quot;;)" office:value-type="string" office:string-value="matriz[sonidos.get(&quot;í&quot;)][sonidos.get(&quot;ü&quot;)]=0;" calcext:value-type="string">
            <text:p>matriz[sonidos.get("í")][sonidos.get("ü")]=0;</text:p>
          </table:table-cell>
        </table:table-row>
        <table:table-row table:style-name="ro1">
          <table:table-cell office:value-type="string" calcext:value-type="string">
            <text:p>ó</text:p>
          </table:table-cell>
          <table:table-cell office:value-type="string" calcext:value-type="string">
            <text:p>0.2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matriz[sonidos.get(&quot;&quot;&quot;;[.A34];&quot;&quot;&quot;)][sonidos.get(&quot;&quot;&quot;;[.$B$1];&quot;&quot;&quot;)]=&quot;;[.B34];&quot;;&quot;;)" office:value-type="string" office:string-value="matriz[sonidos.get(&quot;ó&quot;)][sonidos.get(&quot;a&quot;)]=0.25;" calcext:value-type="string">
            <text:p>matriz[sonidos.get("ó")][sonidos.get("a")]=0.25;</text:p>
          </table:table-cell>
          <table:table-cell table:formula="of:=CONCATENATE(&quot;matriz[sonidos.get(&quot;&quot;&quot;;[.$A34];&quot;&quot;&quot;)][sonidos.get(&quot;&quot;&quot;;[.$C$1];&quot;&quot;&quot;)]=&quot;;[.C34];&quot;;&quot;;)" office:value-type="string" office:string-value="matriz[sonidos.get(&quot;ó&quot;)][sonidos.get(&quot;b&quot;)]=0;" calcext:value-type="string">
            <text:p>matriz[sonidos.get("ó")][sonidos.get("b")]=0;</text:p>
          </table:table-cell>
          <table:table-cell table:formula="of:=CONCATENATE(&quot;matriz[sonidos.get(&quot;&quot;&quot;;[.$A34];&quot;&quot;&quot;)][sonidos.get(&quot;&quot;&quot;;[.$D$1];&quot;&quot;&quot;)]=&quot;;[.D34];&quot;;&quot;;)" office:value-type="string" office:string-value="matriz[sonidos.get(&quot;ó&quot;)][sonidos.get(&quot;c&quot;)]=0;" calcext:value-type="string">
            <text:p>matriz[sonidos.get("ó")][sonidos.get("c")]=0;</text:p>
          </table:table-cell>
          <table:table-cell table:formula="of:=CONCATENATE(&quot;matriz[sonidos.get(&quot;&quot;&quot;;[.$A34];&quot;&quot;&quot;)][sonidos.get(&quot;&quot;&quot;;[.$E$1];&quot;&quot;&quot;)]=&quot;;[.E34];&quot;;&quot;;)" office:value-type="string" office:string-value="matriz[sonidos.get(&quot;ó&quot;)][sonidos.get(&quot;ch&quot;)]=0;" calcext:value-type="string">
            <text:p>matriz[sonidos.get("ó")][sonidos.get("ch")]=0;</text:p>
          </table:table-cell>
          <table:table-cell table:formula="of:=CONCATENATE(&quot;matriz[sonidos.get(&quot;&quot;&quot;;[.$A34];&quot;&quot;&quot;)][sonidos.get(&quot;&quot;&quot;;[.$F$1];&quot;&quot;&quot;)]=&quot;;[.F34];&quot;;&quot;;)" office:value-type="string" office:string-value="matriz[sonidos.get(&quot;ó&quot;)][sonidos.get(&quot;d&quot;)]=0;" calcext:value-type="string">
            <text:p>matriz[sonidos.get("ó")][sonidos.get("d")]=0;</text:p>
          </table:table-cell>
          <table:table-cell table:formula="of:=CONCATENATE(&quot;matriz[sonidos.get(&quot;&quot;&quot;;[.$A34];&quot;&quot;&quot;)][sonidos.get(&quot;&quot;&quot;;[.$G$1];&quot;&quot;&quot;)]=&quot;;[.G34];&quot;;&quot;;)" office:value-type="string" office:string-value="matriz[sonidos.get(&quot;ó&quot;)][sonidos.get(&quot;e&quot;)]=0;" calcext:value-type="string">
            <text:p>matriz[sonidos.get("ó")][sonidos.get("e")]=0;</text:p>
          </table:table-cell>
          <table:table-cell table:formula="of:=CONCATENATE(&quot;matriz[sonidos.get(&quot;&quot;&quot;;[.$A34];&quot;&quot;&quot;)][sonidos.get(&quot;&quot;&quot;;[.$H$1];&quot;&quot;&quot;)]=&quot;;[.H34];&quot;;&quot;;)" office:value-type="string" office:string-value="matriz[sonidos.get(&quot;ó&quot;)][sonidos.get(&quot;f&quot;)]=0;" calcext:value-type="string">
            <text:p>matriz[sonidos.get("ó")][sonidos.get("f")]=0;</text:p>
          </table:table-cell>
          <table:table-cell table:formula="of:=CONCATENATE(&quot;matriz[sonidos.get(&quot;&quot;&quot;;[.$A34];&quot;&quot;&quot;)][sonidos.get(&quot;&quot;&quot;;[.$I$1];&quot;&quot;&quot;)]=&quot;;[.I34];&quot;;&quot;;)" office:value-type="string" office:string-value="matriz[sonidos.get(&quot;ó&quot;)][sonidos.get(&quot;g&quot;)]=0;" calcext:value-type="string">
            <text:p>matriz[sonidos.get("ó")][sonidos.get("g")]=0;</text:p>
          </table:table-cell>
          <table:table-cell table:formula="of:=CONCATENATE(&quot;matriz[sonidos.get(&quot;&quot;&quot;;[.$A34];&quot;&quot;&quot;)][sonidos.get(&quot;&quot;&quot;;[.$J$1];&quot;&quot;&quot;)]=&quot;;[.J34];&quot;;&quot;;)" office:value-type="string" office:string-value="matriz[sonidos.get(&quot;ó&quot;)][sonidos.get(&quot;h&quot;)]=0;" calcext:value-type="string">
            <text:p>matriz[sonidos.get("ó")][sonidos.get("h")]=0;</text:p>
          </table:table-cell>
          <table:table-cell table:formula="of:=CONCATENATE(&quot;matriz[sonidos.get(&quot;&quot;&quot;;[.$A34];&quot;&quot;&quot;)][sonidos.get(&quot;&quot;&quot;;[.$K$1];&quot;&quot;&quot;)]=&quot;;[.K34];&quot;;&quot;;)" office:value-type="string" office:string-value="matriz[sonidos.get(&quot;ó&quot;)][sonidos.get(&quot;i&quot;)]=0;" calcext:value-type="string">
            <text:p>matriz[sonidos.get("ó")][sonidos.get("i")]=0;</text:p>
          </table:table-cell>
          <table:table-cell table:formula="of:=CONCATENATE(&quot;matriz[sonidos.get(&quot;&quot;&quot;;[.$A34];&quot;&quot;&quot;)][sonidos.get(&quot;&quot;&quot;;[.$L$1];&quot;&quot;&quot;)]=&quot;;[.L34];&quot;;&quot;;)" office:value-type="string" office:string-value="matriz[sonidos.get(&quot;ó&quot;)][sonidos.get(&quot;j&quot;)]=0;" calcext:value-type="string">
            <text:p>matriz[sonidos.get("ó")][sonidos.get("j")]=0;</text:p>
          </table:table-cell>
          <table:table-cell table:formula="of:=CONCATENATE(&quot;matriz[sonidos.get(&quot;&quot;&quot;;[.$A34];&quot;&quot;&quot;)][sonidos.get(&quot;&quot;&quot;;[.$M$1];&quot;&quot;&quot;)]=&quot;;[.M34];&quot;;&quot;;)" office:value-type="string" office:string-value="matriz[sonidos.get(&quot;ó&quot;)][sonidos.get(&quot;k&quot;)]=0;" calcext:value-type="string">
            <text:p>matriz[sonidos.get("ó")][sonidos.get("k")]=0;</text:p>
          </table:table-cell>
          <table:table-cell table:formula="of:=CONCATENATE(&quot;matriz[sonidos.get(&quot;&quot;&quot;;[.$A34];&quot;&quot;&quot;)][sonidos.get(&quot;&quot;&quot;;[.$N$1];&quot;&quot;&quot;)]=&quot;;[.N34];&quot;;&quot;;)" office:value-type="string" office:string-value="matriz[sonidos.get(&quot;ó&quot;)][sonidos.get(&quot;l&quot;)]=0;" calcext:value-type="string">
            <text:p>matriz[sonidos.get("ó")][sonidos.get("l")]=0;</text:p>
          </table:table-cell>
          <table:table-cell table:formula="of:=CONCATENATE(&quot;matriz[sonidos.get(&quot;&quot;&quot;;[.$A34];&quot;&quot;&quot;)][sonidos.get(&quot;&quot;&quot;;[.$O$1];&quot;&quot;&quot;)]=&quot;;[.O34];&quot;;&quot;;)" office:value-type="string" office:string-value="matriz[sonidos.get(&quot;ó&quot;)][sonidos.get(&quot;ll&quot;)]=0;" calcext:value-type="string">
            <text:p>matriz[sonidos.get("ó")][sonidos.get("ll")]=0;</text:p>
          </table:table-cell>
          <table:table-cell table:formula="of:=CONCATENATE(&quot;matriz[sonidos.get(&quot;&quot;&quot;;[.$A34];&quot;&quot;&quot;)][sonidos.get(&quot;&quot;&quot;;[.$P$1];&quot;&quot;&quot;)]=&quot;;[.P34];&quot;;&quot;;)" office:value-type="string" office:string-value="matriz[sonidos.get(&quot;ó&quot;)][sonidos.get(&quot;m&quot;)]=0;" calcext:value-type="string">
            <text:p>matriz[sonidos.get("ó")][sonidos.get("m")]=0;</text:p>
          </table:table-cell>
          <table:table-cell table:formula="of:=CONCATENATE(&quot;matriz[sonidos.get(&quot;&quot;&quot;;[.$A34];&quot;&quot;&quot;)][sonidos.get(&quot;&quot;&quot;;[.$Q$1];&quot;&quot;&quot;)]=&quot;;[.Q34];&quot;;&quot;;)" office:value-type="string" office:string-value="matriz[sonidos.get(&quot;ó&quot;)][sonidos.get(&quot;n&quot;)]=0;" calcext:value-type="string">
            <text:p>matriz[sonidos.get("ó")][sonidos.get("n")]=0;</text:p>
          </table:table-cell>
          <table:table-cell table:formula="of:=CONCATENATE(&quot;matriz[sonidos.get(&quot;&quot;&quot;;[.$A34];&quot;&quot;&quot;)][sonidos.get(&quot;&quot;&quot;;[.$R$1];&quot;&quot;&quot;)]=&quot;;[.R34];&quot;;&quot;;)" office:value-type="string" office:string-value="matriz[sonidos.get(&quot;ó&quot;)][sonidos.get(&quot;ñ&quot;)]=0;" calcext:value-type="string">
            <text:p>matriz[sonidos.get("ó")][sonidos.get("ñ")]=0;</text:p>
          </table:table-cell>
          <table:table-cell table:formula="of:=CONCATENATE(&quot;matriz[sonidos.get(&quot;&quot;&quot;;[.$A34];&quot;&quot;&quot;)][sonidos.get(&quot;&quot;&quot;;[.$S$1];&quot;&quot;&quot;)]=&quot;;[.S34];&quot;;&quot;;)" office:value-type="string" office:string-value="matriz[sonidos.get(&quot;ó&quot;)][sonidos.get(&quot;o&quot;)]=1;" calcext:value-type="string">
            <text:p>matriz[sonidos.get("ó")][sonidos.get("o")]=1;</text:p>
          </table:table-cell>
          <table:table-cell table:formula="of:=CONCATENATE(&quot;matriz[sonidos.get(&quot;&quot;&quot;;[.$A34];&quot;&quot;&quot;)][sonidos.get(&quot;&quot;&quot;;[.$T$1];&quot;&quot;&quot;)]=&quot;;[.T34];&quot;;&quot;;)" office:value-type="string" office:string-value="matriz[sonidos.get(&quot;ó&quot;)][sonidos.get(&quot;p&quot;)]=0;" calcext:value-type="string">
            <text:p>matriz[sonidos.get("ó")][sonidos.get("p")]=0;</text:p>
          </table:table-cell>
          <table:table-cell table:formula="of:=CONCATENATE(&quot;matriz[sonidos.get(&quot;&quot;&quot;;[.$A34];&quot;&quot;&quot;)][sonidos.get(&quot;&quot;&quot;;[.$U$1];&quot;&quot;&quot;)]=&quot;;[.U34];&quot;;&quot;;)" office:value-type="string" office:string-value="matriz[sonidos.get(&quot;ó&quot;)][sonidos.get(&quot;q&quot;)]=0;" calcext:value-type="string">
            <text:p>matriz[sonidos.get("ó")][sonidos.get("q")]=0;</text:p>
          </table:table-cell>
          <table:table-cell table:formula="of:=CONCATENATE(&quot;matriz[sonidos.get(&quot;&quot;&quot;;[.$A34];&quot;&quot;&quot;)][sonidos.get(&quot;&quot;&quot;;[.$V$1];&quot;&quot;&quot;)]=&quot;;[.V34];&quot;;&quot;;)" office:value-type="string" office:string-value="matriz[sonidos.get(&quot;ó&quot;)][sonidos.get(&quot;r&quot;)]=0;" calcext:value-type="string">
            <text:p>matriz[sonidos.get("ó")][sonidos.get("r")]=0;</text:p>
          </table:table-cell>
          <table:table-cell table:formula="of:=CONCATENATE(&quot;matriz[sonidos.get(&quot;&quot;&quot;;[.$A34];&quot;&quot;&quot;)][sonidos.get(&quot;&quot;&quot;;[.$W$1];&quot;&quot;&quot;)]=&quot;;[.W34];&quot;;&quot;;)" office:value-type="string" office:string-value="matriz[sonidos.get(&quot;ó&quot;)][sonidos.get(&quot;s&quot;)]=0;" calcext:value-type="string">
            <text:p>matriz[sonidos.get("ó")][sonidos.get("s")]=0;</text:p>
          </table:table-cell>
          <table:table-cell table:formula="of:=CONCATENATE(&quot;matriz[sonidos.get(&quot;&quot;&quot;;[.$A34];&quot;&quot;&quot;)][sonidos.get(&quot;&quot;&quot;;[.$X$1];&quot;&quot;&quot;)]=&quot;;[.X34];&quot;;&quot;;)" office:value-type="string" office:string-value="matriz[sonidos.get(&quot;ó&quot;)][sonidos.get(&quot;t&quot;)]=0;" calcext:value-type="string">
            <text:p>matriz[sonidos.get("ó")][sonidos.get("t")]=0;</text:p>
          </table:table-cell>
          <table:table-cell table:formula="of:=CONCATENATE(&quot;matriz[sonidos.get(&quot;&quot;&quot;;[.$A34];&quot;&quot;&quot;)][sonidos.get(&quot;&quot;&quot;;[.$Y$1];&quot;&quot;&quot;)]=&quot;;[.Y34];&quot;;&quot;;)" office:value-type="string" office:string-value="matriz[sonidos.get(&quot;ó&quot;)][sonidos.get(&quot;u&quot;)]=0;" calcext:value-type="string">
            <text:p>matriz[sonidos.get("ó")][sonidos.get("u")]=0;</text:p>
          </table:table-cell>
          <table:table-cell table:formula="of:=CONCATENATE(&quot;matriz[sonidos.get(&quot;&quot;&quot;;[.$A34];&quot;&quot;&quot;)][sonidos.get(&quot;&quot;&quot;;[.$Z$1];&quot;&quot;&quot;)]=&quot;;[.Z34];&quot;;&quot;;)" office:value-type="string" office:string-value="matriz[sonidos.get(&quot;ó&quot;)][sonidos.get(&quot;v&quot;)]=0;" calcext:value-type="string">
            <text:p>matriz[sonidos.get("ó")][sonidos.get("v")]=0;</text:p>
          </table:table-cell>
          <table:table-cell table:formula="of:=CONCATENATE(&quot;matriz[sonidos.get(&quot;&quot;&quot;;[.$A34];&quot;&quot;&quot;)][sonidos.get(&quot;&quot;&quot;;[.$AA$1];&quot;&quot;&quot;)]=&quot;;[.AA34];&quot;;&quot;;)" office:value-type="string" office:string-value="matriz[sonidos.get(&quot;ó&quot;)][sonidos.get(&quot;w&quot;)]=0;" calcext:value-type="string">
            <text:p>matriz[sonidos.get("ó")][sonidos.get("w")]=0;</text:p>
          </table:table-cell>
          <table:table-cell table:formula="of:=CONCATENATE(&quot;matriz[sonidos.get(&quot;&quot;&quot;;[.$A34];&quot;&quot;&quot;)][sonidos.get(&quot;&quot;&quot;;[.$AB$1];&quot;&quot;&quot;)]=&quot;;[.AB34];&quot;;&quot;;)" office:value-type="string" office:string-value="matriz[sonidos.get(&quot;ó&quot;)][sonidos.get(&quot;x&quot;)]=0;" calcext:value-type="string">
            <text:p>matriz[sonidos.get("ó")][sonidos.get("x")]=0;</text:p>
          </table:table-cell>
          <table:table-cell table:formula="of:=CONCATENATE(&quot;matriz[sonidos.get(&quot;&quot;&quot;;[.$A34];&quot;&quot;&quot;)][sonidos.get(&quot;&quot;&quot;;[.$AC$1];&quot;&quot;&quot;)]=&quot;;[.AC34];&quot;;&quot;;)" office:value-type="string" office:string-value="matriz[sonidos.get(&quot;ó&quot;)][sonidos.get(&quot;y&quot;)]=0;" calcext:value-type="string">
            <text:p>matriz[sonidos.get("ó")][sonidos.get("y")]=0;</text:p>
          </table:table-cell>
          <table:table-cell table:formula="of:=CONCATENATE(&quot;matriz[sonidos.get(&quot;&quot;&quot;;[.$A34];&quot;&quot;&quot;)][sonidos.get(&quot;&quot;&quot;;[.$AD$1];&quot;&quot;&quot;)]=&quot;;[.AD34];&quot;;&quot;;)" office:value-type="string" office:string-value="matriz[sonidos.get(&quot;ó&quot;)][sonidos.get(&quot;z&quot;)]=0;" calcext:value-type="string">
            <text:p>matriz[sonidos.get("ó")][sonidos.get("z")]=0;</text:p>
          </table:table-cell>
          <table:table-cell table:formula="of:=CONCATENATE(&quot;matriz[sonidos.get(&quot;&quot;&quot;;[.$A34];&quot;&quot;&quot;)][sonidos.get(&quot;&quot;&quot;;[.$AE$1];&quot;&quot;&quot;)]=&quot;;[.AE34];&quot;;&quot;;)" office:value-type="string" office:string-value="matriz[sonidos.get(&quot;ó&quot;)][sonidos.get(&quot;á&quot;)]=0;" calcext:value-type="string">
            <text:p>matriz[sonidos.get("ó")][sonidos.get("á")]=0;</text:p>
          </table:table-cell>
          <table:table-cell table:formula="of:=CONCATENATE(&quot;matriz[sonidos.get(&quot;&quot;&quot;;[.$A34];&quot;&quot;&quot;)][sonidos.get(&quot;&quot;&quot;;[.$AF$1];&quot;&quot;&quot;)]=&quot;;[.AF34];&quot;;&quot;;)" office:value-type="string" office:string-value="matriz[sonidos.get(&quot;ó&quot;)][sonidos.get(&quot;é&quot;)]=0;" calcext:value-type="string">
            <text:p>matriz[sonidos.get("ó")][sonidos.get("é")]=0;</text:p>
          </table:table-cell>
          <table:table-cell table:formula="of:=CONCATENATE(&quot;matriz[sonidos.get(&quot;&quot;&quot;;[.$A34];&quot;&quot;&quot;)][sonidos.get(&quot;&quot;&quot;;[.$AG$1];&quot;&quot;&quot;)]=&quot;;[.AG34];&quot;;&quot;;)" office:value-type="string" office:string-value="matriz[sonidos.get(&quot;ó&quot;)][sonidos.get(&quot;í&quot;)]=0;" calcext:value-type="string">
            <text:p>matriz[sonidos.get("ó")][sonidos.get("í")]=0;</text:p>
          </table:table-cell>
          <table:table-cell table:formula="of:=CONCATENATE(&quot;matriz[sonidos.get(&quot;&quot;&quot;;[.$A34];&quot;&quot;&quot;)][sonidos.get(&quot;&quot;&quot;;[.$AH$1];&quot;&quot;&quot;)]=&quot;;[.AH34];&quot;;&quot;;)" office:value-type="string" office:string-value="matriz[sonidos.get(&quot;ó&quot;)][sonidos.get(&quot;ó&quot;)]=1;" calcext:value-type="string">
            <text:p>matriz[sonidos.get("ó")][sonidos.get("ó")]=1;</text:p>
          </table:table-cell>
          <table:table-cell table:formula="of:=CONCATENATE(&quot;matriz[sonidos.get(&quot;&quot;&quot;;[.$A34];&quot;&quot;&quot;)][sonidos.get(&quot;&quot;&quot;;[.$AI$1];&quot;&quot;&quot;)]=&quot;;[.AI34];&quot;;&quot;;)" office:value-type="string" office:string-value="matriz[sonidos.get(&quot;ó&quot;)][sonidos.get(&quot;ú&quot;)]=0;" calcext:value-type="string">
            <text:p>matriz[sonidos.get("ó")][sonidos.get("ú")]=0;</text:p>
          </table:table-cell>
          <table:table-cell table:formula="of:=CONCATENATE(&quot;matriz[sonidos.get(&quot;&quot;&quot;;[.$A34];&quot;&quot;&quot;)][sonidos.get(&quot;&quot;&quot;;[.$AJ$1];&quot;&quot;&quot;)]=&quot;;[.AJ34];&quot;;&quot;;)" office:value-type="string" office:string-value="matriz[sonidos.get(&quot;ó&quot;)][sonidos.get(&quot;ü&quot;)]=0;" calcext:value-type="string">
            <text:p>matriz[sonidos.get("ó")][sonidos.get("ü")]=0;</text:p>
          </table:table-cell>
        </table:table-row>
        <table:table-row table:style-name="ro1">
          <table:table-cell office:value-type="string" calcext:value-type="string">
            <text:p>ú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&quot;matriz[sonidos.get(&quot;&quot;&quot;;[.A35];&quot;&quot;&quot;)][sonidos.get(&quot;&quot;&quot;;[.$B$1];&quot;&quot;&quot;)]=&quot;;[.B35];&quot;;&quot;;)" office:value-type="string" office:string-value="matriz[sonidos.get(&quot;ú&quot;)][sonidos.get(&quot;a&quot;)]=0;" calcext:value-type="string">
            <text:p>matriz[sonidos.get("ú")][sonidos.get("a")]=0;</text:p>
          </table:table-cell>
          <table:table-cell table:formula="of:=CONCATENATE(&quot;matriz[sonidos.get(&quot;&quot;&quot;;[.$A35];&quot;&quot;&quot;)][sonidos.get(&quot;&quot;&quot;;[.$C$1];&quot;&quot;&quot;)]=&quot;;[.C35];&quot;;&quot;;)" office:value-type="string" office:string-value="matriz[sonidos.get(&quot;ú&quot;)][sonidos.get(&quot;b&quot;)]=0;" calcext:value-type="string">
            <text:p>matriz[sonidos.get("ú")][sonidos.get("b")]=0;</text:p>
          </table:table-cell>
          <table:table-cell table:formula="of:=CONCATENATE(&quot;matriz[sonidos.get(&quot;&quot;&quot;;[.$A35];&quot;&quot;&quot;)][sonidos.get(&quot;&quot;&quot;;[.$D$1];&quot;&quot;&quot;)]=&quot;;[.D35];&quot;;&quot;;)" office:value-type="string" office:string-value="matriz[sonidos.get(&quot;ú&quot;)][sonidos.get(&quot;c&quot;)]=0;" calcext:value-type="string">
            <text:p>matriz[sonidos.get("ú")][sonidos.get("c")]=0;</text:p>
          </table:table-cell>
          <table:table-cell table:formula="of:=CONCATENATE(&quot;matriz[sonidos.get(&quot;&quot;&quot;;[.$A35];&quot;&quot;&quot;)][sonidos.get(&quot;&quot;&quot;;[.$E$1];&quot;&quot;&quot;)]=&quot;;[.E35];&quot;;&quot;;)" office:value-type="string" office:string-value="matriz[sonidos.get(&quot;ú&quot;)][sonidos.get(&quot;ch&quot;)]=0;" calcext:value-type="string">
            <text:p>matriz[sonidos.get("ú")][sonidos.get("ch")]=0;</text:p>
          </table:table-cell>
          <table:table-cell table:formula="of:=CONCATENATE(&quot;matriz[sonidos.get(&quot;&quot;&quot;;[.$A35];&quot;&quot;&quot;)][sonidos.get(&quot;&quot;&quot;;[.$F$1];&quot;&quot;&quot;)]=&quot;;[.F35];&quot;;&quot;;)" office:value-type="string" office:string-value="matriz[sonidos.get(&quot;ú&quot;)][sonidos.get(&quot;d&quot;)]=0;" calcext:value-type="string">
            <text:p>matriz[sonidos.get("ú")][sonidos.get("d")]=0;</text:p>
          </table:table-cell>
          <table:table-cell table:formula="of:=CONCATENATE(&quot;matriz[sonidos.get(&quot;&quot;&quot;;[.$A35];&quot;&quot;&quot;)][sonidos.get(&quot;&quot;&quot;;[.$G$1];&quot;&quot;&quot;)]=&quot;;[.G35];&quot;;&quot;;)" office:value-type="string" office:string-value="matriz[sonidos.get(&quot;ú&quot;)][sonidos.get(&quot;e&quot;)]=0;" calcext:value-type="string">
            <text:p>matriz[sonidos.get("ú")][sonidos.get("e")]=0;</text:p>
          </table:table-cell>
          <table:table-cell table:formula="of:=CONCATENATE(&quot;matriz[sonidos.get(&quot;&quot;&quot;;[.$A35];&quot;&quot;&quot;)][sonidos.get(&quot;&quot;&quot;;[.$H$1];&quot;&quot;&quot;)]=&quot;;[.H35];&quot;;&quot;;)" office:value-type="string" office:string-value="matriz[sonidos.get(&quot;ú&quot;)][sonidos.get(&quot;f&quot;)]=0;" calcext:value-type="string">
            <text:p>matriz[sonidos.get("ú")][sonidos.get("f")]=0;</text:p>
          </table:table-cell>
          <table:table-cell table:formula="of:=CONCATENATE(&quot;matriz[sonidos.get(&quot;&quot;&quot;;[.$A35];&quot;&quot;&quot;)][sonidos.get(&quot;&quot;&quot;;[.$I$1];&quot;&quot;&quot;)]=&quot;;[.I35];&quot;;&quot;;)" office:value-type="string" office:string-value="matriz[sonidos.get(&quot;ú&quot;)][sonidos.get(&quot;g&quot;)]=0;" calcext:value-type="string">
            <text:p>matriz[sonidos.get("ú")][sonidos.get("g")]=0;</text:p>
          </table:table-cell>
          <table:table-cell table:formula="of:=CONCATENATE(&quot;matriz[sonidos.get(&quot;&quot;&quot;;[.$A35];&quot;&quot;&quot;)][sonidos.get(&quot;&quot;&quot;;[.$J$1];&quot;&quot;&quot;)]=&quot;;[.J35];&quot;;&quot;;)" office:value-type="string" office:string-value="matriz[sonidos.get(&quot;ú&quot;)][sonidos.get(&quot;h&quot;)]=0;" calcext:value-type="string">
            <text:p>matriz[sonidos.get("ú")][sonidos.get("h")]=0;</text:p>
          </table:table-cell>
          <table:table-cell table:formula="of:=CONCATENATE(&quot;matriz[sonidos.get(&quot;&quot;&quot;;[.$A35];&quot;&quot;&quot;)][sonidos.get(&quot;&quot;&quot;;[.$K$1];&quot;&quot;&quot;)]=&quot;;[.K35];&quot;;&quot;;)" office:value-type="string" office:string-value="matriz[sonidos.get(&quot;ú&quot;)][sonidos.get(&quot;i&quot;)]=0;" calcext:value-type="string">
            <text:p>matriz[sonidos.get("ú")][sonidos.get("i")]=0;</text:p>
          </table:table-cell>
          <table:table-cell table:formula="of:=CONCATENATE(&quot;matriz[sonidos.get(&quot;&quot;&quot;;[.$A35];&quot;&quot;&quot;)][sonidos.get(&quot;&quot;&quot;;[.$L$1];&quot;&quot;&quot;)]=&quot;;[.L35];&quot;;&quot;;)" office:value-type="string" office:string-value="matriz[sonidos.get(&quot;ú&quot;)][sonidos.get(&quot;j&quot;)]=0;" calcext:value-type="string">
            <text:p>matriz[sonidos.get("ú")][sonidos.get("j")]=0;</text:p>
          </table:table-cell>
          <table:table-cell table:formula="of:=CONCATENATE(&quot;matriz[sonidos.get(&quot;&quot;&quot;;[.$A35];&quot;&quot;&quot;)][sonidos.get(&quot;&quot;&quot;;[.$M$1];&quot;&quot;&quot;)]=&quot;;[.M35];&quot;;&quot;;)" office:value-type="string" office:string-value="matriz[sonidos.get(&quot;ú&quot;)][sonidos.get(&quot;k&quot;)]=0;" calcext:value-type="string">
            <text:p>matriz[sonidos.get("ú")][sonidos.get("k")]=0;</text:p>
          </table:table-cell>
          <table:table-cell table:formula="of:=CONCATENATE(&quot;matriz[sonidos.get(&quot;&quot;&quot;;[.$A35];&quot;&quot;&quot;)][sonidos.get(&quot;&quot;&quot;;[.$N$1];&quot;&quot;&quot;)]=&quot;;[.N35];&quot;;&quot;;)" office:value-type="string" office:string-value="matriz[sonidos.get(&quot;ú&quot;)][sonidos.get(&quot;l&quot;)]=0;" calcext:value-type="string">
            <text:p>matriz[sonidos.get("ú")][sonidos.get("l")]=0;</text:p>
          </table:table-cell>
          <table:table-cell table:formula="of:=CONCATENATE(&quot;matriz[sonidos.get(&quot;&quot;&quot;;[.$A35];&quot;&quot;&quot;)][sonidos.get(&quot;&quot;&quot;;[.$O$1];&quot;&quot;&quot;)]=&quot;;[.O35];&quot;;&quot;;)" office:value-type="string" office:string-value="matriz[sonidos.get(&quot;ú&quot;)][sonidos.get(&quot;ll&quot;)]=0;" calcext:value-type="string">
            <text:p>matriz[sonidos.get("ú")][sonidos.get("ll")]=0;</text:p>
          </table:table-cell>
          <table:table-cell table:formula="of:=CONCATENATE(&quot;matriz[sonidos.get(&quot;&quot;&quot;;[.$A35];&quot;&quot;&quot;)][sonidos.get(&quot;&quot;&quot;;[.$P$1];&quot;&quot;&quot;)]=&quot;;[.P35];&quot;;&quot;;)" office:value-type="string" office:string-value="matriz[sonidos.get(&quot;ú&quot;)][sonidos.get(&quot;m&quot;)]=0;" calcext:value-type="string">
            <text:p>matriz[sonidos.get("ú")][sonidos.get("m")]=0;</text:p>
          </table:table-cell>
          <table:table-cell table:formula="of:=CONCATENATE(&quot;matriz[sonidos.get(&quot;&quot;&quot;;[.$A35];&quot;&quot;&quot;)][sonidos.get(&quot;&quot;&quot;;[.$Q$1];&quot;&quot;&quot;)]=&quot;;[.Q35];&quot;;&quot;;)" office:value-type="string" office:string-value="matriz[sonidos.get(&quot;ú&quot;)][sonidos.get(&quot;n&quot;)]=0;" calcext:value-type="string">
            <text:p>matriz[sonidos.get("ú")][sonidos.get("n")]=0;</text:p>
          </table:table-cell>
          <table:table-cell table:formula="of:=CONCATENATE(&quot;matriz[sonidos.get(&quot;&quot;&quot;;[.$A35];&quot;&quot;&quot;)][sonidos.get(&quot;&quot;&quot;;[.$R$1];&quot;&quot;&quot;)]=&quot;;[.R35];&quot;;&quot;;)" office:value-type="string" office:string-value="matriz[sonidos.get(&quot;ú&quot;)][sonidos.get(&quot;ñ&quot;)]=0;" calcext:value-type="string">
            <text:p>matriz[sonidos.get("ú")][sonidos.get("ñ")]=0;</text:p>
          </table:table-cell>
          <table:table-cell table:formula="of:=CONCATENATE(&quot;matriz[sonidos.get(&quot;&quot;&quot;;[.$A35];&quot;&quot;&quot;)][sonidos.get(&quot;&quot;&quot;;[.$S$1];&quot;&quot;&quot;)]=&quot;;[.S35];&quot;;&quot;;)" office:value-type="string" office:string-value="matriz[sonidos.get(&quot;ú&quot;)][sonidos.get(&quot;o&quot;)]=0;" calcext:value-type="string">
            <text:p>matriz[sonidos.get("ú")][sonidos.get("o")]=0;</text:p>
          </table:table-cell>
          <table:table-cell table:formula="of:=CONCATENATE(&quot;matriz[sonidos.get(&quot;&quot;&quot;;[.$A35];&quot;&quot;&quot;)][sonidos.get(&quot;&quot;&quot;;[.$T$1];&quot;&quot;&quot;)]=&quot;;[.T35];&quot;;&quot;;)" office:value-type="string" office:string-value="matriz[sonidos.get(&quot;ú&quot;)][sonidos.get(&quot;p&quot;)]=0;" calcext:value-type="string">
            <text:p>matriz[sonidos.get("ú")][sonidos.get("p")]=0;</text:p>
          </table:table-cell>
          <table:table-cell table:formula="of:=CONCATENATE(&quot;matriz[sonidos.get(&quot;&quot;&quot;;[.$A35];&quot;&quot;&quot;)][sonidos.get(&quot;&quot;&quot;;[.$U$1];&quot;&quot;&quot;)]=&quot;;[.U35];&quot;;&quot;;)" office:value-type="string" office:string-value="matriz[sonidos.get(&quot;ú&quot;)][sonidos.get(&quot;q&quot;)]=0;" calcext:value-type="string">
            <text:p>matriz[sonidos.get("ú")][sonidos.get("q")]=0;</text:p>
          </table:table-cell>
          <table:table-cell table:formula="of:=CONCATENATE(&quot;matriz[sonidos.get(&quot;&quot;&quot;;[.$A35];&quot;&quot;&quot;)][sonidos.get(&quot;&quot;&quot;;[.$V$1];&quot;&quot;&quot;)]=&quot;;[.V35];&quot;;&quot;;)" office:value-type="string" office:string-value="matriz[sonidos.get(&quot;ú&quot;)][sonidos.get(&quot;r&quot;)]=0;" calcext:value-type="string">
            <text:p>matriz[sonidos.get("ú")][sonidos.get("r")]=0;</text:p>
          </table:table-cell>
          <table:table-cell table:formula="of:=CONCATENATE(&quot;matriz[sonidos.get(&quot;&quot;&quot;;[.$A35];&quot;&quot;&quot;)][sonidos.get(&quot;&quot;&quot;;[.$W$1];&quot;&quot;&quot;)]=&quot;;[.W35];&quot;;&quot;;)" office:value-type="string" office:string-value="matriz[sonidos.get(&quot;ú&quot;)][sonidos.get(&quot;s&quot;)]=0;" calcext:value-type="string">
            <text:p>matriz[sonidos.get("ú")][sonidos.get("s")]=0;</text:p>
          </table:table-cell>
          <table:table-cell table:formula="of:=CONCATENATE(&quot;matriz[sonidos.get(&quot;&quot;&quot;;[.$A35];&quot;&quot;&quot;)][sonidos.get(&quot;&quot;&quot;;[.$X$1];&quot;&quot;&quot;)]=&quot;;[.X35];&quot;;&quot;;)" office:value-type="string" office:string-value="matriz[sonidos.get(&quot;ú&quot;)][sonidos.get(&quot;t&quot;)]=0;" calcext:value-type="string">
            <text:p>matriz[sonidos.get("ú")][sonidos.get("t")]=0;</text:p>
          </table:table-cell>
          <table:table-cell table:formula="of:=CONCATENATE(&quot;matriz[sonidos.get(&quot;&quot;&quot;;[.$A35];&quot;&quot;&quot;)][sonidos.get(&quot;&quot;&quot;;[.$Y$1];&quot;&quot;&quot;)]=&quot;;[.Y35];&quot;;&quot;;)" office:value-type="string" office:string-value="matriz[sonidos.get(&quot;ú&quot;)][sonidos.get(&quot;u&quot;)]=0;" calcext:value-type="string">
            <text:p>matriz[sonidos.get("ú")][sonidos.get("u")]=0;</text:p>
          </table:table-cell>
          <table:table-cell table:formula="of:=CONCATENATE(&quot;matriz[sonidos.get(&quot;&quot;&quot;;[.$A35];&quot;&quot;&quot;)][sonidos.get(&quot;&quot;&quot;;[.$Z$1];&quot;&quot;&quot;)]=&quot;;[.Z35];&quot;;&quot;;)" office:value-type="string" office:string-value="matriz[sonidos.get(&quot;ú&quot;)][sonidos.get(&quot;v&quot;)]=0;" calcext:value-type="string">
            <text:p>matriz[sonidos.get("ú")][sonidos.get("v")]=0;</text:p>
          </table:table-cell>
          <table:table-cell table:formula="of:=CONCATENATE(&quot;matriz[sonidos.get(&quot;&quot;&quot;;[.$A35];&quot;&quot;&quot;)][sonidos.get(&quot;&quot;&quot;;[.$AA$1];&quot;&quot;&quot;)]=&quot;;[.AA35];&quot;;&quot;;)" office:value-type="string" office:string-value="matriz[sonidos.get(&quot;ú&quot;)][sonidos.get(&quot;w&quot;)]=0;" calcext:value-type="string">
            <text:p>matriz[sonidos.get("ú")][sonidos.get("w")]=0;</text:p>
          </table:table-cell>
          <table:table-cell table:formula="of:=CONCATENATE(&quot;matriz[sonidos.get(&quot;&quot;&quot;;[.$A35];&quot;&quot;&quot;)][sonidos.get(&quot;&quot;&quot;;[.$AB$1];&quot;&quot;&quot;)]=&quot;;[.AB35];&quot;;&quot;;)" office:value-type="string" office:string-value="matriz[sonidos.get(&quot;ú&quot;)][sonidos.get(&quot;x&quot;)]=0;" calcext:value-type="string">
            <text:p>matriz[sonidos.get("ú")][sonidos.get("x")]=0;</text:p>
          </table:table-cell>
          <table:table-cell table:formula="of:=CONCATENATE(&quot;matriz[sonidos.get(&quot;&quot;&quot;;[.$A35];&quot;&quot;&quot;)][sonidos.get(&quot;&quot;&quot;;[.$AC$1];&quot;&quot;&quot;)]=&quot;;[.AC35];&quot;;&quot;;)" office:value-type="string" office:string-value="matriz[sonidos.get(&quot;ú&quot;)][sonidos.get(&quot;y&quot;)]=0;" calcext:value-type="string">
            <text:p>matriz[sonidos.get("ú")][sonidos.get("y")]=0;</text:p>
          </table:table-cell>
          <table:table-cell table:formula="of:=CONCATENATE(&quot;matriz[sonidos.get(&quot;&quot;&quot;;[.$A35];&quot;&quot;&quot;)][sonidos.get(&quot;&quot;&quot;;[.$AD$1];&quot;&quot;&quot;)]=&quot;;[.AD35];&quot;;&quot;;)" office:value-type="string" office:string-value="matriz[sonidos.get(&quot;ú&quot;)][sonidos.get(&quot;z&quot;)]=0;" calcext:value-type="string">
            <text:p>matriz[sonidos.get("ú")][sonidos.get("z")]=0;</text:p>
          </table:table-cell>
          <table:table-cell table:formula="of:=CONCATENATE(&quot;matriz[sonidos.get(&quot;&quot;&quot;;[.$A35];&quot;&quot;&quot;)][sonidos.get(&quot;&quot;&quot;;[.$AE$1];&quot;&quot;&quot;)]=&quot;;[.AE35];&quot;;&quot;;)" office:value-type="string" office:string-value="matriz[sonidos.get(&quot;ú&quot;)][sonidos.get(&quot;á&quot;)]=0;" calcext:value-type="string">
            <text:p>matriz[sonidos.get("ú")][sonidos.get("á")]=0;</text:p>
          </table:table-cell>
          <table:table-cell table:formula="of:=CONCATENATE(&quot;matriz[sonidos.get(&quot;&quot;&quot;;[.$A35];&quot;&quot;&quot;)][sonidos.get(&quot;&quot;&quot;;[.$AF$1];&quot;&quot;&quot;)]=&quot;;[.AF35];&quot;;&quot;;)" office:value-type="string" office:string-value="matriz[sonidos.get(&quot;ú&quot;)][sonidos.get(&quot;é&quot;)]=0;" calcext:value-type="string">
            <text:p>matriz[sonidos.get("ú")][sonidos.get("é")]=0;</text:p>
          </table:table-cell>
          <table:table-cell table:formula="of:=CONCATENATE(&quot;matriz[sonidos.get(&quot;&quot;&quot;;[.$A35];&quot;&quot;&quot;)][sonidos.get(&quot;&quot;&quot;;[.$AG$1];&quot;&quot;&quot;)]=&quot;;[.AG35];&quot;;&quot;;)" office:value-type="string" office:string-value="matriz[sonidos.get(&quot;ú&quot;)][sonidos.get(&quot;í&quot;)]=0;" calcext:value-type="string">
            <text:p>matriz[sonidos.get("ú")][sonidos.get("í")]=0;</text:p>
          </table:table-cell>
          <table:table-cell table:formula="of:=CONCATENATE(&quot;matriz[sonidos.get(&quot;&quot;&quot;;[.$A35];&quot;&quot;&quot;)][sonidos.get(&quot;&quot;&quot;;[.$AH$1];&quot;&quot;&quot;)]=&quot;;[.AH35];&quot;;&quot;;)" office:value-type="string" office:string-value="matriz[sonidos.get(&quot;ú&quot;)][sonidos.get(&quot;ó&quot;)]=0;" calcext:value-type="string">
            <text:p>matriz[sonidos.get("ú")][sonidos.get("ó")]=0;</text:p>
          </table:table-cell>
          <table:table-cell table:formula="of:=CONCATENATE(&quot;matriz[sonidos.get(&quot;&quot;&quot;;[.$A35];&quot;&quot;&quot;)][sonidos.get(&quot;&quot;&quot;;[.$AI$1];&quot;&quot;&quot;)]=&quot;;[.AI35];&quot;;&quot;;)" office:value-type="string" office:string-value="matriz[sonidos.get(&quot;ú&quot;)][sonidos.get(&quot;ú&quot;)]=1;" calcext:value-type="string">
            <text:p>matriz[sonidos.get("ú")][sonidos.get("ú")]=1;</text:p>
          </table:table-cell>
          <table:table-cell table:formula="of:=CONCATENATE(&quot;matriz[sonidos.get(&quot;&quot;&quot;;[.$A35];&quot;&quot;&quot;)][sonidos.get(&quot;&quot;&quot;;[.$AJ$1];&quot;&quot;&quot;)]=&quot;;[.AJ35];&quot;;&quot;;)" office:value-type="string" office:string-value="matriz[sonidos.get(&quot;ú&quot;)][sonidos.get(&quot;ü&quot;)]=0;" calcext:value-type="string">
            <text:p>matriz[sonidos.get("ú")][sonidos.get("ü")]=0;</text:p>
          </table:table-cell>
        </table:table-row>
        <table:table-row table:style-name="ro1">
          <table:table-cell office:value-type="string" calcext:value-type="string">
            <text:p>ü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matriz[sonidos.get(&quot;&quot;&quot;;[.A36];&quot;&quot;&quot;)][sonidos.get(&quot;&quot;&quot;;[.$B$1];&quot;&quot;&quot;)]=&quot;;[.B36];&quot;;&quot;;)" office:value-type="string" office:string-value="matriz[sonidos.get(&quot;ü&quot;)][sonidos.get(&quot;a&quot;)]=0;" calcext:value-type="string">
            <text:p>matriz[sonidos.get("ü")][sonidos.get("a")]=0;</text:p>
          </table:table-cell>
          <table:table-cell table:formula="of:=CONCATENATE(&quot;matriz[sonidos.get(&quot;&quot;&quot;;[.$A36];&quot;&quot;&quot;)][sonidos.get(&quot;&quot;&quot;;[.$C$1];&quot;&quot;&quot;)]=&quot;;[.C36];&quot;;&quot;;)" office:value-type="string" office:string-value="matriz[sonidos.get(&quot;ü&quot;)][sonidos.get(&quot;b&quot;)]=0;" calcext:value-type="string">
            <text:p>matriz[sonidos.get("ü")][sonidos.get("b")]=0;</text:p>
          </table:table-cell>
          <table:table-cell table:formula="of:=CONCATENATE(&quot;matriz[sonidos.get(&quot;&quot;&quot;;[.$A36];&quot;&quot;&quot;)][sonidos.get(&quot;&quot;&quot;;[.$D$1];&quot;&quot;&quot;)]=&quot;;[.D36];&quot;;&quot;;)" office:value-type="string" office:string-value="matriz[sonidos.get(&quot;ü&quot;)][sonidos.get(&quot;c&quot;)]=0;" calcext:value-type="string">
            <text:p>matriz[sonidos.get("ü")][sonidos.get("c")]=0;</text:p>
          </table:table-cell>
          <table:table-cell table:formula="of:=CONCATENATE(&quot;matriz[sonidos.get(&quot;&quot;&quot;;[.$A36];&quot;&quot;&quot;)][sonidos.get(&quot;&quot;&quot;;[.$E$1];&quot;&quot;&quot;)]=&quot;;[.E36];&quot;;&quot;;)" office:value-type="string" office:string-value="matriz[sonidos.get(&quot;ü&quot;)][sonidos.get(&quot;ch&quot;)]=0;" calcext:value-type="string">
            <text:p>matriz[sonidos.get("ü")][sonidos.get("ch")]=0;</text:p>
          </table:table-cell>
          <table:table-cell table:formula="of:=CONCATENATE(&quot;matriz[sonidos.get(&quot;&quot;&quot;;[.$A36];&quot;&quot;&quot;)][sonidos.get(&quot;&quot;&quot;;[.$F$1];&quot;&quot;&quot;)]=&quot;;[.F36];&quot;;&quot;;)" office:value-type="string" office:string-value="matriz[sonidos.get(&quot;ü&quot;)][sonidos.get(&quot;d&quot;)]=0;" calcext:value-type="string">
            <text:p>matriz[sonidos.get("ü")][sonidos.get("d")]=0;</text:p>
          </table:table-cell>
          <table:table-cell table:formula="of:=CONCATENATE(&quot;matriz[sonidos.get(&quot;&quot;&quot;;[.$A36];&quot;&quot;&quot;)][sonidos.get(&quot;&quot;&quot;;[.$G$1];&quot;&quot;&quot;)]=&quot;;[.G36];&quot;;&quot;;)" office:value-type="string" office:string-value="matriz[sonidos.get(&quot;ü&quot;)][sonidos.get(&quot;e&quot;)]=0;" calcext:value-type="string">
            <text:p>matriz[sonidos.get("ü")][sonidos.get("e")]=0;</text:p>
          </table:table-cell>
          <table:table-cell table:formula="of:=CONCATENATE(&quot;matriz[sonidos.get(&quot;&quot;&quot;;[.$A36];&quot;&quot;&quot;)][sonidos.get(&quot;&quot;&quot;;[.$H$1];&quot;&quot;&quot;)]=&quot;;[.H36];&quot;;&quot;;)" office:value-type="string" office:string-value="matriz[sonidos.get(&quot;ü&quot;)][sonidos.get(&quot;f&quot;)]=0;" calcext:value-type="string">
            <text:p>matriz[sonidos.get("ü")][sonidos.get("f")]=0;</text:p>
          </table:table-cell>
          <table:table-cell table:formula="of:=CONCATENATE(&quot;matriz[sonidos.get(&quot;&quot;&quot;;[.$A36];&quot;&quot;&quot;)][sonidos.get(&quot;&quot;&quot;;[.$I$1];&quot;&quot;&quot;)]=&quot;;[.I36];&quot;;&quot;;)" office:value-type="string" office:string-value="matriz[sonidos.get(&quot;ü&quot;)][sonidos.get(&quot;g&quot;)]=0;" calcext:value-type="string">
            <text:p>matriz[sonidos.get("ü")][sonidos.get("g")]=0;</text:p>
          </table:table-cell>
          <table:table-cell table:formula="of:=CONCATENATE(&quot;matriz[sonidos.get(&quot;&quot;&quot;;[.$A36];&quot;&quot;&quot;)][sonidos.get(&quot;&quot;&quot;;[.$J$1];&quot;&quot;&quot;)]=&quot;;[.J36];&quot;;&quot;;)" office:value-type="string" office:string-value="matriz[sonidos.get(&quot;ü&quot;)][sonidos.get(&quot;h&quot;)]=0;" calcext:value-type="string">
            <text:p>matriz[sonidos.get("ü")][sonidos.get("h")]=0;</text:p>
          </table:table-cell>
          <table:table-cell table:formula="of:=CONCATENATE(&quot;matriz[sonidos.get(&quot;&quot;&quot;;[.$A36];&quot;&quot;&quot;)][sonidos.get(&quot;&quot;&quot;;[.$K$1];&quot;&quot;&quot;)]=&quot;;[.K36];&quot;;&quot;;)" office:value-type="string" office:string-value="matriz[sonidos.get(&quot;ü&quot;)][sonidos.get(&quot;i&quot;)]=0;" calcext:value-type="string">
            <text:p>matriz[sonidos.get("ü")][sonidos.get("i")]=0;</text:p>
          </table:table-cell>
          <table:table-cell table:formula="of:=CONCATENATE(&quot;matriz[sonidos.get(&quot;&quot;&quot;;[.$A36];&quot;&quot;&quot;)][sonidos.get(&quot;&quot;&quot;;[.$L$1];&quot;&quot;&quot;)]=&quot;;[.L36];&quot;;&quot;;)" office:value-type="string" office:string-value="matriz[sonidos.get(&quot;ü&quot;)][sonidos.get(&quot;j&quot;)]=0;" calcext:value-type="string">
            <text:p>matriz[sonidos.get("ü")][sonidos.get("j")]=0;</text:p>
          </table:table-cell>
          <table:table-cell table:formula="of:=CONCATENATE(&quot;matriz[sonidos.get(&quot;&quot;&quot;;[.$A36];&quot;&quot;&quot;)][sonidos.get(&quot;&quot;&quot;;[.$M$1];&quot;&quot;&quot;)]=&quot;;[.M36];&quot;;&quot;;)" office:value-type="string" office:string-value="matriz[sonidos.get(&quot;ü&quot;)][sonidos.get(&quot;k&quot;)]=0;" calcext:value-type="string">
            <text:p>matriz[sonidos.get("ü")][sonidos.get("k")]=0;</text:p>
          </table:table-cell>
          <table:table-cell table:formula="of:=CONCATENATE(&quot;matriz[sonidos.get(&quot;&quot;&quot;;[.$A36];&quot;&quot;&quot;)][sonidos.get(&quot;&quot;&quot;;[.$N$1];&quot;&quot;&quot;)]=&quot;;[.N36];&quot;;&quot;;)" office:value-type="string" office:string-value="matriz[sonidos.get(&quot;ü&quot;)][sonidos.get(&quot;l&quot;)]=0;" calcext:value-type="string">
            <text:p>matriz[sonidos.get("ü")][sonidos.get("l")]=0;</text:p>
          </table:table-cell>
          <table:table-cell table:formula="of:=CONCATENATE(&quot;matriz[sonidos.get(&quot;&quot;&quot;;[.$A36];&quot;&quot;&quot;)][sonidos.get(&quot;&quot;&quot;;[.$O$1];&quot;&quot;&quot;)]=&quot;;[.O36];&quot;;&quot;;)" office:value-type="string" office:string-value="matriz[sonidos.get(&quot;ü&quot;)][sonidos.get(&quot;ll&quot;)]=0;" calcext:value-type="string">
            <text:p>matriz[sonidos.get("ü")][sonidos.get("ll")]=0;</text:p>
          </table:table-cell>
          <table:table-cell table:formula="of:=CONCATENATE(&quot;matriz[sonidos.get(&quot;&quot;&quot;;[.$A36];&quot;&quot;&quot;)][sonidos.get(&quot;&quot;&quot;;[.$P$1];&quot;&quot;&quot;)]=&quot;;[.P36];&quot;;&quot;;)" office:value-type="string" office:string-value="matriz[sonidos.get(&quot;ü&quot;)][sonidos.get(&quot;m&quot;)]=0;" calcext:value-type="string">
            <text:p>matriz[sonidos.get("ü")][sonidos.get("m")]=0;</text:p>
          </table:table-cell>
          <table:table-cell table:formula="of:=CONCATENATE(&quot;matriz[sonidos.get(&quot;&quot;&quot;;[.$A36];&quot;&quot;&quot;)][sonidos.get(&quot;&quot;&quot;;[.$Q$1];&quot;&quot;&quot;)]=&quot;;[.Q36];&quot;;&quot;;)" office:value-type="string" office:string-value="matriz[sonidos.get(&quot;ü&quot;)][sonidos.get(&quot;n&quot;)]=0;" calcext:value-type="string">
            <text:p>matriz[sonidos.get("ü")][sonidos.get("n")]=0;</text:p>
          </table:table-cell>
          <table:table-cell table:formula="of:=CONCATENATE(&quot;matriz[sonidos.get(&quot;&quot;&quot;;[.$A36];&quot;&quot;&quot;)][sonidos.get(&quot;&quot;&quot;;[.$R$1];&quot;&quot;&quot;)]=&quot;;[.R36];&quot;;&quot;;)" office:value-type="string" office:string-value="matriz[sonidos.get(&quot;ü&quot;)][sonidos.get(&quot;ñ&quot;)]=0;" calcext:value-type="string">
            <text:p>matriz[sonidos.get("ü")][sonidos.get("ñ")]=0;</text:p>
          </table:table-cell>
          <table:table-cell table:formula="of:=CONCATENATE(&quot;matriz[sonidos.get(&quot;&quot;&quot;;[.$A36];&quot;&quot;&quot;)][sonidos.get(&quot;&quot;&quot;;[.$S$1];&quot;&quot;&quot;)]=&quot;;[.S36];&quot;;&quot;;)" office:value-type="string" office:string-value="matriz[sonidos.get(&quot;ü&quot;)][sonidos.get(&quot;o&quot;)]=0;" calcext:value-type="string">
            <text:p>matriz[sonidos.get("ü")][sonidos.get("o")]=0;</text:p>
          </table:table-cell>
          <table:table-cell table:formula="of:=CONCATENATE(&quot;matriz[sonidos.get(&quot;&quot;&quot;;[.$A36];&quot;&quot;&quot;)][sonidos.get(&quot;&quot;&quot;;[.$T$1];&quot;&quot;&quot;)]=&quot;;[.T36];&quot;;&quot;;)" office:value-type="string" office:string-value="matriz[sonidos.get(&quot;ü&quot;)][sonidos.get(&quot;p&quot;)]=0;" calcext:value-type="string">
            <text:p>matriz[sonidos.get("ü")][sonidos.get("p")]=0;</text:p>
          </table:table-cell>
          <table:table-cell table:formula="of:=CONCATENATE(&quot;matriz[sonidos.get(&quot;&quot;&quot;;[.$A36];&quot;&quot;&quot;)][sonidos.get(&quot;&quot;&quot;;[.$U$1];&quot;&quot;&quot;)]=&quot;;[.U36];&quot;;&quot;;)" office:value-type="string" office:string-value="matriz[sonidos.get(&quot;ü&quot;)][sonidos.get(&quot;q&quot;)]=0;" calcext:value-type="string">
            <text:p>matriz[sonidos.get("ü")][sonidos.get("q")]=0;</text:p>
          </table:table-cell>
          <table:table-cell table:formula="of:=CONCATENATE(&quot;matriz[sonidos.get(&quot;&quot;&quot;;[.$A36];&quot;&quot;&quot;)][sonidos.get(&quot;&quot;&quot;;[.$V$1];&quot;&quot;&quot;)]=&quot;;[.V36];&quot;;&quot;;)" office:value-type="string" office:string-value="matriz[sonidos.get(&quot;ü&quot;)][sonidos.get(&quot;r&quot;)]=0;" calcext:value-type="string">
            <text:p>matriz[sonidos.get("ü")][sonidos.get("r")]=0;</text:p>
          </table:table-cell>
          <table:table-cell table:formula="of:=CONCATENATE(&quot;matriz[sonidos.get(&quot;&quot;&quot;;[.$A36];&quot;&quot;&quot;)][sonidos.get(&quot;&quot;&quot;;[.$W$1];&quot;&quot;&quot;)]=&quot;;[.W36];&quot;;&quot;;)" office:value-type="string" office:string-value="matriz[sonidos.get(&quot;ü&quot;)][sonidos.get(&quot;s&quot;)]=0;" calcext:value-type="string">
            <text:p>matriz[sonidos.get("ü")][sonidos.get("s")]=0;</text:p>
          </table:table-cell>
          <table:table-cell table:formula="of:=CONCATENATE(&quot;matriz[sonidos.get(&quot;&quot;&quot;;[.$A36];&quot;&quot;&quot;)][sonidos.get(&quot;&quot;&quot;;[.$X$1];&quot;&quot;&quot;)]=&quot;;[.X36];&quot;;&quot;;)" office:value-type="string" office:string-value="matriz[sonidos.get(&quot;ü&quot;)][sonidos.get(&quot;t&quot;)]=0;" calcext:value-type="string">
            <text:p>matriz[sonidos.get("ü")][sonidos.get("t")]=0;</text:p>
          </table:table-cell>
          <table:table-cell table:formula="of:=CONCATENATE(&quot;matriz[sonidos.get(&quot;&quot;&quot;;[.$A36];&quot;&quot;&quot;)][sonidos.get(&quot;&quot;&quot;;[.$Y$1];&quot;&quot;&quot;)]=&quot;;[.Y36];&quot;;&quot;;)" office:value-type="string" office:string-value="matriz[sonidos.get(&quot;ü&quot;)][sonidos.get(&quot;u&quot;)]=0;" calcext:value-type="string">
            <text:p>matriz[sonidos.get("ü")][sonidos.get("u")]=0;</text:p>
          </table:table-cell>
          <table:table-cell table:formula="of:=CONCATENATE(&quot;matriz[sonidos.get(&quot;&quot;&quot;;[.$A36];&quot;&quot;&quot;)][sonidos.get(&quot;&quot;&quot;;[.$Z$1];&quot;&quot;&quot;)]=&quot;;[.Z36];&quot;;&quot;;)" office:value-type="string" office:string-value="matriz[sonidos.get(&quot;ü&quot;)][sonidos.get(&quot;v&quot;)]=0;" calcext:value-type="string">
            <text:p>matriz[sonidos.get("ü")][sonidos.get("v")]=0;</text:p>
          </table:table-cell>
          <table:table-cell table:formula="of:=CONCATENATE(&quot;matriz[sonidos.get(&quot;&quot;&quot;;[.$A36];&quot;&quot;&quot;)][sonidos.get(&quot;&quot;&quot;;[.$AA$1];&quot;&quot;&quot;)]=&quot;;[.AA36];&quot;;&quot;;)" office:value-type="string" office:string-value="matriz[sonidos.get(&quot;ü&quot;)][sonidos.get(&quot;w&quot;)]=0;" calcext:value-type="string">
            <text:p>matriz[sonidos.get("ü")][sonidos.get("w")]=0;</text:p>
          </table:table-cell>
          <table:table-cell table:formula="of:=CONCATENATE(&quot;matriz[sonidos.get(&quot;&quot;&quot;;[.$A36];&quot;&quot;&quot;)][sonidos.get(&quot;&quot;&quot;;[.$AB$1];&quot;&quot;&quot;)]=&quot;;[.AB36];&quot;;&quot;;)" office:value-type="string" office:string-value="matriz[sonidos.get(&quot;ü&quot;)][sonidos.get(&quot;x&quot;)]=0;" calcext:value-type="string">
            <text:p>matriz[sonidos.get("ü")][sonidos.get("x")]=0;</text:p>
          </table:table-cell>
          <table:table-cell table:formula="of:=CONCATENATE(&quot;matriz[sonidos.get(&quot;&quot;&quot;;[.$A36];&quot;&quot;&quot;)][sonidos.get(&quot;&quot;&quot;;[.$AC$1];&quot;&quot;&quot;)]=&quot;;[.AC36];&quot;;&quot;;)" office:value-type="string" office:string-value="matriz[sonidos.get(&quot;ü&quot;)][sonidos.get(&quot;y&quot;)]=0;" calcext:value-type="string">
            <text:p>matriz[sonidos.get("ü")][sonidos.get("y")]=0;</text:p>
          </table:table-cell>
          <table:table-cell table:formula="of:=CONCATENATE(&quot;matriz[sonidos.get(&quot;&quot;&quot;;[.$A36];&quot;&quot;&quot;)][sonidos.get(&quot;&quot;&quot;;[.$AD$1];&quot;&quot;&quot;)]=&quot;;[.AD36];&quot;;&quot;;)" office:value-type="string" office:string-value="matriz[sonidos.get(&quot;ü&quot;)][sonidos.get(&quot;z&quot;)]=0;" calcext:value-type="string">
            <text:p>matriz[sonidos.get("ü")][sonidos.get("z")]=0;</text:p>
          </table:table-cell>
          <table:table-cell table:formula="of:=CONCATENATE(&quot;matriz[sonidos.get(&quot;&quot;&quot;;[.$A36];&quot;&quot;&quot;)][sonidos.get(&quot;&quot;&quot;;[.$AE$1];&quot;&quot;&quot;)]=&quot;;[.AE36];&quot;;&quot;;)" office:value-type="string" office:string-value="matriz[sonidos.get(&quot;ü&quot;)][sonidos.get(&quot;á&quot;)]=0;" calcext:value-type="string">
            <text:p>matriz[sonidos.get("ü")][sonidos.get("á")]=0;</text:p>
          </table:table-cell>
          <table:table-cell table:formula="of:=CONCATENATE(&quot;matriz[sonidos.get(&quot;&quot;&quot;;[.$A36];&quot;&quot;&quot;)][sonidos.get(&quot;&quot;&quot;;[.$AF$1];&quot;&quot;&quot;)]=&quot;;[.AF36];&quot;;&quot;;)" office:value-type="string" office:string-value="matriz[sonidos.get(&quot;ü&quot;)][sonidos.get(&quot;é&quot;)]=0;" calcext:value-type="string">
            <text:p>matriz[sonidos.get("ü")][sonidos.get("é")]=0;</text:p>
          </table:table-cell>
          <table:table-cell table:formula="of:=CONCATENATE(&quot;matriz[sonidos.get(&quot;&quot;&quot;;[.$A36];&quot;&quot;&quot;)][sonidos.get(&quot;&quot;&quot;;[.$AG$1];&quot;&quot;&quot;)]=&quot;;[.AG36];&quot;;&quot;;)" office:value-type="string" office:string-value="matriz[sonidos.get(&quot;ü&quot;)][sonidos.get(&quot;í&quot;)]=0;" calcext:value-type="string">
            <text:p>matriz[sonidos.get("ü")][sonidos.get("í")]=0;</text:p>
          </table:table-cell>
          <table:table-cell table:formula="of:=CONCATENATE(&quot;matriz[sonidos.get(&quot;&quot;&quot;;[.$A36];&quot;&quot;&quot;)][sonidos.get(&quot;&quot;&quot;;[.$AH$1];&quot;&quot;&quot;)]=&quot;;[.AH36];&quot;;&quot;;)" office:value-type="string" office:string-value="matriz[sonidos.get(&quot;ü&quot;)][sonidos.get(&quot;ó&quot;)]=0;" calcext:value-type="string">
            <text:p>matriz[sonidos.get("ü")][sonidos.get("ó")]=0;</text:p>
          </table:table-cell>
          <table:table-cell table:formula="of:=CONCATENATE(&quot;matriz[sonidos.get(&quot;&quot;&quot;;[.$A36];&quot;&quot;&quot;)][sonidos.get(&quot;&quot;&quot;;[.$AI$1];&quot;&quot;&quot;)]=&quot;;[.AI36];&quot;;&quot;;)" office:value-type="string" office:string-value="matriz[sonidos.get(&quot;ü&quot;)][sonidos.get(&quot;ú&quot;)]=0;" calcext:value-type="string">
            <text:p>matriz[sonidos.get("ü")][sonidos.get("ú")]=0;</text:p>
          </table:table-cell>
          <table:table-cell table:formula="of:=CONCATENATE(&quot;matriz[sonidos.get(&quot;&quot;&quot;;[.$A36];&quot;&quot;&quot;)][sonidos.get(&quot;&quot;&quot;;[.$AJ$1];&quot;&quot;&quot;)]=&quot;;[.AJ36];&quot;;&quot;;)" office:value-type="string" office:string-value="matriz[sonidos.get(&quot;ü&quot;)][sonidos.get(&quot;ü&quot;)]=1;" calcext:value-type="string">
            <text:p>matriz[sonidos.get("ü")][sonidos.get("ü")]=1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7">00/00/0000</text:date>, <text:time style:data-style-name="N2" text:time-value="19:40:22.77213420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09:45:07.035864845</meta:creation-date>
    <dc:date>2017-12-17T20:09:44.242367817</dc:date>
    <meta:editing-duration>PT2H5M46S</meta:editing-duration>
    <meta:editing-cycles>12</meta:editing-cycles>
    <meta:generator>LibreOffice/5.2.7.2$Linux_x86 LibreOffice_project/20m0$Build-2</meta:generator>
    <meta:document-statistic meta:table-count="1" meta:cell-count="2520" meta:object-count="0"/>
  </office:meta>
</office:document-meta>
</file>